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176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636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7in"/>
    </style:style>
    <style:style style:name="co20" style:family="table-column">
      <style:table-column-properties fo:break-before="auto" style:column-width="1.172in"/>
    </style:style>
    <style:style style:name="co21" style:family="table-column">
      <style:table-column-properties fo:break-before="auto" style:column-width="0.6898in"/>
    </style:style>
    <style:style style:name="co22" style:family="table-column">
      <style:table-column-properties fo:break-before="auto" style:column-width="0.5929in"/>
    </style:style>
    <style:style style:name="co23" style:family="table-column">
      <style:table-column-properties fo:break-before="auto" style:column-width="1.1075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1.2575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8181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909in"/>
    </style:style>
    <style:style style:name="co31" style:family="table-column">
      <style:table-column-properties fo:break-before="auto" style:column-width="1.0972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1.3744in"/>
    </style:style>
    <style:style style:name="co34" style:family="table-column">
      <style:table-column-properties fo:break-before="auto" style:column-width="0.436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row table:style-name="ro1">
          <table:table-cell/>
          <table:table-cell office:value-type="string">
            <text:p>Dwarf Angels</text:p>
          </table:table-cell>
          <table:table-cell office:value-type="string">
            <text:p>Large Angels</text:p>
          </table:table-cell>
          <table:table-cell office:value-type="string">
            <text:p>Anglers/Frogs</text:p>
          </table:table-cell>
          <table:table-cell office:value-type="string">
            <text:p>Anthias</text:p>
          </table:table-cell>
          <table:table-cell office:value-type="string">
            <text:p>Basslets</text:p>
          </table:table-cell>
          <table:table-cell office:value-type="string">
            <text:p>Batfish</text:p>
          </table:table-cell>
          <table:table-cell office:value-type="string">
            <text:p>Blennies</text:p>
          </table:table-cell>
          <table:table-cell office:value-type="string">
            <text:p>Boxfish</text:p>
          </table:table-cell>
          <table:table-cell office:value-type="string">
            <text:p>Butterflies</text:p>
          </table:table-cell>
          <table:table-cell office:value-type="string">
            <text:p>Cardinals</text:p>
          </table:table-cell>
          <table:table-cell office:value-type="string">
            <text:p>Chromis</text:p>
          </table:table-cell>
          <table:table-cell office:value-type="string">
            <text:p>Clownfish</text:p>
          </table:table-cell>
          <table:table-cell office:value-type="string">
            <text:p>Damsels</text:p>
          </table:table-cell>
          <table:table-cell office:value-type="string">
            <text:p>Dartfish</text:p>
          </table:table-cell>
          <table:table-cell office:value-type="string">
            <text:p>Dragonets</text:p>
          </table:table-cell>
          <table:table-cell office:value-type="string">
            <text:p>Eels</text:p>
          </table:table-cell>
          <table:table-cell office:value-type="string">
            <text:p>Filefish</text:p>
          </table:table-cell>
          <table:table-cell office:value-type="string">
            <text:p>Foxface/Rabbits</text:p>
          </table:table-cell>
          <table:table-cell office:value-type="string">
            <text:p>Gobies</text:p>
          </table:table-cell>
          <table:table-cell office:value-type="string">
            <text:p>Groupers</text:p>
          </table:table-cell>
          <table:table-cell office:value-type="string">
            <text:p>Grunts/Sweetlips</text:p>
          </table:table-cell>
          <table:table-cell office:value-type="string">
            <text:p>Jawfish</text:p>
          </table:table-cell>
          <table:table-cell office:value-type="string">
            <text:p>Hawkfish</text:p>
          </table:table-cell>
          <table:table-cell office:value-type="string">
            <text:p>Hogfish</text:p>
          </table:table-cell>
          <table:table-cell office:value-type="string">
            <text:p>Lions/Scorpions</text:p>
          </table:table-cell>
          <table:table-cell office:value-type="string">
            <text:p>Parrotfish</text:p>
          </table:table-cell>
          <table:table-cell office:value-type="string">
            <text:p>Pseudochromis</text:p>
          </table:table-cell>
          <table:table-cell office:value-type="string">
            <text:p>Puffers</text:p>
          </table:table-cell>
          <table:table-cell office:value-type="string">
            <text:p>Seahorse/Pipefish</text:p>
          </table:table-cell>
          <table:table-cell office:value-type="string">
            <text:p>Sharks/Rays</text:p>
          </table:table-cell>
          <table:table-cell office:value-type="string">
            <text:p>Squirrelfish</text:p>
          </table:table-cell>
          <table:table-cell office:value-type="string">
            <text:p>Tangs/Surgeons</text:p>
          </table:table-cell>
          <table:table-cell office:value-type="string">
            <text:p>Triggerfish</text:p>
          </table:table-cell>
          <table:table-cell office:value-type="string">
            <text:p>Wrasse – Reef Safe</text:p>
          </table:table-cell>
          <table:table-cell office:value-type="string">
            <text:p>Wrasse – Fish Only</text:p>
          </table:table-cell>
          <table:table-cell office:value-type="string">
            <text:p>Live Corals</text:p>
          </table:table-cell>
          <table:table-cell office:value-type="string">
            <text:p>Invertebrates</text:p>
          </table:table-cell>
          <table:table-cell office:value-type="string">
            <text:p>Live Rock/Sand</text:p>
          </table:table-cell>
        </table:table-row>
        <table:table-row table:style-name="ro1">
          <table:table-cell office:value-type="string">
            <text:p>Dwarf Angels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1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Large Angels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7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Anglers/Frogs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Anthias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9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Basslets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6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Batfish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4"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Blennies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Boxfish</text:p>
          </table:table-cell>
          <table:table-cell table:number-columns-repeated="7" office:value-type="string">
            <text:p>Y</text:p>
          </table:table-cell>
          <table:table-cell office:value-type="string">
            <text:p>C</text:p>
          </table:table-cell>
          <table:table-cell table:number-columns-repeated="11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Butterflies</text:p>
          </table:table-cell>
          <table:table-cell table:number-columns-repeated="8" office:value-type="string">
            <text:p>Y</text:p>
          </table:table-cell>
          <table:table-cell office:value-type="string">
            <text:p>C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ardinals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table:number-columns-repeated="5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Chromis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Clownfish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8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Damsels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Dartfish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6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4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Dragonets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7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Eels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6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ilefish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11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oxface/Rabbits</text:p>
          </table:table-cell>
          <table:table-cell table:number-columns-repeated="15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10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Gobies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Groupers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6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Grunts/Sweetlips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5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Jawfish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table:number-columns-repeated="8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Hawkfish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4" office:value-type="string">
            <text:p>Y</text:p>
          </table:table-cell>
          <table:table-cell office:value-type="string">
            <text:p>C</text:p>
          </table:table-cell>
          <table:table-cell table:number-columns-repeated="7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Hogfish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Lions/Scorpions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arrotfish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seudochromis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uffers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5" office:value-type="string">
            <text:p>Y</text:p>
          </table:table-cell>
          <table:table-cell office:value-type="string">
            <text:p>C</text:p>
          </table:table-cell>
          <table:table-cell table:number-columns-repeated="5" office:value-type="string">
            <text:p>Y</text:p>
          </table:table-cell>
          <table:table-cell office:value-type="string">
            <text:p>C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Seahorse/Pipefish</text:p>
          </table:table-cell>
          <table:table-cell table:number-columns-repeated="13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Sharks/Rays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C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Squirrelfish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table:number-columns-repeated="4"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Tangs/Surgeons</text:p>
          </table:table-cell>
          <table:table-cell table:number-columns-repeated="5" office:value-type="string">
            <text:p>Y</text:p>
          </table:table-cell>
          <table:table-cell office:value-type="string">
            <text:p>C</text:p>
          </table:table-cell>
          <table:table-cell table:number-columns-repeated="11" office:value-type="string">
            <text:p>Y</text:p>
          </table:table-cell>
          <table:table-cell office:value-type="string">
            <text:p>C</text:p>
          </table:table-cell>
          <table:table-cell table:number-columns-repeated="10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Triggerfish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C</text:p>
          </table:table-cell>
          <table:table-cell office:value-type="string">
            <text:p>N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9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Wrasse – Reef Safe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table:number-columns-repeated="12"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Wrasse – Fish Onl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5"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Y</text:p>
          </table:table-cell>
          <table:table-cell table:number-columns-repeated="15" office:value-type="string">
            <text:p>C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5"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Live Corals</text:p>
          </table:table-cell>
          <table:table-cell table:number-columns-repeated="2" office:value-type="string">
            <text:p>C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table:number-columns-repeated="7"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7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Invertebrates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table:number-columns-repeated="6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number-columns-repeated="2" office:value-type="string">
            <text:p>C</text:p>
          </table:table-cell>
          <table:table-cell office:value-type="string">
            <text:p>Y</text:p>
          </table:table-cell>
          <table:table-cell table:number-columns-repeated="3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Live Rock/Sand</text:p>
          </table:table-cell>
          <table:table-cell table:number-columns-repeated="38" office:value-type="string">
            <text:p>Y</text:p>
          </table:table-cell>
        </table:table-row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>
            <text:p>Compatible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Cautio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ot Compatib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35"/>
        </table:table-row>
        <table:table-row table:style-name="ro1" table:number-rows-repeated="104852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esting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38" table:default-cell-style-name="Default"/>
        <table:table-row table:style-name="ro1">
          <table:table-cell/>
          <table:table-cell table:formula="of:=[Sheet1.B1]" office:value-type="string" office:string-value="Dwarf Angels">
            <text:p>Dwarf Angels</text:p>
          </table:table-cell>
          <table:table-cell table:formula="of:=[Sheet1.C1]" office:value-type="string" office:string-value="Large Angels">
            <text:p>Large Angels</text:p>
          </table:table-cell>
          <table:table-cell table:formula="of:=[Sheet1.D1]" office:value-type="string" office:string-value="Anglers/Frogs">
            <text:p>Anglers/Frogs</text:p>
          </table:table-cell>
          <table:table-cell table:formula="of:=[Sheet1.E1]" office:value-type="string" office:string-value="Anthias">
            <text:p>Anthias</text:p>
          </table:table-cell>
          <table:table-cell table:formula="of:=[Sheet1.F1]" office:value-type="string" office:string-value="Basslets">
            <text:p>Basslets</text:p>
          </table:table-cell>
          <table:table-cell table:formula="of:=[Sheet1.G1]" office:value-type="string" office:string-value="Batfish">
            <text:p>Batfish</text:p>
          </table:table-cell>
          <table:table-cell table:formula="of:=[Sheet1.H1]" office:value-type="string" office:string-value="Blennies">
            <text:p>Blennies</text:p>
          </table:table-cell>
          <table:table-cell table:formula="of:=[Sheet1.I1]" office:value-type="string" office:string-value="Boxfish">
            <text:p>Boxfish</text:p>
          </table:table-cell>
          <table:table-cell table:formula="of:=[Sheet1.J1]" office:value-type="string" office:string-value="Butterflies">
            <text:p>Butterflies</text:p>
          </table:table-cell>
          <table:table-cell table:formula="of:=[Sheet1.K1]" office:value-type="string" office:string-value="Cardinals">
            <text:p>Cardinals</text:p>
          </table:table-cell>
          <table:table-cell table:formula="of:=[Sheet1.L1]" office:value-type="string" office:string-value="Chromis">
            <text:p>Chromis</text:p>
          </table:table-cell>
          <table:table-cell table:formula="of:=[Sheet1.M1]" office:value-type="string" office:string-value="Clownfish">
            <text:p>Clownfish</text:p>
          </table:table-cell>
          <table:table-cell table:formula="of:=[Sheet1.N1]" office:value-type="string" office:string-value="Damsels">
            <text:p>Damsels</text:p>
          </table:table-cell>
          <table:table-cell table:formula="of:=[Sheet1.O1]" office:value-type="string" office:string-value="Dartfish">
            <text:p>Dartfish</text:p>
          </table:table-cell>
          <table:table-cell table:formula="of:=[Sheet1.P1]" office:value-type="string" office:string-value="Dragonets">
            <text:p>Dragonets</text:p>
          </table:table-cell>
          <table:table-cell table:formula="of:=[Sheet1.Q1]" office:value-type="string" office:string-value="Eels">
            <text:p>Eels</text:p>
          </table:table-cell>
          <table:table-cell table:formula="of:=[Sheet1.R1]" office:value-type="string" office:string-value="Filefish">
            <text:p>Filefish</text:p>
          </table:table-cell>
          <table:table-cell table:formula="of:=[Sheet1.S1]" office:value-type="string" office:string-value="Foxface/Rabbits">
            <text:p>Foxface/Rabbits</text:p>
          </table:table-cell>
          <table:table-cell table:formula="of:=[Sheet1.T1]" office:value-type="string" office:string-value="Gobies">
            <text:p>Gobies</text:p>
          </table:table-cell>
          <table:table-cell table:formula="of:=[Sheet1.U1]" office:value-type="string" office:string-value="Groupers">
            <text:p>Groupers</text:p>
          </table:table-cell>
          <table:table-cell table:formula="of:=[Sheet1.V1]" office:value-type="string" office:string-value="Grunts/Sweetlips">
            <text:p>Grunts/Sweetlips</text:p>
          </table:table-cell>
          <table:table-cell table:formula="of:=[Sheet1.W1]" office:value-type="string" office:string-value="Jawfish">
            <text:p>Jawfish</text:p>
          </table:table-cell>
          <table:table-cell table:formula="of:=[Sheet1.X1]" office:value-type="string" office:string-value="Hawkfish">
            <text:p>Hawkfish</text:p>
          </table:table-cell>
          <table:table-cell table:formula="of:=[Sheet1.Y1]" office:value-type="string" office:string-value="Hogfish">
            <text:p>Hogfish</text:p>
          </table:table-cell>
          <table:table-cell table:formula="of:=[Sheet1.Z1]" office:value-type="string" office:string-value="Lions/Scorpions">
            <text:p>Lions/Scorpions</text:p>
          </table:table-cell>
          <table:table-cell table:formula="of:=[Sheet1.AA1]" office:value-type="string" office:string-value="Parrotfish">
            <text:p>Parrotfish</text:p>
          </table:table-cell>
          <table:table-cell table:formula="of:=[Sheet1.AB1]" office:value-type="string" office:string-value="Pseudochromis">
            <text:p>Pseudochromis</text:p>
          </table:table-cell>
          <table:table-cell table:formula="of:=[Sheet1.AC1]" office:value-type="string" office:string-value="Puffers">
            <text:p>Puffers</text:p>
          </table:table-cell>
          <table:table-cell table:formula="of:=[Sheet1.AD1]" office:value-type="string" office:string-value="Seahorse/Pipefish">
            <text:p>Seahorse/Pipefish</text:p>
          </table:table-cell>
          <table:table-cell table:formula="of:=[Sheet1.AE1]" office:value-type="string" office:string-value="Sharks/Rays">
            <text:p>Sharks/Rays</text:p>
          </table:table-cell>
          <table:table-cell table:formula="of:=[Sheet1.AF1]" office:value-type="string" office:string-value="Squirrelfish">
            <text:p>Squirrelfish</text:p>
          </table:table-cell>
          <table:table-cell table:formula="of:=[Sheet1.AG1]" office:value-type="string" office:string-value="Tangs/Surgeons">
            <text:p>Tangs/Surgeons</text:p>
          </table:table-cell>
          <table:table-cell table:formula="of:=[Sheet1.AH1]" office:value-type="string" office:string-value="Triggerfish">
            <text:p>Triggerfish</text:p>
          </table:table-cell>
          <table:table-cell table:formula="of:=[Sheet1.AI1]" office:value-type="string" office:string-value="Wrasse – Reef Safe">
            <text:p>Wrasse – Reef Safe</text:p>
          </table:table-cell>
          <table:table-cell table:formula="of:=[Sheet1.AJ1]" office:value-type="string" office:string-value="Wrasse – Fish Only">
            <text:p>Wrasse – Fish Only</text:p>
          </table:table-cell>
          <table:table-cell table:formula="of:=[Sheet1.AK1]" office:value-type="string" office:string-value="Live Corals">
            <text:p>Live Corals</text:p>
          </table:table-cell>
          <table:table-cell table:formula="of:=[Sheet1.AL1]" office:value-type="string" office:string-value="Invertebrates">
            <text:p>Invertebrates</text:p>
          </table:table-cell>
          <table:table-cell table:formula="of:=[Sheet1.AM1]" office:value-type="string" office:string-value="Live Rock/Sand">
            <text:p>Live Rock/Sand</text:p>
          </table:table-cell>
        </table:table-row>
        <table:table-row table:style-name="ro1">
          <table:table-cell table:formula="of:=[Sheet1.A2]" office:value-type="string" office:string-value="Dwarf Angels">
            <text:p>Dwarf Angels</text:p>
          </table:table-cell>
          <table:table-cell table:formula="of:=IF([Sheet1.B2]=&quot;Y&quot;;&quot;0&quot;;IF([Sheet1.B2]=&quot;C&quot;;&quot;1&quot;;&quot;2&quot;))" office:value-type="string" office:string-value="1">
            <text:p>1</text:p>
          </table:table-cell>
          <table:table-cell table:formula="of:=IF([Sheet1.C2]=&quot;Y&quot;;&quot;0&quot;;IF([Sheet1.C2]=&quot;C&quot;;&quot;1&quot;;&quot;2&quot;))" office:value-type="string" office:string-value="0">
            <text:p>0</text:p>
          </table:table-cell>
          <table:table-cell table:formula="of:=IF([Sheet1.D2]=&quot;Y&quot;;&quot;0&quot;;IF([Sheet1.D2]=&quot;C&quot;;&quot;1&quot;;&quot;2&quot;))" office:value-type="string" office:string-value="1">
            <text:p>1</text:p>
          </table:table-cell>
          <table:table-cell table:formula="of:=IF([Sheet1.E2]=&quot;Y&quot;;&quot;0&quot;;IF([Sheet1.E2]=&quot;C&quot;;&quot;1&quot;;&quot;2&quot;))" office:value-type="string" office:string-value="0">
            <text:p>0</text:p>
          </table:table-cell>
          <table:table-cell table:formula="of:=IF([Sheet1.F2]=&quot;Y&quot;;&quot;0&quot;;IF([Sheet1.F2]=&quot;C&quot;;&quot;1&quot;;&quot;2&quot;))" office:value-type="string" office:string-value="0">
            <text:p>0</text:p>
          </table:table-cell>
          <table:table-cell table:formula="of:=IF([Sheet1.G2]=&quot;Y&quot;;&quot;0&quot;;IF([Sheet1.G2]=&quot;C&quot;;&quot;1&quot;;&quot;2&quot;))" office:value-type="string" office:string-value="0">
            <text:p>0</text:p>
          </table:table-cell>
          <table:table-cell table:formula="of:=IF([Sheet1.H2]=&quot;Y&quot;;&quot;0&quot;;IF([Sheet1.H2]=&quot;C&quot;;&quot;1&quot;;&quot;2&quot;))" office:value-type="string" office:string-value="0">
            <text:p>0</text:p>
          </table:table-cell>
          <table:table-cell table:formula="of:=IF([Sheet1.I2]=&quot;Y&quot;;&quot;0&quot;;IF([Sheet1.I2]=&quot;C&quot;;&quot;1&quot;;&quot;2&quot;))" office:value-type="string" office:string-value="0">
            <text:p>0</text:p>
          </table:table-cell>
          <table:table-cell table:formula="of:=IF([Sheet1.J2]=&quot;Y&quot;;&quot;0&quot;;IF([Sheet1.J2]=&quot;C&quot;;&quot;1&quot;;&quot;2&quot;))" office:value-type="string" office:string-value="0">
            <text:p>0</text:p>
          </table:table-cell>
          <table:table-cell table:formula="of:=IF([Sheet1.K2]=&quot;Y&quot;;&quot;0&quot;;IF([Sheet1.K2]=&quot;C&quot;;&quot;1&quot;;&quot;2&quot;))" office:value-type="string" office:string-value="0">
            <text:p>0</text:p>
          </table:table-cell>
          <table:table-cell table:formula="of:=IF([Sheet1.L2]=&quot;Y&quot;;&quot;0&quot;;IF([Sheet1.L2]=&quot;C&quot;;&quot;1&quot;;&quot;2&quot;))" office:value-type="string" office:string-value="0">
            <text:p>0</text:p>
          </table:table-cell>
          <table:table-cell table:formula="of:=IF([Sheet1.M2]=&quot;Y&quot;;&quot;0&quot;;IF([Sheet1.M2]=&quot;C&quot;;&quot;1&quot;;&quot;2&quot;))" office:value-type="string" office:string-value="0">
            <text:p>0</text:p>
          </table:table-cell>
          <table:table-cell table:formula="of:=IF([Sheet1.N2]=&quot;Y&quot;;&quot;0&quot;;IF([Sheet1.N2]=&quot;C&quot;;&quot;1&quot;;&quot;2&quot;))" office:value-type="string" office:string-value="0">
            <text:p>0</text:p>
          </table:table-cell>
          <table:table-cell table:formula="of:=IF([Sheet1.O2]=&quot;Y&quot;;&quot;0&quot;;IF([Sheet1.O2]=&quot;C&quot;;&quot;1&quot;;&quot;2&quot;))" office:value-type="string" office:string-value="0">
            <text:p>0</text:p>
          </table:table-cell>
          <table:table-cell table:formula="of:=IF([Sheet1.P2]=&quot;Y&quot;;&quot;0&quot;;IF([Sheet1.P2]=&quot;C&quot;;&quot;1&quot;;&quot;2&quot;))" office:value-type="string" office:string-value="0">
            <text:p>0</text:p>
          </table:table-cell>
          <table:table-cell table:formula="of:=IF([Sheet1.Q2]=&quot;Y&quot;;&quot;0&quot;;IF([Sheet1.Q2]=&quot;C&quot;;&quot;1&quot;;&quot;2&quot;))" office:value-type="string" office:string-value="1">
            <text:p>1</text:p>
          </table:table-cell>
          <table:table-cell table:formula="of:=IF([Sheet1.R2]=&quot;Y&quot;;&quot;0&quot;;IF([Sheet1.R2]=&quot;C&quot;;&quot;1&quot;;&quot;2&quot;))" office:value-type="string" office:string-value="0">
            <text:p>0</text:p>
          </table:table-cell>
          <table:table-cell table:formula="of:=IF([Sheet1.S2]=&quot;Y&quot;;&quot;0&quot;;IF([Sheet1.S2]=&quot;C&quot;;&quot;1&quot;;&quot;2&quot;))" office:value-type="string" office:string-value="0">
            <text:p>0</text:p>
          </table:table-cell>
          <table:table-cell table:formula="of:=IF([Sheet1.T2]=&quot;Y&quot;;&quot;0&quot;;IF([Sheet1.T2]=&quot;C&quot;;&quot;1&quot;;&quot;2&quot;))" office:value-type="string" office:string-value="0">
            <text:p>0</text:p>
          </table:table-cell>
          <table:table-cell table:formula="of:=IF([Sheet1.U2]=&quot;Y&quot;;&quot;0&quot;;IF([Sheet1.U2]=&quot;C&quot;;&quot;1&quot;;&quot;2&quot;))" office:value-type="string" office:string-value="1">
            <text:p>1</text:p>
          </table:table-cell>
          <table:table-cell table:formula="of:=IF([Sheet1.V2]=&quot;Y&quot;;&quot;0&quot;;IF([Sheet1.V2]=&quot;C&quot;;&quot;1&quot;;&quot;2&quot;))" office:value-type="string" office:string-value="0">
            <text:p>0</text:p>
          </table:table-cell>
          <table:table-cell table:formula="of:=IF([Sheet1.W2]=&quot;Y&quot;;&quot;0&quot;;IF([Sheet1.W2]=&quot;C&quot;;&quot;1&quot;;&quot;2&quot;))" office:value-type="string" office:string-value="0">
            <text:p>0</text:p>
          </table:table-cell>
          <table:table-cell table:formula="of:=IF([Sheet1.X2]=&quot;Y&quot;;&quot;0&quot;;IF([Sheet1.X2]=&quot;C&quot;;&quot;1&quot;;&quot;2&quot;))" office:value-type="string" office:string-value="0">
            <text:p>0</text:p>
          </table:table-cell>
          <table:table-cell table:formula="of:=IF([Sheet1.Y2]=&quot;Y&quot;;&quot;0&quot;;IF([Sheet1.Y2]=&quot;C&quot;;&quot;1&quot;;&quot;2&quot;))" office:value-type="string" office:string-value="0">
            <text:p>0</text:p>
          </table:table-cell>
          <table:table-cell table:formula="of:=IF([Sheet1.Z2]=&quot;Y&quot;;&quot;0&quot;;IF([Sheet1.Z2]=&quot;C&quot;;&quot;1&quot;;&quot;2&quot;))" office:value-type="string" office:string-value="1">
            <text:p>1</text:p>
          </table:table-cell>
          <table:table-cell table:formula="of:=IF([Sheet1.AA2]=&quot;Y&quot;;&quot;0&quot;;IF([Sheet1.AA2]=&quot;C&quot;;&quot;1&quot;;&quot;2&quot;))" office:value-type="string" office:string-value="0">
            <text:p>0</text:p>
          </table:table-cell>
          <table:table-cell table:formula="of:=IF([Sheet1.AB2]=&quot;Y&quot;;&quot;0&quot;;IF([Sheet1.AB2]=&quot;C&quot;;&quot;1&quot;;&quot;2&quot;))" office:value-type="string" office:string-value="0">
            <text:p>0</text:p>
          </table:table-cell>
          <table:table-cell table:formula="of:=IF([Sheet1.AC2]=&quot;Y&quot;;&quot;0&quot;;IF([Sheet1.AC2]=&quot;C&quot;;&quot;1&quot;;&quot;2&quot;))" office:value-type="string" office:string-value="0">
            <text:p>0</text:p>
          </table:table-cell>
          <table:table-cell table:formula="of:=IF([Sheet1.AD2]=&quot;Y&quot;;&quot;0&quot;;IF([Sheet1.AD2]=&quot;C&quot;;&quot;1&quot;;&quot;2&quot;))" office:value-type="string" office:string-value="2">
            <text:p>2</text:p>
          </table:table-cell>
          <table:table-cell table:formula="of:=IF([Sheet1.AE2]=&quot;Y&quot;;&quot;0&quot;;IF([Sheet1.AE2]=&quot;C&quot;;&quot;1&quot;;&quot;2&quot;))" office:value-type="string" office:string-value="2">
            <text:p>2</text:p>
          </table:table-cell>
          <table:table-cell table:formula="of:=IF([Sheet1.AF2]=&quot;Y&quot;;&quot;0&quot;;IF([Sheet1.AF2]=&quot;C&quot;;&quot;1&quot;;&quot;2&quot;))" office:value-type="string" office:string-value="0">
            <text:p>0</text:p>
          </table:table-cell>
          <table:table-cell table:formula="of:=IF([Sheet1.AG2]=&quot;Y&quot;;&quot;0&quot;;IF([Sheet1.AG2]=&quot;C&quot;;&quot;1&quot;;&quot;2&quot;))" office:value-type="string" office:string-value="0">
            <text:p>0</text:p>
          </table:table-cell>
          <table:table-cell table:formula="of:=IF([Sheet1.AH2]=&quot;Y&quot;;&quot;0&quot;;IF([Sheet1.AH2]=&quot;C&quot;;&quot;1&quot;;&quot;2&quot;))" office:value-type="string" office:string-value="1">
            <text:p>1</text:p>
          </table:table-cell>
          <table:table-cell table:formula="of:=IF([Sheet1.AI2]=&quot;Y&quot;;&quot;0&quot;;IF([Sheet1.AI2]=&quot;C&quot;;&quot;1&quot;;&quot;2&quot;))" office:value-type="string" office:string-value="0">
            <text:p>0</text:p>
          </table:table-cell>
          <table:table-cell table:formula="of:=IF([Sheet1.AJ2]=&quot;Y&quot;;&quot;0&quot;;IF([Sheet1.AJ2]=&quot;C&quot;;&quot;1&quot;;&quot;2&quot;))" office:value-type="string" office:string-value="1">
            <text:p>1</text:p>
          </table:table-cell>
          <table:table-cell table:formula="of:=IF([Sheet1.AK2]=&quot;Y&quot;;&quot;0&quot;;IF([Sheet1.AK2]=&quot;C&quot;;&quot;1&quot;;&quot;2&quot;))" office:value-type="string" office:string-value="1">
            <text:p>1</text:p>
          </table:table-cell>
          <table:table-cell table:formula="of:=IF([Sheet1.AL2]=&quot;Y&quot;;&quot;0&quot;;IF([Sheet1.AL2]=&quot;C&quot;;&quot;1&quot;;&quot;2&quot;))" office:value-type="string" office:string-value="1">
            <text:p>1</text:p>
          </table:table-cell>
          <table:table-cell table:formula="of:=IF([Sheet1.AM2]=&quot;Y&quot;;&quot;0&quot;;IF([Sheet1.AM2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]" office:value-type="string" office:string-value="Large Angels">
            <text:p>Large Angels</text:p>
          </table:table-cell>
          <table:table-cell table:formula="of:=IF([Sheet1.B3]=&quot;Y&quot;;&quot;0&quot;;IF([Sheet1.B3]=&quot;C&quot;;&quot;1&quot;;&quot;2&quot;))" office:value-type="string" office:string-value="0">
            <text:p>0</text:p>
          </table:table-cell>
          <table:table-cell table:formula="of:=IF([Sheet1.C3]=&quot;Y&quot;;&quot;0&quot;;IF([Sheet1.C3]=&quot;C&quot;;&quot;1&quot;;&quot;2&quot;))" office:value-type="string" office:string-value="1">
            <text:p>1</text:p>
          </table:table-cell>
          <table:table-cell table:formula="of:=IF([Sheet1.D3]=&quot;Y&quot;;&quot;0&quot;;IF([Sheet1.D3]=&quot;C&quot;;&quot;1&quot;;&quot;2&quot;))" office:value-type="string" office:string-value="0">
            <text:p>0</text:p>
          </table:table-cell>
          <table:table-cell table:formula="of:=IF([Sheet1.E3]=&quot;Y&quot;;&quot;0&quot;;IF([Sheet1.E3]=&quot;C&quot;;&quot;1&quot;;&quot;2&quot;))" office:value-type="string" office:string-value="0">
            <text:p>0</text:p>
          </table:table-cell>
          <table:table-cell table:formula="of:=IF([Sheet1.F3]=&quot;Y&quot;;&quot;0&quot;;IF([Sheet1.F3]=&quot;C&quot;;&quot;1&quot;;&quot;2&quot;))" office:value-type="string" office:string-value="0">
            <text:p>0</text:p>
          </table:table-cell>
          <table:table-cell table:formula="of:=IF([Sheet1.G3]=&quot;Y&quot;;&quot;0&quot;;IF([Sheet1.G3]=&quot;C&quot;;&quot;1&quot;;&quot;2&quot;))" office:value-type="string" office:string-value="0">
            <text:p>0</text:p>
          </table:table-cell>
          <table:table-cell table:formula="of:=IF([Sheet1.H3]=&quot;Y&quot;;&quot;0&quot;;IF([Sheet1.H3]=&quot;C&quot;;&quot;1&quot;;&quot;2&quot;))" office:value-type="string" office:string-value="0">
            <text:p>0</text:p>
          </table:table-cell>
          <table:table-cell table:formula="of:=IF([Sheet1.I3]=&quot;Y&quot;;&quot;0&quot;;IF([Sheet1.I3]=&quot;C&quot;;&quot;1&quot;;&quot;2&quot;))" office:value-type="string" office:string-value="0">
            <text:p>0</text:p>
          </table:table-cell>
          <table:table-cell table:formula="of:=IF([Sheet1.J3]=&quot;Y&quot;;&quot;0&quot;;IF([Sheet1.J3]=&quot;C&quot;;&quot;1&quot;;&quot;2&quot;))" office:value-type="string" office:string-value="0">
            <text:p>0</text:p>
          </table:table-cell>
          <table:table-cell table:formula="of:=IF([Sheet1.K3]=&quot;Y&quot;;&quot;0&quot;;IF([Sheet1.K3]=&quot;C&quot;;&quot;1&quot;;&quot;2&quot;))" office:value-type="string" office:string-value="1">
            <text:p>1</text:p>
          </table:table-cell>
          <table:table-cell table:formula="of:=IF([Sheet1.L3]=&quot;Y&quot;;&quot;0&quot;;IF([Sheet1.L3]=&quot;C&quot;;&quot;1&quot;;&quot;2&quot;))" office:value-type="string" office:string-value="0">
            <text:p>0</text:p>
          </table:table-cell>
          <table:table-cell table:formula="of:=IF([Sheet1.M3]=&quot;Y&quot;;&quot;0&quot;;IF([Sheet1.M3]=&quot;C&quot;;&quot;1&quot;;&quot;2&quot;))" office:value-type="string" office:string-value="0">
            <text:p>0</text:p>
          </table:table-cell>
          <table:table-cell table:formula="of:=IF([Sheet1.N3]=&quot;Y&quot;;&quot;0&quot;;IF([Sheet1.N3]=&quot;C&quot;;&quot;1&quot;;&quot;2&quot;))" office:value-type="string" office:string-value="0">
            <text:p>0</text:p>
          </table:table-cell>
          <table:table-cell table:formula="of:=IF([Sheet1.O3]=&quot;Y&quot;;&quot;0&quot;;IF([Sheet1.O3]=&quot;C&quot;;&quot;1&quot;;&quot;2&quot;))" office:value-type="string" office:string-value="1">
            <text:p>1</text:p>
          </table:table-cell>
          <table:table-cell table:formula="of:=IF([Sheet1.P3]=&quot;Y&quot;;&quot;0&quot;;IF([Sheet1.P3]=&quot;C&quot;;&quot;1&quot;;&quot;2&quot;))" office:value-type="string" office:string-value="0">
            <text:p>0</text:p>
          </table:table-cell>
          <table:table-cell table:formula="of:=IF([Sheet1.Q3]=&quot;Y&quot;;&quot;0&quot;;IF([Sheet1.Q3]=&quot;C&quot;;&quot;1&quot;;&quot;2&quot;))" office:value-type="string" office:string-value="0">
            <text:p>0</text:p>
          </table:table-cell>
          <table:table-cell table:formula="of:=IF([Sheet1.R3]=&quot;Y&quot;;&quot;0&quot;;IF([Sheet1.R3]=&quot;C&quot;;&quot;1&quot;;&quot;2&quot;))" office:value-type="string" office:string-value="1">
            <text:p>1</text:p>
          </table:table-cell>
          <table:table-cell table:formula="of:=IF([Sheet1.S3]=&quot;Y&quot;;&quot;0&quot;;IF([Sheet1.S3]=&quot;C&quot;;&quot;1&quot;;&quot;2&quot;))" office:value-type="string" office:string-value="0">
            <text:p>0</text:p>
          </table:table-cell>
          <table:table-cell table:formula="of:=IF([Sheet1.T3]=&quot;Y&quot;;&quot;0&quot;;IF([Sheet1.T3]=&quot;C&quot;;&quot;1&quot;;&quot;2&quot;))" office:value-type="string" office:string-value="1">
            <text:p>1</text:p>
          </table:table-cell>
          <table:table-cell table:formula="of:=IF([Sheet1.U3]=&quot;Y&quot;;&quot;0&quot;;IF([Sheet1.U3]=&quot;C&quot;;&quot;1&quot;;&quot;2&quot;))" office:value-type="string" office:string-value="0">
            <text:p>0</text:p>
          </table:table-cell>
          <table:table-cell table:formula="of:=IF([Sheet1.V3]=&quot;Y&quot;;&quot;0&quot;;IF([Sheet1.V3]=&quot;C&quot;;&quot;1&quot;;&quot;2&quot;))" office:value-type="string" office:string-value="0">
            <text:p>0</text:p>
          </table:table-cell>
          <table:table-cell table:formula="of:=IF([Sheet1.W3]=&quot;Y&quot;;&quot;0&quot;;IF([Sheet1.W3]=&quot;C&quot;;&quot;1&quot;;&quot;2&quot;))" office:value-type="string" office:string-value="1">
            <text:p>1</text:p>
          </table:table-cell>
          <table:table-cell table:formula="of:=IF([Sheet1.X3]=&quot;Y&quot;;&quot;0&quot;;IF([Sheet1.X3]=&quot;C&quot;;&quot;1&quot;;&quot;2&quot;))" office:value-type="string" office:string-value="0">
            <text:p>0</text:p>
          </table:table-cell>
          <table:table-cell table:formula="of:=IF([Sheet1.Y3]=&quot;Y&quot;;&quot;0&quot;;IF([Sheet1.Y3]=&quot;C&quot;;&quot;1&quot;;&quot;2&quot;))" office:value-type="string" office:string-value="0">
            <text:p>0</text:p>
          </table:table-cell>
          <table:table-cell table:formula="of:=IF([Sheet1.Z3]=&quot;Y&quot;;&quot;0&quot;;IF([Sheet1.Z3]=&quot;C&quot;;&quot;1&quot;;&quot;2&quot;))" office:value-type="string" office:string-value="0">
            <text:p>0</text:p>
          </table:table-cell>
          <table:table-cell table:formula="of:=IF([Sheet1.AA3]=&quot;Y&quot;;&quot;0&quot;;IF([Sheet1.AA3]=&quot;C&quot;;&quot;1&quot;;&quot;2&quot;))" office:value-type="string" office:string-value="0">
            <text:p>0</text:p>
          </table:table-cell>
          <table:table-cell table:formula="of:=IF([Sheet1.AB3]=&quot;Y&quot;;&quot;0&quot;;IF([Sheet1.AB3]=&quot;C&quot;;&quot;1&quot;;&quot;2&quot;))" office:value-type="string" office:string-value="1">
            <text:p>1</text:p>
          </table:table-cell>
          <table:table-cell table:formula="of:=IF([Sheet1.AC3]=&quot;Y&quot;;&quot;0&quot;;IF([Sheet1.AC3]=&quot;C&quot;;&quot;1&quot;;&quot;2&quot;))" office:value-type="string" office:string-value="0">
            <text:p>0</text:p>
          </table:table-cell>
          <table:table-cell table:formula="of:=IF([Sheet1.AD3]=&quot;Y&quot;;&quot;0&quot;;IF([Sheet1.AD3]=&quot;C&quot;;&quot;1&quot;;&quot;2&quot;))" office:value-type="string" office:string-value="2">
            <text:p>2</text:p>
          </table:table-cell>
          <table:table-cell table:formula="of:=IF([Sheet1.AE3]=&quot;Y&quot;;&quot;0&quot;;IF([Sheet1.AE3]=&quot;C&quot;;&quot;1&quot;;&quot;2&quot;))" office:value-type="string" office:string-value="1">
            <text:p>1</text:p>
          </table:table-cell>
          <table:table-cell table:formula="of:=IF([Sheet1.AF3]=&quot;Y&quot;;&quot;0&quot;;IF([Sheet1.AF3]=&quot;C&quot;;&quot;1&quot;;&quot;2&quot;))" office:value-type="string" office:string-value="0">
            <text:p>0</text:p>
          </table:table-cell>
          <table:table-cell table:formula="of:=IF([Sheet1.AG3]=&quot;Y&quot;;&quot;0&quot;;IF([Sheet1.AG3]=&quot;C&quot;;&quot;1&quot;;&quot;2&quot;))" office:value-type="string" office:string-value="0">
            <text:p>0</text:p>
          </table:table-cell>
          <table:table-cell table:formula="of:=IF([Sheet1.AH3]=&quot;Y&quot;;&quot;0&quot;;IF([Sheet1.AH3]=&quot;C&quot;;&quot;1&quot;;&quot;2&quot;))" office:value-type="string" office:string-value="1">
            <text:p>1</text:p>
          </table:table-cell>
          <table:table-cell table:formula="of:=IF([Sheet1.AI3]=&quot;Y&quot;;&quot;0&quot;;IF([Sheet1.AI3]=&quot;C&quot;;&quot;1&quot;;&quot;2&quot;))" office:value-type="string" office:string-value="0">
            <text:p>0</text:p>
          </table:table-cell>
          <table:table-cell table:formula="of:=IF([Sheet1.AJ3]=&quot;Y&quot;;&quot;0&quot;;IF([Sheet1.AJ3]=&quot;C&quot;;&quot;1&quot;;&quot;2&quot;))" office:value-type="string" office:string-value="0">
            <text:p>0</text:p>
          </table:table-cell>
          <table:table-cell table:formula="of:=IF([Sheet1.AK3]=&quot;Y&quot;;&quot;0&quot;;IF([Sheet1.AK3]=&quot;C&quot;;&quot;1&quot;;&quot;2&quot;))" office:value-type="string" office:string-value="1">
            <text:p>1</text:p>
          </table:table-cell>
          <table:table-cell table:formula="of:=IF([Sheet1.AL3]=&quot;Y&quot;;&quot;0&quot;;IF([Sheet1.AL3]=&quot;C&quot;;&quot;1&quot;;&quot;2&quot;))" office:value-type="string" office:string-value="1">
            <text:p>1</text:p>
          </table:table-cell>
          <table:table-cell table:formula="of:=IF([Sheet1.AM3]=&quot;Y&quot;;&quot;0&quot;;IF([Sheet1.AM3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4]" office:value-type="string" office:string-value="Anglers/Frogs">
            <text:p>Anglers/Frogs</text:p>
          </table:table-cell>
          <table:table-cell table:formula="of:=IF([Sheet1.B4]=&quot;Y&quot;;&quot;0&quot;;IF([Sheet1.B4]=&quot;C&quot;;&quot;1&quot;;&quot;2&quot;))" office:value-type="string" office:string-value="1">
            <text:p>1</text:p>
          </table:table-cell>
          <table:table-cell table:formula="of:=IF([Sheet1.C4]=&quot;Y&quot;;&quot;0&quot;;IF([Sheet1.C4]=&quot;C&quot;;&quot;1&quot;;&quot;2&quot;))" office:value-type="string" office:string-value="0">
            <text:p>0</text:p>
          </table:table-cell>
          <table:table-cell table:formula="of:=IF([Sheet1.D4]=&quot;Y&quot;;&quot;0&quot;;IF([Sheet1.D4]=&quot;C&quot;;&quot;1&quot;;&quot;2&quot;))" office:value-type="string" office:string-value="1">
            <text:p>1</text:p>
          </table:table-cell>
          <table:table-cell table:formula="of:=IF([Sheet1.E4]=&quot;Y&quot;;&quot;0&quot;;IF([Sheet1.E4]=&quot;C&quot;;&quot;1&quot;;&quot;2&quot;))" office:value-type="string" office:string-value="1">
            <text:p>1</text:p>
          </table:table-cell>
          <table:table-cell table:formula="of:=IF([Sheet1.F4]=&quot;Y&quot;;&quot;0&quot;;IF([Sheet1.F4]=&quot;C&quot;;&quot;1&quot;;&quot;2&quot;))" office:value-type="string" office:string-value="2">
            <text:p>2</text:p>
          </table:table-cell>
          <table:table-cell table:formula="of:=IF([Sheet1.G4]=&quot;Y&quot;;&quot;0&quot;;IF([Sheet1.G4]=&quot;C&quot;;&quot;1&quot;;&quot;2&quot;))" office:value-type="string" office:string-value="0">
            <text:p>0</text:p>
          </table:table-cell>
          <table:table-cell table:formula="of:=IF([Sheet1.H4]=&quot;Y&quot;;&quot;0&quot;;IF([Sheet1.H4]=&quot;C&quot;;&quot;1&quot;;&quot;2&quot;))" office:value-type="string" office:string-value="2">
            <text:p>2</text:p>
          </table:table-cell>
          <table:table-cell table:formula="of:=IF([Sheet1.I4]=&quot;Y&quot;;&quot;0&quot;;IF([Sheet1.I4]=&quot;C&quot;;&quot;1&quot;;&quot;2&quot;))" office:value-type="string" office:string-value="0">
            <text:p>0</text:p>
          </table:table-cell>
          <table:table-cell table:formula="of:=IF([Sheet1.J4]=&quot;Y&quot;;&quot;0&quot;;IF([Sheet1.J4]=&quot;C&quot;;&quot;1&quot;;&quot;2&quot;))" office:value-type="string" office:string-value="0">
            <text:p>0</text:p>
          </table:table-cell>
          <table:table-cell table:formula="of:=IF([Sheet1.K4]=&quot;Y&quot;;&quot;0&quot;;IF([Sheet1.K4]=&quot;C&quot;;&quot;1&quot;;&quot;2&quot;))" office:value-type="string" office:string-value="2">
            <text:p>2</text:p>
          </table:table-cell>
          <table:table-cell table:formula="of:=IF([Sheet1.L4]=&quot;Y&quot;;&quot;0&quot;;IF([Sheet1.L4]=&quot;C&quot;;&quot;1&quot;;&quot;2&quot;))" office:value-type="string" office:string-value="2">
            <text:p>2</text:p>
          </table:table-cell>
          <table:table-cell table:formula="of:=IF([Sheet1.M4]=&quot;Y&quot;;&quot;0&quot;;IF([Sheet1.M4]=&quot;C&quot;;&quot;1&quot;;&quot;2&quot;))" office:value-type="string" office:string-value="2">
            <text:p>2</text:p>
          </table:table-cell>
          <table:table-cell table:formula="of:=IF([Sheet1.N4]=&quot;Y&quot;;&quot;0&quot;;IF([Sheet1.N4]=&quot;C&quot;;&quot;1&quot;;&quot;2&quot;))" office:value-type="string" office:string-value="2">
            <text:p>2</text:p>
          </table:table-cell>
          <table:table-cell table:formula="of:=IF([Sheet1.O4]=&quot;Y&quot;;&quot;0&quot;;IF([Sheet1.O4]=&quot;C&quot;;&quot;1&quot;;&quot;2&quot;))" office:value-type="string" office:string-value="2">
            <text:p>2</text:p>
          </table:table-cell>
          <table:table-cell table:formula="of:=IF([Sheet1.P4]=&quot;Y&quot;;&quot;0&quot;;IF([Sheet1.P4]=&quot;C&quot;;&quot;1&quot;;&quot;2&quot;))" office:value-type="string" office:string-value="2">
            <text:p>2</text:p>
          </table:table-cell>
          <table:table-cell table:formula="of:=IF([Sheet1.Q4]=&quot;Y&quot;;&quot;0&quot;;IF([Sheet1.Q4]=&quot;C&quot;;&quot;1&quot;;&quot;2&quot;))" office:value-type="string" office:string-value="1">
            <text:p>1</text:p>
          </table:table-cell>
          <table:table-cell table:formula="of:=IF([Sheet1.R4]=&quot;Y&quot;;&quot;0&quot;;IF([Sheet1.R4]=&quot;C&quot;;&quot;1&quot;;&quot;2&quot;))" office:value-type="string" office:string-value="0">
            <text:p>0</text:p>
          </table:table-cell>
          <table:table-cell table:formula="of:=IF([Sheet1.S4]=&quot;Y&quot;;&quot;0&quot;;IF([Sheet1.S4]=&quot;C&quot;;&quot;1&quot;;&quot;2&quot;))" office:value-type="string" office:string-value="0">
            <text:p>0</text:p>
          </table:table-cell>
          <table:table-cell table:formula="of:=IF([Sheet1.T4]=&quot;Y&quot;;&quot;0&quot;;IF([Sheet1.T4]=&quot;C&quot;;&quot;1&quot;;&quot;2&quot;))" office:value-type="string" office:string-value="2">
            <text:p>2</text:p>
          </table:table-cell>
          <table:table-cell table:formula="of:=IF([Sheet1.U4]=&quot;Y&quot;;&quot;0&quot;;IF([Sheet1.U4]=&quot;C&quot;;&quot;1&quot;;&quot;2&quot;))" office:value-type="string" office:string-value="1">
            <text:p>1</text:p>
          </table:table-cell>
          <table:table-cell table:formula="of:=IF([Sheet1.V4]=&quot;Y&quot;;&quot;0&quot;;IF([Sheet1.V4]=&quot;C&quot;;&quot;1&quot;;&quot;2&quot;))" office:value-type="string" office:string-value="0">
            <text:p>0</text:p>
          </table:table-cell>
          <table:table-cell table:formula="of:=IF([Sheet1.W4]=&quot;Y&quot;;&quot;0&quot;;IF([Sheet1.W4]=&quot;C&quot;;&quot;1&quot;;&quot;2&quot;))" office:value-type="string" office:string-value="2">
            <text:p>2</text:p>
          </table:table-cell>
          <table:table-cell table:formula="of:=IF([Sheet1.X4]=&quot;Y&quot;;&quot;0&quot;;IF([Sheet1.X4]=&quot;C&quot;;&quot;1&quot;;&quot;2&quot;))" office:value-type="string" office:string-value="1">
            <text:p>1</text:p>
          </table:table-cell>
          <table:table-cell table:formula="of:=IF([Sheet1.Y4]=&quot;Y&quot;;&quot;0&quot;;IF([Sheet1.Y4]=&quot;C&quot;;&quot;1&quot;;&quot;2&quot;))" office:value-type="string" office:string-value="1">
            <text:p>1</text:p>
          </table:table-cell>
          <table:table-cell table:formula="of:=IF([Sheet1.Z4]=&quot;Y&quot;;&quot;0&quot;;IF([Sheet1.Z4]=&quot;C&quot;;&quot;1&quot;;&quot;2&quot;))" office:value-type="string" office:string-value="0">
            <text:p>0</text:p>
          </table:table-cell>
          <table:table-cell table:formula="of:=IF([Sheet1.AA4]=&quot;Y&quot;;&quot;0&quot;;IF([Sheet1.AA4]=&quot;C&quot;;&quot;1&quot;;&quot;2&quot;))" office:value-type="string" office:string-value="1">
            <text:p>1</text:p>
          </table:table-cell>
          <table:table-cell table:formula="of:=IF([Sheet1.AB4]=&quot;Y&quot;;&quot;0&quot;;IF([Sheet1.AB4]=&quot;C&quot;;&quot;1&quot;;&quot;2&quot;))" office:value-type="string" office:string-value="2">
            <text:p>2</text:p>
          </table:table-cell>
          <table:table-cell table:formula="of:=IF([Sheet1.AC4]=&quot;Y&quot;;&quot;0&quot;;IF([Sheet1.AC4]=&quot;C&quot;;&quot;1&quot;;&quot;2&quot;))" office:value-type="string" office:string-value="1">
            <text:p>1</text:p>
          </table:table-cell>
          <table:table-cell table:formula="of:=IF([Sheet1.AD4]=&quot;Y&quot;;&quot;0&quot;;IF([Sheet1.AD4]=&quot;C&quot;;&quot;1&quot;;&quot;2&quot;))" office:value-type="string" office:string-value="2">
            <text:p>2</text:p>
          </table:table-cell>
          <table:table-cell table:formula="of:=IF([Sheet1.AE4]=&quot;Y&quot;;&quot;0&quot;;IF([Sheet1.AE4]=&quot;C&quot;;&quot;1&quot;;&quot;2&quot;))" office:value-type="string" office:string-value="2">
            <text:p>2</text:p>
          </table:table-cell>
          <table:table-cell table:formula="of:=IF([Sheet1.AF4]=&quot;Y&quot;;&quot;0&quot;;IF([Sheet1.AF4]=&quot;C&quot;;&quot;1&quot;;&quot;2&quot;))" office:value-type="string" office:string-value="0">
            <text:p>0</text:p>
          </table:table-cell>
          <table:table-cell table:formula="of:=IF([Sheet1.AG4]=&quot;Y&quot;;&quot;0&quot;;IF([Sheet1.AG4]=&quot;C&quot;;&quot;1&quot;;&quot;2&quot;))" office:value-type="string" office:string-value="0">
            <text:p>0</text:p>
          </table:table-cell>
          <table:table-cell table:formula="of:=IF([Sheet1.AH4]=&quot;Y&quot;;&quot;0&quot;;IF([Sheet1.AH4]=&quot;C&quot;;&quot;1&quot;;&quot;2&quot;))" office:value-type="string" office:string-value="2">
            <text:p>2</text:p>
          </table:table-cell>
          <table:table-cell table:formula="of:=IF([Sheet1.AI4]=&quot;Y&quot;;&quot;0&quot;;IF([Sheet1.AI4]=&quot;C&quot;;&quot;1&quot;;&quot;2&quot;))" office:value-type="string" office:string-value="1">
            <text:p>1</text:p>
          </table:table-cell>
          <table:table-cell table:formula="of:=IF([Sheet1.AJ4]=&quot;Y&quot;;&quot;0&quot;;IF([Sheet1.AJ4]=&quot;C&quot;;&quot;1&quot;;&quot;2&quot;))" office:value-type="string" office:string-value="1">
            <text:p>1</text:p>
          </table:table-cell>
          <table:table-cell table:formula="of:=IF([Sheet1.AK4]=&quot;Y&quot;;&quot;0&quot;;IF([Sheet1.AK4]=&quot;C&quot;;&quot;1&quot;;&quot;2&quot;))" office:value-type="string" office:string-value="0">
            <text:p>0</text:p>
          </table:table-cell>
          <table:table-cell table:formula="of:=IF([Sheet1.AL4]=&quot;Y&quot;;&quot;0&quot;;IF([Sheet1.AL4]=&quot;C&quot;;&quot;1&quot;;&quot;2&quot;))" office:value-type="string" office:string-value="1">
            <text:p>1</text:p>
          </table:table-cell>
          <table:table-cell table:formula="of:=IF([Sheet1.AM4]=&quot;Y&quot;;&quot;0&quot;;IF([Sheet1.AM4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5]" office:value-type="string" office:string-value="Anthias">
            <text:p>Anthias</text:p>
          </table:table-cell>
          <table:table-cell table:formula="of:=IF([Sheet1.B5]=&quot;Y&quot;;&quot;0&quot;;IF([Sheet1.B5]=&quot;C&quot;;&quot;1&quot;;&quot;2&quot;))" office:value-type="string" office:string-value="0">
            <text:p>0</text:p>
          </table:table-cell>
          <table:table-cell table:formula="of:=IF([Sheet1.C5]=&quot;Y&quot;;&quot;0&quot;;IF([Sheet1.C5]=&quot;C&quot;;&quot;1&quot;;&quot;2&quot;))" office:value-type="string" office:string-value="0">
            <text:p>0</text:p>
          </table:table-cell>
          <table:table-cell table:formula="of:=IF([Sheet1.D5]=&quot;Y&quot;;&quot;0&quot;;IF([Sheet1.D5]=&quot;C&quot;;&quot;1&quot;;&quot;2&quot;))" office:value-type="string" office:string-value="1">
            <text:p>1</text:p>
          </table:table-cell>
          <table:table-cell table:formula="of:=IF([Sheet1.E5]=&quot;Y&quot;;&quot;0&quot;;IF([Sheet1.E5]=&quot;C&quot;;&quot;1&quot;;&quot;2&quot;))" office:value-type="string" office:string-value="1">
            <text:p>1</text:p>
          </table:table-cell>
          <table:table-cell table:formula="of:=IF([Sheet1.F5]=&quot;Y&quot;;&quot;0&quot;;IF([Sheet1.F5]=&quot;C&quot;;&quot;1&quot;;&quot;2&quot;))" office:value-type="string" office:string-value="0">
            <text:p>0</text:p>
          </table:table-cell>
          <table:table-cell table:formula="of:=IF([Sheet1.G5]=&quot;Y&quot;;&quot;0&quot;;IF([Sheet1.G5]=&quot;C&quot;;&quot;1&quot;;&quot;2&quot;))" office:value-type="string" office:string-value="1">
            <text:p>1</text:p>
          </table:table-cell>
          <table:table-cell table:formula="of:=IF([Sheet1.H5]=&quot;Y&quot;;&quot;0&quot;;IF([Sheet1.H5]=&quot;C&quot;;&quot;1&quot;;&quot;2&quot;))" office:value-type="string" office:string-value="0">
            <text:p>0</text:p>
          </table:table-cell>
          <table:table-cell table:formula="of:=IF([Sheet1.I5]=&quot;Y&quot;;&quot;0&quot;;IF([Sheet1.I5]=&quot;C&quot;;&quot;1&quot;;&quot;2&quot;))" office:value-type="string" office:string-value="0">
            <text:p>0</text:p>
          </table:table-cell>
          <table:table-cell table:formula="of:=IF([Sheet1.J5]=&quot;Y&quot;;&quot;0&quot;;IF([Sheet1.J5]=&quot;C&quot;;&quot;1&quot;;&quot;2&quot;))" office:value-type="string" office:string-value="0">
            <text:p>0</text:p>
          </table:table-cell>
          <table:table-cell table:formula="of:=IF([Sheet1.K5]=&quot;Y&quot;;&quot;0&quot;;IF([Sheet1.K5]=&quot;C&quot;;&quot;1&quot;;&quot;2&quot;))" office:value-type="string" office:string-value="0">
            <text:p>0</text:p>
          </table:table-cell>
          <table:table-cell table:formula="of:=IF([Sheet1.L5]=&quot;Y&quot;;&quot;0&quot;;IF([Sheet1.L5]=&quot;C&quot;;&quot;1&quot;;&quot;2&quot;))" office:value-type="string" office:string-value="0">
            <text:p>0</text:p>
          </table:table-cell>
          <table:table-cell table:formula="of:=IF([Sheet1.M5]=&quot;Y&quot;;&quot;0&quot;;IF([Sheet1.M5]=&quot;C&quot;;&quot;1&quot;;&quot;2&quot;))" office:value-type="string" office:string-value="0">
            <text:p>0</text:p>
          </table:table-cell>
          <table:table-cell table:formula="of:=IF([Sheet1.N5]=&quot;Y&quot;;&quot;0&quot;;IF([Sheet1.N5]=&quot;C&quot;;&quot;1&quot;;&quot;2&quot;))" office:value-type="string" office:string-value="0">
            <text:p>0</text:p>
          </table:table-cell>
          <table:table-cell table:formula="of:=IF([Sheet1.O5]=&quot;Y&quot;;&quot;0&quot;;IF([Sheet1.O5]=&quot;C&quot;;&quot;1&quot;;&quot;2&quot;))" office:value-type="string" office:string-value="0">
            <text:p>0</text:p>
          </table:table-cell>
          <table:table-cell table:formula="of:=IF([Sheet1.P5]=&quot;Y&quot;;&quot;0&quot;;IF([Sheet1.P5]=&quot;C&quot;;&quot;1&quot;;&quot;2&quot;))" office:value-type="string" office:string-value="0">
            <text:p>0</text:p>
          </table:table-cell>
          <table:table-cell table:formula="of:=IF([Sheet1.Q5]=&quot;Y&quot;;&quot;0&quot;;IF([Sheet1.Q5]=&quot;C&quot;;&quot;1&quot;;&quot;2&quot;))" office:value-type="string" office:string-value="1">
            <text:p>1</text:p>
          </table:table-cell>
          <table:table-cell table:formula="of:=IF([Sheet1.R5]=&quot;Y&quot;;&quot;0&quot;;IF([Sheet1.R5]=&quot;C&quot;;&quot;1&quot;;&quot;2&quot;))" office:value-type="string" office:string-value="0">
            <text:p>0</text:p>
          </table:table-cell>
          <table:table-cell table:formula="of:=IF([Sheet1.S5]=&quot;Y&quot;;&quot;0&quot;;IF([Sheet1.S5]=&quot;C&quot;;&quot;1&quot;;&quot;2&quot;))" office:value-type="string" office:string-value="0">
            <text:p>0</text:p>
          </table:table-cell>
          <table:table-cell table:formula="of:=IF([Sheet1.T5]=&quot;Y&quot;;&quot;0&quot;;IF([Sheet1.T5]=&quot;C&quot;;&quot;1&quot;;&quot;2&quot;))" office:value-type="string" office:string-value="0">
            <text:p>0</text:p>
          </table:table-cell>
          <table:table-cell table:formula="of:=IF([Sheet1.U5]=&quot;Y&quot;;&quot;0&quot;;IF([Sheet1.U5]=&quot;C&quot;;&quot;1&quot;;&quot;2&quot;))" office:value-type="string" office:string-value="2">
            <text:p>2</text:p>
          </table:table-cell>
          <table:table-cell table:formula="of:=IF([Sheet1.V5]=&quot;Y&quot;;&quot;0&quot;;IF([Sheet1.V5]=&quot;C&quot;;&quot;1&quot;;&quot;2&quot;))" office:value-type="string" office:string-value="0">
            <text:p>0</text:p>
          </table:table-cell>
          <table:table-cell table:formula="of:=IF([Sheet1.W5]=&quot;Y&quot;;&quot;0&quot;;IF([Sheet1.W5]=&quot;C&quot;;&quot;1&quot;;&quot;2&quot;))" office:value-type="string" office:string-value="0">
            <text:p>0</text:p>
          </table:table-cell>
          <table:table-cell table:formula="of:=IF([Sheet1.X5]=&quot;Y&quot;;&quot;0&quot;;IF([Sheet1.X5]=&quot;C&quot;;&quot;1&quot;;&quot;2&quot;))" office:value-type="string" office:string-value="0">
            <text:p>0</text:p>
          </table:table-cell>
          <table:table-cell table:formula="of:=IF([Sheet1.Y5]=&quot;Y&quot;;&quot;0&quot;;IF([Sheet1.Y5]=&quot;C&quot;;&quot;1&quot;;&quot;2&quot;))" office:value-type="string" office:string-value="0">
            <text:p>0</text:p>
          </table:table-cell>
          <table:table-cell table:formula="of:=IF([Sheet1.Z5]=&quot;Y&quot;;&quot;0&quot;;IF([Sheet1.Z5]=&quot;C&quot;;&quot;1&quot;;&quot;2&quot;))" office:value-type="string" office:string-value="1">
            <text:p>1</text:p>
          </table:table-cell>
          <table:table-cell table:formula="of:=IF([Sheet1.AA5]=&quot;Y&quot;;&quot;0&quot;;IF([Sheet1.AA5]=&quot;C&quot;;&quot;1&quot;;&quot;2&quot;))" office:value-type="string" office:string-value="0">
            <text:p>0</text:p>
          </table:table-cell>
          <table:table-cell table:formula="of:=IF([Sheet1.AB5]=&quot;Y&quot;;&quot;0&quot;;IF([Sheet1.AB5]=&quot;C&quot;;&quot;1&quot;;&quot;2&quot;))" office:value-type="string" office:string-value="0">
            <text:p>0</text:p>
          </table:table-cell>
          <table:table-cell table:formula="of:=IF([Sheet1.AC5]=&quot;Y&quot;;&quot;0&quot;;IF([Sheet1.AC5]=&quot;C&quot;;&quot;1&quot;;&quot;2&quot;))" office:value-type="string" office:string-value="0">
            <text:p>0</text:p>
          </table:table-cell>
          <table:table-cell table:formula="of:=IF([Sheet1.AD5]=&quot;Y&quot;;&quot;0&quot;;IF([Sheet1.AD5]=&quot;C&quot;;&quot;1&quot;;&quot;2&quot;))" office:value-type="string" office:string-value="2">
            <text:p>2</text:p>
          </table:table-cell>
          <table:table-cell table:formula="of:=IF([Sheet1.AE5]=&quot;Y&quot;;&quot;0&quot;;IF([Sheet1.AE5]=&quot;C&quot;;&quot;1&quot;;&quot;2&quot;))" office:value-type="string" office:string-value="2">
            <text:p>2</text:p>
          </table:table-cell>
          <table:table-cell table:formula="of:=IF([Sheet1.AF5]=&quot;Y&quot;;&quot;0&quot;;IF([Sheet1.AF5]=&quot;C&quot;;&quot;1&quot;;&quot;2&quot;))" office:value-type="string" office:string-value="0">
            <text:p>0</text:p>
          </table:table-cell>
          <table:table-cell table:formula="of:=IF([Sheet1.AG5]=&quot;Y&quot;;&quot;0&quot;;IF([Sheet1.AG5]=&quot;C&quot;;&quot;1&quot;;&quot;2&quot;))" office:value-type="string" office:string-value="0">
            <text:p>0</text:p>
          </table:table-cell>
          <table:table-cell table:formula="of:=IF([Sheet1.AH5]=&quot;Y&quot;;&quot;0&quot;;IF([Sheet1.AH5]=&quot;C&quot;;&quot;1&quot;;&quot;2&quot;))" office:value-type="string" office:string-value="1">
            <text:p>1</text:p>
          </table:table-cell>
          <table:table-cell table:formula="of:=IF([Sheet1.AI5]=&quot;Y&quot;;&quot;0&quot;;IF([Sheet1.AI5]=&quot;C&quot;;&quot;1&quot;;&quot;2&quot;))" office:value-type="string" office:string-value="0">
            <text:p>0</text:p>
          </table:table-cell>
          <table:table-cell table:formula="of:=IF([Sheet1.AJ5]=&quot;Y&quot;;&quot;0&quot;;IF([Sheet1.AJ5]=&quot;C&quot;;&quot;1&quot;;&quot;2&quot;))" office:value-type="string" office:string-value="1">
            <text:p>1</text:p>
          </table:table-cell>
          <table:table-cell table:formula="of:=IF([Sheet1.AK5]=&quot;Y&quot;;&quot;0&quot;;IF([Sheet1.AK5]=&quot;C&quot;;&quot;1&quot;;&quot;2&quot;))" office:value-type="string" office:string-value="0">
            <text:p>0</text:p>
          </table:table-cell>
          <table:table-cell table:formula="of:=IF([Sheet1.AL5]=&quot;Y&quot;;&quot;0&quot;;IF([Sheet1.AL5]=&quot;C&quot;;&quot;1&quot;;&quot;2&quot;))" office:value-type="string" office:string-value="0">
            <text:p>0</text:p>
          </table:table-cell>
          <table:table-cell table:formula="of:=IF([Sheet1.AM5]=&quot;Y&quot;;&quot;0&quot;;IF([Sheet1.AM5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6]" office:value-type="string" office:string-value="Basslets">
            <text:p>Basslets</text:p>
          </table:table-cell>
          <table:table-cell table:formula="of:=IF([Sheet1.B6]=&quot;Y&quot;;&quot;0&quot;;IF([Sheet1.B6]=&quot;C&quot;;&quot;1&quot;;&quot;2&quot;))" office:value-type="string" office:string-value="0">
            <text:p>0</text:p>
          </table:table-cell>
          <table:table-cell table:formula="of:=IF([Sheet1.C6]=&quot;Y&quot;;&quot;0&quot;;IF([Sheet1.C6]=&quot;C&quot;;&quot;1&quot;;&quot;2&quot;))" office:value-type="string" office:string-value="0">
            <text:p>0</text:p>
          </table:table-cell>
          <table:table-cell table:formula="of:=IF([Sheet1.D6]=&quot;Y&quot;;&quot;0&quot;;IF([Sheet1.D6]=&quot;C&quot;;&quot;1&quot;;&quot;2&quot;))" office:value-type="string" office:string-value="2">
            <text:p>2</text:p>
          </table:table-cell>
          <table:table-cell table:formula="of:=IF([Sheet1.E6]=&quot;Y&quot;;&quot;0&quot;;IF([Sheet1.E6]=&quot;C&quot;;&quot;1&quot;;&quot;2&quot;))" office:value-type="string" office:string-value="0">
            <text:p>0</text:p>
          </table:table-cell>
          <table:table-cell table:formula="of:=IF([Sheet1.F6]=&quot;Y&quot;;&quot;0&quot;;IF([Sheet1.F6]=&quot;C&quot;;&quot;1&quot;;&quot;2&quot;))" office:value-type="string" office:string-value="2">
            <text:p>2</text:p>
          </table:table-cell>
          <table:table-cell table:formula="of:=IF([Sheet1.G6]=&quot;Y&quot;;&quot;0&quot;;IF([Sheet1.G6]=&quot;C&quot;;&quot;1&quot;;&quot;2&quot;))" office:value-type="string" office:string-value="1">
            <text:p>1</text:p>
          </table:table-cell>
          <table:table-cell table:formula="of:=IF([Sheet1.H6]=&quot;Y&quot;;&quot;0&quot;;IF([Sheet1.H6]=&quot;C&quot;;&quot;1&quot;;&quot;2&quot;))" office:value-type="string" office:string-value="1">
            <text:p>1</text:p>
          </table:table-cell>
          <table:table-cell table:formula="of:=IF([Sheet1.I6]=&quot;Y&quot;;&quot;0&quot;;IF([Sheet1.I6]=&quot;C&quot;;&quot;1&quot;;&quot;2&quot;))" office:value-type="string" office:string-value="0">
            <text:p>0</text:p>
          </table:table-cell>
          <table:table-cell table:formula="of:=IF([Sheet1.J6]=&quot;Y&quot;;&quot;0&quot;;IF([Sheet1.J6]=&quot;C&quot;;&quot;1&quot;;&quot;2&quot;))" office:value-type="string" office:string-value="0">
            <text:p>0</text:p>
          </table:table-cell>
          <table:table-cell table:formula="of:=IF([Sheet1.K6]=&quot;Y&quot;;&quot;0&quot;;IF([Sheet1.K6]=&quot;C&quot;;&quot;1&quot;;&quot;2&quot;))" office:value-type="string" office:string-value="0">
            <text:p>0</text:p>
          </table:table-cell>
          <table:table-cell table:formula="of:=IF([Sheet1.L6]=&quot;Y&quot;;&quot;0&quot;;IF([Sheet1.L6]=&quot;C&quot;;&quot;1&quot;;&quot;2&quot;))" office:value-type="string" office:string-value="0">
            <text:p>0</text:p>
          </table:table-cell>
          <table:table-cell table:formula="of:=IF([Sheet1.M6]=&quot;Y&quot;;&quot;0&quot;;IF([Sheet1.M6]=&quot;C&quot;;&quot;1&quot;;&quot;2&quot;))" office:value-type="string" office:string-value="0">
            <text:p>0</text:p>
          </table:table-cell>
          <table:table-cell table:formula="of:=IF([Sheet1.N6]=&quot;Y&quot;;&quot;0&quot;;IF([Sheet1.N6]=&quot;C&quot;;&quot;1&quot;;&quot;2&quot;))" office:value-type="string" office:string-value="0">
            <text:p>0</text:p>
          </table:table-cell>
          <table:table-cell table:formula="of:=IF([Sheet1.O6]=&quot;Y&quot;;&quot;0&quot;;IF([Sheet1.O6]=&quot;C&quot;;&quot;1&quot;;&quot;2&quot;))" office:value-type="string" office:string-value="1">
            <text:p>1</text:p>
          </table:table-cell>
          <table:table-cell table:formula="of:=IF([Sheet1.P6]=&quot;Y&quot;;&quot;0&quot;;IF([Sheet1.P6]=&quot;C&quot;;&quot;1&quot;;&quot;2&quot;))" office:value-type="string" office:string-value="1">
            <text:p>1</text:p>
          </table:table-cell>
          <table:table-cell table:formula="of:=IF([Sheet1.Q6]=&quot;Y&quot;;&quot;0&quot;;IF([Sheet1.Q6]=&quot;C&quot;;&quot;1&quot;;&quot;2&quot;))" office:value-type="string" office:string-value="2">
            <text:p>2</text:p>
          </table:table-cell>
          <table:table-cell table:formula="of:=IF([Sheet1.R6]=&quot;Y&quot;;&quot;0&quot;;IF([Sheet1.R6]=&quot;C&quot;;&quot;1&quot;;&quot;2&quot;))" office:value-type="string" office:string-value="0">
            <text:p>0</text:p>
          </table:table-cell>
          <table:table-cell table:formula="of:=IF([Sheet1.S6]=&quot;Y&quot;;&quot;0&quot;;IF([Sheet1.S6]=&quot;C&quot;;&quot;1&quot;;&quot;2&quot;))" office:value-type="string" office:string-value="0">
            <text:p>0</text:p>
          </table:table-cell>
          <table:table-cell table:formula="of:=IF([Sheet1.T6]=&quot;Y&quot;;&quot;0&quot;;IF([Sheet1.T6]=&quot;C&quot;;&quot;1&quot;;&quot;2&quot;))" office:value-type="string" office:string-value="0">
            <text:p>0</text:p>
          </table:table-cell>
          <table:table-cell table:formula="of:=IF([Sheet1.U6]=&quot;Y&quot;;&quot;0&quot;;IF([Sheet1.U6]=&quot;C&quot;;&quot;1&quot;;&quot;2&quot;))" office:value-type="string" office:string-value="2">
            <text:p>2</text:p>
          </table:table-cell>
          <table:table-cell table:formula="of:=IF([Sheet1.V6]=&quot;Y&quot;;&quot;0&quot;;IF([Sheet1.V6]=&quot;C&quot;;&quot;1&quot;;&quot;2&quot;))" office:value-type="string" office:string-value="0">
            <text:p>0</text:p>
          </table:table-cell>
          <table:table-cell table:formula="of:=IF([Sheet1.W6]=&quot;Y&quot;;&quot;0&quot;;IF([Sheet1.W6]=&quot;C&quot;;&quot;1&quot;;&quot;2&quot;))" office:value-type="string" office:string-value="0">
            <text:p>0</text:p>
          </table:table-cell>
          <table:table-cell table:formula="of:=IF([Sheet1.X6]=&quot;Y&quot;;&quot;0&quot;;IF([Sheet1.X6]=&quot;C&quot;;&quot;1&quot;;&quot;2&quot;))" office:value-type="string" office:string-value="0">
            <text:p>0</text:p>
          </table:table-cell>
          <table:table-cell table:formula="of:=IF([Sheet1.Y6]=&quot;Y&quot;;&quot;0&quot;;IF([Sheet1.Y6]=&quot;C&quot;;&quot;1&quot;;&quot;2&quot;))" office:value-type="string" office:string-value="1">
            <text:p>1</text:p>
          </table:table-cell>
          <table:table-cell table:formula="of:=IF([Sheet1.Z6]=&quot;Y&quot;;&quot;0&quot;;IF([Sheet1.Z6]=&quot;C&quot;;&quot;1&quot;;&quot;2&quot;))" office:value-type="string" office:string-value="2">
            <text:p>2</text:p>
          </table:table-cell>
          <table:table-cell table:formula="of:=IF([Sheet1.AA6]=&quot;Y&quot;;&quot;0&quot;;IF([Sheet1.AA6]=&quot;C&quot;;&quot;1&quot;;&quot;2&quot;))" office:value-type="string" office:string-value="1">
            <text:p>1</text:p>
          </table:table-cell>
          <table:table-cell table:formula="of:=IF([Sheet1.AB6]=&quot;Y&quot;;&quot;0&quot;;IF([Sheet1.AB6]=&quot;C&quot;;&quot;1&quot;;&quot;2&quot;))" office:value-type="string" office:string-value="2">
            <text:p>2</text:p>
          </table:table-cell>
          <table:table-cell table:formula="of:=IF([Sheet1.AC6]=&quot;Y&quot;;&quot;0&quot;;IF([Sheet1.AC6]=&quot;C&quot;;&quot;1&quot;;&quot;2&quot;))" office:value-type="string" office:string-value="1">
            <text:p>1</text:p>
          </table:table-cell>
          <table:table-cell table:formula="of:=IF([Sheet1.AD6]=&quot;Y&quot;;&quot;0&quot;;IF([Sheet1.AD6]=&quot;C&quot;;&quot;1&quot;;&quot;2&quot;))" office:value-type="string" office:string-value="2">
            <text:p>2</text:p>
          </table:table-cell>
          <table:table-cell table:formula="of:=IF([Sheet1.AE6]=&quot;Y&quot;;&quot;0&quot;;IF([Sheet1.AE6]=&quot;C&quot;;&quot;1&quot;;&quot;2&quot;))" office:value-type="string" office:string-value="2">
            <text:p>2</text:p>
          </table:table-cell>
          <table:table-cell table:formula="of:=IF([Sheet1.AF6]=&quot;Y&quot;;&quot;0&quot;;IF([Sheet1.AF6]=&quot;C&quot;;&quot;1&quot;;&quot;2&quot;))" office:value-type="string" office:string-value="0">
            <text:p>0</text:p>
          </table:table-cell>
          <table:table-cell table:formula="of:=IF([Sheet1.AG6]=&quot;Y&quot;;&quot;0&quot;;IF([Sheet1.AG6]=&quot;C&quot;;&quot;1&quot;;&quot;2&quot;))" office:value-type="string" office:string-value="0">
            <text:p>0</text:p>
          </table:table-cell>
          <table:table-cell table:formula="of:=IF([Sheet1.AH6]=&quot;Y&quot;;&quot;0&quot;;IF([Sheet1.AH6]=&quot;C&quot;;&quot;1&quot;;&quot;2&quot;))" office:value-type="string" office:string-value="2">
            <text:p>2</text:p>
          </table:table-cell>
          <table:table-cell table:formula="of:=IF([Sheet1.AI6]=&quot;Y&quot;;&quot;0&quot;;IF([Sheet1.AI6]=&quot;C&quot;;&quot;1&quot;;&quot;2&quot;))" office:value-type="string" office:string-value="0">
            <text:p>0</text:p>
          </table:table-cell>
          <table:table-cell table:formula="of:=IF([Sheet1.AJ6]=&quot;Y&quot;;&quot;0&quot;;IF([Sheet1.AJ6]=&quot;C&quot;;&quot;1&quot;;&quot;2&quot;))" office:value-type="string" office:string-value="1">
            <text:p>1</text:p>
          </table:table-cell>
          <table:table-cell table:formula="of:=IF([Sheet1.AK6]=&quot;Y&quot;;&quot;0&quot;;IF([Sheet1.AK6]=&quot;C&quot;;&quot;1&quot;;&quot;2&quot;))" office:value-type="string" office:string-value="0">
            <text:p>0</text:p>
          </table:table-cell>
          <table:table-cell table:formula="of:=IF([Sheet1.AL6]=&quot;Y&quot;;&quot;0&quot;;IF([Sheet1.AL6]=&quot;C&quot;;&quot;1&quot;;&quot;2&quot;))" office:value-type="string" office:string-value="0">
            <text:p>0</text:p>
          </table:table-cell>
          <table:table-cell table:formula="of:=IF([Sheet1.AM6]=&quot;Y&quot;;&quot;0&quot;;IF([Sheet1.AM6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7]" office:value-type="string" office:string-value="Batfish">
            <text:p>Batfish</text:p>
          </table:table-cell>
          <table:table-cell table:formula="of:=IF([Sheet1.B7]=&quot;Y&quot;;&quot;0&quot;;IF([Sheet1.B7]=&quot;C&quot;;&quot;1&quot;;&quot;2&quot;))" office:value-type="string" office:string-value="0">
            <text:p>0</text:p>
          </table:table-cell>
          <table:table-cell table:formula="of:=IF([Sheet1.C7]=&quot;Y&quot;;&quot;0&quot;;IF([Sheet1.C7]=&quot;C&quot;;&quot;1&quot;;&quot;2&quot;))" office:value-type="string" office:string-value="0">
            <text:p>0</text:p>
          </table:table-cell>
          <table:table-cell table:formula="of:=IF([Sheet1.D7]=&quot;Y&quot;;&quot;0&quot;;IF([Sheet1.D7]=&quot;C&quot;;&quot;1&quot;;&quot;2&quot;))" office:value-type="string" office:string-value="0">
            <text:p>0</text:p>
          </table:table-cell>
          <table:table-cell table:formula="of:=IF([Sheet1.E7]=&quot;Y&quot;;&quot;0&quot;;IF([Sheet1.E7]=&quot;C&quot;;&quot;1&quot;;&quot;2&quot;))" office:value-type="string" office:string-value="1">
            <text:p>1</text:p>
          </table:table-cell>
          <table:table-cell table:formula="of:=IF([Sheet1.F7]=&quot;Y&quot;;&quot;0&quot;;IF([Sheet1.F7]=&quot;C&quot;;&quot;1&quot;;&quot;2&quot;))" office:value-type="string" office:string-value="1">
            <text:p>1</text:p>
          </table:table-cell>
          <table:table-cell table:formula="of:=IF([Sheet1.G7]=&quot;Y&quot;;&quot;0&quot;;IF([Sheet1.G7]=&quot;C&quot;;&quot;1&quot;;&quot;2&quot;))" office:value-type="string" office:string-value="2">
            <text:p>2</text:p>
          </table:table-cell>
          <table:table-cell table:formula="of:=IF([Sheet1.H7]=&quot;Y&quot;;&quot;0&quot;;IF([Sheet1.H7]=&quot;C&quot;;&quot;1&quot;;&quot;2&quot;))" office:value-type="string" office:string-value="1">
            <text:p>1</text:p>
          </table:table-cell>
          <table:table-cell table:formula="of:=IF([Sheet1.I7]=&quot;Y&quot;;&quot;0&quot;;IF([Sheet1.I7]=&quot;C&quot;;&quot;1&quot;;&quot;2&quot;))" office:value-type="string" office:string-value="0">
            <text:p>0</text:p>
          </table:table-cell>
          <table:table-cell table:formula="of:=IF([Sheet1.J7]=&quot;Y&quot;;&quot;0&quot;;IF([Sheet1.J7]=&quot;C&quot;;&quot;1&quot;;&quot;2&quot;))" office:value-type="string" office:string-value="0">
            <text:p>0</text:p>
          </table:table-cell>
          <table:table-cell table:formula="of:=IF([Sheet1.K7]=&quot;Y&quot;;&quot;0&quot;;IF([Sheet1.K7]=&quot;C&quot;;&quot;1&quot;;&quot;2&quot;))" office:value-type="string" office:string-value="0">
            <text:p>0</text:p>
          </table:table-cell>
          <table:table-cell table:formula="of:=IF([Sheet1.L7]=&quot;Y&quot;;&quot;0&quot;;IF([Sheet1.L7]=&quot;C&quot;;&quot;1&quot;;&quot;2&quot;))" office:value-type="string" office:string-value="1">
            <text:p>1</text:p>
          </table:table-cell>
          <table:table-cell table:formula="of:=IF([Sheet1.M7]=&quot;Y&quot;;&quot;0&quot;;IF([Sheet1.M7]=&quot;C&quot;;&quot;1&quot;;&quot;2&quot;))" office:value-type="string" office:string-value="0">
            <text:p>0</text:p>
          </table:table-cell>
          <table:table-cell table:formula="of:=IF([Sheet1.N7]=&quot;Y&quot;;&quot;0&quot;;IF([Sheet1.N7]=&quot;C&quot;;&quot;1&quot;;&quot;2&quot;))" office:value-type="string" office:string-value="1">
            <text:p>1</text:p>
          </table:table-cell>
          <table:table-cell table:formula="of:=IF([Sheet1.O7]=&quot;Y&quot;;&quot;0&quot;;IF([Sheet1.O7]=&quot;C&quot;;&quot;1&quot;;&quot;2&quot;))" office:value-type="string" office:string-value="1">
            <text:p>1</text:p>
          </table:table-cell>
          <table:table-cell table:formula="of:=IF([Sheet1.P7]=&quot;Y&quot;;&quot;0&quot;;IF([Sheet1.P7]=&quot;C&quot;;&quot;1&quot;;&quot;2&quot;))" office:value-type="string" office:string-value="1">
            <text:p>1</text:p>
          </table:table-cell>
          <table:table-cell table:formula="of:=IF([Sheet1.Q7]=&quot;Y&quot;;&quot;0&quot;;IF([Sheet1.Q7]=&quot;C&quot;;&quot;1&quot;;&quot;2&quot;))" office:value-type="string" office:string-value="1">
            <text:p>1</text:p>
          </table:table-cell>
          <table:table-cell table:formula="of:=IF([Sheet1.R7]=&quot;Y&quot;;&quot;0&quot;;IF([Sheet1.R7]=&quot;C&quot;;&quot;1&quot;;&quot;2&quot;))" office:value-type="string" office:string-value="0">
            <text:p>0</text:p>
          </table:table-cell>
          <table:table-cell table:formula="of:=IF([Sheet1.S7]=&quot;Y&quot;;&quot;0&quot;;IF([Sheet1.S7]=&quot;C&quot;;&quot;1&quot;;&quot;2&quot;))" office:value-type="string" office:string-value="0">
            <text:p>0</text:p>
          </table:table-cell>
          <table:table-cell table:formula="of:=IF([Sheet1.T7]=&quot;Y&quot;;&quot;0&quot;;IF([Sheet1.T7]=&quot;C&quot;;&quot;1&quot;;&quot;2&quot;))" office:value-type="string" office:string-value="0">
            <text:p>0</text:p>
          </table:table-cell>
          <table:table-cell table:formula="of:=IF([Sheet1.U7]=&quot;Y&quot;;&quot;0&quot;;IF([Sheet1.U7]=&quot;C&quot;;&quot;1&quot;;&quot;2&quot;))" office:value-type="string" office:string-value="2">
            <text:p>2</text:p>
          </table:table-cell>
          <table:table-cell table:formula="of:=IF([Sheet1.V7]=&quot;Y&quot;;&quot;0&quot;;IF([Sheet1.V7]=&quot;C&quot;;&quot;1&quot;;&quot;2&quot;))" office:value-type="string" office:string-value="0">
            <text:p>0</text:p>
          </table:table-cell>
          <table:table-cell table:formula="of:=IF([Sheet1.W7]=&quot;Y&quot;;&quot;0&quot;;IF([Sheet1.W7]=&quot;C&quot;;&quot;1&quot;;&quot;2&quot;))" office:value-type="string" office:string-value="0">
            <text:p>0</text:p>
          </table:table-cell>
          <table:table-cell table:formula="of:=IF([Sheet1.X7]=&quot;Y&quot;;&quot;0&quot;;IF([Sheet1.X7]=&quot;C&quot;;&quot;1&quot;;&quot;2&quot;))" office:value-type="string" office:string-value="0">
            <text:p>0</text:p>
          </table:table-cell>
          <table:table-cell table:formula="of:=IF([Sheet1.Y7]=&quot;Y&quot;;&quot;0&quot;;IF([Sheet1.Y7]=&quot;C&quot;;&quot;1&quot;;&quot;2&quot;))" office:value-type="string" office:string-value="1">
            <text:p>1</text:p>
          </table:table-cell>
          <table:table-cell table:formula="of:=IF([Sheet1.Z7]=&quot;Y&quot;;&quot;0&quot;;IF([Sheet1.Z7]=&quot;C&quot;;&quot;1&quot;;&quot;2&quot;))" office:value-type="string" office:string-value="1">
            <text:p>1</text:p>
          </table:table-cell>
          <table:table-cell table:formula="of:=IF([Sheet1.AA7]=&quot;Y&quot;;&quot;0&quot;;IF([Sheet1.AA7]=&quot;C&quot;;&quot;1&quot;;&quot;2&quot;))" office:value-type="string" office:string-value="0">
            <text:p>0</text:p>
          </table:table-cell>
          <table:table-cell table:formula="of:=IF([Sheet1.AB7]=&quot;Y&quot;;&quot;0&quot;;IF([Sheet1.AB7]=&quot;C&quot;;&quot;1&quot;;&quot;2&quot;))" office:value-type="string" office:string-value="1">
            <text:p>1</text:p>
          </table:table-cell>
          <table:table-cell table:formula="of:=IF([Sheet1.AC7]=&quot;Y&quot;;&quot;0&quot;;IF([Sheet1.AC7]=&quot;C&quot;;&quot;1&quot;;&quot;2&quot;))" office:value-type="string" office:string-value="0">
            <text:p>0</text:p>
          </table:table-cell>
          <table:table-cell table:formula="of:=IF([Sheet1.AD7]=&quot;Y&quot;;&quot;0&quot;;IF([Sheet1.AD7]=&quot;C&quot;;&quot;1&quot;;&quot;2&quot;))" office:value-type="string" office:string-value="2">
            <text:p>2</text:p>
          </table:table-cell>
          <table:table-cell table:formula="of:=IF([Sheet1.AE7]=&quot;Y&quot;;&quot;0&quot;;IF([Sheet1.AE7]=&quot;C&quot;;&quot;1&quot;;&quot;2&quot;))" office:value-type="string" office:string-value="2">
            <text:p>2</text:p>
          </table:table-cell>
          <table:table-cell table:formula="of:=IF([Sheet1.AF7]=&quot;Y&quot;;&quot;0&quot;;IF([Sheet1.AF7]=&quot;C&quot;;&quot;1&quot;;&quot;2&quot;))" office:value-type="string" office:string-value="0">
            <text:p>0</text:p>
          </table:table-cell>
          <table:table-cell table:formula="of:=IF([Sheet1.AG7]=&quot;Y&quot;;&quot;0&quot;;IF([Sheet1.AG7]=&quot;C&quot;;&quot;1&quot;;&quot;2&quot;))" office:value-type="string" office:string-value="1">
            <text:p>1</text:p>
          </table:table-cell>
          <table:table-cell table:formula="of:=IF([Sheet1.AH7]=&quot;Y&quot;;&quot;0&quot;;IF([Sheet1.AH7]=&quot;C&quot;;&quot;1&quot;;&quot;2&quot;))" office:value-type="string" office:string-value="2">
            <text:p>2</text:p>
          </table:table-cell>
          <table:table-cell table:formula="of:=IF([Sheet1.AI7]=&quot;Y&quot;;&quot;0&quot;;IF([Sheet1.AI7]=&quot;C&quot;;&quot;1&quot;;&quot;2&quot;))" office:value-type="string" office:string-value="0">
            <text:p>0</text:p>
          </table:table-cell>
          <table:table-cell table:formula="of:=IF([Sheet1.AJ7]=&quot;Y&quot;;&quot;0&quot;;IF([Sheet1.AJ7]=&quot;C&quot;;&quot;1&quot;;&quot;2&quot;))" office:value-type="string" office:string-value="1">
            <text:p>1</text:p>
          </table:table-cell>
          <table:table-cell table:formula="of:=IF([Sheet1.AK7]=&quot;Y&quot;;&quot;0&quot;;IF([Sheet1.AK7]=&quot;C&quot;;&quot;1&quot;;&quot;2&quot;))" office:value-type="string" office:string-value="0">
            <text:p>0</text:p>
          </table:table-cell>
          <table:table-cell table:formula="of:=IF([Sheet1.AL7]=&quot;Y&quot;;&quot;0&quot;;IF([Sheet1.AL7]=&quot;C&quot;;&quot;1&quot;;&quot;2&quot;))" office:value-type="string" office:string-value="1">
            <text:p>1</text:p>
          </table:table-cell>
          <table:table-cell table:formula="of:=IF([Sheet1.AM7]=&quot;Y&quot;;&quot;0&quot;;IF([Sheet1.AM7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8]" office:value-type="string" office:string-value="Blennies">
            <text:p>Blennies</text:p>
          </table:table-cell>
          <table:table-cell table:formula="of:=IF([Sheet1.B8]=&quot;Y&quot;;&quot;0&quot;;IF([Sheet1.B8]=&quot;C&quot;;&quot;1&quot;;&quot;2&quot;))" office:value-type="string" office:string-value="0">
            <text:p>0</text:p>
          </table:table-cell>
          <table:table-cell table:formula="of:=IF([Sheet1.C8]=&quot;Y&quot;;&quot;0&quot;;IF([Sheet1.C8]=&quot;C&quot;;&quot;1&quot;;&quot;2&quot;))" office:value-type="string" office:string-value="0">
            <text:p>0</text:p>
          </table:table-cell>
          <table:table-cell table:formula="of:=IF([Sheet1.D8]=&quot;Y&quot;;&quot;0&quot;;IF([Sheet1.D8]=&quot;C&quot;;&quot;1&quot;;&quot;2&quot;))" office:value-type="string" office:string-value="2">
            <text:p>2</text:p>
          </table:table-cell>
          <table:table-cell table:formula="of:=IF([Sheet1.E8]=&quot;Y&quot;;&quot;0&quot;;IF([Sheet1.E8]=&quot;C&quot;;&quot;1&quot;;&quot;2&quot;))" office:value-type="string" office:string-value="0">
            <text:p>0</text:p>
          </table:table-cell>
          <table:table-cell table:formula="of:=IF([Sheet1.F8]=&quot;Y&quot;;&quot;0&quot;;IF([Sheet1.F8]=&quot;C&quot;;&quot;1&quot;;&quot;2&quot;))" office:value-type="string" office:string-value="1">
            <text:p>1</text:p>
          </table:table-cell>
          <table:table-cell table:formula="of:=IF([Sheet1.G8]=&quot;Y&quot;;&quot;0&quot;;IF([Sheet1.G8]=&quot;C&quot;;&quot;1&quot;;&quot;2&quot;))" office:value-type="string" office:string-value="1">
            <text:p>1</text:p>
          </table:table-cell>
          <table:table-cell table:formula="of:=IF([Sheet1.H8]=&quot;Y&quot;;&quot;0&quot;;IF([Sheet1.H8]=&quot;C&quot;;&quot;1&quot;;&quot;2&quot;))" office:value-type="string" office:string-value="1">
            <text:p>1</text:p>
          </table:table-cell>
          <table:table-cell table:formula="of:=IF([Sheet1.I8]=&quot;Y&quot;;&quot;0&quot;;IF([Sheet1.I8]=&quot;C&quot;;&quot;1&quot;;&quot;2&quot;))" office:value-type="string" office:string-value="0">
            <text:p>0</text:p>
          </table:table-cell>
          <table:table-cell table:formula="of:=IF([Sheet1.J8]=&quot;Y&quot;;&quot;0&quot;;IF([Sheet1.J8]=&quot;C&quot;;&quot;1&quot;;&quot;2&quot;))" office:value-type="string" office:string-value="0">
            <text:p>0</text:p>
          </table:table-cell>
          <table:table-cell table:formula="of:=IF([Sheet1.K8]=&quot;Y&quot;;&quot;0&quot;;IF([Sheet1.K8]=&quot;C&quot;;&quot;1&quot;;&quot;2&quot;))" office:value-type="string" office:string-value="1">
            <text:p>1</text:p>
          </table:table-cell>
          <table:table-cell table:formula="of:=IF([Sheet1.L8]=&quot;Y&quot;;&quot;0&quot;;IF([Sheet1.L8]=&quot;C&quot;;&quot;1&quot;;&quot;2&quot;))" office:value-type="string" office:string-value="0">
            <text:p>0</text:p>
          </table:table-cell>
          <table:table-cell table:formula="of:=IF([Sheet1.M8]=&quot;Y&quot;;&quot;0&quot;;IF([Sheet1.M8]=&quot;C&quot;;&quot;1&quot;;&quot;2&quot;))" office:value-type="string" office:string-value="0">
            <text:p>0</text:p>
          </table:table-cell>
          <table:table-cell table:formula="of:=IF([Sheet1.N8]=&quot;Y&quot;;&quot;0&quot;;IF([Sheet1.N8]=&quot;C&quot;;&quot;1&quot;;&quot;2&quot;))" office:value-type="string" office:string-value="0">
            <text:p>0</text:p>
          </table:table-cell>
          <table:table-cell table:formula="of:=IF([Sheet1.O8]=&quot;Y&quot;;&quot;0&quot;;IF([Sheet1.O8]=&quot;C&quot;;&quot;1&quot;;&quot;2&quot;))" office:value-type="string" office:string-value="0">
            <text:p>0</text:p>
          </table:table-cell>
          <table:table-cell table:formula="of:=IF([Sheet1.P8]=&quot;Y&quot;;&quot;0&quot;;IF([Sheet1.P8]=&quot;C&quot;;&quot;1&quot;;&quot;2&quot;))" office:value-type="string" office:string-value="1">
            <text:p>1</text:p>
          </table:table-cell>
          <table:table-cell table:formula="of:=IF([Sheet1.Q8]=&quot;Y&quot;;&quot;0&quot;;IF([Sheet1.Q8]=&quot;C&quot;;&quot;1&quot;;&quot;2&quot;))" office:value-type="string" office:string-value="2">
            <text:p>2</text:p>
          </table:table-cell>
          <table:table-cell table:formula="of:=IF([Sheet1.R8]=&quot;Y&quot;;&quot;0&quot;;IF([Sheet1.R8]=&quot;C&quot;;&quot;1&quot;;&quot;2&quot;))" office:value-type="string" office:string-value="0">
            <text:p>0</text:p>
          </table:table-cell>
          <table:table-cell table:formula="of:=IF([Sheet1.S8]=&quot;Y&quot;;&quot;0&quot;;IF([Sheet1.S8]=&quot;C&quot;;&quot;1&quot;;&quot;2&quot;))" office:value-type="string" office:string-value="0">
            <text:p>0</text:p>
          </table:table-cell>
          <table:table-cell table:formula="of:=IF([Sheet1.T8]=&quot;Y&quot;;&quot;0&quot;;IF([Sheet1.T8]=&quot;C&quot;;&quot;1&quot;;&quot;2&quot;))" office:value-type="string" office:string-value="0">
            <text:p>0</text:p>
          </table:table-cell>
          <table:table-cell table:formula="of:=IF([Sheet1.U8]=&quot;Y&quot;;&quot;0&quot;;IF([Sheet1.U8]=&quot;C&quot;;&quot;1&quot;;&quot;2&quot;))" office:value-type="string" office:string-value="2">
            <text:p>2</text:p>
          </table:table-cell>
          <table:table-cell table:formula="of:=IF([Sheet1.V8]=&quot;Y&quot;;&quot;0&quot;;IF([Sheet1.V8]=&quot;C&quot;;&quot;1&quot;;&quot;2&quot;))" office:value-type="string" office:string-value="1">
            <text:p>1</text:p>
          </table:table-cell>
          <table:table-cell table:formula="of:=IF([Sheet1.W8]=&quot;Y&quot;;&quot;0&quot;;IF([Sheet1.W8]=&quot;C&quot;;&quot;1&quot;;&quot;2&quot;))" office:value-type="string" office:string-value="1">
            <text:p>1</text:p>
          </table:table-cell>
          <table:table-cell table:formula="of:=IF([Sheet1.X8]=&quot;Y&quot;;&quot;0&quot;;IF([Sheet1.X8]=&quot;C&quot;;&quot;1&quot;;&quot;2&quot;))" office:value-type="string" office:string-value="0">
            <text:p>0</text:p>
          </table:table-cell>
          <table:table-cell table:formula="of:=IF([Sheet1.Y8]=&quot;Y&quot;;&quot;0&quot;;IF([Sheet1.Y8]=&quot;C&quot;;&quot;1&quot;;&quot;2&quot;))" office:value-type="string" office:string-value="1">
            <text:p>1</text:p>
          </table:table-cell>
          <table:table-cell table:formula="of:=IF([Sheet1.Z8]=&quot;Y&quot;;&quot;0&quot;;IF([Sheet1.Z8]=&quot;C&quot;;&quot;1&quot;;&quot;2&quot;))" office:value-type="string" office:string-value="2">
            <text:p>2</text:p>
          </table:table-cell>
          <table:table-cell table:formula="of:=IF([Sheet1.AA8]=&quot;Y&quot;;&quot;0&quot;;IF([Sheet1.AA8]=&quot;C&quot;;&quot;1&quot;;&quot;2&quot;))" office:value-type="string" office:string-value="1">
            <text:p>1</text:p>
          </table:table-cell>
          <table:table-cell table:formula="of:=IF([Sheet1.AB8]=&quot;Y&quot;;&quot;0&quot;;IF([Sheet1.AB8]=&quot;C&quot;;&quot;1&quot;;&quot;2&quot;))" office:value-type="string" office:string-value="1">
            <text:p>1</text:p>
          </table:table-cell>
          <table:table-cell table:formula="of:=IF([Sheet1.AC8]=&quot;Y&quot;;&quot;0&quot;;IF([Sheet1.AC8]=&quot;C&quot;;&quot;1&quot;;&quot;2&quot;))" office:value-type="string" office:string-value="0">
            <text:p>0</text:p>
          </table:table-cell>
          <table:table-cell table:formula="of:=IF([Sheet1.AD8]=&quot;Y&quot;;&quot;0&quot;;IF([Sheet1.AD8]=&quot;C&quot;;&quot;1&quot;;&quot;2&quot;))" office:value-type="string" office:string-value="2">
            <text:p>2</text:p>
          </table:table-cell>
          <table:table-cell table:formula="of:=IF([Sheet1.AE8]=&quot;Y&quot;;&quot;0&quot;;IF([Sheet1.AE8]=&quot;C&quot;;&quot;1&quot;;&quot;2&quot;))" office:value-type="string" office:string-value="2">
            <text:p>2</text:p>
          </table:table-cell>
          <table:table-cell table:formula="of:=IF([Sheet1.AF8]=&quot;Y&quot;;&quot;0&quot;;IF([Sheet1.AF8]=&quot;C&quot;;&quot;1&quot;;&quot;2&quot;))" office:value-type="string" office:string-value="1">
            <text:p>1</text:p>
          </table:table-cell>
          <table:table-cell table:formula="of:=IF([Sheet1.AG8]=&quot;Y&quot;;&quot;0&quot;;IF([Sheet1.AG8]=&quot;C&quot;;&quot;1&quot;;&quot;2&quot;))" office:value-type="string" office:string-value="0">
            <text:p>0</text:p>
          </table:table-cell>
          <table:table-cell table:formula="of:=IF([Sheet1.AH8]=&quot;Y&quot;;&quot;0&quot;;IF([Sheet1.AH8]=&quot;C&quot;;&quot;1&quot;;&quot;2&quot;))" office:value-type="string" office:string-value="1">
            <text:p>1</text:p>
          </table:table-cell>
          <table:table-cell table:formula="of:=IF([Sheet1.AI8]=&quot;Y&quot;;&quot;0&quot;;IF([Sheet1.AI8]=&quot;C&quot;;&quot;1&quot;;&quot;2&quot;))" office:value-type="string" office:string-value="0">
            <text:p>0</text:p>
          </table:table-cell>
          <table:table-cell table:formula="of:=IF([Sheet1.AJ8]=&quot;Y&quot;;&quot;0&quot;;IF([Sheet1.AJ8]=&quot;C&quot;;&quot;1&quot;;&quot;2&quot;))" office:value-type="string" office:string-value="1">
            <text:p>1</text:p>
          </table:table-cell>
          <table:table-cell table:formula="of:=IF([Sheet1.AK8]=&quot;Y&quot;;&quot;0&quot;;IF([Sheet1.AK8]=&quot;C&quot;;&quot;1&quot;;&quot;2&quot;))" office:value-type="string" office:string-value="0">
            <text:p>0</text:p>
          </table:table-cell>
          <table:table-cell table:formula="of:=IF([Sheet1.AL8]=&quot;Y&quot;;&quot;0&quot;;IF([Sheet1.AL8]=&quot;C&quot;;&quot;1&quot;;&quot;2&quot;))" office:value-type="string" office:string-value="0">
            <text:p>0</text:p>
          </table:table-cell>
          <table:table-cell table:formula="of:=IF([Sheet1.AM8]=&quot;Y&quot;;&quot;0&quot;;IF([Sheet1.AM8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9]" office:value-type="string" office:string-value="Boxfish">
            <text:p>Boxfish</text:p>
          </table:table-cell>
          <table:table-cell table:formula="of:=IF([Sheet1.B9]=&quot;Y&quot;;&quot;0&quot;;IF([Sheet1.B9]=&quot;C&quot;;&quot;1&quot;;&quot;2&quot;))" office:value-type="string" office:string-value="0">
            <text:p>0</text:p>
          </table:table-cell>
          <table:table-cell table:formula="of:=IF([Sheet1.C9]=&quot;Y&quot;;&quot;0&quot;;IF([Sheet1.C9]=&quot;C&quot;;&quot;1&quot;;&quot;2&quot;))" office:value-type="string" office:string-value="0">
            <text:p>0</text:p>
          </table:table-cell>
          <table:table-cell table:formula="of:=IF([Sheet1.D9]=&quot;Y&quot;;&quot;0&quot;;IF([Sheet1.D9]=&quot;C&quot;;&quot;1&quot;;&quot;2&quot;))" office:value-type="string" office:string-value="0">
            <text:p>0</text:p>
          </table:table-cell>
          <table:table-cell table:formula="of:=IF([Sheet1.E9]=&quot;Y&quot;;&quot;0&quot;;IF([Sheet1.E9]=&quot;C&quot;;&quot;1&quot;;&quot;2&quot;))" office:value-type="string" office:string-value="0">
            <text:p>0</text:p>
          </table:table-cell>
          <table:table-cell table:formula="of:=IF([Sheet1.F9]=&quot;Y&quot;;&quot;0&quot;;IF([Sheet1.F9]=&quot;C&quot;;&quot;1&quot;;&quot;2&quot;))" office:value-type="string" office:string-value="0">
            <text:p>0</text:p>
          </table:table-cell>
          <table:table-cell table:formula="of:=IF([Sheet1.G9]=&quot;Y&quot;;&quot;0&quot;;IF([Sheet1.G9]=&quot;C&quot;;&quot;1&quot;;&quot;2&quot;))" office:value-type="string" office:string-value="0">
            <text:p>0</text:p>
          </table:table-cell>
          <table:table-cell table:formula="of:=IF([Sheet1.H9]=&quot;Y&quot;;&quot;0&quot;;IF([Sheet1.H9]=&quot;C&quot;;&quot;1&quot;;&quot;2&quot;))" office:value-type="string" office:string-value="0">
            <text:p>0</text:p>
          </table:table-cell>
          <table:table-cell table:formula="of:=IF([Sheet1.I9]=&quot;Y&quot;;&quot;0&quot;;IF([Sheet1.I9]=&quot;C&quot;;&quot;1&quot;;&quot;2&quot;))" office:value-type="string" office:string-value="1">
            <text:p>1</text:p>
          </table:table-cell>
          <table:table-cell table:formula="of:=IF([Sheet1.J9]=&quot;Y&quot;;&quot;0&quot;;IF([Sheet1.J9]=&quot;C&quot;;&quot;1&quot;;&quot;2&quot;))" office:value-type="string" office:string-value="0">
            <text:p>0</text:p>
          </table:table-cell>
          <table:table-cell table:formula="of:=IF([Sheet1.K9]=&quot;Y&quot;;&quot;0&quot;;IF([Sheet1.K9]=&quot;C&quot;;&quot;1&quot;;&quot;2&quot;))" office:value-type="string" office:string-value="0">
            <text:p>0</text:p>
          </table:table-cell>
          <table:table-cell table:formula="of:=IF([Sheet1.L9]=&quot;Y&quot;;&quot;0&quot;;IF([Sheet1.L9]=&quot;C&quot;;&quot;1&quot;;&quot;2&quot;))" office:value-type="string" office:string-value="0">
            <text:p>0</text:p>
          </table:table-cell>
          <table:table-cell table:formula="of:=IF([Sheet1.M9]=&quot;Y&quot;;&quot;0&quot;;IF([Sheet1.M9]=&quot;C&quot;;&quot;1&quot;;&quot;2&quot;))" office:value-type="string" office:string-value="0">
            <text:p>0</text:p>
          </table:table-cell>
          <table:table-cell table:formula="of:=IF([Sheet1.N9]=&quot;Y&quot;;&quot;0&quot;;IF([Sheet1.N9]=&quot;C&quot;;&quot;1&quot;;&quot;2&quot;))" office:value-type="string" office:string-value="0">
            <text:p>0</text:p>
          </table:table-cell>
          <table:table-cell table:formula="of:=IF([Sheet1.O9]=&quot;Y&quot;;&quot;0&quot;;IF([Sheet1.O9]=&quot;C&quot;;&quot;1&quot;;&quot;2&quot;))" office:value-type="string" office:string-value="0">
            <text:p>0</text:p>
          </table:table-cell>
          <table:table-cell table:formula="of:=IF([Sheet1.P9]=&quot;Y&quot;;&quot;0&quot;;IF([Sheet1.P9]=&quot;C&quot;;&quot;1&quot;;&quot;2&quot;))" office:value-type="string" office:string-value="0">
            <text:p>0</text:p>
          </table:table-cell>
          <table:table-cell table:formula="of:=IF([Sheet1.Q9]=&quot;Y&quot;;&quot;0&quot;;IF([Sheet1.Q9]=&quot;C&quot;;&quot;1&quot;;&quot;2&quot;))" office:value-type="string" office:string-value="0">
            <text:p>0</text:p>
          </table:table-cell>
          <table:table-cell table:formula="of:=IF([Sheet1.R9]=&quot;Y&quot;;&quot;0&quot;;IF([Sheet1.R9]=&quot;C&quot;;&quot;1&quot;;&quot;2&quot;))" office:value-type="string" office:string-value="0">
            <text:p>0</text:p>
          </table:table-cell>
          <table:table-cell table:formula="of:=IF([Sheet1.S9]=&quot;Y&quot;;&quot;0&quot;;IF([Sheet1.S9]=&quot;C&quot;;&quot;1&quot;;&quot;2&quot;))" office:value-type="string" office:string-value="0">
            <text:p>0</text:p>
          </table:table-cell>
          <table:table-cell table:formula="of:=IF([Sheet1.T9]=&quot;Y&quot;;&quot;0&quot;;IF([Sheet1.T9]=&quot;C&quot;;&quot;1&quot;;&quot;2&quot;))" office:value-type="string" office:string-value="0">
            <text:p>0</text:p>
          </table:table-cell>
          <table:table-cell table:formula="of:=IF([Sheet1.U9]=&quot;Y&quot;;&quot;0&quot;;IF([Sheet1.U9]=&quot;C&quot;;&quot;1&quot;;&quot;2&quot;))" office:value-type="string" office:string-value="1">
            <text:p>1</text:p>
          </table:table-cell>
          <table:table-cell table:formula="of:=IF([Sheet1.V9]=&quot;Y&quot;;&quot;0&quot;;IF([Sheet1.V9]=&quot;C&quot;;&quot;1&quot;;&quot;2&quot;))" office:value-type="string" office:string-value="0">
            <text:p>0</text:p>
          </table:table-cell>
          <table:table-cell table:formula="of:=IF([Sheet1.W9]=&quot;Y&quot;;&quot;0&quot;;IF([Sheet1.W9]=&quot;C&quot;;&quot;1&quot;;&quot;2&quot;))" office:value-type="string" office:string-value="0">
            <text:p>0</text:p>
          </table:table-cell>
          <table:table-cell table:formula="of:=IF([Sheet1.X9]=&quot;Y&quot;;&quot;0&quot;;IF([Sheet1.X9]=&quot;C&quot;;&quot;1&quot;;&quot;2&quot;))" office:value-type="string" office:string-value="1">
            <text:p>1</text:p>
          </table:table-cell>
          <table:table-cell table:formula="of:=IF([Sheet1.Y9]=&quot;Y&quot;;&quot;0&quot;;IF([Sheet1.Y9]=&quot;C&quot;;&quot;1&quot;;&quot;2&quot;))" office:value-type="string" office:string-value="0">
            <text:p>0</text:p>
          </table:table-cell>
          <table:table-cell table:formula="of:=IF([Sheet1.Z9]=&quot;Y&quot;;&quot;0&quot;;IF([Sheet1.Z9]=&quot;C&quot;;&quot;1&quot;;&quot;2&quot;))" office:value-type="string" office:string-value="0">
            <text:p>0</text:p>
          </table:table-cell>
          <table:table-cell table:formula="of:=IF([Sheet1.AA9]=&quot;Y&quot;;&quot;0&quot;;IF([Sheet1.AA9]=&quot;C&quot;;&quot;1&quot;;&quot;2&quot;))" office:value-type="string" office:string-value="0">
            <text:p>0</text:p>
          </table:table-cell>
          <table:table-cell table:formula="of:=IF([Sheet1.AB9]=&quot;Y&quot;;&quot;0&quot;;IF([Sheet1.AB9]=&quot;C&quot;;&quot;1&quot;;&quot;2&quot;))" office:value-type="string" office:string-value="0">
            <text:p>0</text:p>
          </table:table-cell>
          <table:table-cell table:formula="of:=IF([Sheet1.AC9]=&quot;Y&quot;;&quot;0&quot;;IF([Sheet1.AC9]=&quot;C&quot;;&quot;1&quot;;&quot;2&quot;))" office:value-type="string" office:string-value="1">
            <text:p>1</text:p>
          </table:table-cell>
          <table:table-cell table:formula="of:=IF([Sheet1.AD9]=&quot;Y&quot;;&quot;0&quot;;IF([Sheet1.AD9]=&quot;C&quot;;&quot;1&quot;;&quot;2&quot;))" office:value-type="string" office:string-value="2">
            <text:p>2</text:p>
          </table:table-cell>
          <table:table-cell table:formula="of:=IF([Sheet1.AE9]=&quot;Y&quot;;&quot;0&quot;;IF([Sheet1.AE9]=&quot;C&quot;;&quot;1&quot;;&quot;2&quot;))" office:value-type="string" office:string-value="2">
            <text:p>2</text:p>
          </table:table-cell>
          <table:table-cell table:formula="of:=IF([Sheet1.AF9]=&quot;Y&quot;;&quot;0&quot;;IF([Sheet1.AF9]=&quot;C&quot;;&quot;1&quot;;&quot;2&quot;))" office:value-type="string" office:string-value="0">
            <text:p>0</text:p>
          </table:table-cell>
          <table:table-cell table:formula="of:=IF([Sheet1.AG9]=&quot;Y&quot;;&quot;0&quot;;IF([Sheet1.AG9]=&quot;C&quot;;&quot;1&quot;;&quot;2&quot;))" office:value-type="string" office:string-value="0">
            <text:p>0</text:p>
          </table:table-cell>
          <table:table-cell table:formula="of:=IF([Sheet1.AH9]=&quot;Y&quot;;&quot;0&quot;;IF([Sheet1.AH9]=&quot;C&quot;;&quot;1&quot;;&quot;2&quot;))" office:value-type="string" office:string-value="1">
            <text:p>1</text:p>
          </table:table-cell>
          <table:table-cell table:formula="of:=IF([Sheet1.AI9]=&quot;Y&quot;;&quot;0&quot;;IF([Sheet1.AI9]=&quot;C&quot;;&quot;1&quot;;&quot;2&quot;))" office:value-type="string" office:string-value="0">
            <text:p>0</text:p>
          </table:table-cell>
          <table:table-cell table:formula="of:=IF([Sheet1.AJ9]=&quot;Y&quot;;&quot;0&quot;;IF([Sheet1.AJ9]=&quot;C&quot;;&quot;1&quot;;&quot;2&quot;))" office:value-type="string" office:string-value="0">
            <text:p>0</text:p>
          </table:table-cell>
          <table:table-cell table:formula="of:=IF([Sheet1.AK9]=&quot;Y&quot;;&quot;0&quot;;IF([Sheet1.AK9]=&quot;C&quot;;&quot;1&quot;;&quot;2&quot;))" office:value-type="string" office:string-value="0">
            <text:p>0</text:p>
          </table:table-cell>
          <table:table-cell table:formula="of:=IF([Sheet1.AL9]=&quot;Y&quot;;&quot;0&quot;;IF([Sheet1.AL9]=&quot;C&quot;;&quot;1&quot;;&quot;2&quot;))" office:value-type="string" office:string-value="1">
            <text:p>1</text:p>
          </table:table-cell>
          <table:table-cell table:formula="of:=IF([Sheet1.AM9]=&quot;Y&quot;;&quot;0&quot;;IF([Sheet1.AM9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0]" office:value-type="string" office:string-value="Butterflies">
            <text:p>Butterflies</text:p>
          </table:table-cell>
          <table:table-cell table:formula="of:=IF([Sheet1.B10]=&quot;Y&quot;;&quot;0&quot;;IF([Sheet1.B10]=&quot;C&quot;;&quot;1&quot;;&quot;2&quot;))" office:value-type="string" office:string-value="0">
            <text:p>0</text:p>
          </table:table-cell>
          <table:table-cell table:formula="of:=IF([Sheet1.C10]=&quot;Y&quot;;&quot;0&quot;;IF([Sheet1.C10]=&quot;C&quot;;&quot;1&quot;;&quot;2&quot;))" office:value-type="string" office:string-value="0">
            <text:p>0</text:p>
          </table:table-cell>
          <table:table-cell table:formula="of:=IF([Sheet1.D10]=&quot;Y&quot;;&quot;0&quot;;IF([Sheet1.D10]=&quot;C&quot;;&quot;1&quot;;&quot;2&quot;))" office:value-type="string" office:string-value="0">
            <text:p>0</text:p>
          </table:table-cell>
          <table:table-cell table:formula="of:=IF([Sheet1.E10]=&quot;Y&quot;;&quot;0&quot;;IF([Sheet1.E10]=&quot;C&quot;;&quot;1&quot;;&quot;2&quot;))" office:value-type="string" office:string-value="0">
            <text:p>0</text:p>
          </table:table-cell>
          <table:table-cell table:formula="of:=IF([Sheet1.F10]=&quot;Y&quot;;&quot;0&quot;;IF([Sheet1.F10]=&quot;C&quot;;&quot;1&quot;;&quot;2&quot;))" office:value-type="string" office:string-value="0">
            <text:p>0</text:p>
          </table:table-cell>
          <table:table-cell table:formula="of:=IF([Sheet1.G10]=&quot;Y&quot;;&quot;0&quot;;IF([Sheet1.G10]=&quot;C&quot;;&quot;1&quot;;&quot;2&quot;))" office:value-type="string" office:string-value="0">
            <text:p>0</text:p>
          </table:table-cell>
          <table:table-cell table:formula="of:=IF([Sheet1.H10]=&quot;Y&quot;;&quot;0&quot;;IF([Sheet1.H10]=&quot;C&quot;;&quot;1&quot;;&quot;2&quot;))" office:value-type="string" office:string-value="0">
            <text:p>0</text:p>
          </table:table-cell>
          <table:table-cell table:formula="of:=IF([Sheet1.I10]=&quot;Y&quot;;&quot;0&quot;;IF([Sheet1.I10]=&quot;C&quot;;&quot;1&quot;;&quot;2&quot;))" office:value-type="string" office:string-value="0">
            <text:p>0</text:p>
          </table:table-cell>
          <table:table-cell table:formula="of:=IF([Sheet1.J10]=&quot;Y&quot;;&quot;0&quot;;IF([Sheet1.J10]=&quot;C&quot;;&quot;1&quot;;&quot;2&quot;))" office:value-type="string" office:string-value="1">
            <text:p>1</text:p>
          </table:table-cell>
          <table:table-cell table:formula="of:=IF([Sheet1.K10]=&quot;Y&quot;;&quot;0&quot;;IF([Sheet1.K10]=&quot;C&quot;;&quot;1&quot;;&quot;2&quot;))" office:value-type="string" office:string-value="0">
            <text:p>0</text:p>
          </table:table-cell>
          <table:table-cell table:formula="of:=IF([Sheet1.L10]=&quot;Y&quot;;&quot;0&quot;;IF([Sheet1.L10]=&quot;C&quot;;&quot;1&quot;;&quot;2&quot;))" office:value-type="string" office:string-value="0">
            <text:p>0</text:p>
          </table:table-cell>
          <table:table-cell table:formula="of:=IF([Sheet1.M10]=&quot;Y&quot;;&quot;0&quot;;IF([Sheet1.M10]=&quot;C&quot;;&quot;1&quot;;&quot;2&quot;))" office:value-type="string" office:string-value="0">
            <text:p>0</text:p>
          </table:table-cell>
          <table:table-cell table:formula="of:=IF([Sheet1.N10]=&quot;Y&quot;;&quot;0&quot;;IF([Sheet1.N10]=&quot;C&quot;;&quot;1&quot;;&quot;2&quot;))" office:value-type="string" office:string-value="0">
            <text:p>0</text:p>
          </table:table-cell>
          <table:table-cell table:formula="of:=IF([Sheet1.O10]=&quot;Y&quot;;&quot;0&quot;;IF([Sheet1.O10]=&quot;C&quot;;&quot;1&quot;;&quot;2&quot;))" office:value-type="string" office:string-value="0">
            <text:p>0</text:p>
          </table:table-cell>
          <table:table-cell table:formula="of:=IF([Sheet1.P10]=&quot;Y&quot;;&quot;0&quot;;IF([Sheet1.P10]=&quot;C&quot;;&quot;1&quot;;&quot;2&quot;))" office:value-type="string" office:string-value="0">
            <text:p>0</text:p>
          </table:table-cell>
          <table:table-cell table:formula="of:=IF([Sheet1.Q10]=&quot;Y&quot;;&quot;0&quot;;IF([Sheet1.Q10]=&quot;C&quot;;&quot;1&quot;;&quot;2&quot;))" office:value-type="string" office:string-value="1">
            <text:p>1</text:p>
          </table:table-cell>
          <table:table-cell table:formula="of:=IF([Sheet1.R10]=&quot;Y&quot;;&quot;0&quot;;IF([Sheet1.R10]=&quot;C&quot;;&quot;1&quot;;&quot;2&quot;))" office:value-type="string" office:string-value="0">
            <text:p>0</text:p>
          </table:table-cell>
          <table:table-cell table:formula="of:=IF([Sheet1.S10]=&quot;Y&quot;;&quot;0&quot;;IF([Sheet1.S10]=&quot;C&quot;;&quot;1&quot;;&quot;2&quot;))" office:value-type="string" office:string-value="0">
            <text:p>0</text:p>
          </table:table-cell>
          <table:table-cell table:formula="of:=IF([Sheet1.T10]=&quot;Y&quot;;&quot;0&quot;;IF([Sheet1.T10]=&quot;C&quot;;&quot;1&quot;;&quot;2&quot;))" office:value-type="string" office:string-value="0">
            <text:p>0</text:p>
          </table:table-cell>
          <table:table-cell table:formula="of:=IF([Sheet1.U10]=&quot;Y&quot;;&quot;0&quot;;IF([Sheet1.U10]=&quot;C&quot;;&quot;1&quot;;&quot;2&quot;))" office:value-type="string" office:string-value="1">
            <text:p>1</text:p>
          </table:table-cell>
          <table:table-cell table:formula="of:=IF([Sheet1.V10]=&quot;Y&quot;;&quot;0&quot;;IF([Sheet1.V10]=&quot;C&quot;;&quot;1&quot;;&quot;2&quot;))" office:value-type="string" office:string-value="0">
            <text:p>0</text:p>
          </table:table-cell>
          <table:table-cell table:formula="of:=IF([Sheet1.W10]=&quot;Y&quot;;&quot;0&quot;;IF([Sheet1.W10]=&quot;C&quot;;&quot;1&quot;;&quot;2&quot;))" office:value-type="string" office:string-value="0">
            <text:p>0</text:p>
          </table:table-cell>
          <table:table-cell table:formula="of:=IF([Sheet1.X10]=&quot;Y&quot;;&quot;0&quot;;IF([Sheet1.X10]=&quot;C&quot;;&quot;1&quot;;&quot;2&quot;))" office:value-type="string" office:string-value="0">
            <text:p>0</text:p>
          </table:table-cell>
          <table:table-cell table:formula="of:=IF([Sheet1.Y10]=&quot;Y&quot;;&quot;0&quot;;IF([Sheet1.Y10]=&quot;C&quot;;&quot;1&quot;;&quot;2&quot;))" office:value-type="string" office:string-value="0">
            <text:p>0</text:p>
          </table:table-cell>
          <table:table-cell table:formula="of:=IF([Sheet1.Z10]=&quot;Y&quot;;&quot;0&quot;;IF([Sheet1.Z10]=&quot;C&quot;;&quot;1&quot;;&quot;2&quot;))" office:value-type="string" office:string-value="1">
            <text:p>1</text:p>
          </table:table-cell>
          <table:table-cell table:formula="of:=IF([Sheet1.AA10]=&quot;Y&quot;;&quot;0&quot;;IF([Sheet1.AA10]=&quot;C&quot;;&quot;1&quot;;&quot;2&quot;))" office:value-type="string" office:string-value="0">
            <text:p>0</text:p>
          </table:table-cell>
          <table:table-cell table:formula="of:=IF([Sheet1.AB10]=&quot;Y&quot;;&quot;0&quot;;IF([Sheet1.AB10]=&quot;C&quot;;&quot;1&quot;;&quot;2&quot;))" office:value-type="string" office:string-value="0">
            <text:p>0</text:p>
          </table:table-cell>
          <table:table-cell table:formula="of:=IF([Sheet1.AC10]=&quot;Y&quot;;&quot;0&quot;;IF([Sheet1.AC10]=&quot;C&quot;;&quot;1&quot;;&quot;2&quot;))" office:value-type="string" office:string-value="0">
            <text:p>0</text:p>
          </table:table-cell>
          <table:table-cell table:formula="of:=IF([Sheet1.AD10]=&quot;Y&quot;;&quot;0&quot;;IF([Sheet1.AD10]=&quot;C&quot;;&quot;1&quot;;&quot;2&quot;))" office:value-type="string" office:string-value="2">
            <text:p>2</text:p>
          </table:table-cell>
          <table:table-cell table:formula="of:=IF([Sheet1.AE10]=&quot;Y&quot;;&quot;0&quot;;IF([Sheet1.AE10]=&quot;C&quot;;&quot;1&quot;;&quot;2&quot;))" office:value-type="string" office:string-value="2">
            <text:p>2</text:p>
          </table:table-cell>
          <table:table-cell table:formula="of:=IF([Sheet1.AF10]=&quot;Y&quot;;&quot;0&quot;;IF([Sheet1.AF10]=&quot;C&quot;;&quot;1&quot;;&quot;2&quot;))" office:value-type="string" office:string-value="1">
            <text:p>1</text:p>
          </table:table-cell>
          <table:table-cell table:formula="of:=IF([Sheet1.AG10]=&quot;Y&quot;;&quot;0&quot;;IF([Sheet1.AG10]=&quot;C&quot;;&quot;1&quot;;&quot;2&quot;))" office:value-type="string" office:string-value="0">
            <text:p>0</text:p>
          </table:table-cell>
          <table:table-cell table:formula="of:=IF([Sheet1.AH10]=&quot;Y&quot;;&quot;0&quot;;IF([Sheet1.AH10]=&quot;C&quot;;&quot;1&quot;;&quot;2&quot;))" office:value-type="string" office:string-value="1">
            <text:p>1</text:p>
          </table:table-cell>
          <table:table-cell table:formula="of:=IF([Sheet1.AI10]=&quot;Y&quot;;&quot;0&quot;;IF([Sheet1.AI10]=&quot;C&quot;;&quot;1&quot;;&quot;2&quot;))" office:value-type="string" office:string-value="0">
            <text:p>0</text:p>
          </table:table-cell>
          <table:table-cell table:formula="of:=IF([Sheet1.AJ10]=&quot;Y&quot;;&quot;0&quot;;IF([Sheet1.AJ10]=&quot;C&quot;;&quot;1&quot;;&quot;2&quot;))" office:value-type="string" office:string-value="1">
            <text:p>1</text:p>
          </table:table-cell>
          <table:table-cell table:formula="of:=IF([Sheet1.AK10]=&quot;Y&quot;;&quot;0&quot;;IF([Sheet1.AK10]=&quot;C&quot;;&quot;1&quot;;&quot;2&quot;))" office:value-type="string" office:string-value="1">
            <text:p>1</text:p>
          </table:table-cell>
          <table:table-cell table:formula="of:=IF([Sheet1.AL10]=&quot;Y&quot;;&quot;0&quot;;IF([Sheet1.AL10]=&quot;C&quot;;&quot;1&quot;;&quot;2&quot;))" office:value-type="string" office:string-value="1">
            <text:p>1</text:p>
          </table:table-cell>
          <table:table-cell table:formula="of:=IF([Sheet1.AM10]=&quot;Y&quot;;&quot;0&quot;;IF([Sheet1.AM10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1]" office:value-type="string" office:string-value="Cardinals">
            <text:p>Cardinals</text:p>
          </table:table-cell>
          <table:table-cell table:formula="of:=IF([Sheet1.B11]=&quot;Y&quot;;&quot;0&quot;;IF([Sheet1.B11]=&quot;C&quot;;&quot;1&quot;;&quot;2&quot;))" office:value-type="string" office:string-value="0">
            <text:p>0</text:p>
          </table:table-cell>
          <table:table-cell table:formula="of:=IF([Sheet1.C11]=&quot;Y&quot;;&quot;0&quot;;IF([Sheet1.C11]=&quot;C&quot;;&quot;1&quot;;&quot;2&quot;))" office:value-type="string" office:string-value="1">
            <text:p>1</text:p>
          </table:table-cell>
          <table:table-cell table:formula="of:=IF([Sheet1.D11]=&quot;Y&quot;;&quot;0&quot;;IF([Sheet1.D11]=&quot;C&quot;;&quot;1&quot;;&quot;2&quot;))" office:value-type="string" office:string-value="2">
            <text:p>2</text:p>
          </table:table-cell>
          <table:table-cell table:formula="of:=IF([Sheet1.E11]=&quot;Y&quot;;&quot;0&quot;;IF([Sheet1.E11]=&quot;C&quot;;&quot;1&quot;;&quot;2&quot;))" office:value-type="string" office:string-value="0">
            <text:p>0</text:p>
          </table:table-cell>
          <table:table-cell table:formula="of:=IF([Sheet1.F11]=&quot;Y&quot;;&quot;0&quot;;IF([Sheet1.F11]=&quot;C&quot;;&quot;1&quot;;&quot;2&quot;))" office:value-type="string" office:string-value="0">
            <text:p>0</text:p>
          </table:table-cell>
          <table:table-cell table:formula="of:=IF([Sheet1.G11]=&quot;Y&quot;;&quot;0&quot;;IF([Sheet1.G11]=&quot;C&quot;;&quot;1&quot;;&quot;2&quot;))" office:value-type="string" office:string-value="0">
            <text:p>0</text:p>
          </table:table-cell>
          <table:table-cell table:formula="of:=IF([Sheet1.H11]=&quot;Y&quot;;&quot;0&quot;;IF([Sheet1.H11]=&quot;C&quot;;&quot;1&quot;;&quot;2&quot;))" office:value-type="string" office:string-value="1">
            <text:p>1</text:p>
          </table:table-cell>
          <table:table-cell table:formula="of:=IF([Sheet1.I11]=&quot;Y&quot;;&quot;0&quot;;IF([Sheet1.I11]=&quot;C&quot;;&quot;1&quot;;&quot;2&quot;))" office:value-type="string" office:string-value="0">
            <text:p>0</text:p>
          </table:table-cell>
          <table:table-cell table:formula="of:=IF([Sheet1.J11]=&quot;Y&quot;;&quot;0&quot;;IF([Sheet1.J11]=&quot;C&quot;;&quot;1&quot;;&quot;2&quot;))" office:value-type="string" office:string-value="0">
            <text:p>0</text:p>
          </table:table-cell>
          <table:table-cell table:formula="of:=IF([Sheet1.K11]=&quot;Y&quot;;&quot;0&quot;;IF([Sheet1.K11]=&quot;C&quot;;&quot;1&quot;;&quot;2&quot;))" office:value-type="string" office:string-value="0">
            <text:p>0</text:p>
          </table:table-cell>
          <table:table-cell table:formula="of:=IF([Sheet1.L11]=&quot;Y&quot;;&quot;0&quot;;IF([Sheet1.L11]=&quot;C&quot;;&quot;1&quot;;&quot;2&quot;))" office:value-type="string" office:string-value="0">
            <text:p>0</text:p>
          </table:table-cell>
          <table:table-cell table:formula="of:=IF([Sheet1.M11]=&quot;Y&quot;;&quot;0&quot;;IF([Sheet1.M11]=&quot;C&quot;;&quot;1&quot;;&quot;2&quot;))" office:value-type="string" office:string-value="0">
            <text:p>0</text:p>
          </table:table-cell>
          <table:table-cell table:formula="of:=IF([Sheet1.N11]=&quot;Y&quot;;&quot;0&quot;;IF([Sheet1.N11]=&quot;C&quot;;&quot;1&quot;;&quot;2&quot;))" office:value-type="string" office:string-value="1">
            <text:p>1</text:p>
          </table:table-cell>
          <table:table-cell table:formula="of:=IF([Sheet1.O11]=&quot;Y&quot;;&quot;0&quot;;IF([Sheet1.O11]=&quot;C&quot;;&quot;1&quot;;&quot;2&quot;))" office:value-type="string" office:string-value="0">
            <text:p>0</text:p>
          </table:table-cell>
          <table:table-cell table:formula="of:=IF([Sheet1.P11]=&quot;Y&quot;;&quot;0&quot;;IF([Sheet1.P11]=&quot;C&quot;;&quot;1&quot;;&quot;2&quot;))" office:value-type="string" office:string-value="0">
            <text:p>0</text:p>
          </table:table-cell>
          <table:table-cell table:formula="of:=IF([Sheet1.Q11]=&quot;Y&quot;;&quot;0&quot;;IF([Sheet1.Q11]=&quot;C&quot;;&quot;1&quot;;&quot;2&quot;))" office:value-type="string" office:string-value="2">
            <text:p>2</text:p>
          </table:table-cell>
          <table:table-cell table:formula="of:=IF([Sheet1.R11]=&quot;Y&quot;;&quot;0&quot;;IF([Sheet1.R11]=&quot;C&quot;;&quot;1&quot;;&quot;2&quot;))" office:value-type="string" office:string-value="0">
            <text:p>0</text:p>
          </table:table-cell>
          <table:table-cell table:formula="of:=IF([Sheet1.S11]=&quot;Y&quot;;&quot;0&quot;;IF([Sheet1.S11]=&quot;C&quot;;&quot;1&quot;;&quot;2&quot;))" office:value-type="string" office:string-value="0">
            <text:p>0</text:p>
          </table:table-cell>
          <table:table-cell table:formula="of:=IF([Sheet1.T11]=&quot;Y&quot;;&quot;0&quot;;IF([Sheet1.T11]=&quot;C&quot;;&quot;1&quot;;&quot;2&quot;))" office:value-type="string" office:string-value="0">
            <text:p>0</text:p>
          </table:table-cell>
          <table:table-cell table:formula="of:=IF([Sheet1.U11]=&quot;Y&quot;;&quot;0&quot;;IF([Sheet1.U11]=&quot;C&quot;;&quot;1&quot;;&quot;2&quot;))" office:value-type="string" office:string-value="2">
            <text:p>2</text:p>
          </table:table-cell>
          <table:table-cell table:formula="of:=IF([Sheet1.V11]=&quot;Y&quot;;&quot;0&quot;;IF([Sheet1.V11]=&quot;C&quot;;&quot;1&quot;;&quot;2&quot;))" office:value-type="string" office:string-value="0">
            <text:p>0</text:p>
          </table:table-cell>
          <table:table-cell table:formula="of:=IF([Sheet1.W11]=&quot;Y&quot;;&quot;0&quot;;IF([Sheet1.W11]=&quot;C&quot;;&quot;1&quot;;&quot;2&quot;))" office:value-type="string" office:string-value="0">
            <text:p>0</text:p>
          </table:table-cell>
          <table:table-cell table:formula="of:=IF([Sheet1.X11]=&quot;Y&quot;;&quot;0&quot;;IF([Sheet1.X11]=&quot;C&quot;;&quot;1&quot;;&quot;2&quot;))" office:value-type="string" office:string-value="0">
            <text:p>0</text:p>
          </table:table-cell>
          <table:table-cell table:formula="of:=IF([Sheet1.Y11]=&quot;Y&quot;;&quot;0&quot;;IF([Sheet1.Y11]=&quot;C&quot;;&quot;1&quot;;&quot;2&quot;))" office:value-type="string" office:string-value="1">
            <text:p>1</text:p>
          </table:table-cell>
          <table:table-cell table:formula="of:=IF([Sheet1.Z11]=&quot;Y&quot;;&quot;0&quot;;IF([Sheet1.Z11]=&quot;C&quot;;&quot;1&quot;;&quot;2&quot;))" office:value-type="string" office:string-value="2">
            <text:p>2</text:p>
          </table:table-cell>
          <table:table-cell table:formula="of:=IF([Sheet1.AA11]=&quot;Y&quot;;&quot;0&quot;;IF([Sheet1.AA11]=&quot;C&quot;;&quot;1&quot;;&quot;2&quot;))" office:value-type="string" office:string-value="1">
            <text:p>1</text:p>
          </table:table-cell>
          <table:table-cell table:formula="of:=IF([Sheet1.AB11]=&quot;Y&quot;;&quot;0&quot;;IF([Sheet1.AB11]=&quot;C&quot;;&quot;1&quot;;&quot;2&quot;))" office:value-type="string" office:string-value="1">
            <text:p>1</text:p>
          </table:table-cell>
          <table:table-cell table:formula="of:=IF([Sheet1.AC11]=&quot;Y&quot;;&quot;0&quot;;IF([Sheet1.AC11]=&quot;C&quot;;&quot;1&quot;;&quot;2&quot;))" office:value-type="string" office:string-value="0">
            <text:p>0</text:p>
          </table:table-cell>
          <table:table-cell table:formula="of:=IF([Sheet1.AD11]=&quot;Y&quot;;&quot;0&quot;;IF([Sheet1.AD11]=&quot;C&quot;;&quot;1&quot;;&quot;2&quot;))" office:value-type="string" office:string-value="2">
            <text:p>2</text:p>
          </table:table-cell>
          <table:table-cell table:formula="of:=IF([Sheet1.AE11]=&quot;Y&quot;;&quot;0&quot;;IF([Sheet1.AE11]=&quot;C&quot;;&quot;1&quot;;&quot;2&quot;))" office:value-type="string" office:string-value="2">
            <text:p>2</text:p>
          </table:table-cell>
          <table:table-cell table:formula="of:=IF([Sheet1.AF11]=&quot;Y&quot;;&quot;0&quot;;IF([Sheet1.AF11]=&quot;C&quot;;&quot;1&quot;;&quot;2&quot;))" office:value-type="string" office:string-value="1">
            <text:p>1</text:p>
          </table:table-cell>
          <table:table-cell table:formula="of:=IF([Sheet1.AG11]=&quot;Y&quot;;&quot;0&quot;;IF([Sheet1.AG11]=&quot;C&quot;;&quot;1&quot;;&quot;2&quot;))" office:value-type="string" office:string-value="0">
            <text:p>0</text:p>
          </table:table-cell>
          <table:table-cell table:formula="of:=IF([Sheet1.AH11]=&quot;Y&quot;;&quot;0&quot;;IF([Sheet1.AH11]=&quot;C&quot;;&quot;1&quot;;&quot;2&quot;))" office:value-type="string" office:string-value="2">
            <text:p>2</text:p>
          </table:table-cell>
          <table:table-cell table:formula="of:=IF([Sheet1.AI11]=&quot;Y&quot;;&quot;0&quot;;IF([Sheet1.AI11]=&quot;C&quot;;&quot;1&quot;;&quot;2&quot;))" office:value-type="string" office:string-value="0">
            <text:p>0</text:p>
          </table:table-cell>
          <table:table-cell table:formula="of:=IF([Sheet1.AJ11]=&quot;Y&quot;;&quot;0&quot;;IF([Sheet1.AJ11]=&quot;C&quot;;&quot;1&quot;;&quot;2&quot;))" office:value-type="string" office:string-value="1">
            <text:p>1</text:p>
          </table:table-cell>
          <table:table-cell table:formula="of:=IF([Sheet1.AK11]=&quot;Y&quot;;&quot;0&quot;;IF([Sheet1.AK11]=&quot;C&quot;;&quot;1&quot;;&quot;2&quot;))" office:value-type="string" office:string-value="0">
            <text:p>0</text:p>
          </table:table-cell>
          <table:table-cell table:formula="of:=IF([Sheet1.AL11]=&quot;Y&quot;;&quot;0&quot;;IF([Sheet1.AL11]=&quot;C&quot;;&quot;1&quot;;&quot;2&quot;))" office:value-type="string" office:string-value="0">
            <text:p>0</text:p>
          </table:table-cell>
          <table:table-cell table:formula="of:=IF([Sheet1.AM11]=&quot;Y&quot;;&quot;0&quot;;IF([Sheet1.AM11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2]" office:value-type="string" office:string-value="Chromis">
            <text:p>Chromis</text:p>
          </table:table-cell>
          <table:table-cell table:formula="of:=IF([Sheet1.B12]=&quot;Y&quot;;&quot;0&quot;;IF([Sheet1.B12]=&quot;C&quot;;&quot;1&quot;;&quot;2&quot;))" office:value-type="string" office:string-value="0">
            <text:p>0</text:p>
          </table:table-cell>
          <table:table-cell table:formula="of:=IF([Sheet1.C12]=&quot;Y&quot;;&quot;0&quot;;IF([Sheet1.C12]=&quot;C&quot;;&quot;1&quot;;&quot;2&quot;))" office:value-type="string" office:string-value="0">
            <text:p>0</text:p>
          </table:table-cell>
          <table:table-cell table:formula="of:=IF([Sheet1.D12]=&quot;Y&quot;;&quot;0&quot;;IF([Sheet1.D12]=&quot;C&quot;;&quot;1&quot;;&quot;2&quot;))" office:value-type="string" office:string-value="2">
            <text:p>2</text:p>
          </table:table-cell>
          <table:table-cell table:formula="of:=IF([Sheet1.E12]=&quot;Y&quot;;&quot;0&quot;;IF([Sheet1.E12]=&quot;C&quot;;&quot;1&quot;;&quot;2&quot;))" office:value-type="string" office:string-value="0">
            <text:p>0</text:p>
          </table:table-cell>
          <table:table-cell table:formula="of:=IF([Sheet1.F12]=&quot;Y&quot;;&quot;0&quot;;IF([Sheet1.F12]=&quot;C&quot;;&quot;1&quot;;&quot;2&quot;))" office:value-type="string" office:string-value="0">
            <text:p>0</text:p>
          </table:table-cell>
          <table:table-cell table:formula="of:=IF([Sheet1.G12]=&quot;Y&quot;;&quot;0&quot;;IF([Sheet1.G12]=&quot;C&quot;;&quot;1&quot;;&quot;2&quot;))" office:value-type="string" office:string-value="1">
            <text:p>1</text:p>
          </table:table-cell>
          <table:table-cell table:formula="of:=IF([Sheet1.H12]=&quot;Y&quot;;&quot;0&quot;;IF([Sheet1.H12]=&quot;C&quot;;&quot;1&quot;;&quot;2&quot;))" office:value-type="string" office:string-value="0">
            <text:p>0</text:p>
          </table:table-cell>
          <table:table-cell table:formula="of:=IF([Sheet1.I12]=&quot;Y&quot;;&quot;0&quot;;IF([Sheet1.I12]=&quot;C&quot;;&quot;1&quot;;&quot;2&quot;))" office:value-type="string" office:string-value="0">
            <text:p>0</text:p>
          </table:table-cell>
          <table:table-cell table:formula="of:=IF([Sheet1.J12]=&quot;Y&quot;;&quot;0&quot;;IF([Sheet1.J12]=&quot;C&quot;;&quot;1&quot;;&quot;2&quot;))" office:value-type="string" office:string-value="0">
            <text:p>0</text:p>
          </table:table-cell>
          <table:table-cell table:formula="of:=IF([Sheet1.K12]=&quot;Y&quot;;&quot;0&quot;;IF([Sheet1.K12]=&quot;C&quot;;&quot;1&quot;;&quot;2&quot;))" office:value-type="string" office:string-value="0">
            <text:p>0</text:p>
          </table:table-cell>
          <table:table-cell table:formula="of:=IF([Sheet1.L12]=&quot;Y&quot;;&quot;0&quot;;IF([Sheet1.L12]=&quot;C&quot;;&quot;1&quot;;&quot;2&quot;))" office:value-type="string" office:string-value="0">
            <text:p>0</text:p>
          </table:table-cell>
          <table:table-cell table:formula="of:=IF([Sheet1.M12]=&quot;Y&quot;;&quot;0&quot;;IF([Sheet1.M12]=&quot;C&quot;;&quot;1&quot;;&quot;2&quot;))" office:value-type="string" office:string-value="0">
            <text:p>0</text:p>
          </table:table-cell>
          <table:table-cell table:formula="of:=IF([Sheet1.N12]=&quot;Y&quot;;&quot;0&quot;;IF([Sheet1.N12]=&quot;C&quot;;&quot;1&quot;;&quot;2&quot;))" office:value-type="string" office:string-value="1">
            <text:p>1</text:p>
          </table:table-cell>
          <table:table-cell table:formula="of:=IF([Sheet1.O12]=&quot;Y&quot;;&quot;0&quot;;IF([Sheet1.O12]=&quot;C&quot;;&quot;1&quot;;&quot;2&quot;))" office:value-type="string" office:string-value="0">
            <text:p>0</text:p>
          </table:table-cell>
          <table:table-cell table:formula="of:=IF([Sheet1.P12]=&quot;Y&quot;;&quot;0&quot;;IF([Sheet1.P12]=&quot;C&quot;;&quot;1&quot;;&quot;2&quot;))" office:value-type="string" office:string-value="0">
            <text:p>0</text:p>
          </table:table-cell>
          <table:table-cell table:formula="of:=IF([Sheet1.Q12]=&quot;Y&quot;;&quot;0&quot;;IF([Sheet1.Q12]=&quot;C&quot;;&quot;1&quot;;&quot;2&quot;))" office:value-type="string" office:string-value="2">
            <text:p>2</text:p>
          </table:table-cell>
          <table:table-cell table:formula="of:=IF([Sheet1.R12]=&quot;Y&quot;;&quot;0&quot;;IF([Sheet1.R12]=&quot;C&quot;;&quot;1&quot;;&quot;2&quot;))" office:value-type="string" office:string-value="0">
            <text:p>0</text:p>
          </table:table-cell>
          <table:table-cell table:formula="of:=IF([Sheet1.S12]=&quot;Y&quot;;&quot;0&quot;;IF([Sheet1.S12]=&quot;C&quot;;&quot;1&quot;;&quot;2&quot;))" office:value-type="string" office:string-value="0">
            <text:p>0</text:p>
          </table:table-cell>
          <table:table-cell table:formula="of:=IF([Sheet1.T12]=&quot;Y&quot;;&quot;0&quot;;IF([Sheet1.T12]=&quot;C&quot;;&quot;1&quot;;&quot;2&quot;))" office:value-type="string" office:string-value="0">
            <text:p>0</text:p>
          </table:table-cell>
          <table:table-cell table:formula="of:=IF([Sheet1.U12]=&quot;Y&quot;;&quot;0&quot;;IF([Sheet1.U12]=&quot;C&quot;;&quot;1&quot;;&quot;2&quot;))" office:value-type="string" office:string-value="2">
            <text:p>2</text:p>
          </table:table-cell>
          <table:table-cell table:formula="of:=IF([Sheet1.V12]=&quot;Y&quot;;&quot;0&quot;;IF([Sheet1.V12]=&quot;C&quot;;&quot;1&quot;;&quot;2&quot;))" office:value-type="string" office:string-value="1">
            <text:p>1</text:p>
          </table:table-cell>
          <table:table-cell table:formula="of:=IF([Sheet1.W12]=&quot;Y&quot;;&quot;0&quot;;IF([Sheet1.W12]=&quot;C&quot;;&quot;1&quot;;&quot;2&quot;))" office:value-type="string" office:string-value="0">
            <text:p>0</text:p>
          </table:table-cell>
          <table:table-cell table:formula="of:=IF([Sheet1.X12]=&quot;Y&quot;;&quot;0&quot;;IF([Sheet1.X12]=&quot;C&quot;;&quot;1&quot;;&quot;2&quot;))" office:value-type="string" office:string-value="0">
            <text:p>0</text:p>
          </table:table-cell>
          <table:table-cell table:formula="of:=IF([Sheet1.Y12]=&quot;Y&quot;;&quot;0&quot;;IF([Sheet1.Y12]=&quot;C&quot;;&quot;1&quot;;&quot;2&quot;))" office:value-type="string" office:string-value="1">
            <text:p>1</text:p>
          </table:table-cell>
          <table:table-cell table:formula="of:=IF([Sheet1.Z12]=&quot;Y&quot;;&quot;0&quot;;IF([Sheet1.Z12]=&quot;C&quot;;&quot;1&quot;;&quot;2&quot;))" office:value-type="string" office:string-value="2">
            <text:p>2</text:p>
          </table:table-cell>
          <table:table-cell table:formula="of:=IF([Sheet1.AA12]=&quot;Y&quot;;&quot;0&quot;;IF([Sheet1.AA12]=&quot;C&quot;;&quot;1&quot;;&quot;2&quot;))" office:value-type="string" office:string-value="0">
            <text:p>0</text:p>
          </table:table-cell>
          <table:table-cell table:formula="of:=IF([Sheet1.AB12]=&quot;Y&quot;;&quot;0&quot;;IF([Sheet1.AB12]=&quot;C&quot;;&quot;1&quot;;&quot;2&quot;))" office:value-type="string" office:string-value="0">
            <text:p>0</text:p>
          </table:table-cell>
          <table:table-cell table:formula="of:=IF([Sheet1.AC12]=&quot;Y&quot;;&quot;0&quot;;IF([Sheet1.AC12]=&quot;C&quot;;&quot;1&quot;;&quot;2&quot;))" office:value-type="string" office:string-value="0">
            <text:p>0</text:p>
          </table:table-cell>
          <table:table-cell table:formula="of:=IF([Sheet1.AD12]=&quot;Y&quot;;&quot;0&quot;;IF([Sheet1.AD12]=&quot;C&quot;;&quot;1&quot;;&quot;2&quot;))" office:value-type="string" office:string-value="2">
            <text:p>2</text:p>
          </table:table-cell>
          <table:table-cell table:formula="of:=IF([Sheet1.AE12]=&quot;Y&quot;;&quot;0&quot;;IF([Sheet1.AE12]=&quot;C&quot;;&quot;1&quot;;&quot;2&quot;))" office:value-type="string" office:string-value="2">
            <text:p>2</text:p>
          </table:table-cell>
          <table:table-cell table:formula="of:=IF([Sheet1.AF12]=&quot;Y&quot;;&quot;0&quot;;IF([Sheet1.AF12]=&quot;C&quot;;&quot;1&quot;;&quot;2&quot;))" office:value-type="string" office:string-value="1">
            <text:p>1</text:p>
          </table:table-cell>
          <table:table-cell table:formula="of:=IF([Sheet1.AG12]=&quot;Y&quot;;&quot;0&quot;;IF([Sheet1.AG12]=&quot;C&quot;;&quot;1&quot;;&quot;2&quot;))" office:value-type="string" office:string-value="0">
            <text:p>0</text:p>
          </table:table-cell>
          <table:table-cell table:formula="of:=IF([Sheet1.AH12]=&quot;Y&quot;;&quot;0&quot;;IF([Sheet1.AH12]=&quot;C&quot;;&quot;1&quot;;&quot;2&quot;))" office:value-type="string" office:string-value="1">
            <text:p>1</text:p>
          </table:table-cell>
          <table:table-cell table:formula="of:=IF([Sheet1.AI12]=&quot;Y&quot;;&quot;0&quot;;IF([Sheet1.AI12]=&quot;C&quot;;&quot;1&quot;;&quot;2&quot;))" office:value-type="string" office:string-value="0">
            <text:p>0</text:p>
          </table:table-cell>
          <table:table-cell table:formula="of:=IF([Sheet1.AJ12]=&quot;Y&quot;;&quot;0&quot;;IF([Sheet1.AJ12]=&quot;C&quot;;&quot;1&quot;;&quot;2&quot;))" office:value-type="string" office:string-value="1">
            <text:p>1</text:p>
          </table:table-cell>
          <table:table-cell table:formula="of:=IF([Sheet1.AK12]=&quot;Y&quot;;&quot;0&quot;;IF([Sheet1.AK12]=&quot;C&quot;;&quot;1&quot;;&quot;2&quot;))" office:value-type="string" office:string-value="0">
            <text:p>0</text:p>
          </table:table-cell>
          <table:table-cell table:formula="of:=IF([Sheet1.AL12]=&quot;Y&quot;;&quot;0&quot;;IF([Sheet1.AL12]=&quot;C&quot;;&quot;1&quot;;&quot;2&quot;))" office:value-type="string" office:string-value="0">
            <text:p>0</text:p>
          </table:table-cell>
          <table:table-cell table:formula="of:=IF([Sheet1.AM12]=&quot;Y&quot;;&quot;0&quot;;IF([Sheet1.AM12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3]" office:value-type="string" office:string-value="Clownfish">
            <text:p>Clownfish</text:p>
          </table:table-cell>
          <table:table-cell table:formula="of:=IF([Sheet1.B13]=&quot;Y&quot;;&quot;0&quot;;IF([Sheet1.B13]=&quot;C&quot;;&quot;1&quot;;&quot;2&quot;))" office:value-type="string" office:string-value="0">
            <text:p>0</text:p>
          </table:table-cell>
          <table:table-cell table:formula="of:=IF([Sheet1.C13]=&quot;Y&quot;;&quot;0&quot;;IF([Sheet1.C13]=&quot;C&quot;;&quot;1&quot;;&quot;2&quot;))" office:value-type="string" office:string-value="0">
            <text:p>0</text:p>
          </table:table-cell>
          <table:table-cell table:formula="of:=IF([Sheet1.D13]=&quot;Y&quot;;&quot;0&quot;;IF([Sheet1.D13]=&quot;C&quot;;&quot;1&quot;;&quot;2&quot;))" office:value-type="string" office:string-value="2">
            <text:p>2</text:p>
          </table:table-cell>
          <table:table-cell table:formula="of:=IF([Sheet1.E13]=&quot;Y&quot;;&quot;0&quot;;IF([Sheet1.E13]=&quot;C&quot;;&quot;1&quot;;&quot;2&quot;))" office:value-type="string" office:string-value="0">
            <text:p>0</text:p>
          </table:table-cell>
          <table:table-cell table:formula="of:=IF([Sheet1.F13]=&quot;Y&quot;;&quot;0&quot;;IF([Sheet1.F13]=&quot;C&quot;;&quot;1&quot;;&quot;2&quot;))" office:value-type="string" office:string-value="0">
            <text:p>0</text:p>
          </table:table-cell>
          <table:table-cell table:formula="of:=IF([Sheet1.G13]=&quot;Y&quot;;&quot;0&quot;;IF([Sheet1.G13]=&quot;C&quot;;&quot;1&quot;;&quot;2&quot;))" office:value-type="string" office:string-value="0">
            <text:p>0</text:p>
          </table:table-cell>
          <table:table-cell table:formula="of:=IF([Sheet1.H13]=&quot;Y&quot;;&quot;0&quot;;IF([Sheet1.H13]=&quot;C&quot;;&quot;1&quot;;&quot;2&quot;))" office:value-type="string" office:string-value="0">
            <text:p>0</text:p>
          </table:table-cell>
          <table:table-cell table:formula="of:=IF([Sheet1.I13]=&quot;Y&quot;;&quot;0&quot;;IF([Sheet1.I13]=&quot;C&quot;;&quot;1&quot;;&quot;2&quot;))" office:value-type="string" office:string-value="0">
            <text:p>0</text:p>
          </table:table-cell>
          <table:table-cell table:formula="of:=IF([Sheet1.J13]=&quot;Y&quot;;&quot;0&quot;;IF([Sheet1.J13]=&quot;C&quot;;&quot;1&quot;;&quot;2&quot;))" office:value-type="string" office:string-value="0">
            <text:p>0</text:p>
          </table:table-cell>
          <table:table-cell table:formula="of:=IF([Sheet1.K13]=&quot;Y&quot;;&quot;0&quot;;IF([Sheet1.K13]=&quot;C&quot;;&quot;1&quot;;&quot;2&quot;))" office:value-type="string" office:string-value="0">
            <text:p>0</text:p>
          </table:table-cell>
          <table:table-cell table:formula="of:=IF([Sheet1.L13]=&quot;Y&quot;;&quot;0&quot;;IF([Sheet1.L13]=&quot;C&quot;;&quot;1&quot;;&quot;2&quot;))" office:value-type="string" office:string-value="0">
            <text:p>0</text:p>
          </table:table-cell>
          <table:table-cell table:formula="of:=IF([Sheet1.M13]=&quot;Y&quot;;&quot;0&quot;;IF([Sheet1.M13]=&quot;C&quot;;&quot;1&quot;;&quot;2&quot;))" office:value-type="string" office:string-value="1">
            <text:p>1</text:p>
          </table:table-cell>
          <table:table-cell table:formula="of:=IF([Sheet1.N13]=&quot;Y&quot;;&quot;0&quot;;IF([Sheet1.N13]=&quot;C&quot;;&quot;1&quot;;&quot;2&quot;))" office:value-type="string" office:string-value="0">
            <text:p>0</text:p>
          </table:table-cell>
          <table:table-cell table:formula="of:=IF([Sheet1.O13]=&quot;Y&quot;;&quot;0&quot;;IF([Sheet1.O13]=&quot;C&quot;;&quot;1&quot;;&quot;2&quot;))" office:value-type="string" office:string-value="0">
            <text:p>0</text:p>
          </table:table-cell>
          <table:table-cell table:formula="of:=IF([Sheet1.P13]=&quot;Y&quot;;&quot;0&quot;;IF([Sheet1.P13]=&quot;C&quot;;&quot;1&quot;;&quot;2&quot;))" office:value-type="string" office:string-value="0">
            <text:p>0</text:p>
          </table:table-cell>
          <table:table-cell table:formula="of:=IF([Sheet1.Q13]=&quot;Y&quot;;&quot;0&quot;;IF([Sheet1.Q13]=&quot;C&quot;;&quot;1&quot;;&quot;2&quot;))" office:value-type="string" office:string-value="2">
            <text:p>2</text:p>
          </table:table-cell>
          <table:table-cell table:formula="of:=IF([Sheet1.R13]=&quot;Y&quot;;&quot;0&quot;;IF([Sheet1.R13]=&quot;C&quot;;&quot;1&quot;;&quot;2&quot;))" office:value-type="string" office:string-value="0">
            <text:p>0</text:p>
          </table:table-cell>
          <table:table-cell table:formula="of:=IF([Sheet1.S13]=&quot;Y&quot;;&quot;0&quot;;IF([Sheet1.S13]=&quot;C&quot;;&quot;1&quot;;&quot;2&quot;))" office:value-type="string" office:string-value="0">
            <text:p>0</text:p>
          </table:table-cell>
          <table:table-cell table:formula="of:=IF([Sheet1.T13]=&quot;Y&quot;;&quot;0&quot;;IF([Sheet1.T13]=&quot;C&quot;;&quot;1&quot;;&quot;2&quot;))" office:value-type="string" office:string-value="0">
            <text:p>0</text:p>
          </table:table-cell>
          <table:table-cell table:formula="of:=IF([Sheet1.U13]=&quot;Y&quot;;&quot;0&quot;;IF([Sheet1.U13]=&quot;C&quot;;&quot;1&quot;;&quot;2&quot;))" office:value-type="string" office:string-value="2">
            <text:p>2</text:p>
          </table:table-cell>
          <table:table-cell table:formula="of:=IF([Sheet1.V13]=&quot;Y&quot;;&quot;0&quot;;IF([Sheet1.V13]=&quot;C&quot;;&quot;1&quot;;&quot;2&quot;))" office:value-type="string" office:string-value="0">
            <text:p>0</text:p>
          </table:table-cell>
          <table:table-cell table:formula="of:=IF([Sheet1.W13]=&quot;Y&quot;;&quot;0&quot;;IF([Sheet1.W13]=&quot;C&quot;;&quot;1&quot;;&quot;2&quot;))" office:value-type="string" office:string-value="0">
            <text:p>0</text:p>
          </table:table-cell>
          <table:table-cell table:formula="of:=IF([Sheet1.X13]=&quot;Y&quot;;&quot;0&quot;;IF([Sheet1.X13]=&quot;C&quot;;&quot;1&quot;;&quot;2&quot;))" office:value-type="string" office:string-value="0">
            <text:p>0</text:p>
          </table:table-cell>
          <table:table-cell table:formula="of:=IF([Sheet1.Y13]=&quot;Y&quot;;&quot;0&quot;;IF([Sheet1.Y13]=&quot;C&quot;;&quot;1&quot;;&quot;2&quot;))" office:value-type="string" office:string-value="1">
            <text:p>1</text:p>
          </table:table-cell>
          <table:table-cell table:formula="of:=IF([Sheet1.Z13]=&quot;Y&quot;;&quot;0&quot;;IF([Sheet1.Z13]=&quot;C&quot;;&quot;1&quot;;&quot;2&quot;))" office:value-type="string" office:string-value="2">
            <text:p>2</text:p>
          </table:table-cell>
          <table:table-cell table:formula="of:=IF([Sheet1.AA13]=&quot;Y&quot;;&quot;0&quot;;IF([Sheet1.AA13]=&quot;C&quot;;&quot;1&quot;;&quot;2&quot;))" office:value-type="string" office:string-value="0">
            <text:p>0</text:p>
          </table:table-cell>
          <table:table-cell table:formula="of:=IF([Sheet1.AB13]=&quot;Y&quot;;&quot;0&quot;;IF([Sheet1.AB13]=&quot;C&quot;;&quot;1&quot;;&quot;2&quot;))" office:value-type="string" office:string-value="0">
            <text:p>0</text:p>
          </table:table-cell>
          <table:table-cell table:formula="of:=IF([Sheet1.AC13]=&quot;Y&quot;;&quot;0&quot;;IF([Sheet1.AC13]=&quot;C&quot;;&quot;1&quot;;&quot;2&quot;))" office:value-type="string" office:string-value="0">
            <text:p>0</text:p>
          </table:table-cell>
          <table:table-cell table:formula="of:=IF([Sheet1.AD13]=&quot;Y&quot;;&quot;0&quot;;IF([Sheet1.AD13]=&quot;C&quot;;&quot;1&quot;;&quot;2&quot;))" office:value-type="string" office:string-value="2">
            <text:p>2</text:p>
          </table:table-cell>
          <table:table-cell table:formula="of:=IF([Sheet1.AE13]=&quot;Y&quot;;&quot;0&quot;;IF([Sheet1.AE13]=&quot;C&quot;;&quot;1&quot;;&quot;2&quot;))" office:value-type="string" office:string-value="2">
            <text:p>2</text:p>
          </table:table-cell>
          <table:table-cell table:formula="of:=IF([Sheet1.AF13]=&quot;Y&quot;;&quot;0&quot;;IF([Sheet1.AF13]=&quot;C&quot;;&quot;1&quot;;&quot;2&quot;))" office:value-type="string" office:string-value="0">
            <text:p>0</text:p>
          </table:table-cell>
          <table:table-cell table:formula="of:=IF([Sheet1.AG13]=&quot;Y&quot;;&quot;0&quot;;IF([Sheet1.AG13]=&quot;C&quot;;&quot;1&quot;;&quot;2&quot;))" office:value-type="string" office:string-value="0">
            <text:p>0</text:p>
          </table:table-cell>
          <table:table-cell table:formula="of:=IF([Sheet1.AH13]=&quot;Y&quot;;&quot;0&quot;;IF([Sheet1.AH13]=&quot;C&quot;;&quot;1&quot;;&quot;2&quot;))" office:value-type="string" office:string-value="1">
            <text:p>1</text:p>
          </table:table-cell>
          <table:table-cell table:formula="of:=IF([Sheet1.AI13]=&quot;Y&quot;;&quot;0&quot;;IF([Sheet1.AI13]=&quot;C&quot;;&quot;1&quot;;&quot;2&quot;))" office:value-type="string" office:string-value="0">
            <text:p>0</text:p>
          </table:table-cell>
          <table:table-cell table:formula="of:=IF([Sheet1.AJ13]=&quot;Y&quot;;&quot;0&quot;;IF([Sheet1.AJ13]=&quot;C&quot;;&quot;1&quot;;&quot;2&quot;))" office:value-type="string" office:string-value="0">
            <text:p>0</text:p>
          </table:table-cell>
          <table:table-cell table:formula="of:=IF([Sheet1.AK13]=&quot;Y&quot;;&quot;0&quot;;IF([Sheet1.AK13]=&quot;C&quot;;&quot;1&quot;;&quot;2&quot;))" office:value-type="string" office:string-value="0">
            <text:p>0</text:p>
          </table:table-cell>
          <table:table-cell table:formula="of:=IF([Sheet1.AL13]=&quot;Y&quot;;&quot;0&quot;;IF([Sheet1.AL13]=&quot;C&quot;;&quot;1&quot;;&quot;2&quot;))" office:value-type="string" office:string-value="0">
            <text:p>0</text:p>
          </table:table-cell>
          <table:table-cell table:formula="of:=IF([Sheet1.AM13]=&quot;Y&quot;;&quot;0&quot;;IF([Sheet1.AM13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4]" office:value-type="string" office:string-value="Damsels">
            <text:p>Damsels</text:p>
          </table:table-cell>
          <table:table-cell table:formula="of:=IF([Sheet1.B14]=&quot;Y&quot;;&quot;0&quot;;IF([Sheet1.B14]=&quot;C&quot;;&quot;1&quot;;&quot;2&quot;))" office:value-type="string" office:string-value="0">
            <text:p>0</text:p>
          </table:table-cell>
          <table:table-cell table:formula="of:=IF([Sheet1.C14]=&quot;Y&quot;;&quot;0&quot;;IF([Sheet1.C14]=&quot;C&quot;;&quot;1&quot;;&quot;2&quot;))" office:value-type="string" office:string-value="0">
            <text:p>0</text:p>
          </table:table-cell>
          <table:table-cell table:formula="of:=IF([Sheet1.D14]=&quot;Y&quot;;&quot;0&quot;;IF([Sheet1.D14]=&quot;C&quot;;&quot;1&quot;;&quot;2&quot;))" office:value-type="string" office:string-value="2">
            <text:p>2</text:p>
          </table:table-cell>
          <table:table-cell table:formula="of:=IF([Sheet1.E14]=&quot;Y&quot;;&quot;0&quot;;IF([Sheet1.E14]=&quot;C&quot;;&quot;1&quot;;&quot;2&quot;))" office:value-type="string" office:string-value="0">
            <text:p>0</text:p>
          </table:table-cell>
          <table:table-cell table:formula="of:=IF([Sheet1.F14]=&quot;Y&quot;;&quot;0&quot;;IF([Sheet1.F14]=&quot;C&quot;;&quot;1&quot;;&quot;2&quot;))" office:value-type="string" office:string-value="0">
            <text:p>0</text:p>
          </table:table-cell>
          <table:table-cell table:formula="of:=IF([Sheet1.G14]=&quot;Y&quot;;&quot;0&quot;;IF([Sheet1.G14]=&quot;C&quot;;&quot;1&quot;;&quot;2&quot;))" office:value-type="string" office:string-value="1">
            <text:p>1</text:p>
          </table:table-cell>
          <table:table-cell table:formula="of:=IF([Sheet1.H14]=&quot;Y&quot;;&quot;0&quot;;IF([Sheet1.H14]=&quot;C&quot;;&quot;1&quot;;&quot;2&quot;))" office:value-type="string" office:string-value="0">
            <text:p>0</text:p>
          </table:table-cell>
          <table:table-cell table:formula="of:=IF([Sheet1.I14]=&quot;Y&quot;;&quot;0&quot;;IF([Sheet1.I14]=&quot;C&quot;;&quot;1&quot;;&quot;2&quot;))" office:value-type="string" office:string-value="0">
            <text:p>0</text:p>
          </table:table-cell>
          <table:table-cell table:formula="of:=IF([Sheet1.J14]=&quot;Y&quot;;&quot;0&quot;;IF([Sheet1.J14]=&quot;C&quot;;&quot;1&quot;;&quot;2&quot;))" office:value-type="string" office:string-value="0">
            <text:p>0</text:p>
          </table:table-cell>
          <table:table-cell table:formula="of:=IF([Sheet1.K14]=&quot;Y&quot;;&quot;0&quot;;IF([Sheet1.K14]=&quot;C&quot;;&quot;1&quot;;&quot;2&quot;))" office:value-type="string" office:string-value="1">
            <text:p>1</text:p>
          </table:table-cell>
          <table:table-cell table:formula="of:=IF([Sheet1.L14]=&quot;Y&quot;;&quot;0&quot;;IF([Sheet1.L14]=&quot;C&quot;;&quot;1&quot;;&quot;2&quot;))" office:value-type="string" office:string-value="1">
            <text:p>1</text:p>
          </table:table-cell>
          <table:table-cell table:formula="of:=IF([Sheet1.M14]=&quot;Y&quot;;&quot;0&quot;;IF([Sheet1.M14]=&quot;C&quot;;&quot;1&quot;;&quot;2&quot;))" office:value-type="string" office:string-value="0">
            <text:p>0</text:p>
          </table:table-cell>
          <table:table-cell table:formula="of:=IF([Sheet1.N14]=&quot;Y&quot;;&quot;0&quot;;IF([Sheet1.N14]=&quot;C&quot;;&quot;1&quot;;&quot;2&quot;))" office:value-type="string" office:string-value="1">
            <text:p>1</text:p>
          </table:table-cell>
          <table:table-cell table:formula="of:=IF([Sheet1.O14]=&quot;Y&quot;;&quot;0&quot;;IF([Sheet1.O14]=&quot;C&quot;;&quot;1&quot;;&quot;2&quot;))" office:value-type="string" office:string-value="1">
            <text:p>1</text:p>
          </table:table-cell>
          <table:table-cell table:formula="of:=IF([Sheet1.P14]=&quot;Y&quot;;&quot;0&quot;;IF([Sheet1.P14]=&quot;C&quot;;&quot;1&quot;;&quot;2&quot;))" office:value-type="string" office:string-value="0">
            <text:p>0</text:p>
          </table:table-cell>
          <table:table-cell table:formula="of:=IF([Sheet1.Q14]=&quot;Y&quot;;&quot;0&quot;;IF([Sheet1.Q14]=&quot;C&quot;;&quot;1&quot;;&quot;2&quot;))" office:value-type="string" office:string-value="2">
            <text:p>2</text:p>
          </table:table-cell>
          <table:table-cell table:formula="of:=IF([Sheet1.R14]=&quot;Y&quot;;&quot;0&quot;;IF([Sheet1.R14]=&quot;C&quot;;&quot;1&quot;;&quot;2&quot;))" office:value-type="string" office:string-value="0">
            <text:p>0</text:p>
          </table:table-cell>
          <table:table-cell table:formula="of:=IF([Sheet1.S14]=&quot;Y&quot;;&quot;0&quot;;IF([Sheet1.S14]=&quot;C&quot;;&quot;1&quot;;&quot;2&quot;))" office:value-type="string" office:string-value="0">
            <text:p>0</text:p>
          </table:table-cell>
          <table:table-cell table:formula="of:=IF([Sheet1.T14]=&quot;Y&quot;;&quot;0&quot;;IF([Sheet1.T14]=&quot;C&quot;;&quot;1&quot;;&quot;2&quot;))" office:value-type="string" office:string-value="0">
            <text:p>0</text:p>
          </table:table-cell>
          <table:table-cell table:formula="of:=IF([Sheet1.U14]=&quot;Y&quot;;&quot;0&quot;;IF([Sheet1.U14]=&quot;C&quot;;&quot;1&quot;;&quot;2&quot;))" office:value-type="string" office:string-value="2">
            <text:p>2</text:p>
          </table:table-cell>
          <table:table-cell table:formula="of:=IF([Sheet1.V14]=&quot;Y&quot;;&quot;0&quot;;IF([Sheet1.V14]=&quot;C&quot;;&quot;1&quot;;&quot;2&quot;))" office:value-type="string" office:string-value="1">
            <text:p>1</text:p>
          </table:table-cell>
          <table:table-cell table:formula="of:=IF([Sheet1.W14]=&quot;Y&quot;;&quot;0&quot;;IF([Sheet1.W14]=&quot;C&quot;;&quot;1&quot;;&quot;2&quot;))" office:value-type="string" office:string-value="0">
            <text:p>0</text:p>
          </table:table-cell>
          <table:table-cell table:formula="of:=IF([Sheet1.X14]=&quot;Y&quot;;&quot;0&quot;;IF([Sheet1.X14]=&quot;C&quot;;&quot;1&quot;;&quot;2&quot;))" office:value-type="string" office:string-value="0">
            <text:p>0</text:p>
          </table:table-cell>
          <table:table-cell table:formula="of:=IF([Sheet1.Y14]=&quot;Y&quot;;&quot;0&quot;;IF([Sheet1.Y14]=&quot;C&quot;;&quot;1&quot;;&quot;2&quot;))" office:value-type="string" office:string-value="1">
            <text:p>1</text:p>
          </table:table-cell>
          <table:table-cell table:formula="of:=IF([Sheet1.Z14]=&quot;Y&quot;;&quot;0&quot;;IF([Sheet1.Z14]=&quot;C&quot;;&quot;1&quot;;&quot;2&quot;))" office:value-type="string" office:string-value="2">
            <text:p>2</text:p>
          </table:table-cell>
          <table:table-cell table:formula="of:=IF([Sheet1.AA14]=&quot;Y&quot;;&quot;0&quot;;IF([Sheet1.AA14]=&quot;C&quot;;&quot;1&quot;;&quot;2&quot;))" office:value-type="string" office:string-value="0">
            <text:p>0</text:p>
          </table:table-cell>
          <table:table-cell table:formula="of:=IF([Sheet1.AB14]=&quot;Y&quot;;&quot;0&quot;;IF([Sheet1.AB14]=&quot;C&quot;;&quot;1&quot;;&quot;2&quot;))" office:value-type="string" office:string-value="0">
            <text:p>0</text:p>
          </table:table-cell>
          <table:table-cell table:formula="of:=IF([Sheet1.AC14]=&quot;Y&quot;;&quot;0&quot;;IF([Sheet1.AC14]=&quot;C&quot;;&quot;1&quot;;&quot;2&quot;))" office:value-type="string" office:string-value="0">
            <text:p>0</text:p>
          </table:table-cell>
          <table:table-cell table:formula="of:=IF([Sheet1.AD14]=&quot;Y&quot;;&quot;0&quot;;IF([Sheet1.AD14]=&quot;C&quot;;&quot;1&quot;;&quot;2&quot;))" office:value-type="string" office:string-value="2">
            <text:p>2</text:p>
          </table:table-cell>
          <table:table-cell table:formula="of:=IF([Sheet1.AE14]=&quot;Y&quot;;&quot;0&quot;;IF([Sheet1.AE14]=&quot;C&quot;;&quot;1&quot;;&quot;2&quot;))" office:value-type="string" office:string-value="2">
            <text:p>2</text:p>
          </table:table-cell>
          <table:table-cell table:formula="of:=IF([Sheet1.AF14]=&quot;Y&quot;;&quot;0&quot;;IF([Sheet1.AF14]=&quot;C&quot;;&quot;1&quot;;&quot;2&quot;))" office:value-type="string" office:string-value="1">
            <text:p>1</text:p>
          </table:table-cell>
          <table:table-cell table:formula="of:=IF([Sheet1.AG14]=&quot;Y&quot;;&quot;0&quot;;IF([Sheet1.AG14]=&quot;C&quot;;&quot;1&quot;;&quot;2&quot;))" office:value-type="string" office:string-value="0">
            <text:p>0</text:p>
          </table:table-cell>
          <table:table-cell table:formula="of:=IF([Sheet1.AH14]=&quot;Y&quot;;&quot;0&quot;;IF([Sheet1.AH14]=&quot;C&quot;;&quot;1&quot;;&quot;2&quot;))" office:value-type="string" office:string-value="1">
            <text:p>1</text:p>
          </table:table-cell>
          <table:table-cell table:formula="of:=IF([Sheet1.AI14]=&quot;Y&quot;;&quot;0&quot;;IF([Sheet1.AI14]=&quot;C&quot;;&quot;1&quot;;&quot;2&quot;))" office:value-type="string" office:string-value="0">
            <text:p>0</text:p>
          </table:table-cell>
          <table:table-cell table:formula="of:=IF([Sheet1.AJ14]=&quot;Y&quot;;&quot;0&quot;;IF([Sheet1.AJ14]=&quot;C&quot;;&quot;1&quot;;&quot;2&quot;))" office:value-type="string" office:string-value="0">
            <text:p>0</text:p>
          </table:table-cell>
          <table:table-cell table:formula="of:=IF([Sheet1.AK14]=&quot;Y&quot;;&quot;0&quot;;IF([Sheet1.AK14]=&quot;C&quot;;&quot;1&quot;;&quot;2&quot;))" office:value-type="string" office:string-value="0">
            <text:p>0</text:p>
          </table:table-cell>
          <table:table-cell table:formula="of:=IF([Sheet1.AL14]=&quot;Y&quot;;&quot;0&quot;;IF([Sheet1.AL14]=&quot;C&quot;;&quot;1&quot;;&quot;2&quot;))" office:value-type="string" office:string-value="0">
            <text:p>0</text:p>
          </table:table-cell>
          <table:table-cell table:formula="of:=IF([Sheet1.AM14]=&quot;Y&quot;;&quot;0&quot;;IF([Sheet1.AM14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5]" office:value-type="string" office:string-value="Dartfish">
            <text:p>Dartfish</text:p>
          </table:table-cell>
          <table:table-cell table:formula="of:=IF([Sheet1.B15]=&quot;Y&quot;;&quot;0&quot;;IF([Sheet1.B15]=&quot;C&quot;;&quot;1&quot;;&quot;2&quot;))" office:value-type="string" office:string-value="0">
            <text:p>0</text:p>
          </table:table-cell>
          <table:table-cell table:formula="of:=IF([Sheet1.C15]=&quot;Y&quot;;&quot;0&quot;;IF([Sheet1.C15]=&quot;C&quot;;&quot;1&quot;;&quot;2&quot;))" office:value-type="string" office:string-value="1">
            <text:p>1</text:p>
          </table:table-cell>
          <table:table-cell table:formula="of:=IF([Sheet1.D15]=&quot;Y&quot;;&quot;0&quot;;IF([Sheet1.D15]=&quot;C&quot;;&quot;1&quot;;&quot;2&quot;))" office:value-type="string" office:string-value="2">
            <text:p>2</text:p>
          </table:table-cell>
          <table:table-cell table:formula="of:=IF([Sheet1.E15]=&quot;Y&quot;;&quot;0&quot;;IF([Sheet1.E15]=&quot;C&quot;;&quot;1&quot;;&quot;2&quot;))" office:value-type="string" office:string-value="0">
            <text:p>0</text:p>
          </table:table-cell>
          <table:table-cell table:formula="of:=IF([Sheet1.F15]=&quot;Y&quot;;&quot;0&quot;;IF([Sheet1.F15]=&quot;C&quot;;&quot;1&quot;;&quot;2&quot;))" office:value-type="string" office:string-value="1">
            <text:p>1</text:p>
          </table:table-cell>
          <table:table-cell table:formula="of:=IF([Sheet1.G15]=&quot;Y&quot;;&quot;0&quot;;IF([Sheet1.G15]=&quot;C&quot;;&quot;1&quot;;&quot;2&quot;))" office:value-type="string" office:string-value="1">
            <text:p>1</text:p>
          </table:table-cell>
          <table:table-cell table:formula="of:=IF([Sheet1.H15]=&quot;Y&quot;;&quot;0&quot;;IF([Sheet1.H15]=&quot;C&quot;;&quot;1&quot;;&quot;2&quot;))" office:value-type="string" office:string-value="0">
            <text:p>0</text:p>
          </table:table-cell>
          <table:table-cell table:formula="of:=IF([Sheet1.I15]=&quot;Y&quot;;&quot;0&quot;;IF([Sheet1.I15]=&quot;C&quot;;&quot;1&quot;;&quot;2&quot;))" office:value-type="string" office:string-value="0">
            <text:p>0</text:p>
          </table:table-cell>
          <table:table-cell table:formula="of:=IF([Sheet1.J15]=&quot;Y&quot;;&quot;0&quot;;IF([Sheet1.J15]=&quot;C&quot;;&quot;1&quot;;&quot;2&quot;))" office:value-type="string" office:string-value="0">
            <text:p>0</text:p>
          </table:table-cell>
          <table:table-cell table:formula="of:=IF([Sheet1.K15]=&quot;Y&quot;;&quot;0&quot;;IF([Sheet1.K15]=&quot;C&quot;;&quot;1&quot;;&quot;2&quot;))" office:value-type="string" office:string-value="0">
            <text:p>0</text:p>
          </table:table-cell>
          <table:table-cell table:formula="of:=IF([Sheet1.L15]=&quot;Y&quot;;&quot;0&quot;;IF([Sheet1.L15]=&quot;C&quot;;&quot;1&quot;;&quot;2&quot;))" office:value-type="string" office:string-value="0">
            <text:p>0</text:p>
          </table:table-cell>
          <table:table-cell table:formula="of:=IF([Sheet1.M15]=&quot;Y&quot;;&quot;0&quot;;IF([Sheet1.M15]=&quot;C&quot;;&quot;1&quot;;&quot;2&quot;))" office:value-type="string" office:string-value="0">
            <text:p>0</text:p>
          </table:table-cell>
          <table:table-cell table:formula="of:=IF([Sheet1.N15]=&quot;Y&quot;;&quot;0&quot;;IF([Sheet1.N15]=&quot;C&quot;;&quot;1&quot;;&quot;2&quot;))" office:value-type="string" office:string-value="1">
            <text:p>1</text:p>
          </table:table-cell>
          <table:table-cell table:formula="of:=IF([Sheet1.O15]=&quot;Y&quot;;&quot;0&quot;;IF([Sheet1.O15]=&quot;C&quot;;&quot;1&quot;;&quot;2&quot;))" office:value-type="string" office:string-value="1">
            <text:p>1</text:p>
          </table:table-cell>
          <table:table-cell table:formula="of:=IF([Sheet1.P15]=&quot;Y&quot;;&quot;0&quot;;IF([Sheet1.P15]=&quot;C&quot;;&quot;1&quot;;&quot;2&quot;))" office:value-type="string" office:string-value="0">
            <text:p>0</text:p>
          </table:table-cell>
          <table:table-cell table:formula="of:=IF([Sheet1.Q15]=&quot;Y&quot;;&quot;0&quot;;IF([Sheet1.Q15]=&quot;C&quot;;&quot;1&quot;;&quot;2&quot;))" office:value-type="string" office:string-value="2">
            <text:p>2</text:p>
          </table:table-cell>
          <table:table-cell table:formula="of:=IF([Sheet1.R15]=&quot;Y&quot;;&quot;0&quot;;IF([Sheet1.R15]=&quot;C&quot;;&quot;1&quot;;&quot;2&quot;))" office:value-type="string" office:string-value="1">
            <text:p>1</text:p>
          </table:table-cell>
          <table:table-cell table:formula="of:=IF([Sheet1.S15]=&quot;Y&quot;;&quot;0&quot;;IF([Sheet1.S15]=&quot;C&quot;;&quot;1&quot;;&quot;2&quot;))" office:value-type="string" office:string-value="0">
            <text:p>0</text:p>
          </table:table-cell>
          <table:table-cell table:formula="of:=IF([Sheet1.T15]=&quot;Y&quot;;&quot;0&quot;;IF([Sheet1.T15]=&quot;C&quot;;&quot;1&quot;;&quot;2&quot;))" office:value-type="string" office:string-value="0">
            <text:p>0</text:p>
          </table:table-cell>
          <table:table-cell table:formula="of:=IF([Sheet1.U15]=&quot;Y&quot;;&quot;0&quot;;IF([Sheet1.U15]=&quot;C&quot;;&quot;1&quot;;&quot;2&quot;))" office:value-type="string" office:string-value="2">
            <text:p>2</text:p>
          </table:table-cell>
          <table:table-cell table:formula="of:=IF([Sheet1.V15]=&quot;Y&quot;;&quot;0&quot;;IF([Sheet1.V15]=&quot;C&quot;;&quot;1&quot;;&quot;2&quot;))" office:value-type="string" office:string-value="1">
            <text:p>1</text:p>
          </table:table-cell>
          <table:table-cell table:formula="of:=IF([Sheet1.W15]=&quot;Y&quot;;&quot;0&quot;;IF([Sheet1.W15]=&quot;C&quot;;&quot;1&quot;;&quot;2&quot;))" office:value-type="string" office:string-value="0">
            <text:p>0</text:p>
          </table:table-cell>
          <table:table-cell table:formula="of:=IF([Sheet1.X15]=&quot;Y&quot;;&quot;0&quot;;IF([Sheet1.X15]=&quot;C&quot;;&quot;1&quot;;&quot;2&quot;))" office:value-type="string" office:string-value="0">
            <text:p>0</text:p>
          </table:table-cell>
          <table:table-cell table:formula="of:=IF([Sheet1.Y15]=&quot;Y&quot;;&quot;0&quot;;IF([Sheet1.Y15]=&quot;C&quot;;&quot;1&quot;;&quot;2&quot;))" office:value-type="string" office:string-value="1">
            <text:p>1</text:p>
          </table:table-cell>
          <table:table-cell table:formula="of:=IF([Sheet1.Z15]=&quot;Y&quot;;&quot;0&quot;;IF([Sheet1.Z15]=&quot;C&quot;;&quot;1&quot;;&quot;2&quot;))" office:value-type="string" office:string-value="2">
            <text:p>2</text:p>
          </table:table-cell>
          <table:table-cell table:formula="of:=IF([Sheet1.AA15]=&quot;Y&quot;;&quot;0&quot;;IF([Sheet1.AA15]=&quot;C&quot;;&quot;1&quot;;&quot;2&quot;))" office:value-type="string" office:string-value="1">
            <text:p>1</text:p>
          </table:table-cell>
          <table:table-cell table:formula="of:=IF([Sheet1.AB15]=&quot;Y&quot;;&quot;0&quot;;IF([Sheet1.AB15]=&quot;C&quot;;&quot;1&quot;;&quot;2&quot;))" office:value-type="string" office:string-value="1">
            <text:p>1</text:p>
          </table:table-cell>
          <table:table-cell table:formula="of:=IF([Sheet1.AC15]=&quot;Y&quot;;&quot;0&quot;;IF([Sheet1.AC15]=&quot;C&quot;;&quot;1&quot;;&quot;2&quot;))" office:value-type="string" office:string-value="1">
            <text:p>1</text:p>
          </table:table-cell>
          <table:table-cell table:formula="of:=IF([Sheet1.AD15]=&quot;Y&quot;;&quot;0&quot;;IF([Sheet1.AD15]=&quot;C&quot;;&quot;1&quot;;&quot;2&quot;))" office:value-type="string" office:string-value="1">
            <text:p>1</text:p>
          </table:table-cell>
          <table:table-cell table:formula="of:=IF([Sheet1.AE15]=&quot;Y&quot;;&quot;0&quot;;IF([Sheet1.AE15]=&quot;C&quot;;&quot;1&quot;;&quot;2&quot;))" office:value-type="string" office:string-value="2">
            <text:p>2</text:p>
          </table:table-cell>
          <table:table-cell table:formula="of:=IF([Sheet1.AF15]=&quot;Y&quot;;&quot;0&quot;;IF([Sheet1.AF15]=&quot;C&quot;;&quot;1&quot;;&quot;2&quot;))" office:value-type="string" office:string-value="1">
            <text:p>1</text:p>
          </table:table-cell>
          <table:table-cell table:formula="of:=IF([Sheet1.AG15]=&quot;Y&quot;;&quot;0&quot;;IF([Sheet1.AG15]=&quot;C&quot;;&quot;1&quot;;&quot;2&quot;))" office:value-type="string" office:string-value="0">
            <text:p>0</text:p>
          </table:table-cell>
          <table:table-cell table:formula="of:=IF([Sheet1.AH15]=&quot;Y&quot;;&quot;0&quot;;IF([Sheet1.AH15]=&quot;C&quot;;&quot;1&quot;;&quot;2&quot;))" office:value-type="string" office:string-value="2">
            <text:p>2</text:p>
          </table:table-cell>
          <table:table-cell table:formula="of:=IF([Sheet1.AI15]=&quot;Y&quot;;&quot;0&quot;;IF([Sheet1.AI15]=&quot;C&quot;;&quot;1&quot;;&quot;2&quot;))" office:value-type="string" office:string-value="0">
            <text:p>0</text:p>
          </table:table-cell>
          <table:table-cell table:formula="of:=IF([Sheet1.AJ15]=&quot;Y&quot;;&quot;0&quot;;IF([Sheet1.AJ15]=&quot;C&quot;;&quot;1&quot;;&quot;2&quot;))" office:value-type="string" office:string-value="1">
            <text:p>1</text:p>
          </table:table-cell>
          <table:table-cell table:formula="of:=IF([Sheet1.AK15]=&quot;Y&quot;;&quot;0&quot;;IF([Sheet1.AK15]=&quot;C&quot;;&quot;1&quot;;&quot;2&quot;))" office:value-type="string" office:string-value="0">
            <text:p>0</text:p>
          </table:table-cell>
          <table:table-cell table:formula="of:=IF([Sheet1.AL15]=&quot;Y&quot;;&quot;0&quot;;IF([Sheet1.AL15]=&quot;C&quot;;&quot;1&quot;;&quot;2&quot;))" office:value-type="string" office:string-value="0">
            <text:p>0</text:p>
          </table:table-cell>
          <table:table-cell table:formula="of:=IF([Sheet1.AM15]=&quot;Y&quot;;&quot;0&quot;;IF([Sheet1.AM15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6]" office:value-type="string" office:string-value="Dragonets">
            <text:p>Dragonets</text:p>
          </table:table-cell>
          <table:table-cell table:formula="of:=IF([Sheet1.B16]=&quot;Y&quot;;&quot;0&quot;;IF([Sheet1.B16]=&quot;C&quot;;&quot;1&quot;;&quot;2&quot;))" office:value-type="string" office:string-value="0">
            <text:p>0</text:p>
          </table:table-cell>
          <table:table-cell table:formula="of:=IF([Sheet1.C16]=&quot;Y&quot;;&quot;0&quot;;IF([Sheet1.C16]=&quot;C&quot;;&quot;1&quot;;&quot;2&quot;))" office:value-type="string" office:string-value="0">
            <text:p>0</text:p>
          </table:table-cell>
          <table:table-cell table:formula="of:=IF([Sheet1.D16]=&quot;Y&quot;;&quot;0&quot;;IF([Sheet1.D16]=&quot;C&quot;;&quot;1&quot;;&quot;2&quot;))" office:value-type="string" office:string-value="2">
            <text:p>2</text:p>
          </table:table-cell>
          <table:table-cell table:formula="of:=IF([Sheet1.E16]=&quot;Y&quot;;&quot;0&quot;;IF([Sheet1.E16]=&quot;C&quot;;&quot;1&quot;;&quot;2&quot;))" office:value-type="string" office:string-value="0">
            <text:p>0</text:p>
          </table:table-cell>
          <table:table-cell table:formula="of:=IF([Sheet1.F16]=&quot;Y&quot;;&quot;0&quot;;IF([Sheet1.F16]=&quot;C&quot;;&quot;1&quot;;&quot;2&quot;))" office:value-type="string" office:string-value="1">
            <text:p>1</text:p>
          </table:table-cell>
          <table:table-cell table:formula="of:=IF([Sheet1.G16]=&quot;Y&quot;;&quot;0&quot;;IF([Sheet1.G16]=&quot;C&quot;;&quot;1&quot;;&quot;2&quot;))" office:value-type="string" office:string-value="1">
            <text:p>1</text:p>
          </table:table-cell>
          <table:table-cell table:formula="of:=IF([Sheet1.H16]=&quot;Y&quot;;&quot;0&quot;;IF([Sheet1.H16]=&quot;C&quot;;&quot;1&quot;;&quot;2&quot;))" office:value-type="string" office:string-value="1">
            <text:p>1</text:p>
          </table:table-cell>
          <table:table-cell table:formula="of:=IF([Sheet1.I16]=&quot;Y&quot;;&quot;0&quot;;IF([Sheet1.I16]=&quot;C&quot;;&quot;1&quot;;&quot;2&quot;))" office:value-type="string" office:string-value="0">
            <text:p>0</text:p>
          </table:table-cell>
          <table:table-cell table:formula="of:=IF([Sheet1.J16]=&quot;Y&quot;;&quot;0&quot;;IF([Sheet1.J16]=&quot;C&quot;;&quot;1&quot;;&quot;2&quot;))" office:value-type="string" office:string-value="0">
            <text:p>0</text:p>
          </table:table-cell>
          <table:table-cell table:formula="of:=IF([Sheet1.K16]=&quot;Y&quot;;&quot;0&quot;;IF([Sheet1.K16]=&quot;C&quot;;&quot;1&quot;;&quot;2&quot;))" office:value-type="string" office:string-value="0">
            <text:p>0</text:p>
          </table:table-cell>
          <table:table-cell table:formula="of:=IF([Sheet1.L16]=&quot;Y&quot;;&quot;0&quot;;IF([Sheet1.L16]=&quot;C&quot;;&quot;1&quot;;&quot;2&quot;))" office:value-type="string" office:string-value="0">
            <text:p>0</text:p>
          </table:table-cell>
          <table:table-cell table:formula="of:=IF([Sheet1.M16]=&quot;Y&quot;;&quot;0&quot;;IF([Sheet1.M16]=&quot;C&quot;;&quot;1&quot;;&quot;2&quot;))" office:value-type="string" office:string-value="0">
            <text:p>0</text:p>
          </table:table-cell>
          <table:table-cell table:formula="of:=IF([Sheet1.N16]=&quot;Y&quot;;&quot;0&quot;;IF([Sheet1.N16]=&quot;C&quot;;&quot;1&quot;;&quot;2&quot;))" office:value-type="string" office:string-value="0">
            <text:p>0</text:p>
          </table:table-cell>
          <table:table-cell table:formula="of:=IF([Sheet1.O16]=&quot;Y&quot;;&quot;0&quot;;IF([Sheet1.O16]=&quot;C&quot;;&quot;1&quot;;&quot;2&quot;))" office:value-type="string" office:string-value="0">
            <text:p>0</text:p>
          </table:table-cell>
          <table:table-cell table:formula="of:=IF([Sheet1.P16]=&quot;Y&quot;;&quot;0&quot;;IF([Sheet1.P16]=&quot;C&quot;;&quot;1&quot;;&quot;2&quot;))" office:value-type="string" office:string-value="1">
            <text:p>1</text:p>
          </table:table-cell>
          <table:table-cell table:formula="of:=IF([Sheet1.Q16]=&quot;Y&quot;;&quot;0&quot;;IF([Sheet1.Q16]=&quot;C&quot;;&quot;1&quot;;&quot;2&quot;))" office:value-type="string" office:string-value="2">
            <text:p>2</text:p>
          </table:table-cell>
          <table:table-cell table:formula="of:=IF([Sheet1.R16]=&quot;Y&quot;;&quot;0&quot;;IF([Sheet1.R16]=&quot;C&quot;;&quot;1&quot;;&quot;2&quot;))" office:value-type="string" office:string-value="1">
            <text:p>1</text:p>
          </table:table-cell>
          <table:table-cell table:formula="of:=IF([Sheet1.S16]=&quot;Y&quot;;&quot;0&quot;;IF([Sheet1.S16]=&quot;C&quot;;&quot;1&quot;;&quot;2&quot;))" office:value-type="string" office:string-value="0">
            <text:p>0</text:p>
          </table:table-cell>
          <table:table-cell table:formula="of:=IF([Sheet1.T16]=&quot;Y&quot;;&quot;0&quot;;IF([Sheet1.T16]=&quot;C&quot;;&quot;1&quot;;&quot;2&quot;))" office:value-type="string" office:string-value="0">
            <text:p>0</text:p>
          </table:table-cell>
          <table:table-cell table:formula="of:=IF([Sheet1.U16]=&quot;Y&quot;;&quot;0&quot;;IF([Sheet1.U16]=&quot;C&quot;;&quot;1&quot;;&quot;2&quot;))" office:value-type="string" office:string-value="2">
            <text:p>2</text:p>
          </table:table-cell>
          <table:table-cell table:formula="of:=IF([Sheet1.V16]=&quot;Y&quot;;&quot;0&quot;;IF([Sheet1.V16]=&quot;C&quot;;&quot;1&quot;;&quot;2&quot;))" office:value-type="string" office:string-value="1">
            <text:p>1</text:p>
          </table:table-cell>
          <table:table-cell table:formula="of:=IF([Sheet1.W16]=&quot;Y&quot;;&quot;0&quot;;IF([Sheet1.W16]=&quot;C&quot;;&quot;1&quot;;&quot;2&quot;))" office:value-type="string" office:string-value="0">
            <text:p>0</text:p>
          </table:table-cell>
          <table:table-cell table:formula="of:=IF([Sheet1.X16]=&quot;Y&quot;;&quot;0&quot;;IF([Sheet1.X16]=&quot;C&quot;;&quot;1&quot;;&quot;2&quot;))" office:value-type="string" office:string-value="0">
            <text:p>0</text:p>
          </table:table-cell>
          <table:table-cell table:formula="of:=IF([Sheet1.Y16]=&quot;Y&quot;;&quot;0&quot;;IF([Sheet1.Y16]=&quot;C&quot;;&quot;1&quot;;&quot;2&quot;))" office:value-type="string" office:string-value="1">
            <text:p>1</text:p>
          </table:table-cell>
          <table:table-cell table:formula="of:=IF([Sheet1.Z16]=&quot;Y&quot;;&quot;0&quot;;IF([Sheet1.Z16]=&quot;C&quot;;&quot;1&quot;;&quot;2&quot;))" office:value-type="string" office:string-value="2">
            <text:p>2</text:p>
          </table:table-cell>
          <table:table-cell table:formula="of:=IF([Sheet1.AA16]=&quot;Y&quot;;&quot;0&quot;;IF([Sheet1.AA16]=&quot;C&quot;;&quot;1&quot;;&quot;2&quot;))" office:value-type="string" office:string-value="1">
            <text:p>1</text:p>
          </table:table-cell>
          <table:table-cell table:formula="of:=IF([Sheet1.AB16]=&quot;Y&quot;;&quot;0&quot;;IF([Sheet1.AB16]=&quot;C&quot;;&quot;1&quot;;&quot;2&quot;))" office:value-type="string" office:string-value="1">
            <text:p>1</text:p>
          </table:table-cell>
          <table:table-cell table:formula="of:=IF([Sheet1.AC16]=&quot;Y&quot;;&quot;0&quot;;IF([Sheet1.AC16]=&quot;C&quot;;&quot;1&quot;;&quot;2&quot;))" office:value-type="string" office:string-value="0">
            <text:p>0</text:p>
          </table:table-cell>
          <table:table-cell table:formula="of:=IF([Sheet1.AD16]=&quot;Y&quot;;&quot;0&quot;;IF([Sheet1.AD16]=&quot;C&quot;;&quot;1&quot;;&quot;2&quot;))" office:value-type="string" office:string-value="0">
            <text:p>0</text:p>
          </table:table-cell>
          <table:table-cell table:formula="of:=IF([Sheet1.AE16]=&quot;Y&quot;;&quot;0&quot;;IF([Sheet1.AE16]=&quot;C&quot;;&quot;1&quot;;&quot;2&quot;))" office:value-type="string" office:string-value="2">
            <text:p>2</text:p>
          </table:table-cell>
          <table:table-cell table:formula="of:=IF([Sheet1.AF16]=&quot;Y&quot;;&quot;0&quot;;IF([Sheet1.AF16]=&quot;C&quot;;&quot;1&quot;;&quot;2&quot;))" office:value-type="string" office:string-value="1">
            <text:p>1</text:p>
          </table:table-cell>
          <table:table-cell table:formula="of:=IF([Sheet1.AG16]=&quot;Y&quot;;&quot;0&quot;;IF([Sheet1.AG16]=&quot;C&quot;;&quot;1&quot;;&quot;2&quot;))" office:value-type="string" office:string-value="0">
            <text:p>0</text:p>
          </table:table-cell>
          <table:table-cell table:formula="of:=IF([Sheet1.AH16]=&quot;Y&quot;;&quot;0&quot;;IF([Sheet1.AH16]=&quot;C&quot;;&quot;1&quot;;&quot;2&quot;))" office:value-type="string" office:string-value="2">
            <text:p>2</text:p>
          </table:table-cell>
          <table:table-cell table:formula="of:=IF([Sheet1.AI16]=&quot;Y&quot;;&quot;0&quot;;IF([Sheet1.AI16]=&quot;C&quot;;&quot;1&quot;;&quot;2&quot;))" office:value-type="string" office:string-value="0">
            <text:p>0</text:p>
          </table:table-cell>
          <table:table-cell table:formula="of:=IF([Sheet1.AJ16]=&quot;Y&quot;;&quot;0&quot;;IF([Sheet1.AJ16]=&quot;C&quot;;&quot;1&quot;;&quot;2&quot;))" office:value-type="string" office:string-value="1">
            <text:p>1</text:p>
          </table:table-cell>
          <table:table-cell table:formula="of:=IF([Sheet1.AK16]=&quot;Y&quot;;&quot;0&quot;;IF([Sheet1.AK16]=&quot;C&quot;;&quot;1&quot;;&quot;2&quot;))" office:value-type="string" office:string-value="0">
            <text:p>0</text:p>
          </table:table-cell>
          <table:table-cell table:formula="of:=IF([Sheet1.AL16]=&quot;Y&quot;;&quot;0&quot;;IF([Sheet1.AL16]=&quot;C&quot;;&quot;1&quot;;&quot;2&quot;))" office:value-type="string" office:string-value="0">
            <text:p>0</text:p>
          </table:table-cell>
          <table:table-cell table:formula="of:=IF([Sheet1.AM16]=&quot;Y&quot;;&quot;0&quot;;IF([Sheet1.AM16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7]" office:value-type="string" office:string-value="Eels">
            <text:p>Eels</text:p>
          </table:table-cell>
          <table:table-cell table:formula="of:=IF([Sheet1.B17]=&quot;Y&quot;;&quot;0&quot;;IF([Sheet1.B17]=&quot;C&quot;;&quot;1&quot;;&quot;2&quot;))" office:value-type="string" office:string-value="1">
            <text:p>1</text:p>
          </table:table-cell>
          <table:table-cell table:formula="of:=IF([Sheet1.C17]=&quot;Y&quot;;&quot;0&quot;;IF([Sheet1.C17]=&quot;C&quot;;&quot;1&quot;;&quot;2&quot;))" office:value-type="string" office:string-value="0">
            <text:p>0</text:p>
          </table:table-cell>
          <table:table-cell table:formula="of:=IF([Sheet1.D17]=&quot;Y&quot;;&quot;0&quot;;IF([Sheet1.D17]=&quot;C&quot;;&quot;1&quot;;&quot;2&quot;))" office:value-type="string" office:string-value="1">
            <text:p>1</text:p>
          </table:table-cell>
          <table:table-cell table:formula="of:=IF([Sheet1.E17]=&quot;Y&quot;;&quot;0&quot;;IF([Sheet1.E17]=&quot;C&quot;;&quot;1&quot;;&quot;2&quot;))" office:value-type="string" office:string-value="1">
            <text:p>1</text:p>
          </table:table-cell>
          <table:table-cell table:formula="of:=IF([Sheet1.F17]=&quot;Y&quot;;&quot;0&quot;;IF([Sheet1.F17]=&quot;C&quot;;&quot;1&quot;;&quot;2&quot;))" office:value-type="string" office:string-value="2">
            <text:p>2</text:p>
          </table:table-cell>
          <table:table-cell table:formula="of:=IF([Sheet1.G17]=&quot;Y&quot;;&quot;0&quot;;IF([Sheet1.G17]=&quot;C&quot;;&quot;1&quot;;&quot;2&quot;))" office:value-type="string" office:string-value="1">
            <text:p>1</text:p>
          </table:table-cell>
          <table:table-cell table:formula="of:=IF([Sheet1.H17]=&quot;Y&quot;;&quot;0&quot;;IF([Sheet1.H17]=&quot;C&quot;;&quot;1&quot;;&quot;2&quot;))" office:value-type="string" office:string-value="2">
            <text:p>2</text:p>
          </table:table-cell>
          <table:table-cell table:formula="of:=IF([Sheet1.I17]=&quot;Y&quot;;&quot;0&quot;;IF([Sheet1.I17]=&quot;C&quot;;&quot;1&quot;;&quot;2&quot;))" office:value-type="string" office:string-value="0">
            <text:p>0</text:p>
          </table:table-cell>
          <table:table-cell table:formula="of:=IF([Sheet1.J17]=&quot;Y&quot;;&quot;0&quot;;IF([Sheet1.J17]=&quot;C&quot;;&quot;1&quot;;&quot;2&quot;))" office:value-type="string" office:string-value="1">
            <text:p>1</text:p>
          </table:table-cell>
          <table:table-cell table:formula="of:=IF([Sheet1.K17]=&quot;Y&quot;;&quot;0&quot;;IF([Sheet1.K17]=&quot;C&quot;;&quot;1&quot;;&quot;2&quot;))" office:value-type="string" office:string-value="2">
            <text:p>2</text:p>
          </table:table-cell>
          <table:table-cell table:formula="of:=IF([Sheet1.L17]=&quot;Y&quot;;&quot;0&quot;;IF([Sheet1.L17]=&quot;C&quot;;&quot;1&quot;;&quot;2&quot;))" office:value-type="string" office:string-value="2">
            <text:p>2</text:p>
          </table:table-cell>
          <table:table-cell table:formula="of:=IF([Sheet1.M17]=&quot;Y&quot;;&quot;0&quot;;IF([Sheet1.M17]=&quot;C&quot;;&quot;1&quot;;&quot;2&quot;))" office:value-type="string" office:string-value="2">
            <text:p>2</text:p>
          </table:table-cell>
          <table:table-cell table:formula="of:=IF([Sheet1.N17]=&quot;Y&quot;;&quot;0&quot;;IF([Sheet1.N17]=&quot;C&quot;;&quot;1&quot;;&quot;2&quot;))" office:value-type="string" office:string-value="2">
            <text:p>2</text:p>
          </table:table-cell>
          <table:table-cell table:formula="of:=IF([Sheet1.O17]=&quot;Y&quot;;&quot;0&quot;;IF([Sheet1.O17]=&quot;C&quot;;&quot;1&quot;;&quot;2&quot;))" office:value-type="string" office:string-value="2">
            <text:p>2</text:p>
          </table:table-cell>
          <table:table-cell table:formula="of:=IF([Sheet1.P17]=&quot;Y&quot;;&quot;0&quot;;IF([Sheet1.P17]=&quot;C&quot;;&quot;1&quot;;&quot;2&quot;))" office:value-type="string" office:string-value="2">
            <text:p>2</text:p>
          </table:table-cell>
          <table:table-cell table:formula="of:=IF([Sheet1.Q17]=&quot;Y&quot;;&quot;0&quot;;IF([Sheet1.Q17]=&quot;C&quot;;&quot;1&quot;;&quot;2&quot;))" office:value-type="string" office:string-value="1">
            <text:p>1</text:p>
          </table:table-cell>
          <table:table-cell table:formula="of:=IF([Sheet1.R17]=&quot;Y&quot;;&quot;0&quot;;IF([Sheet1.R17]=&quot;C&quot;;&quot;1&quot;;&quot;2&quot;))" office:value-type="string" office:string-value="2">
            <text:p>2</text:p>
          </table:table-cell>
          <table:table-cell table:formula="of:=IF([Sheet1.S17]=&quot;Y&quot;;&quot;0&quot;;IF([Sheet1.S17]=&quot;C&quot;;&quot;1&quot;;&quot;2&quot;))" office:value-type="string" office:string-value="1">
            <text:p>1</text:p>
          </table:table-cell>
          <table:table-cell table:formula="of:=IF([Sheet1.T17]=&quot;Y&quot;;&quot;0&quot;;IF([Sheet1.T17]=&quot;C&quot;;&quot;1&quot;;&quot;2&quot;))" office:value-type="string" office:string-value="2">
            <text:p>2</text:p>
          </table:table-cell>
          <table:table-cell table:formula="of:=IF([Sheet1.U17]=&quot;Y&quot;;&quot;0&quot;;IF([Sheet1.U17]=&quot;C&quot;;&quot;1&quot;;&quot;2&quot;))" office:value-type="string" office:string-value="1">
            <text:p>1</text:p>
          </table:table-cell>
          <table:table-cell table:formula="of:=IF([Sheet1.V17]=&quot;Y&quot;;&quot;0&quot;;IF([Sheet1.V17]=&quot;C&quot;;&quot;1&quot;;&quot;2&quot;))" office:value-type="string" office:string-value="0">
            <text:p>0</text:p>
          </table:table-cell>
          <table:table-cell table:formula="of:=IF([Sheet1.W17]=&quot;Y&quot;;&quot;0&quot;;IF([Sheet1.W17]=&quot;C&quot;;&quot;1&quot;;&quot;2&quot;))" office:value-type="string" office:string-value="2">
            <text:p>2</text:p>
          </table:table-cell>
          <table:table-cell table:formula="of:=IF([Sheet1.X17]=&quot;Y&quot;;&quot;0&quot;;IF([Sheet1.X17]=&quot;C&quot;;&quot;1&quot;;&quot;2&quot;))" office:value-type="string" office:string-value="2">
            <text:p>2</text:p>
          </table:table-cell>
          <table:table-cell table:formula="of:=IF([Sheet1.Y17]=&quot;Y&quot;;&quot;0&quot;;IF([Sheet1.Y17]=&quot;C&quot;;&quot;1&quot;;&quot;2&quot;))" office:value-type="string" office:string-value="1">
            <text:p>1</text:p>
          </table:table-cell>
          <table:table-cell table:formula="of:=IF([Sheet1.Z17]=&quot;Y&quot;;&quot;0&quot;;IF([Sheet1.Z17]=&quot;C&quot;;&quot;1&quot;;&quot;2&quot;))" office:value-type="string" office:string-value="0">
            <text:p>0</text:p>
          </table:table-cell>
          <table:table-cell table:formula="of:=IF([Sheet1.AA17]=&quot;Y&quot;;&quot;0&quot;;IF([Sheet1.AA17]=&quot;C&quot;;&quot;1&quot;;&quot;2&quot;))" office:value-type="string" office:string-value="1">
            <text:p>1</text:p>
          </table:table-cell>
          <table:table-cell table:formula="of:=IF([Sheet1.AB17]=&quot;Y&quot;;&quot;0&quot;;IF([Sheet1.AB17]=&quot;C&quot;;&quot;1&quot;;&quot;2&quot;))" office:value-type="string" office:string-value="2">
            <text:p>2</text:p>
          </table:table-cell>
          <table:table-cell table:formula="of:=IF([Sheet1.AC17]=&quot;Y&quot;;&quot;0&quot;;IF([Sheet1.AC17]=&quot;C&quot;;&quot;1&quot;;&quot;2&quot;))" office:value-type="string" office:string-value="0">
            <text:p>0</text:p>
          </table:table-cell>
          <table:table-cell table:formula="of:=IF([Sheet1.AD17]=&quot;Y&quot;;&quot;0&quot;;IF([Sheet1.AD17]=&quot;C&quot;;&quot;1&quot;;&quot;2&quot;))" office:value-type="string" office:string-value="2">
            <text:p>2</text:p>
          </table:table-cell>
          <table:table-cell table:formula="of:=IF([Sheet1.AE17]=&quot;Y&quot;;&quot;0&quot;;IF([Sheet1.AE17]=&quot;C&quot;;&quot;1&quot;;&quot;2&quot;))" office:value-type="string" office:string-value="1">
            <text:p>1</text:p>
          </table:table-cell>
          <table:table-cell table:formula="of:=IF([Sheet1.AF17]=&quot;Y&quot;;&quot;0&quot;;IF([Sheet1.AF17]=&quot;C&quot;;&quot;1&quot;;&quot;2&quot;))" office:value-type="string" office:string-value="1">
            <text:p>1</text:p>
          </table:table-cell>
          <table:table-cell table:formula="of:=IF([Sheet1.AG17]=&quot;Y&quot;;&quot;0&quot;;IF([Sheet1.AG17]=&quot;C&quot;;&quot;1&quot;;&quot;2&quot;))" office:value-type="string" office:string-value="0">
            <text:p>0</text:p>
          </table:table-cell>
          <table:table-cell table:formula="of:=IF([Sheet1.AH17]=&quot;Y&quot;;&quot;0&quot;;IF([Sheet1.AH17]=&quot;C&quot;;&quot;1&quot;;&quot;2&quot;))" office:value-type="string" office:string-value="1">
            <text:p>1</text:p>
          </table:table-cell>
          <table:table-cell table:formula="of:=IF([Sheet1.AI17]=&quot;Y&quot;;&quot;0&quot;;IF([Sheet1.AI17]=&quot;C&quot;;&quot;1&quot;;&quot;2&quot;))" office:value-type="string" office:string-value="1">
            <text:p>1</text:p>
          </table:table-cell>
          <table:table-cell table:formula="of:=IF([Sheet1.AJ17]=&quot;Y&quot;;&quot;0&quot;;IF([Sheet1.AJ17]=&quot;C&quot;;&quot;1&quot;;&quot;2&quot;))" office:value-type="string" office:string-value="1">
            <text:p>1</text:p>
          </table:table-cell>
          <table:table-cell table:formula="of:=IF([Sheet1.AK17]=&quot;Y&quot;;&quot;0&quot;;IF([Sheet1.AK17]=&quot;C&quot;;&quot;1&quot;;&quot;2&quot;))" office:value-type="string" office:string-value="0">
            <text:p>0</text:p>
          </table:table-cell>
          <table:table-cell table:formula="of:=IF([Sheet1.AL17]=&quot;Y&quot;;&quot;0&quot;;IF([Sheet1.AL17]=&quot;C&quot;;&quot;1&quot;;&quot;2&quot;))" office:value-type="string" office:string-value="1">
            <text:p>1</text:p>
          </table:table-cell>
          <table:table-cell table:formula="of:=IF([Sheet1.AM17]=&quot;Y&quot;;&quot;0&quot;;IF([Sheet1.AM17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8]" office:value-type="string" office:string-value="Filefish">
            <text:p>Filefish</text:p>
          </table:table-cell>
          <table:table-cell table:formula="of:=IF([Sheet1.B18]=&quot;Y&quot;;&quot;0&quot;;IF([Sheet1.B18]=&quot;C&quot;;&quot;1&quot;;&quot;2&quot;))" office:value-type="string" office:string-value="0">
            <text:p>0</text:p>
          </table:table-cell>
          <table:table-cell table:formula="of:=IF([Sheet1.C18]=&quot;Y&quot;;&quot;0&quot;;IF([Sheet1.C18]=&quot;C&quot;;&quot;1&quot;;&quot;2&quot;))" office:value-type="string" office:string-value="1">
            <text:p>1</text:p>
          </table:table-cell>
          <table:table-cell table:formula="of:=IF([Sheet1.D18]=&quot;Y&quot;;&quot;0&quot;;IF([Sheet1.D18]=&quot;C&quot;;&quot;1&quot;;&quot;2&quot;))" office:value-type="string" office:string-value="0">
            <text:p>0</text:p>
          </table:table-cell>
          <table:table-cell table:formula="of:=IF([Sheet1.E18]=&quot;Y&quot;;&quot;0&quot;;IF([Sheet1.E18]=&quot;C&quot;;&quot;1&quot;;&quot;2&quot;))" office:value-type="string" office:string-value="0">
            <text:p>0</text:p>
          </table:table-cell>
          <table:table-cell table:formula="of:=IF([Sheet1.F18]=&quot;Y&quot;;&quot;0&quot;;IF([Sheet1.F18]=&quot;C&quot;;&quot;1&quot;;&quot;2&quot;))" office:value-type="string" office:string-value="0">
            <text:p>0</text:p>
          </table:table-cell>
          <table:table-cell table:formula="of:=IF([Sheet1.G18]=&quot;Y&quot;;&quot;0&quot;;IF([Sheet1.G18]=&quot;C&quot;;&quot;1&quot;;&quot;2&quot;))" office:value-type="string" office:string-value="0">
            <text:p>0</text:p>
          </table:table-cell>
          <table:table-cell table:formula="of:=IF([Sheet1.H18]=&quot;Y&quot;;&quot;0&quot;;IF([Sheet1.H18]=&quot;C&quot;;&quot;1&quot;;&quot;2&quot;))" office:value-type="string" office:string-value="0">
            <text:p>0</text:p>
          </table:table-cell>
          <table:table-cell table:formula="of:=IF([Sheet1.I18]=&quot;Y&quot;;&quot;0&quot;;IF([Sheet1.I18]=&quot;C&quot;;&quot;1&quot;;&quot;2&quot;))" office:value-type="string" office:string-value="0">
            <text:p>0</text:p>
          </table:table-cell>
          <table:table-cell table:formula="of:=IF([Sheet1.J18]=&quot;Y&quot;;&quot;0&quot;;IF([Sheet1.J18]=&quot;C&quot;;&quot;1&quot;;&quot;2&quot;))" office:value-type="string" office:string-value="0">
            <text:p>0</text:p>
          </table:table-cell>
          <table:table-cell table:formula="of:=IF([Sheet1.K18]=&quot;Y&quot;;&quot;0&quot;;IF([Sheet1.K18]=&quot;C&quot;;&quot;1&quot;;&quot;2&quot;))" office:value-type="string" office:string-value="0">
            <text:p>0</text:p>
          </table:table-cell>
          <table:table-cell table:formula="of:=IF([Sheet1.L18]=&quot;Y&quot;;&quot;0&quot;;IF([Sheet1.L18]=&quot;C&quot;;&quot;1&quot;;&quot;2&quot;))" office:value-type="string" office:string-value="0">
            <text:p>0</text:p>
          </table:table-cell>
          <table:table-cell table:formula="of:=IF([Sheet1.M18]=&quot;Y&quot;;&quot;0&quot;;IF([Sheet1.M18]=&quot;C&quot;;&quot;1&quot;;&quot;2&quot;))" office:value-type="string" office:string-value="0">
            <text:p>0</text:p>
          </table:table-cell>
          <table:table-cell table:formula="of:=IF([Sheet1.N18]=&quot;Y&quot;;&quot;0&quot;;IF([Sheet1.N18]=&quot;C&quot;;&quot;1&quot;;&quot;2&quot;))" office:value-type="string" office:string-value="0">
            <text:p>0</text:p>
          </table:table-cell>
          <table:table-cell table:formula="of:=IF([Sheet1.O18]=&quot;Y&quot;;&quot;0&quot;;IF([Sheet1.O18]=&quot;C&quot;;&quot;1&quot;;&quot;2&quot;))" office:value-type="string" office:string-value="1">
            <text:p>1</text:p>
          </table:table-cell>
          <table:table-cell table:formula="of:=IF([Sheet1.P18]=&quot;Y&quot;;&quot;0&quot;;IF([Sheet1.P18]=&quot;C&quot;;&quot;1&quot;;&quot;2&quot;))" office:value-type="string" office:string-value="1">
            <text:p>1</text:p>
          </table:table-cell>
          <table:table-cell table:formula="of:=IF([Sheet1.Q18]=&quot;Y&quot;;&quot;0&quot;;IF([Sheet1.Q18]=&quot;C&quot;;&quot;1&quot;;&quot;2&quot;))" office:value-type="string" office:string-value="2">
            <text:p>2</text:p>
          </table:table-cell>
          <table:table-cell table:formula="of:=IF([Sheet1.R18]=&quot;Y&quot;;&quot;0&quot;;IF([Sheet1.R18]=&quot;C&quot;;&quot;1&quot;;&quot;2&quot;))" office:value-type="string" office:string-value="0">
            <text:p>0</text:p>
          </table:table-cell>
          <table:table-cell table:formula="of:=IF([Sheet1.S18]=&quot;Y&quot;;&quot;0&quot;;IF([Sheet1.S18]=&quot;C&quot;;&quot;1&quot;;&quot;2&quot;))" office:value-type="string" office:string-value="0">
            <text:p>0</text:p>
          </table:table-cell>
          <table:table-cell table:formula="of:=IF([Sheet1.T18]=&quot;Y&quot;;&quot;0&quot;;IF([Sheet1.T18]=&quot;C&quot;;&quot;1&quot;;&quot;2&quot;))" office:value-type="string" office:string-value="0">
            <text:p>0</text:p>
          </table:table-cell>
          <table:table-cell table:formula="of:=IF([Sheet1.U18]=&quot;Y&quot;;&quot;0&quot;;IF([Sheet1.U18]=&quot;C&quot;;&quot;1&quot;;&quot;2&quot;))" office:value-type="string" office:string-value="2">
            <text:p>2</text:p>
          </table:table-cell>
          <table:table-cell table:formula="of:=IF([Sheet1.V18]=&quot;Y&quot;;&quot;0&quot;;IF([Sheet1.V18]=&quot;C&quot;;&quot;1&quot;;&quot;2&quot;))" office:value-type="string" office:string-value="0">
            <text:p>0</text:p>
          </table:table-cell>
          <table:table-cell table:formula="of:=IF([Sheet1.W18]=&quot;Y&quot;;&quot;0&quot;;IF([Sheet1.W18]=&quot;C&quot;;&quot;1&quot;;&quot;2&quot;))" office:value-type="string" office:string-value="0">
            <text:p>0</text:p>
          </table:table-cell>
          <table:table-cell table:formula="of:=IF([Sheet1.X18]=&quot;Y&quot;;&quot;0&quot;;IF([Sheet1.X18]=&quot;C&quot;;&quot;1&quot;;&quot;2&quot;))" office:value-type="string" office:string-value="0">
            <text:p>0</text:p>
          </table:table-cell>
          <table:table-cell table:formula="of:=IF([Sheet1.Y18]=&quot;Y&quot;;&quot;0&quot;;IF([Sheet1.Y18]=&quot;C&quot;;&quot;1&quot;;&quot;2&quot;))" office:value-type="string" office:string-value="0">
            <text:p>0</text:p>
          </table:table-cell>
          <table:table-cell table:formula="of:=IF([Sheet1.Z18]=&quot;Y&quot;;&quot;0&quot;;IF([Sheet1.Z18]=&quot;C&quot;;&quot;1&quot;;&quot;2&quot;))" office:value-type="string" office:string-value="1">
            <text:p>1</text:p>
          </table:table-cell>
          <table:table-cell table:formula="of:=IF([Sheet1.AA18]=&quot;Y&quot;;&quot;0&quot;;IF([Sheet1.AA18]=&quot;C&quot;;&quot;1&quot;;&quot;2&quot;))" office:value-type="string" office:string-value="0">
            <text:p>0</text:p>
          </table:table-cell>
          <table:table-cell table:formula="of:=IF([Sheet1.AB18]=&quot;Y&quot;;&quot;0&quot;;IF([Sheet1.AB18]=&quot;C&quot;;&quot;1&quot;;&quot;2&quot;))" office:value-type="string" office:string-value="1">
            <text:p>1</text:p>
          </table:table-cell>
          <table:table-cell table:formula="of:=IF([Sheet1.AC18]=&quot;Y&quot;;&quot;0&quot;;IF([Sheet1.AC18]=&quot;C&quot;;&quot;1&quot;;&quot;2&quot;))" office:value-type="string" office:string-value="0">
            <text:p>0</text:p>
          </table:table-cell>
          <table:table-cell table:formula="of:=IF([Sheet1.AD18]=&quot;Y&quot;;&quot;0&quot;;IF([Sheet1.AD18]=&quot;C&quot;;&quot;1&quot;;&quot;2&quot;))" office:value-type="string" office:string-value="2">
            <text:p>2</text:p>
          </table:table-cell>
          <table:table-cell table:formula="of:=IF([Sheet1.AE18]=&quot;Y&quot;;&quot;0&quot;;IF([Sheet1.AE18]=&quot;C&quot;;&quot;1&quot;;&quot;2&quot;))" office:value-type="string" office:string-value="2">
            <text:p>2</text:p>
          </table:table-cell>
          <table:table-cell table:formula="of:=IF([Sheet1.AF18]=&quot;Y&quot;;&quot;0&quot;;IF([Sheet1.AF18]=&quot;C&quot;;&quot;1&quot;;&quot;2&quot;))" office:value-type="string" office:string-value="0">
            <text:p>0</text:p>
          </table:table-cell>
          <table:table-cell table:formula="of:=IF([Sheet1.AG18]=&quot;Y&quot;;&quot;0&quot;;IF([Sheet1.AG18]=&quot;C&quot;;&quot;1&quot;;&quot;2&quot;))" office:value-type="string" office:string-value="0">
            <text:p>0</text:p>
          </table:table-cell>
          <table:table-cell table:formula="of:=IF([Sheet1.AH18]=&quot;Y&quot;;&quot;0&quot;;IF([Sheet1.AH18]=&quot;C&quot;;&quot;1&quot;;&quot;2&quot;))" office:value-type="string" office:string-value="2">
            <text:p>2</text:p>
          </table:table-cell>
          <table:table-cell table:formula="of:=IF([Sheet1.AI18]=&quot;Y&quot;;&quot;0&quot;;IF([Sheet1.AI18]=&quot;C&quot;;&quot;1&quot;;&quot;2&quot;))" office:value-type="string" office:string-value="0">
            <text:p>0</text:p>
          </table:table-cell>
          <table:table-cell table:formula="of:=IF([Sheet1.AJ18]=&quot;Y&quot;;&quot;0&quot;;IF([Sheet1.AJ18]=&quot;C&quot;;&quot;1&quot;;&quot;2&quot;))" office:value-type="string" office:string-value="1">
            <text:p>1</text:p>
          </table:table-cell>
          <table:table-cell table:formula="of:=IF([Sheet1.AK18]=&quot;Y&quot;;&quot;0&quot;;IF([Sheet1.AK18]=&quot;C&quot;;&quot;1&quot;;&quot;2&quot;))" office:value-type="string" office:string-value="1">
            <text:p>1</text:p>
          </table:table-cell>
          <table:table-cell table:formula="of:=IF([Sheet1.AL18]=&quot;Y&quot;;&quot;0&quot;;IF([Sheet1.AL18]=&quot;C&quot;;&quot;1&quot;;&quot;2&quot;))" office:value-type="string" office:string-value="2">
            <text:p>2</text:p>
          </table:table-cell>
          <table:table-cell table:formula="of:=IF([Sheet1.AM18]=&quot;Y&quot;;&quot;0&quot;;IF([Sheet1.AM18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19]" office:value-type="string" office:string-value="Foxface/Rabbits">
            <text:p>Foxface/Rabbits</text:p>
          </table:table-cell>
          <table:table-cell table:formula="of:=IF([Sheet1.B19]=&quot;Y&quot;;&quot;0&quot;;IF([Sheet1.B19]=&quot;C&quot;;&quot;1&quot;;&quot;2&quot;))" office:value-type="string" office:string-value="0">
            <text:p>0</text:p>
          </table:table-cell>
          <table:table-cell table:formula="of:=IF([Sheet1.C19]=&quot;Y&quot;;&quot;0&quot;;IF([Sheet1.C19]=&quot;C&quot;;&quot;1&quot;;&quot;2&quot;))" office:value-type="string" office:string-value="0">
            <text:p>0</text:p>
          </table:table-cell>
          <table:table-cell table:formula="of:=IF([Sheet1.D19]=&quot;Y&quot;;&quot;0&quot;;IF([Sheet1.D19]=&quot;C&quot;;&quot;1&quot;;&quot;2&quot;))" office:value-type="string" office:string-value="0">
            <text:p>0</text:p>
          </table:table-cell>
          <table:table-cell table:formula="of:=IF([Sheet1.E19]=&quot;Y&quot;;&quot;0&quot;;IF([Sheet1.E19]=&quot;C&quot;;&quot;1&quot;;&quot;2&quot;))" office:value-type="string" office:string-value="0">
            <text:p>0</text:p>
          </table:table-cell>
          <table:table-cell table:formula="of:=IF([Sheet1.F19]=&quot;Y&quot;;&quot;0&quot;;IF([Sheet1.F19]=&quot;C&quot;;&quot;1&quot;;&quot;2&quot;))" office:value-type="string" office:string-value="0">
            <text:p>0</text:p>
          </table:table-cell>
          <table:table-cell table:formula="of:=IF([Sheet1.G19]=&quot;Y&quot;;&quot;0&quot;;IF([Sheet1.G19]=&quot;C&quot;;&quot;1&quot;;&quot;2&quot;))" office:value-type="string" office:string-value="0">
            <text:p>0</text:p>
          </table:table-cell>
          <table:table-cell table:formula="of:=IF([Sheet1.H19]=&quot;Y&quot;;&quot;0&quot;;IF([Sheet1.H19]=&quot;C&quot;;&quot;1&quot;;&quot;2&quot;))" office:value-type="string" office:string-value="0">
            <text:p>0</text:p>
          </table:table-cell>
          <table:table-cell table:formula="of:=IF([Sheet1.I19]=&quot;Y&quot;;&quot;0&quot;;IF([Sheet1.I19]=&quot;C&quot;;&quot;1&quot;;&quot;2&quot;))" office:value-type="string" office:string-value="0">
            <text:p>0</text:p>
          </table:table-cell>
          <table:table-cell table:formula="of:=IF([Sheet1.J19]=&quot;Y&quot;;&quot;0&quot;;IF([Sheet1.J19]=&quot;C&quot;;&quot;1&quot;;&quot;2&quot;))" office:value-type="string" office:string-value="0">
            <text:p>0</text:p>
          </table:table-cell>
          <table:table-cell table:formula="of:=IF([Sheet1.K19]=&quot;Y&quot;;&quot;0&quot;;IF([Sheet1.K19]=&quot;C&quot;;&quot;1&quot;;&quot;2&quot;))" office:value-type="string" office:string-value="0">
            <text:p>0</text:p>
          </table:table-cell>
          <table:table-cell table:formula="of:=IF([Sheet1.L19]=&quot;Y&quot;;&quot;0&quot;;IF([Sheet1.L19]=&quot;C&quot;;&quot;1&quot;;&quot;2&quot;))" office:value-type="string" office:string-value="0">
            <text:p>0</text:p>
          </table:table-cell>
          <table:table-cell table:formula="of:=IF([Sheet1.M19]=&quot;Y&quot;;&quot;0&quot;;IF([Sheet1.M19]=&quot;C&quot;;&quot;1&quot;;&quot;2&quot;))" office:value-type="string" office:string-value="0">
            <text:p>0</text:p>
          </table:table-cell>
          <table:table-cell table:formula="of:=IF([Sheet1.N19]=&quot;Y&quot;;&quot;0&quot;;IF([Sheet1.N19]=&quot;C&quot;;&quot;1&quot;;&quot;2&quot;))" office:value-type="string" office:string-value="0">
            <text:p>0</text:p>
          </table:table-cell>
          <table:table-cell table:formula="of:=IF([Sheet1.O19]=&quot;Y&quot;;&quot;0&quot;;IF([Sheet1.O19]=&quot;C&quot;;&quot;1&quot;;&quot;2&quot;))" office:value-type="string" office:string-value="0">
            <text:p>0</text:p>
          </table:table-cell>
          <table:table-cell table:formula="of:=IF([Sheet1.P19]=&quot;Y&quot;;&quot;0&quot;;IF([Sheet1.P19]=&quot;C&quot;;&quot;1&quot;;&quot;2&quot;))" office:value-type="string" office:string-value="0">
            <text:p>0</text:p>
          </table:table-cell>
          <table:table-cell table:formula="of:=IF([Sheet1.Q19]=&quot;Y&quot;;&quot;0&quot;;IF([Sheet1.Q19]=&quot;C&quot;;&quot;1&quot;;&quot;2&quot;))" office:value-type="string" office:string-value="1">
            <text:p>1</text:p>
          </table:table-cell>
          <table:table-cell table:formula="of:=IF([Sheet1.R19]=&quot;Y&quot;;&quot;0&quot;;IF([Sheet1.R19]=&quot;C&quot;;&quot;1&quot;;&quot;2&quot;))" office:value-type="string" office:string-value="0">
            <text:p>0</text:p>
          </table:table-cell>
          <table:table-cell table:formula="of:=IF([Sheet1.S19]=&quot;Y&quot;;&quot;0&quot;;IF([Sheet1.S19]=&quot;C&quot;;&quot;1&quot;;&quot;2&quot;))" office:value-type="string" office:string-value="1">
            <text:p>1</text:p>
          </table:table-cell>
          <table:table-cell table:formula="of:=IF([Sheet1.T19]=&quot;Y&quot;;&quot;0&quot;;IF([Sheet1.T19]=&quot;C&quot;;&quot;1&quot;;&quot;2&quot;))" office:value-type="string" office:string-value="0">
            <text:p>0</text:p>
          </table:table-cell>
          <table:table-cell table:formula="of:=IF([Sheet1.U19]=&quot;Y&quot;;&quot;0&quot;;IF([Sheet1.U19]=&quot;C&quot;;&quot;1&quot;;&quot;2&quot;))" office:value-type="string" office:string-value="0">
            <text:p>0</text:p>
          </table:table-cell>
          <table:table-cell table:formula="of:=IF([Sheet1.V19]=&quot;Y&quot;;&quot;0&quot;;IF([Sheet1.V19]=&quot;C&quot;;&quot;1&quot;;&quot;2&quot;))" office:value-type="string" office:string-value="0">
            <text:p>0</text:p>
          </table:table-cell>
          <table:table-cell table:formula="of:=IF([Sheet1.W19]=&quot;Y&quot;;&quot;0&quot;;IF([Sheet1.W19]=&quot;C&quot;;&quot;1&quot;;&quot;2&quot;))" office:value-type="string" office:string-value="0">
            <text:p>0</text:p>
          </table:table-cell>
          <table:table-cell table:formula="of:=IF([Sheet1.X19]=&quot;Y&quot;;&quot;0&quot;;IF([Sheet1.X19]=&quot;C&quot;;&quot;1&quot;;&quot;2&quot;))" office:value-type="string" office:string-value="0">
            <text:p>0</text:p>
          </table:table-cell>
          <table:table-cell table:formula="of:=IF([Sheet1.Y19]=&quot;Y&quot;;&quot;0&quot;;IF([Sheet1.Y19]=&quot;C&quot;;&quot;1&quot;;&quot;2&quot;))" office:value-type="string" office:string-value="0">
            <text:p>0</text:p>
          </table:table-cell>
          <table:table-cell table:formula="of:=IF([Sheet1.Z19]=&quot;Y&quot;;&quot;0&quot;;IF([Sheet1.Z19]=&quot;C&quot;;&quot;1&quot;;&quot;2&quot;))" office:value-type="string" office:string-value="0">
            <text:p>0</text:p>
          </table:table-cell>
          <table:table-cell table:formula="of:=IF([Sheet1.AA19]=&quot;Y&quot;;&quot;0&quot;;IF([Sheet1.AA19]=&quot;C&quot;;&quot;1&quot;;&quot;2&quot;))" office:value-type="string" office:string-value="0">
            <text:p>0</text:p>
          </table:table-cell>
          <table:table-cell table:formula="of:=IF([Sheet1.AB19]=&quot;Y&quot;;&quot;0&quot;;IF([Sheet1.AB19]=&quot;C&quot;;&quot;1&quot;;&quot;2&quot;))" office:value-type="string" office:string-value="0">
            <text:p>0</text:p>
          </table:table-cell>
          <table:table-cell table:formula="of:=IF([Sheet1.AC19]=&quot;Y&quot;;&quot;0&quot;;IF([Sheet1.AC19]=&quot;C&quot;;&quot;1&quot;;&quot;2&quot;))" office:value-type="string" office:string-value="0">
            <text:p>0</text:p>
          </table:table-cell>
          <table:table-cell table:formula="of:=IF([Sheet1.AD19]=&quot;Y&quot;;&quot;0&quot;;IF([Sheet1.AD19]=&quot;C&quot;;&quot;1&quot;;&quot;2&quot;))" office:value-type="string" office:string-value="2">
            <text:p>2</text:p>
          </table:table-cell>
          <table:table-cell table:formula="of:=IF([Sheet1.AE19]=&quot;Y&quot;;&quot;0&quot;;IF([Sheet1.AE19]=&quot;C&quot;;&quot;1&quot;;&quot;2&quot;))" office:value-type="string" office:string-value="1">
            <text:p>1</text:p>
          </table:table-cell>
          <table:table-cell table:formula="of:=IF([Sheet1.AF19]=&quot;Y&quot;;&quot;0&quot;;IF([Sheet1.AF19]=&quot;C&quot;;&quot;1&quot;;&quot;2&quot;))" office:value-type="string" office:string-value="0">
            <text:p>0</text:p>
          </table:table-cell>
          <table:table-cell table:formula="of:=IF([Sheet1.AG19]=&quot;Y&quot;;&quot;0&quot;;IF([Sheet1.AG19]=&quot;C&quot;;&quot;1&quot;;&quot;2&quot;))" office:value-type="string" office:string-value="1">
            <text:p>1</text:p>
          </table:table-cell>
          <table:table-cell table:formula="of:=IF([Sheet1.AH19]=&quot;Y&quot;;&quot;0&quot;;IF([Sheet1.AH19]=&quot;C&quot;;&quot;1&quot;;&quot;2&quot;))" office:value-type="string" office:string-value="1">
            <text:p>1</text:p>
          </table:table-cell>
          <table:table-cell table:formula="of:=IF([Sheet1.AI19]=&quot;Y&quot;;&quot;0&quot;;IF([Sheet1.AI19]=&quot;C&quot;;&quot;1&quot;;&quot;2&quot;))" office:value-type="string" office:string-value="0">
            <text:p>0</text:p>
          </table:table-cell>
          <table:table-cell table:formula="of:=IF([Sheet1.AJ19]=&quot;Y&quot;;&quot;0&quot;;IF([Sheet1.AJ19]=&quot;C&quot;;&quot;1&quot;;&quot;2&quot;))" office:value-type="string" office:string-value="1">
            <text:p>1</text:p>
          </table:table-cell>
          <table:table-cell table:formula="of:=IF([Sheet1.AK19]=&quot;Y&quot;;&quot;0&quot;;IF([Sheet1.AK19]=&quot;C&quot;;&quot;1&quot;;&quot;2&quot;))" office:value-type="string" office:string-value="1">
            <text:p>1</text:p>
          </table:table-cell>
          <table:table-cell table:formula="of:=IF([Sheet1.AL19]=&quot;Y&quot;;&quot;0&quot;;IF([Sheet1.AL19]=&quot;C&quot;;&quot;1&quot;;&quot;2&quot;))" office:value-type="string" office:string-value="1">
            <text:p>1</text:p>
          </table:table-cell>
          <table:table-cell table:formula="of:=IF([Sheet1.AM19]=&quot;Y&quot;;&quot;0&quot;;IF([Sheet1.AM19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0]" office:value-type="string" office:string-value="Gobies">
            <text:p>Gobies</text:p>
          </table:table-cell>
          <table:table-cell table:formula="of:=IF([Sheet1.B20]=&quot;Y&quot;;&quot;0&quot;;IF([Sheet1.B20]=&quot;C&quot;;&quot;1&quot;;&quot;2&quot;))" office:value-type="string" office:string-value="0">
            <text:p>0</text:p>
          </table:table-cell>
          <table:table-cell table:formula="of:=IF([Sheet1.C20]=&quot;Y&quot;;&quot;0&quot;;IF([Sheet1.C20]=&quot;C&quot;;&quot;1&quot;;&quot;2&quot;))" office:value-type="string" office:string-value="1">
            <text:p>1</text:p>
          </table:table-cell>
          <table:table-cell table:formula="of:=IF([Sheet1.D20]=&quot;Y&quot;;&quot;0&quot;;IF([Sheet1.D20]=&quot;C&quot;;&quot;1&quot;;&quot;2&quot;))" office:value-type="string" office:string-value="2">
            <text:p>2</text:p>
          </table:table-cell>
          <table:table-cell table:formula="of:=IF([Sheet1.E20]=&quot;Y&quot;;&quot;0&quot;;IF([Sheet1.E20]=&quot;C&quot;;&quot;1&quot;;&quot;2&quot;))" office:value-type="string" office:string-value="0">
            <text:p>0</text:p>
          </table:table-cell>
          <table:table-cell table:formula="of:=IF([Sheet1.F20]=&quot;Y&quot;;&quot;0&quot;;IF([Sheet1.F20]=&quot;C&quot;;&quot;1&quot;;&quot;2&quot;))" office:value-type="string" office:string-value="0">
            <text:p>0</text:p>
          </table:table-cell>
          <table:table-cell table:formula="of:=IF([Sheet1.G20]=&quot;Y&quot;;&quot;0&quot;;IF([Sheet1.G20]=&quot;C&quot;;&quot;1&quot;;&quot;2&quot;))" office:value-type="string" office:string-value="0">
            <text:p>0</text:p>
          </table:table-cell>
          <table:table-cell table:formula="of:=IF([Sheet1.H20]=&quot;Y&quot;;&quot;0&quot;;IF([Sheet1.H20]=&quot;C&quot;;&quot;1&quot;;&quot;2&quot;))" office:value-type="string" office:string-value="0">
            <text:p>0</text:p>
          </table:table-cell>
          <table:table-cell table:formula="of:=IF([Sheet1.I20]=&quot;Y&quot;;&quot;0&quot;;IF([Sheet1.I20]=&quot;C&quot;;&quot;1&quot;;&quot;2&quot;))" office:value-type="string" office:string-value="0">
            <text:p>0</text:p>
          </table:table-cell>
          <table:table-cell table:formula="of:=IF([Sheet1.J20]=&quot;Y&quot;;&quot;0&quot;;IF([Sheet1.J20]=&quot;C&quot;;&quot;1&quot;;&quot;2&quot;))" office:value-type="string" office:string-value="0">
            <text:p>0</text:p>
          </table:table-cell>
          <table:table-cell table:formula="of:=IF([Sheet1.K20]=&quot;Y&quot;;&quot;0&quot;;IF([Sheet1.K20]=&quot;C&quot;;&quot;1&quot;;&quot;2&quot;))" office:value-type="string" office:string-value="0">
            <text:p>0</text:p>
          </table:table-cell>
          <table:table-cell table:formula="of:=IF([Sheet1.L20]=&quot;Y&quot;;&quot;0&quot;;IF([Sheet1.L20]=&quot;C&quot;;&quot;1&quot;;&quot;2&quot;))" office:value-type="string" office:string-value="0">
            <text:p>0</text:p>
          </table:table-cell>
          <table:table-cell table:formula="of:=IF([Sheet1.M20]=&quot;Y&quot;;&quot;0&quot;;IF([Sheet1.M20]=&quot;C&quot;;&quot;1&quot;;&quot;2&quot;))" office:value-type="string" office:string-value="0">
            <text:p>0</text:p>
          </table:table-cell>
          <table:table-cell table:formula="of:=IF([Sheet1.N20]=&quot;Y&quot;;&quot;0&quot;;IF([Sheet1.N20]=&quot;C&quot;;&quot;1&quot;;&quot;2&quot;))" office:value-type="string" office:string-value="0">
            <text:p>0</text:p>
          </table:table-cell>
          <table:table-cell table:formula="of:=IF([Sheet1.O20]=&quot;Y&quot;;&quot;0&quot;;IF([Sheet1.O20]=&quot;C&quot;;&quot;1&quot;;&quot;2&quot;))" office:value-type="string" office:string-value="0">
            <text:p>0</text:p>
          </table:table-cell>
          <table:table-cell table:formula="of:=IF([Sheet1.P20]=&quot;Y&quot;;&quot;0&quot;;IF([Sheet1.P20]=&quot;C&quot;;&quot;1&quot;;&quot;2&quot;))" office:value-type="string" office:string-value="0">
            <text:p>0</text:p>
          </table:table-cell>
          <table:table-cell table:formula="of:=IF([Sheet1.Q20]=&quot;Y&quot;;&quot;0&quot;;IF([Sheet1.Q20]=&quot;C&quot;;&quot;1&quot;;&quot;2&quot;))" office:value-type="string" office:string-value="2">
            <text:p>2</text:p>
          </table:table-cell>
          <table:table-cell table:formula="of:=IF([Sheet1.R20]=&quot;Y&quot;;&quot;0&quot;;IF([Sheet1.R20]=&quot;C&quot;;&quot;1&quot;;&quot;2&quot;))" office:value-type="string" office:string-value="0">
            <text:p>0</text:p>
          </table:table-cell>
          <table:table-cell table:formula="of:=IF([Sheet1.S20]=&quot;Y&quot;;&quot;0&quot;;IF([Sheet1.S20]=&quot;C&quot;;&quot;1&quot;;&quot;2&quot;))" office:value-type="string" office:string-value="0">
            <text:p>0</text:p>
          </table:table-cell>
          <table:table-cell table:formula="of:=IF([Sheet1.T20]=&quot;Y&quot;;&quot;0&quot;;IF([Sheet1.T20]=&quot;C&quot;;&quot;1&quot;;&quot;2&quot;))" office:value-type="string" office:string-value="1">
            <text:p>1</text:p>
          </table:table-cell>
          <table:table-cell table:formula="of:=IF([Sheet1.U20]=&quot;Y&quot;;&quot;0&quot;;IF([Sheet1.U20]=&quot;C&quot;;&quot;1&quot;;&quot;2&quot;))" office:value-type="string" office:string-value="2">
            <text:p>2</text:p>
          </table:table-cell>
          <table:table-cell table:formula="of:=IF([Sheet1.V20]=&quot;Y&quot;;&quot;0&quot;;IF([Sheet1.V20]=&quot;C&quot;;&quot;1&quot;;&quot;2&quot;))" office:value-type="string" office:string-value="1">
            <text:p>1</text:p>
          </table:table-cell>
          <table:table-cell table:formula="of:=IF([Sheet1.W20]=&quot;Y&quot;;&quot;0&quot;;IF([Sheet1.W20]=&quot;C&quot;;&quot;1&quot;;&quot;2&quot;))" office:value-type="string" office:string-value="0">
            <text:p>0</text:p>
          </table:table-cell>
          <table:table-cell table:formula="of:=IF([Sheet1.X20]=&quot;Y&quot;;&quot;0&quot;;IF([Sheet1.X20]=&quot;C&quot;;&quot;1&quot;;&quot;2&quot;))" office:value-type="string" office:string-value="0">
            <text:p>0</text:p>
          </table:table-cell>
          <table:table-cell table:formula="of:=IF([Sheet1.Y20]=&quot;Y&quot;;&quot;0&quot;;IF([Sheet1.Y20]=&quot;C&quot;;&quot;1&quot;;&quot;2&quot;))" office:value-type="string" office:string-value="1">
            <text:p>1</text:p>
          </table:table-cell>
          <table:table-cell table:formula="of:=IF([Sheet1.Z20]=&quot;Y&quot;;&quot;0&quot;;IF([Sheet1.Z20]=&quot;C&quot;;&quot;1&quot;;&quot;2&quot;))" office:value-type="string" office:string-value="2">
            <text:p>2</text:p>
          </table:table-cell>
          <table:table-cell table:formula="of:=IF([Sheet1.AA20]=&quot;Y&quot;;&quot;0&quot;;IF([Sheet1.AA20]=&quot;C&quot;;&quot;1&quot;;&quot;2&quot;))" office:value-type="string" office:string-value="1">
            <text:p>1</text:p>
          </table:table-cell>
          <table:table-cell table:formula="of:=IF([Sheet1.AB20]=&quot;Y&quot;;&quot;0&quot;;IF([Sheet1.AB20]=&quot;C&quot;;&quot;1&quot;;&quot;2&quot;))" office:value-type="string" office:string-value="0">
            <text:p>0</text:p>
          </table:table-cell>
          <table:table-cell table:formula="of:=IF([Sheet1.AC20]=&quot;Y&quot;;&quot;0&quot;;IF([Sheet1.AC20]=&quot;C&quot;;&quot;1&quot;;&quot;2&quot;))" office:value-type="string" office:string-value="0">
            <text:p>0</text:p>
          </table:table-cell>
          <table:table-cell table:formula="of:=IF([Sheet1.AD20]=&quot;Y&quot;;&quot;0&quot;;IF([Sheet1.AD20]=&quot;C&quot;;&quot;1&quot;;&quot;2&quot;))" office:value-type="string" office:string-value="1">
            <text:p>1</text:p>
          </table:table-cell>
          <table:table-cell table:formula="of:=IF([Sheet1.AE20]=&quot;Y&quot;;&quot;0&quot;;IF([Sheet1.AE20]=&quot;C&quot;;&quot;1&quot;;&quot;2&quot;))" office:value-type="string" office:string-value="2">
            <text:p>2</text:p>
          </table:table-cell>
          <table:table-cell table:formula="of:=IF([Sheet1.AF20]=&quot;Y&quot;;&quot;0&quot;;IF([Sheet1.AF20]=&quot;C&quot;;&quot;1&quot;;&quot;2&quot;))" office:value-type="string" office:string-value="1">
            <text:p>1</text:p>
          </table:table-cell>
          <table:table-cell table:formula="of:=IF([Sheet1.AG20]=&quot;Y&quot;;&quot;0&quot;;IF([Sheet1.AG20]=&quot;C&quot;;&quot;1&quot;;&quot;2&quot;))" office:value-type="string" office:string-value="0">
            <text:p>0</text:p>
          </table:table-cell>
          <table:table-cell table:formula="of:=IF([Sheet1.AH20]=&quot;Y&quot;;&quot;0&quot;;IF([Sheet1.AH20]=&quot;C&quot;;&quot;1&quot;;&quot;2&quot;))" office:value-type="string" office:string-value="1">
            <text:p>1</text:p>
          </table:table-cell>
          <table:table-cell table:formula="of:=IF([Sheet1.AI20]=&quot;Y&quot;;&quot;0&quot;;IF([Sheet1.AI20]=&quot;C&quot;;&quot;1&quot;;&quot;2&quot;))" office:value-type="string" office:string-value="0">
            <text:p>0</text:p>
          </table:table-cell>
          <table:table-cell table:formula="of:=IF([Sheet1.AJ20]=&quot;Y&quot;;&quot;0&quot;;IF([Sheet1.AJ20]=&quot;C&quot;;&quot;1&quot;;&quot;2&quot;))" office:value-type="string" office:string-value="1">
            <text:p>1</text:p>
          </table:table-cell>
          <table:table-cell table:formula="of:=IF([Sheet1.AK20]=&quot;Y&quot;;&quot;0&quot;;IF([Sheet1.AK20]=&quot;C&quot;;&quot;1&quot;;&quot;2&quot;))" office:value-type="string" office:string-value="0">
            <text:p>0</text:p>
          </table:table-cell>
          <table:table-cell table:formula="of:=IF([Sheet1.AL20]=&quot;Y&quot;;&quot;0&quot;;IF([Sheet1.AL20]=&quot;C&quot;;&quot;1&quot;;&quot;2&quot;))" office:value-type="string" office:string-value="0">
            <text:p>0</text:p>
          </table:table-cell>
          <table:table-cell table:formula="of:=IF([Sheet1.AM20]=&quot;Y&quot;;&quot;0&quot;;IF([Sheet1.AM20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1]" office:value-type="string" office:string-value="Groupers">
            <text:p>Groupers</text:p>
          </table:table-cell>
          <table:table-cell table:formula="of:=IF([Sheet1.B21]=&quot;Y&quot;;&quot;0&quot;;IF([Sheet1.B21]=&quot;C&quot;;&quot;1&quot;;&quot;2&quot;))" office:value-type="string" office:string-value="1">
            <text:p>1</text:p>
          </table:table-cell>
          <table:table-cell table:formula="of:=IF([Sheet1.C21]=&quot;Y&quot;;&quot;0&quot;;IF([Sheet1.C21]=&quot;C&quot;;&quot;1&quot;;&quot;2&quot;))" office:value-type="string" office:string-value="0">
            <text:p>0</text:p>
          </table:table-cell>
          <table:table-cell table:formula="of:=IF([Sheet1.D21]=&quot;Y&quot;;&quot;0&quot;;IF([Sheet1.D21]=&quot;C&quot;;&quot;1&quot;;&quot;2&quot;))" office:value-type="string" office:string-value="1">
            <text:p>1</text:p>
          </table:table-cell>
          <table:table-cell table:formula="of:=IF([Sheet1.E21]=&quot;Y&quot;;&quot;0&quot;;IF([Sheet1.E21]=&quot;C&quot;;&quot;1&quot;;&quot;2&quot;))" office:value-type="string" office:string-value="2">
            <text:p>2</text:p>
          </table:table-cell>
          <table:table-cell table:formula="of:=IF([Sheet1.F21]=&quot;Y&quot;;&quot;0&quot;;IF([Sheet1.F21]=&quot;C&quot;;&quot;1&quot;;&quot;2&quot;))" office:value-type="string" office:string-value="2">
            <text:p>2</text:p>
          </table:table-cell>
          <table:table-cell table:formula="of:=IF([Sheet1.G21]=&quot;Y&quot;;&quot;0&quot;;IF([Sheet1.G21]=&quot;C&quot;;&quot;1&quot;;&quot;2&quot;))" office:value-type="string" office:string-value="2">
            <text:p>2</text:p>
          </table:table-cell>
          <table:table-cell table:formula="of:=IF([Sheet1.H21]=&quot;Y&quot;;&quot;0&quot;;IF([Sheet1.H21]=&quot;C&quot;;&quot;1&quot;;&quot;2&quot;))" office:value-type="string" office:string-value="2">
            <text:p>2</text:p>
          </table:table-cell>
          <table:table-cell table:formula="of:=IF([Sheet1.I21]=&quot;Y&quot;;&quot;0&quot;;IF([Sheet1.I21]=&quot;C&quot;;&quot;1&quot;;&quot;2&quot;))" office:value-type="string" office:string-value="1">
            <text:p>1</text:p>
          </table:table-cell>
          <table:table-cell table:formula="of:=IF([Sheet1.J21]=&quot;Y&quot;;&quot;0&quot;;IF([Sheet1.J21]=&quot;C&quot;;&quot;1&quot;;&quot;2&quot;))" office:value-type="string" office:string-value="1">
            <text:p>1</text:p>
          </table:table-cell>
          <table:table-cell table:formula="of:=IF([Sheet1.K21]=&quot;Y&quot;;&quot;0&quot;;IF([Sheet1.K21]=&quot;C&quot;;&quot;1&quot;;&quot;2&quot;))" office:value-type="string" office:string-value="2">
            <text:p>2</text:p>
          </table:table-cell>
          <table:table-cell table:formula="of:=IF([Sheet1.L21]=&quot;Y&quot;;&quot;0&quot;;IF([Sheet1.L21]=&quot;C&quot;;&quot;1&quot;;&quot;2&quot;))" office:value-type="string" office:string-value="2">
            <text:p>2</text:p>
          </table:table-cell>
          <table:table-cell table:formula="of:=IF([Sheet1.M21]=&quot;Y&quot;;&quot;0&quot;;IF([Sheet1.M21]=&quot;C&quot;;&quot;1&quot;;&quot;2&quot;))" office:value-type="string" office:string-value="2">
            <text:p>2</text:p>
          </table:table-cell>
          <table:table-cell table:formula="of:=IF([Sheet1.N21]=&quot;Y&quot;;&quot;0&quot;;IF([Sheet1.N21]=&quot;C&quot;;&quot;1&quot;;&quot;2&quot;))" office:value-type="string" office:string-value="2">
            <text:p>2</text:p>
          </table:table-cell>
          <table:table-cell table:formula="of:=IF([Sheet1.O21]=&quot;Y&quot;;&quot;0&quot;;IF([Sheet1.O21]=&quot;C&quot;;&quot;1&quot;;&quot;2&quot;))" office:value-type="string" office:string-value="2">
            <text:p>2</text:p>
          </table:table-cell>
          <table:table-cell table:formula="of:=IF([Sheet1.P21]=&quot;Y&quot;;&quot;0&quot;;IF([Sheet1.P21]=&quot;C&quot;;&quot;1&quot;;&quot;2&quot;))" office:value-type="string" office:string-value="2">
            <text:p>2</text:p>
          </table:table-cell>
          <table:table-cell table:formula="of:=IF([Sheet1.Q21]=&quot;Y&quot;;&quot;0&quot;;IF([Sheet1.Q21]=&quot;C&quot;;&quot;1&quot;;&quot;2&quot;))" office:value-type="string" office:string-value="1">
            <text:p>1</text:p>
          </table:table-cell>
          <table:table-cell table:formula="of:=IF([Sheet1.R21]=&quot;Y&quot;;&quot;0&quot;;IF([Sheet1.R21]=&quot;C&quot;;&quot;1&quot;;&quot;2&quot;))" office:value-type="string" office:string-value="2">
            <text:p>2</text:p>
          </table:table-cell>
          <table:table-cell table:formula="of:=IF([Sheet1.S21]=&quot;Y&quot;;&quot;0&quot;;IF([Sheet1.S21]=&quot;C&quot;;&quot;1&quot;;&quot;2&quot;))" office:value-type="string" office:string-value="0">
            <text:p>0</text:p>
          </table:table-cell>
          <table:table-cell table:formula="of:=IF([Sheet1.T21]=&quot;Y&quot;;&quot;0&quot;;IF([Sheet1.T21]=&quot;C&quot;;&quot;1&quot;;&quot;2&quot;))" office:value-type="string" office:string-value="2">
            <text:p>2</text:p>
          </table:table-cell>
          <table:table-cell table:formula="of:=IF([Sheet1.U21]=&quot;Y&quot;;&quot;0&quot;;IF([Sheet1.U21]=&quot;C&quot;;&quot;1&quot;;&quot;2&quot;))" office:value-type="string" office:string-value="2">
            <text:p>2</text:p>
          </table:table-cell>
          <table:table-cell table:formula="of:=IF([Sheet1.V21]=&quot;Y&quot;;&quot;0&quot;;IF([Sheet1.V21]=&quot;C&quot;;&quot;1&quot;;&quot;2&quot;))" office:value-type="string" office:string-value="1">
            <text:p>1</text:p>
          </table:table-cell>
          <table:table-cell table:formula="of:=IF([Sheet1.W21]=&quot;Y&quot;;&quot;0&quot;;IF([Sheet1.W21]=&quot;C&quot;;&quot;1&quot;;&quot;2&quot;))" office:value-type="string" office:string-value="2">
            <text:p>2</text:p>
          </table:table-cell>
          <table:table-cell table:formula="of:=IF([Sheet1.X21]=&quot;Y&quot;;&quot;0&quot;;IF([Sheet1.X21]=&quot;C&quot;;&quot;1&quot;;&quot;2&quot;))" office:value-type="string" office:string-value="2">
            <text:p>2</text:p>
          </table:table-cell>
          <table:table-cell table:formula="of:=IF([Sheet1.Y21]=&quot;Y&quot;;&quot;0&quot;;IF([Sheet1.Y21]=&quot;C&quot;;&quot;1&quot;;&quot;2&quot;))" office:value-type="string" office:string-value="1">
            <text:p>1</text:p>
          </table:table-cell>
          <table:table-cell table:formula="of:=IF([Sheet1.Z21]=&quot;Y&quot;;&quot;0&quot;;IF([Sheet1.Z21]=&quot;C&quot;;&quot;1&quot;;&quot;2&quot;))" office:value-type="string" office:string-value="0">
            <text:p>0</text:p>
          </table:table-cell>
          <table:table-cell table:formula="of:=IF([Sheet1.AA21]=&quot;Y&quot;;&quot;0&quot;;IF([Sheet1.AA21]=&quot;C&quot;;&quot;1&quot;;&quot;2&quot;))" office:value-type="string" office:string-value="1">
            <text:p>1</text:p>
          </table:table-cell>
          <table:table-cell table:formula="of:=IF([Sheet1.AB21]=&quot;Y&quot;;&quot;0&quot;;IF([Sheet1.AB21]=&quot;C&quot;;&quot;1&quot;;&quot;2&quot;))" office:value-type="string" office:string-value="2">
            <text:p>2</text:p>
          </table:table-cell>
          <table:table-cell table:formula="of:=IF([Sheet1.AC21]=&quot;Y&quot;;&quot;0&quot;;IF([Sheet1.AC21]=&quot;C&quot;;&quot;1&quot;;&quot;2&quot;))" office:value-type="string" office:string-value="1">
            <text:p>1</text:p>
          </table:table-cell>
          <table:table-cell table:formula="of:=IF([Sheet1.AD21]=&quot;Y&quot;;&quot;0&quot;;IF([Sheet1.AD21]=&quot;C&quot;;&quot;1&quot;;&quot;2&quot;))" office:value-type="string" office:string-value="2">
            <text:p>2</text:p>
          </table:table-cell>
          <table:table-cell table:formula="of:=IF([Sheet1.AE21]=&quot;Y&quot;;&quot;0&quot;;IF([Sheet1.AE21]=&quot;C&quot;;&quot;1&quot;;&quot;2&quot;))" office:value-type="string" office:string-value="1">
            <text:p>1</text:p>
          </table:table-cell>
          <table:table-cell table:formula="of:=IF([Sheet1.AF21]=&quot;Y&quot;;&quot;0&quot;;IF([Sheet1.AF21]=&quot;C&quot;;&quot;1&quot;;&quot;2&quot;))" office:value-type="string" office:string-value="2">
            <text:p>2</text:p>
          </table:table-cell>
          <table:table-cell table:formula="of:=IF([Sheet1.AG21]=&quot;Y&quot;;&quot;0&quot;;IF([Sheet1.AG21]=&quot;C&quot;;&quot;1&quot;;&quot;2&quot;))" office:value-type="string" office:string-value="0">
            <text:p>0</text:p>
          </table:table-cell>
          <table:table-cell table:formula="of:=IF([Sheet1.AH21]=&quot;Y&quot;;&quot;0&quot;;IF([Sheet1.AH21]=&quot;C&quot;;&quot;1&quot;;&quot;2&quot;))" office:value-type="string" office:string-value="1">
            <text:p>1</text:p>
          </table:table-cell>
          <table:table-cell table:formula="of:=IF([Sheet1.AI21]=&quot;Y&quot;;&quot;0&quot;;IF([Sheet1.AI21]=&quot;C&quot;;&quot;1&quot;;&quot;2&quot;))" office:value-type="string" office:string-value="1">
            <text:p>1</text:p>
          </table:table-cell>
          <table:table-cell table:formula="of:=IF([Sheet1.AJ21]=&quot;Y&quot;;&quot;0&quot;;IF([Sheet1.AJ21]=&quot;C&quot;;&quot;1&quot;;&quot;2&quot;))" office:value-type="string" office:string-value="1">
            <text:p>1</text:p>
          </table:table-cell>
          <table:table-cell table:formula="of:=IF([Sheet1.AK21]=&quot;Y&quot;;&quot;0&quot;;IF([Sheet1.AK21]=&quot;C&quot;;&quot;1&quot;;&quot;2&quot;))" office:value-type="string" office:string-value="0">
            <text:p>0</text:p>
          </table:table-cell>
          <table:table-cell table:formula="of:=IF([Sheet1.AL21]=&quot;Y&quot;;&quot;0&quot;;IF([Sheet1.AL21]=&quot;C&quot;;&quot;1&quot;;&quot;2&quot;))" office:value-type="string" office:string-value="1">
            <text:p>1</text:p>
          </table:table-cell>
          <table:table-cell table:formula="of:=IF([Sheet1.AM21]=&quot;Y&quot;;&quot;0&quot;;IF([Sheet1.AM21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2]" office:value-type="string" office:string-value="Grunts/Sweetlips">
            <text:p>Grunts/Sweetlips</text:p>
          </table:table-cell>
          <table:table-cell table:formula="of:=IF([Sheet1.B22]=&quot;Y&quot;;&quot;0&quot;;IF([Sheet1.B22]=&quot;C&quot;;&quot;1&quot;;&quot;2&quot;))" office:value-type="string" office:string-value="0">
            <text:p>0</text:p>
          </table:table-cell>
          <table:table-cell table:formula="of:=IF([Sheet1.C22]=&quot;Y&quot;;&quot;0&quot;;IF([Sheet1.C22]=&quot;C&quot;;&quot;1&quot;;&quot;2&quot;))" office:value-type="string" office:string-value="0">
            <text:p>0</text:p>
          </table:table-cell>
          <table:table-cell table:formula="of:=IF([Sheet1.D22]=&quot;Y&quot;;&quot;0&quot;;IF([Sheet1.D22]=&quot;C&quot;;&quot;1&quot;;&quot;2&quot;))" office:value-type="string" office:string-value="0">
            <text:p>0</text:p>
          </table:table-cell>
          <table:table-cell table:formula="of:=IF([Sheet1.E22]=&quot;Y&quot;;&quot;0&quot;;IF([Sheet1.E22]=&quot;C&quot;;&quot;1&quot;;&quot;2&quot;))" office:value-type="string" office:string-value="0">
            <text:p>0</text:p>
          </table:table-cell>
          <table:table-cell table:formula="of:=IF([Sheet1.F22]=&quot;Y&quot;;&quot;0&quot;;IF([Sheet1.F22]=&quot;C&quot;;&quot;1&quot;;&quot;2&quot;))" office:value-type="string" office:string-value="0">
            <text:p>0</text:p>
          </table:table-cell>
          <table:table-cell table:formula="of:=IF([Sheet1.G22]=&quot;Y&quot;;&quot;0&quot;;IF([Sheet1.G22]=&quot;C&quot;;&quot;1&quot;;&quot;2&quot;))" office:value-type="string" office:string-value="0">
            <text:p>0</text:p>
          </table:table-cell>
          <table:table-cell table:formula="of:=IF([Sheet1.H22]=&quot;Y&quot;;&quot;0&quot;;IF([Sheet1.H22]=&quot;C&quot;;&quot;1&quot;;&quot;2&quot;))" office:value-type="string" office:string-value="1">
            <text:p>1</text:p>
          </table:table-cell>
          <table:table-cell table:formula="of:=IF([Sheet1.I22]=&quot;Y&quot;;&quot;0&quot;;IF([Sheet1.I22]=&quot;C&quot;;&quot;1&quot;;&quot;2&quot;))" office:value-type="string" office:string-value="0">
            <text:p>0</text:p>
          </table:table-cell>
          <table:table-cell table:formula="of:=IF([Sheet1.J22]=&quot;Y&quot;;&quot;0&quot;;IF([Sheet1.J22]=&quot;C&quot;;&quot;1&quot;;&quot;2&quot;))" office:value-type="string" office:string-value="0">
            <text:p>0</text:p>
          </table:table-cell>
          <table:table-cell table:formula="of:=IF([Sheet1.K22]=&quot;Y&quot;;&quot;0&quot;;IF([Sheet1.K22]=&quot;C&quot;;&quot;1&quot;;&quot;2&quot;))" office:value-type="string" office:string-value="0">
            <text:p>0</text:p>
          </table:table-cell>
          <table:table-cell table:formula="of:=IF([Sheet1.L22]=&quot;Y&quot;;&quot;0&quot;;IF([Sheet1.L22]=&quot;C&quot;;&quot;1&quot;;&quot;2&quot;))" office:value-type="string" office:string-value="1">
            <text:p>1</text:p>
          </table:table-cell>
          <table:table-cell table:formula="of:=IF([Sheet1.M22]=&quot;Y&quot;;&quot;0&quot;;IF([Sheet1.M22]=&quot;C&quot;;&quot;1&quot;;&quot;2&quot;))" office:value-type="string" office:string-value="0">
            <text:p>0</text:p>
          </table:table-cell>
          <table:table-cell table:formula="of:=IF([Sheet1.N22]=&quot;Y&quot;;&quot;0&quot;;IF([Sheet1.N22]=&quot;C&quot;;&quot;1&quot;;&quot;2&quot;))" office:value-type="string" office:string-value="1">
            <text:p>1</text:p>
          </table:table-cell>
          <table:table-cell table:formula="of:=IF([Sheet1.O22]=&quot;Y&quot;;&quot;0&quot;;IF([Sheet1.O22]=&quot;C&quot;;&quot;1&quot;;&quot;2&quot;))" office:value-type="string" office:string-value="1">
            <text:p>1</text:p>
          </table:table-cell>
          <table:table-cell table:formula="of:=IF([Sheet1.P22]=&quot;Y&quot;;&quot;0&quot;;IF([Sheet1.P22]=&quot;C&quot;;&quot;1&quot;;&quot;2&quot;))" office:value-type="string" office:string-value="1">
            <text:p>1</text:p>
          </table:table-cell>
          <table:table-cell table:formula="of:=IF([Sheet1.Q22]=&quot;Y&quot;;&quot;0&quot;;IF([Sheet1.Q22]=&quot;C&quot;;&quot;1&quot;;&quot;2&quot;))" office:value-type="string" office:string-value="0">
            <text:p>0</text:p>
          </table:table-cell>
          <table:table-cell table:formula="of:=IF([Sheet1.R22]=&quot;Y&quot;;&quot;0&quot;;IF([Sheet1.R22]=&quot;C&quot;;&quot;1&quot;;&quot;2&quot;))" office:value-type="string" office:string-value="0">
            <text:p>0</text:p>
          </table:table-cell>
          <table:table-cell table:formula="of:=IF([Sheet1.S22]=&quot;Y&quot;;&quot;0&quot;;IF([Sheet1.S22]=&quot;C&quot;;&quot;1&quot;;&quot;2&quot;))" office:value-type="string" office:string-value="0">
            <text:p>0</text:p>
          </table:table-cell>
          <table:table-cell table:formula="of:=IF([Sheet1.T22]=&quot;Y&quot;;&quot;0&quot;;IF([Sheet1.T22]=&quot;C&quot;;&quot;1&quot;;&quot;2&quot;))" office:value-type="string" office:string-value="1">
            <text:p>1</text:p>
          </table:table-cell>
          <table:table-cell table:formula="of:=IF([Sheet1.U22]=&quot;Y&quot;;&quot;0&quot;;IF([Sheet1.U22]=&quot;C&quot;;&quot;1&quot;;&quot;2&quot;))" office:value-type="string" office:string-value="1">
            <text:p>1</text:p>
          </table:table-cell>
          <table:table-cell table:formula="of:=IF([Sheet1.V22]=&quot;Y&quot;;&quot;0&quot;;IF([Sheet1.V22]=&quot;C&quot;;&quot;1&quot;;&quot;2&quot;))" office:value-type="string" office:string-value="1">
            <text:p>1</text:p>
          </table:table-cell>
          <table:table-cell table:formula="of:=IF([Sheet1.W22]=&quot;Y&quot;;&quot;0&quot;;IF([Sheet1.W22]=&quot;C&quot;;&quot;1&quot;;&quot;2&quot;))" office:value-type="string" office:string-value="1">
            <text:p>1</text:p>
          </table:table-cell>
          <table:table-cell table:formula="of:=IF([Sheet1.X22]=&quot;Y&quot;;&quot;0&quot;;IF([Sheet1.X22]=&quot;C&quot;;&quot;1&quot;;&quot;2&quot;))" office:value-type="string" office:string-value="1">
            <text:p>1</text:p>
          </table:table-cell>
          <table:table-cell table:formula="of:=IF([Sheet1.Y22]=&quot;Y&quot;;&quot;0&quot;;IF([Sheet1.Y22]=&quot;C&quot;;&quot;1&quot;;&quot;2&quot;))" office:value-type="string" office:string-value="0">
            <text:p>0</text:p>
          </table:table-cell>
          <table:table-cell table:formula="of:=IF([Sheet1.Z22]=&quot;Y&quot;;&quot;0&quot;;IF([Sheet1.Z22]=&quot;C&quot;;&quot;1&quot;;&quot;2&quot;))" office:value-type="string" office:string-value="1">
            <text:p>1</text:p>
          </table:table-cell>
          <table:table-cell table:formula="of:=IF([Sheet1.AA22]=&quot;Y&quot;;&quot;0&quot;;IF([Sheet1.AA22]=&quot;C&quot;;&quot;1&quot;;&quot;2&quot;))" office:value-type="string" office:string-value="0">
            <text:p>0</text:p>
          </table:table-cell>
          <table:table-cell table:formula="of:=IF([Sheet1.AB22]=&quot;Y&quot;;&quot;0&quot;;IF([Sheet1.AB22]=&quot;C&quot;;&quot;1&quot;;&quot;2&quot;))" office:value-type="string" office:string-value="0">
            <text:p>0</text:p>
          </table:table-cell>
          <table:table-cell table:formula="of:=IF([Sheet1.AC22]=&quot;Y&quot;;&quot;0&quot;;IF([Sheet1.AC22]=&quot;C&quot;;&quot;1&quot;;&quot;2&quot;))" office:value-type="string" office:string-value="0">
            <text:p>0</text:p>
          </table:table-cell>
          <table:table-cell table:formula="of:=IF([Sheet1.AD22]=&quot;Y&quot;;&quot;0&quot;;IF([Sheet1.AD22]=&quot;C&quot;;&quot;1&quot;;&quot;2&quot;))" office:value-type="string" office:string-value="2">
            <text:p>2</text:p>
          </table:table-cell>
          <table:table-cell table:formula="of:=IF([Sheet1.AE22]=&quot;Y&quot;;&quot;0&quot;;IF([Sheet1.AE22]=&quot;C&quot;;&quot;1&quot;;&quot;2&quot;))" office:value-type="string" office:string-value="1">
            <text:p>1</text:p>
          </table:table-cell>
          <table:table-cell table:formula="of:=IF([Sheet1.AF22]=&quot;Y&quot;;&quot;0&quot;;IF([Sheet1.AF22]=&quot;C&quot;;&quot;1&quot;;&quot;2&quot;))" office:value-type="string" office:string-value="0">
            <text:p>0</text:p>
          </table:table-cell>
          <table:table-cell table:formula="of:=IF([Sheet1.AG22]=&quot;Y&quot;;&quot;0&quot;;IF([Sheet1.AG22]=&quot;C&quot;;&quot;1&quot;;&quot;2&quot;))" office:value-type="string" office:string-value="0">
            <text:p>0</text:p>
          </table:table-cell>
          <table:table-cell table:formula="of:=IF([Sheet1.AH22]=&quot;Y&quot;;&quot;0&quot;;IF([Sheet1.AH22]=&quot;C&quot;;&quot;1&quot;;&quot;2&quot;))" office:value-type="string" office:string-value="1">
            <text:p>1</text:p>
          </table:table-cell>
          <table:table-cell table:formula="of:=IF([Sheet1.AI22]=&quot;Y&quot;;&quot;0&quot;;IF([Sheet1.AI22]=&quot;C&quot;;&quot;1&quot;;&quot;2&quot;))" office:value-type="string" office:string-value="1">
            <text:p>1</text:p>
          </table:table-cell>
          <table:table-cell table:formula="of:=IF([Sheet1.AJ22]=&quot;Y&quot;;&quot;0&quot;;IF([Sheet1.AJ22]=&quot;C&quot;;&quot;1&quot;;&quot;2&quot;))" office:value-type="string" office:string-value="1">
            <text:p>1</text:p>
          </table:table-cell>
          <table:table-cell table:formula="of:=IF([Sheet1.AK22]=&quot;Y&quot;;&quot;0&quot;;IF([Sheet1.AK22]=&quot;C&quot;;&quot;1&quot;;&quot;2&quot;))" office:value-type="string" office:string-value="0">
            <text:p>0</text:p>
          </table:table-cell>
          <table:table-cell table:formula="of:=IF([Sheet1.AL22]=&quot;Y&quot;;&quot;0&quot;;IF([Sheet1.AL22]=&quot;C&quot;;&quot;1&quot;;&quot;2&quot;))" office:value-type="string" office:string-value="1">
            <text:p>1</text:p>
          </table:table-cell>
          <table:table-cell table:formula="of:=IF([Sheet1.AM22]=&quot;Y&quot;;&quot;0&quot;;IF([Sheet1.AM22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3]" office:value-type="string" office:string-value="Jawfish">
            <text:p>Jawfish</text:p>
          </table:table-cell>
          <table:table-cell table:formula="of:=IF([Sheet1.B23]=&quot;Y&quot;;&quot;0&quot;;IF([Sheet1.B23]=&quot;C&quot;;&quot;1&quot;;&quot;2&quot;))" office:value-type="string" office:string-value="0">
            <text:p>0</text:p>
          </table:table-cell>
          <table:table-cell table:formula="of:=IF([Sheet1.C23]=&quot;Y&quot;;&quot;0&quot;;IF([Sheet1.C23]=&quot;C&quot;;&quot;1&quot;;&quot;2&quot;))" office:value-type="string" office:string-value="1">
            <text:p>1</text:p>
          </table:table-cell>
          <table:table-cell table:formula="of:=IF([Sheet1.D23]=&quot;Y&quot;;&quot;0&quot;;IF([Sheet1.D23]=&quot;C&quot;;&quot;1&quot;;&quot;2&quot;))" office:value-type="string" office:string-value="2">
            <text:p>2</text:p>
          </table:table-cell>
          <table:table-cell table:formula="of:=IF([Sheet1.E23]=&quot;Y&quot;;&quot;0&quot;;IF([Sheet1.E23]=&quot;C&quot;;&quot;1&quot;;&quot;2&quot;))" office:value-type="string" office:string-value="0">
            <text:p>0</text:p>
          </table:table-cell>
          <table:table-cell table:formula="of:=IF([Sheet1.F23]=&quot;Y&quot;;&quot;0&quot;;IF([Sheet1.F23]=&quot;C&quot;;&quot;1&quot;;&quot;2&quot;))" office:value-type="string" office:string-value="0">
            <text:p>0</text:p>
          </table:table-cell>
          <table:table-cell table:formula="of:=IF([Sheet1.G23]=&quot;Y&quot;;&quot;0&quot;;IF([Sheet1.G23]=&quot;C&quot;;&quot;1&quot;;&quot;2&quot;))" office:value-type="string" office:string-value="0">
            <text:p>0</text:p>
          </table:table-cell>
          <table:table-cell table:formula="of:=IF([Sheet1.H23]=&quot;Y&quot;;&quot;0&quot;;IF([Sheet1.H23]=&quot;C&quot;;&quot;1&quot;;&quot;2&quot;))" office:value-type="string" office:string-value="1">
            <text:p>1</text:p>
          </table:table-cell>
          <table:table-cell table:formula="of:=IF([Sheet1.I23]=&quot;Y&quot;;&quot;0&quot;;IF([Sheet1.I23]=&quot;C&quot;;&quot;1&quot;;&quot;2&quot;))" office:value-type="string" office:string-value="0">
            <text:p>0</text:p>
          </table:table-cell>
          <table:table-cell table:formula="of:=IF([Sheet1.J23]=&quot;Y&quot;;&quot;0&quot;;IF([Sheet1.J23]=&quot;C&quot;;&quot;1&quot;;&quot;2&quot;))" office:value-type="string" office:string-value="0">
            <text:p>0</text:p>
          </table:table-cell>
          <table:table-cell table:formula="of:=IF([Sheet1.K23]=&quot;Y&quot;;&quot;0&quot;;IF([Sheet1.K23]=&quot;C&quot;;&quot;1&quot;;&quot;2&quot;))" office:value-type="string" office:string-value="0">
            <text:p>0</text:p>
          </table:table-cell>
          <table:table-cell table:formula="of:=IF([Sheet1.L23]=&quot;Y&quot;;&quot;0&quot;;IF([Sheet1.L23]=&quot;C&quot;;&quot;1&quot;;&quot;2&quot;))" office:value-type="string" office:string-value="0">
            <text:p>0</text:p>
          </table:table-cell>
          <table:table-cell table:formula="of:=IF([Sheet1.M23]=&quot;Y&quot;;&quot;0&quot;;IF([Sheet1.M23]=&quot;C&quot;;&quot;1&quot;;&quot;2&quot;))" office:value-type="string" office:string-value="0">
            <text:p>0</text:p>
          </table:table-cell>
          <table:table-cell table:formula="of:=IF([Sheet1.N23]=&quot;Y&quot;;&quot;0&quot;;IF([Sheet1.N23]=&quot;C&quot;;&quot;1&quot;;&quot;2&quot;))" office:value-type="string" office:string-value="0">
            <text:p>0</text:p>
          </table:table-cell>
          <table:table-cell table:formula="of:=IF([Sheet1.O23]=&quot;Y&quot;;&quot;0&quot;;IF([Sheet1.O23]=&quot;C&quot;;&quot;1&quot;;&quot;2&quot;))" office:value-type="string" office:string-value="0">
            <text:p>0</text:p>
          </table:table-cell>
          <table:table-cell table:formula="of:=IF([Sheet1.P23]=&quot;Y&quot;;&quot;0&quot;;IF([Sheet1.P23]=&quot;C&quot;;&quot;1&quot;;&quot;2&quot;))" office:value-type="string" office:string-value="0">
            <text:p>0</text:p>
          </table:table-cell>
          <table:table-cell table:formula="of:=IF([Sheet1.Q23]=&quot;Y&quot;;&quot;0&quot;;IF([Sheet1.Q23]=&quot;C&quot;;&quot;1&quot;;&quot;2&quot;))" office:value-type="string" office:string-value="2">
            <text:p>2</text:p>
          </table:table-cell>
          <table:table-cell table:formula="of:=IF([Sheet1.R23]=&quot;Y&quot;;&quot;0&quot;;IF([Sheet1.R23]=&quot;C&quot;;&quot;1&quot;;&quot;2&quot;))" office:value-type="string" office:string-value="0">
            <text:p>0</text:p>
          </table:table-cell>
          <table:table-cell table:formula="of:=IF([Sheet1.S23]=&quot;Y&quot;;&quot;0&quot;;IF([Sheet1.S23]=&quot;C&quot;;&quot;1&quot;;&quot;2&quot;))" office:value-type="string" office:string-value="0">
            <text:p>0</text:p>
          </table:table-cell>
          <table:table-cell table:formula="of:=IF([Sheet1.T23]=&quot;Y&quot;;&quot;0&quot;;IF([Sheet1.T23]=&quot;C&quot;;&quot;1&quot;;&quot;2&quot;))" office:value-type="string" office:string-value="0">
            <text:p>0</text:p>
          </table:table-cell>
          <table:table-cell table:formula="of:=IF([Sheet1.U23]=&quot;Y&quot;;&quot;0&quot;;IF([Sheet1.U23]=&quot;C&quot;;&quot;1&quot;;&quot;2&quot;))" office:value-type="string" office:string-value="2">
            <text:p>2</text:p>
          </table:table-cell>
          <table:table-cell table:formula="of:=IF([Sheet1.V23]=&quot;Y&quot;;&quot;0&quot;;IF([Sheet1.V23]=&quot;C&quot;;&quot;1&quot;;&quot;2&quot;))" office:value-type="string" office:string-value="1">
            <text:p>1</text:p>
          </table:table-cell>
          <table:table-cell table:formula="of:=IF([Sheet1.W23]=&quot;Y&quot;;&quot;0&quot;;IF([Sheet1.W23]=&quot;C&quot;;&quot;1&quot;;&quot;2&quot;))" office:value-type="string" office:string-value="1">
            <text:p>1</text:p>
          </table:table-cell>
          <table:table-cell table:formula="of:=IF([Sheet1.X23]=&quot;Y&quot;;&quot;0&quot;;IF([Sheet1.X23]=&quot;C&quot;;&quot;1&quot;;&quot;2&quot;))" office:value-type="string" office:string-value="0">
            <text:p>0</text:p>
          </table:table-cell>
          <table:table-cell table:formula="of:=IF([Sheet1.Y23]=&quot;Y&quot;;&quot;0&quot;;IF([Sheet1.Y23]=&quot;C&quot;;&quot;1&quot;;&quot;2&quot;))" office:value-type="string" office:string-value="1">
            <text:p>1</text:p>
          </table:table-cell>
          <table:table-cell table:formula="of:=IF([Sheet1.Z23]=&quot;Y&quot;;&quot;0&quot;;IF([Sheet1.Z23]=&quot;C&quot;;&quot;1&quot;;&quot;2&quot;))" office:value-type="string" office:string-value="2">
            <text:p>2</text:p>
          </table:table-cell>
          <table:table-cell table:formula="of:=IF([Sheet1.AA23]=&quot;Y&quot;;&quot;0&quot;;IF([Sheet1.AA23]=&quot;C&quot;;&quot;1&quot;;&quot;2&quot;))" office:value-type="string" office:string-value="1">
            <text:p>1</text:p>
          </table:table-cell>
          <table:table-cell table:formula="of:=IF([Sheet1.AB23]=&quot;Y&quot;;&quot;0&quot;;IF([Sheet1.AB23]=&quot;C&quot;;&quot;1&quot;;&quot;2&quot;))" office:value-type="string" office:string-value="0">
            <text:p>0</text:p>
          </table:table-cell>
          <table:table-cell table:formula="of:=IF([Sheet1.AC23]=&quot;Y&quot;;&quot;0&quot;;IF([Sheet1.AC23]=&quot;C&quot;;&quot;1&quot;;&quot;2&quot;))" office:value-type="string" office:string-value="0">
            <text:p>0</text:p>
          </table:table-cell>
          <table:table-cell table:formula="of:=IF([Sheet1.AD23]=&quot;Y&quot;;&quot;0&quot;;IF([Sheet1.AD23]=&quot;C&quot;;&quot;1&quot;;&quot;2&quot;))" office:value-type="string" office:string-value="1">
            <text:p>1</text:p>
          </table:table-cell>
          <table:table-cell table:formula="of:=IF([Sheet1.AE23]=&quot;Y&quot;;&quot;0&quot;;IF([Sheet1.AE23]=&quot;C&quot;;&quot;1&quot;;&quot;2&quot;))" office:value-type="string" office:string-value="2">
            <text:p>2</text:p>
          </table:table-cell>
          <table:table-cell table:formula="of:=IF([Sheet1.AF23]=&quot;Y&quot;;&quot;0&quot;;IF([Sheet1.AF23]=&quot;C&quot;;&quot;1&quot;;&quot;2&quot;))" office:value-type="string" office:string-value="1">
            <text:p>1</text:p>
          </table:table-cell>
          <table:table-cell table:formula="of:=IF([Sheet1.AG23]=&quot;Y&quot;;&quot;0&quot;;IF([Sheet1.AG23]=&quot;C&quot;;&quot;1&quot;;&quot;2&quot;))" office:value-type="string" office:string-value="0">
            <text:p>0</text:p>
          </table:table-cell>
          <table:table-cell table:formula="of:=IF([Sheet1.AH23]=&quot;Y&quot;;&quot;0&quot;;IF([Sheet1.AH23]=&quot;C&quot;;&quot;1&quot;;&quot;2&quot;))" office:value-type="string" office:string-value="1">
            <text:p>1</text:p>
          </table:table-cell>
          <table:table-cell table:formula="of:=IF([Sheet1.AI23]=&quot;Y&quot;;&quot;0&quot;;IF([Sheet1.AI23]=&quot;C&quot;;&quot;1&quot;;&quot;2&quot;))" office:value-type="string" office:string-value="0">
            <text:p>0</text:p>
          </table:table-cell>
          <table:table-cell table:formula="of:=IF([Sheet1.AJ23]=&quot;Y&quot;;&quot;0&quot;;IF([Sheet1.AJ23]=&quot;C&quot;;&quot;1&quot;;&quot;2&quot;))" office:value-type="string" office:string-value="1">
            <text:p>1</text:p>
          </table:table-cell>
          <table:table-cell table:formula="of:=IF([Sheet1.AK23]=&quot;Y&quot;;&quot;0&quot;;IF([Sheet1.AK23]=&quot;C&quot;;&quot;1&quot;;&quot;2&quot;))" office:value-type="string" office:string-value="0">
            <text:p>0</text:p>
          </table:table-cell>
          <table:table-cell table:formula="of:=IF([Sheet1.AL23]=&quot;Y&quot;;&quot;0&quot;;IF([Sheet1.AL23]=&quot;C&quot;;&quot;1&quot;;&quot;2&quot;))" office:value-type="string" office:string-value="0">
            <text:p>0</text:p>
          </table:table-cell>
          <table:table-cell table:formula="of:=IF([Sheet1.AM23]=&quot;Y&quot;;&quot;0&quot;;IF([Sheet1.AM23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4]" office:value-type="string" office:string-value="Hawkfish">
            <text:p>Hawkfish</text:p>
          </table:table-cell>
          <table:table-cell table:formula="of:=IF([Sheet1.B24]=&quot;Y&quot;;&quot;0&quot;;IF([Sheet1.B24]=&quot;C&quot;;&quot;1&quot;;&quot;2&quot;))" office:value-type="string" office:string-value="0">
            <text:p>0</text:p>
          </table:table-cell>
          <table:table-cell table:formula="of:=IF([Sheet1.C24]=&quot;Y&quot;;&quot;0&quot;;IF([Sheet1.C24]=&quot;C&quot;;&quot;1&quot;;&quot;2&quot;))" office:value-type="string" office:string-value="0">
            <text:p>0</text:p>
          </table:table-cell>
          <table:table-cell table:formula="of:=IF([Sheet1.D24]=&quot;Y&quot;;&quot;0&quot;;IF([Sheet1.D24]=&quot;C&quot;;&quot;1&quot;;&quot;2&quot;))" office:value-type="string" office:string-value="1">
            <text:p>1</text:p>
          </table:table-cell>
          <table:table-cell table:formula="of:=IF([Sheet1.E24]=&quot;Y&quot;;&quot;0&quot;;IF([Sheet1.E24]=&quot;C&quot;;&quot;1&quot;;&quot;2&quot;))" office:value-type="string" office:string-value="0">
            <text:p>0</text:p>
          </table:table-cell>
          <table:table-cell table:formula="of:=IF([Sheet1.F24]=&quot;Y&quot;;&quot;0&quot;;IF([Sheet1.F24]=&quot;C&quot;;&quot;1&quot;;&quot;2&quot;))" office:value-type="string" office:string-value="0">
            <text:p>0</text:p>
          </table:table-cell>
          <table:table-cell table:formula="of:=IF([Sheet1.G24]=&quot;Y&quot;;&quot;0&quot;;IF([Sheet1.G24]=&quot;C&quot;;&quot;1&quot;;&quot;2&quot;))" office:value-type="string" office:string-value="0">
            <text:p>0</text:p>
          </table:table-cell>
          <table:table-cell table:formula="of:=IF([Sheet1.H24]=&quot;Y&quot;;&quot;0&quot;;IF([Sheet1.H24]=&quot;C&quot;;&quot;1&quot;;&quot;2&quot;))" office:value-type="string" office:string-value="0">
            <text:p>0</text:p>
          </table:table-cell>
          <table:table-cell table:formula="of:=IF([Sheet1.I24]=&quot;Y&quot;;&quot;0&quot;;IF([Sheet1.I24]=&quot;C&quot;;&quot;1&quot;;&quot;2&quot;))" office:value-type="string" office:string-value="1">
            <text:p>1</text:p>
          </table:table-cell>
          <table:table-cell table:formula="of:=IF([Sheet1.J24]=&quot;Y&quot;;&quot;0&quot;;IF([Sheet1.J24]=&quot;C&quot;;&quot;1&quot;;&quot;2&quot;))" office:value-type="string" office:string-value="0">
            <text:p>0</text:p>
          </table:table-cell>
          <table:table-cell table:formula="of:=IF([Sheet1.K24]=&quot;Y&quot;;&quot;0&quot;;IF([Sheet1.K24]=&quot;C&quot;;&quot;1&quot;;&quot;2&quot;))" office:value-type="string" office:string-value="0">
            <text:p>0</text:p>
          </table:table-cell>
          <table:table-cell table:formula="of:=IF([Sheet1.L24]=&quot;Y&quot;;&quot;0&quot;;IF([Sheet1.L24]=&quot;C&quot;;&quot;1&quot;;&quot;2&quot;))" office:value-type="string" office:string-value="0">
            <text:p>0</text:p>
          </table:table-cell>
          <table:table-cell table:formula="of:=IF([Sheet1.M24]=&quot;Y&quot;;&quot;0&quot;;IF([Sheet1.M24]=&quot;C&quot;;&quot;1&quot;;&quot;2&quot;))" office:value-type="string" office:string-value="0">
            <text:p>0</text:p>
          </table:table-cell>
          <table:table-cell table:formula="of:=IF([Sheet1.N24]=&quot;Y&quot;;&quot;0&quot;;IF([Sheet1.N24]=&quot;C&quot;;&quot;1&quot;;&quot;2&quot;))" office:value-type="string" office:string-value="0">
            <text:p>0</text:p>
          </table:table-cell>
          <table:table-cell table:formula="of:=IF([Sheet1.O24]=&quot;Y&quot;;&quot;0&quot;;IF([Sheet1.O24]=&quot;C&quot;;&quot;1&quot;;&quot;2&quot;))" office:value-type="string" office:string-value="0">
            <text:p>0</text:p>
          </table:table-cell>
          <table:table-cell table:formula="of:=IF([Sheet1.P24]=&quot;Y&quot;;&quot;0&quot;;IF([Sheet1.P24]=&quot;C&quot;;&quot;1&quot;;&quot;2&quot;))" office:value-type="string" office:string-value="0">
            <text:p>0</text:p>
          </table:table-cell>
          <table:table-cell table:formula="of:=IF([Sheet1.Q24]=&quot;Y&quot;;&quot;0&quot;;IF([Sheet1.Q24]=&quot;C&quot;;&quot;1&quot;;&quot;2&quot;))" office:value-type="string" office:string-value="2">
            <text:p>2</text:p>
          </table:table-cell>
          <table:table-cell table:formula="of:=IF([Sheet1.R24]=&quot;Y&quot;;&quot;0&quot;;IF([Sheet1.R24]=&quot;C&quot;;&quot;1&quot;;&quot;2&quot;))" office:value-type="string" office:string-value="0">
            <text:p>0</text:p>
          </table:table-cell>
          <table:table-cell table:formula="of:=IF([Sheet1.S24]=&quot;Y&quot;;&quot;0&quot;;IF([Sheet1.S24]=&quot;C&quot;;&quot;1&quot;;&quot;2&quot;))" office:value-type="string" office:string-value="0">
            <text:p>0</text:p>
          </table:table-cell>
          <table:table-cell table:formula="of:=IF([Sheet1.T24]=&quot;Y&quot;;&quot;0&quot;;IF([Sheet1.T24]=&quot;C&quot;;&quot;1&quot;;&quot;2&quot;))" office:value-type="string" office:string-value="0">
            <text:p>0</text:p>
          </table:table-cell>
          <table:table-cell table:formula="of:=IF([Sheet1.U24]=&quot;Y&quot;;&quot;0&quot;;IF([Sheet1.U24]=&quot;C&quot;;&quot;1&quot;;&quot;2&quot;))" office:value-type="string" office:string-value="2">
            <text:p>2</text:p>
          </table:table-cell>
          <table:table-cell table:formula="of:=IF([Sheet1.V24]=&quot;Y&quot;;&quot;0&quot;;IF([Sheet1.V24]=&quot;C&quot;;&quot;1&quot;;&quot;2&quot;))" office:value-type="string" office:string-value="1">
            <text:p>1</text:p>
          </table:table-cell>
          <table:table-cell table:formula="of:=IF([Sheet1.W24]=&quot;Y&quot;;&quot;0&quot;;IF([Sheet1.W24]=&quot;C&quot;;&quot;1&quot;;&quot;2&quot;))" office:value-type="string" office:string-value="0">
            <text:p>0</text:p>
          </table:table-cell>
          <table:table-cell table:formula="of:=IF([Sheet1.X24]=&quot;Y&quot;;&quot;0&quot;;IF([Sheet1.X24]=&quot;C&quot;;&quot;1&quot;;&quot;2&quot;))" office:value-type="string" office:string-value="1">
            <text:p>1</text:p>
          </table:table-cell>
          <table:table-cell table:formula="of:=IF([Sheet1.Y24]=&quot;Y&quot;;&quot;0&quot;;IF([Sheet1.Y24]=&quot;C&quot;;&quot;1&quot;;&quot;2&quot;))" office:value-type="string" office:string-value="0">
            <text:p>0</text:p>
          </table:table-cell>
          <table:table-cell table:formula="of:=IF([Sheet1.Z24]=&quot;Y&quot;;&quot;0&quot;;IF([Sheet1.Z24]=&quot;C&quot;;&quot;1&quot;;&quot;2&quot;))" office:value-type="string" office:string-value="2">
            <text:p>2</text:p>
          </table:table-cell>
          <table:table-cell table:formula="of:=IF([Sheet1.AA24]=&quot;Y&quot;;&quot;0&quot;;IF([Sheet1.AA24]=&quot;C&quot;;&quot;1&quot;;&quot;2&quot;))" office:value-type="string" office:string-value="0">
            <text:p>0</text:p>
          </table:table-cell>
          <table:table-cell table:formula="of:=IF([Sheet1.AB24]=&quot;Y&quot;;&quot;0&quot;;IF([Sheet1.AB24]=&quot;C&quot;;&quot;1&quot;;&quot;2&quot;))" office:value-type="string" office:string-value="0">
            <text:p>0</text:p>
          </table:table-cell>
          <table:table-cell table:formula="of:=IF([Sheet1.AC24]=&quot;Y&quot;;&quot;0&quot;;IF([Sheet1.AC24]=&quot;C&quot;;&quot;1&quot;;&quot;2&quot;))" office:value-type="string" office:string-value="0">
            <text:p>0</text:p>
          </table:table-cell>
          <table:table-cell table:formula="of:=IF([Sheet1.AD24]=&quot;Y&quot;;&quot;0&quot;;IF([Sheet1.AD24]=&quot;C&quot;;&quot;1&quot;;&quot;2&quot;))" office:value-type="string" office:string-value="2">
            <text:p>2</text:p>
          </table:table-cell>
          <table:table-cell table:formula="of:=IF([Sheet1.AE24]=&quot;Y&quot;;&quot;0&quot;;IF([Sheet1.AE24]=&quot;C&quot;;&quot;1&quot;;&quot;2&quot;))" office:value-type="string" office:string-value="2">
            <text:p>2</text:p>
          </table:table-cell>
          <table:table-cell table:formula="of:=IF([Sheet1.AF24]=&quot;Y&quot;;&quot;0&quot;;IF([Sheet1.AF24]=&quot;C&quot;;&quot;1&quot;;&quot;2&quot;))" office:value-type="string" office:string-value="0">
            <text:p>0</text:p>
          </table:table-cell>
          <table:table-cell table:formula="of:=IF([Sheet1.AG24]=&quot;Y&quot;;&quot;0&quot;;IF([Sheet1.AG24]=&quot;C&quot;;&quot;1&quot;;&quot;2&quot;))" office:value-type="string" office:string-value="0">
            <text:p>0</text:p>
          </table:table-cell>
          <table:table-cell table:formula="of:=IF([Sheet1.AH24]=&quot;Y&quot;;&quot;0&quot;;IF([Sheet1.AH24]=&quot;C&quot;;&quot;1&quot;;&quot;2&quot;))" office:value-type="string" office:string-value="1">
            <text:p>1</text:p>
          </table:table-cell>
          <table:table-cell table:formula="of:=IF([Sheet1.AI24]=&quot;Y&quot;;&quot;0&quot;;IF([Sheet1.AI24]=&quot;C&quot;;&quot;1&quot;;&quot;2&quot;))" office:value-type="string" office:string-value="0">
            <text:p>0</text:p>
          </table:table-cell>
          <table:table-cell table:formula="of:=IF([Sheet1.AJ24]=&quot;Y&quot;;&quot;0&quot;;IF([Sheet1.AJ24]=&quot;C&quot;;&quot;1&quot;;&quot;2&quot;))" office:value-type="string" office:string-value="1">
            <text:p>1</text:p>
          </table:table-cell>
          <table:table-cell table:formula="of:=IF([Sheet1.AK24]=&quot;Y&quot;;&quot;0&quot;;IF([Sheet1.AK24]=&quot;C&quot;;&quot;1&quot;;&quot;2&quot;))" office:value-type="string" office:string-value="0">
            <text:p>0</text:p>
          </table:table-cell>
          <table:table-cell table:formula="of:=IF([Sheet1.AL24]=&quot;Y&quot;;&quot;0&quot;;IF([Sheet1.AL24]=&quot;C&quot;;&quot;1&quot;;&quot;2&quot;))" office:value-type="string" office:string-value="1">
            <text:p>1</text:p>
          </table:table-cell>
          <table:table-cell table:formula="of:=IF([Sheet1.AM24]=&quot;Y&quot;;&quot;0&quot;;IF([Sheet1.AM24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5]" office:value-type="string" office:string-value="Hogfish">
            <text:p>Hogfish</text:p>
          </table:table-cell>
          <table:table-cell table:formula="of:=IF([Sheet1.B25]=&quot;Y&quot;;&quot;0&quot;;IF([Sheet1.B25]=&quot;C&quot;;&quot;1&quot;;&quot;2&quot;))" office:value-type="string" office:string-value="0">
            <text:p>0</text:p>
          </table:table-cell>
          <table:table-cell table:formula="of:=IF([Sheet1.C25]=&quot;Y&quot;;&quot;0&quot;;IF([Sheet1.C25]=&quot;C&quot;;&quot;1&quot;;&quot;2&quot;))" office:value-type="string" office:string-value="0">
            <text:p>0</text:p>
          </table:table-cell>
          <table:table-cell table:formula="of:=IF([Sheet1.D25]=&quot;Y&quot;;&quot;0&quot;;IF([Sheet1.D25]=&quot;C&quot;;&quot;1&quot;;&quot;2&quot;))" office:value-type="string" office:string-value="1">
            <text:p>1</text:p>
          </table:table-cell>
          <table:table-cell table:formula="of:=IF([Sheet1.E25]=&quot;Y&quot;;&quot;0&quot;;IF([Sheet1.E25]=&quot;C&quot;;&quot;1&quot;;&quot;2&quot;))" office:value-type="string" office:string-value="0">
            <text:p>0</text:p>
          </table:table-cell>
          <table:table-cell table:formula="of:=IF([Sheet1.F25]=&quot;Y&quot;;&quot;0&quot;;IF([Sheet1.F25]=&quot;C&quot;;&quot;1&quot;;&quot;2&quot;))" office:value-type="string" office:string-value="1">
            <text:p>1</text:p>
          </table:table-cell>
          <table:table-cell table:formula="of:=IF([Sheet1.G25]=&quot;Y&quot;;&quot;0&quot;;IF([Sheet1.G25]=&quot;C&quot;;&quot;1&quot;;&quot;2&quot;))" office:value-type="string" office:string-value="1">
            <text:p>1</text:p>
          </table:table-cell>
          <table:table-cell table:formula="of:=IF([Sheet1.H25]=&quot;Y&quot;;&quot;0&quot;;IF([Sheet1.H25]=&quot;C&quot;;&quot;1&quot;;&quot;2&quot;))" office:value-type="string" office:string-value="1">
            <text:p>1</text:p>
          </table:table-cell>
          <table:table-cell table:formula="of:=IF([Sheet1.I25]=&quot;Y&quot;;&quot;0&quot;;IF([Sheet1.I25]=&quot;C&quot;;&quot;1&quot;;&quot;2&quot;))" office:value-type="string" office:string-value="0">
            <text:p>0</text:p>
          </table:table-cell>
          <table:table-cell table:formula="of:=IF([Sheet1.J25]=&quot;Y&quot;;&quot;0&quot;;IF([Sheet1.J25]=&quot;C&quot;;&quot;1&quot;;&quot;2&quot;))" office:value-type="string" office:string-value="0">
            <text:p>0</text:p>
          </table:table-cell>
          <table:table-cell table:formula="of:=IF([Sheet1.K25]=&quot;Y&quot;;&quot;0&quot;;IF([Sheet1.K25]=&quot;C&quot;;&quot;1&quot;;&quot;2&quot;))" office:value-type="string" office:string-value="1">
            <text:p>1</text:p>
          </table:table-cell>
          <table:table-cell table:formula="of:=IF([Sheet1.L25]=&quot;Y&quot;;&quot;0&quot;;IF([Sheet1.L25]=&quot;C&quot;;&quot;1&quot;;&quot;2&quot;))" office:value-type="string" office:string-value="1">
            <text:p>1</text:p>
          </table:table-cell>
          <table:table-cell table:formula="of:=IF([Sheet1.M25]=&quot;Y&quot;;&quot;0&quot;;IF([Sheet1.M25]=&quot;C&quot;;&quot;1&quot;;&quot;2&quot;))" office:value-type="string" office:string-value="1">
            <text:p>1</text:p>
          </table:table-cell>
          <table:table-cell table:formula="of:=IF([Sheet1.N25]=&quot;Y&quot;;&quot;0&quot;;IF([Sheet1.N25]=&quot;C&quot;;&quot;1&quot;;&quot;2&quot;))" office:value-type="string" office:string-value="1">
            <text:p>1</text:p>
          </table:table-cell>
          <table:table-cell table:formula="of:=IF([Sheet1.O25]=&quot;Y&quot;;&quot;0&quot;;IF([Sheet1.O25]=&quot;C&quot;;&quot;1&quot;;&quot;2&quot;))" office:value-type="string" office:string-value="1">
            <text:p>1</text:p>
          </table:table-cell>
          <table:table-cell table:formula="of:=IF([Sheet1.P25]=&quot;Y&quot;;&quot;0&quot;;IF([Sheet1.P25]=&quot;C&quot;;&quot;1&quot;;&quot;2&quot;))" office:value-type="string" office:string-value="1">
            <text:p>1</text:p>
          </table:table-cell>
          <table:table-cell table:formula="of:=IF([Sheet1.Q25]=&quot;Y&quot;;&quot;0&quot;;IF([Sheet1.Q25]=&quot;C&quot;;&quot;1&quot;;&quot;2&quot;))" office:value-type="string" office:string-value="1">
            <text:p>1</text:p>
          </table:table-cell>
          <table:table-cell table:formula="of:=IF([Sheet1.R25]=&quot;Y&quot;;&quot;0&quot;;IF([Sheet1.R25]=&quot;C&quot;;&quot;1&quot;;&quot;2&quot;))" office:value-type="string" office:string-value="0">
            <text:p>0</text:p>
          </table:table-cell>
          <table:table-cell table:formula="of:=IF([Sheet1.S25]=&quot;Y&quot;;&quot;0&quot;;IF([Sheet1.S25]=&quot;C&quot;;&quot;1&quot;;&quot;2&quot;))" office:value-type="string" office:string-value="0">
            <text:p>0</text:p>
          </table:table-cell>
          <table:table-cell table:formula="of:=IF([Sheet1.T25]=&quot;Y&quot;;&quot;0&quot;;IF([Sheet1.T25]=&quot;C&quot;;&quot;1&quot;;&quot;2&quot;))" office:value-type="string" office:string-value="1">
            <text:p>1</text:p>
          </table:table-cell>
          <table:table-cell table:formula="of:=IF([Sheet1.U25]=&quot;Y&quot;;&quot;0&quot;;IF([Sheet1.U25]=&quot;C&quot;;&quot;1&quot;;&quot;2&quot;))" office:value-type="string" office:string-value="1">
            <text:p>1</text:p>
          </table:table-cell>
          <table:table-cell table:formula="of:=IF([Sheet1.V25]=&quot;Y&quot;;&quot;0&quot;;IF([Sheet1.V25]=&quot;C&quot;;&quot;1&quot;;&quot;2&quot;))" office:value-type="string" office:string-value="0">
            <text:p>0</text:p>
          </table:table-cell>
          <table:table-cell table:formula="of:=IF([Sheet1.W25]=&quot;Y&quot;;&quot;0&quot;;IF([Sheet1.W25]=&quot;C&quot;;&quot;1&quot;;&quot;2&quot;))" office:value-type="string" office:string-value="1">
            <text:p>1</text:p>
          </table:table-cell>
          <table:table-cell table:formula="of:=IF([Sheet1.X25]=&quot;Y&quot;;&quot;0&quot;;IF([Sheet1.X25]=&quot;C&quot;;&quot;1&quot;;&quot;2&quot;))" office:value-type="string" office:string-value="0">
            <text:p>0</text:p>
          </table:table-cell>
          <table:table-cell table:formula="of:=IF([Sheet1.Y25]=&quot;Y&quot;;&quot;0&quot;;IF([Sheet1.Y25]=&quot;C&quot;;&quot;1&quot;;&quot;2&quot;))" office:value-type="string" office:string-value="2">
            <text:p>2</text:p>
          </table:table-cell>
          <table:table-cell table:formula="of:=IF([Sheet1.Z25]=&quot;Y&quot;;&quot;0&quot;;IF([Sheet1.Z25]=&quot;C&quot;;&quot;1&quot;;&quot;2&quot;))" office:value-type="string" office:string-value="1">
            <text:p>1</text:p>
          </table:table-cell>
          <table:table-cell table:formula="of:=IF([Sheet1.AA25]=&quot;Y&quot;;&quot;0&quot;;IF([Sheet1.AA25]=&quot;C&quot;;&quot;1&quot;;&quot;2&quot;))" office:value-type="string" office:string-value="0">
            <text:p>0</text:p>
          </table:table-cell>
          <table:table-cell table:formula="of:=IF([Sheet1.AB25]=&quot;Y&quot;;&quot;0&quot;;IF([Sheet1.AB25]=&quot;C&quot;;&quot;1&quot;;&quot;2&quot;))" office:value-type="string" office:string-value="1">
            <text:p>1</text:p>
          </table:table-cell>
          <table:table-cell table:formula="of:=IF([Sheet1.AC25]=&quot;Y&quot;;&quot;0&quot;;IF([Sheet1.AC25]=&quot;C&quot;;&quot;1&quot;;&quot;2&quot;))" office:value-type="string" office:string-value="0">
            <text:p>0</text:p>
          </table:table-cell>
          <table:table-cell table:formula="of:=IF([Sheet1.AD25]=&quot;Y&quot;;&quot;0&quot;;IF([Sheet1.AD25]=&quot;C&quot;;&quot;1&quot;;&quot;2&quot;))" office:value-type="string" office:string-value="2">
            <text:p>2</text:p>
          </table:table-cell>
          <table:table-cell table:formula="of:=IF([Sheet1.AE25]=&quot;Y&quot;;&quot;0&quot;;IF([Sheet1.AE25]=&quot;C&quot;;&quot;1&quot;;&quot;2&quot;))" office:value-type="string" office:string-value="1">
            <text:p>1</text:p>
          </table:table-cell>
          <table:table-cell table:formula="of:=IF([Sheet1.AF25]=&quot;Y&quot;;&quot;0&quot;;IF([Sheet1.AF25]=&quot;C&quot;;&quot;1&quot;;&quot;2&quot;))" office:value-type="string" office:string-value="1">
            <text:p>1</text:p>
          </table:table-cell>
          <table:table-cell table:formula="of:=IF([Sheet1.AG25]=&quot;Y&quot;;&quot;0&quot;;IF([Sheet1.AG25]=&quot;C&quot;;&quot;1&quot;;&quot;2&quot;))" office:value-type="string" office:string-value="0">
            <text:p>0</text:p>
          </table:table-cell>
          <table:table-cell table:formula="of:=IF([Sheet1.AH25]=&quot;Y&quot;;&quot;0&quot;;IF([Sheet1.AH25]=&quot;C&quot;;&quot;1&quot;;&quot;2&quot;))" office:value-type="string" office:string-value="1">
            <text:p>1</text:p>
          </table:table-cell>
          <table:table-cell table:formula="of:=IF([Sheet1.AI25]=&quot;Y&quot;;&quot;0&quot;;IF([Sheet1.AI25]=&quot;C&quot;;&quot;1&quot;;&quot;2&quot;))" office:value-type="string" office:string-value="0">
            <text:p>0</text:p>
          </table:table-cell>
          <table:table-cell table:formula="of:=IF([Sheet1.AJ25]=&quot;Y&quot;;&quot;0&quot;;IF([Sheet1.AJ25]=&quot;C&quot;;&quot;1&quot;;&quot;2&quot;))" office:value-type="string" office:string-value="1">
            <text:p>1</text:p>
          </table:table-cell>
          <table:table-cell table:formula="of:=IF([Sheet1.AK25]=&quot;Y&quot;;&quot;0&quot;;IF([Sheet1.AK25]=&quot;C&quot;;&quot;1&quot;;&quot;2&quot;))" office:value-type="string" office:string-value="0">
            <text:p>0</text:p>
          </table:table-cell>
          <table:table-cell table:formula="of:=IF([Sheet1.AL25]=&quot;Y&quot;;&quot;0&quot;;IF([Sheet1.AL25]=&quot;C&quot;;&quot;1&quot;;&quot;2&quot;))" office:value-type="string" office:string-value="1">
            <text:p>1</text:p>
          </table:table-cell>
          <table:table-cell table:formula="of:=IF([Sheet1.AM25]=&quot;Y&quot;;&quot;0&quot;;IF([Sheet1.AM25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6]" office:value-type="string" office:string-value="Lions/Scorpions">
            <text:p>Lions/Scorpions</text:p>
          </table:table-cell>
          <table:table-cell table:formula="of:=IF([Sheet1.B26]=&quot;Y&quot;;&quot;0&quot;;IF([Sheet1.B26]=&quot;C&quot;;&quot;1&quot;;&quot;2&quot;))" office:value-type="string" office:string-value="1">
            <text:p>1</text:p>
          </table:table-cell>
          <table:table-cell table:formula="of:=IF([Sheet1.C26]=&quot;Y&quot;;&quot;0&quot;;IF([Sheet1.C26]=&quot;C&quot;;&quot;1&quot;;&quot;2&quot;))" office:value-type="string" office:string-value="0">
            <text:p>0</text:p>
          </table:table-cell>
          <table:table-cell table:formula="of:=IF([Sheet1.D26]=&quot;Y&quot;;&quot;0&quot;;IF([Sheet1.D26]=&quot;C&quot;;&quot;1&quot;;&quot;2&quot;))" office:value-type="string" office:string-value="0">
            <text:p>0</text:p>
          </table:table-cell>
          <table:table-cell table:formula="of:=IF([Sheet1.E26]=&quot;Y&quot;;&quot;0&quot;;IF([Sheet1.E26]=&quot;C&quot;;&quot;1&quot;;&quot;2&quot;))" office:value-type="string" office:string-value="1">
            <text:p>1</text:p>
          </table:table-cell>
          <table:table-cell table:formula="of:=IF([Sheet1.F26]=&quot;Y&quot;;&quot;0&quot;;IF([Sheet1.F26]=&quot;C&quot;;&quot;1&quot;;&quot;2&quot;))" office:value-type="string" office:string-value="2">
            <text:p>2</text:p>
          </table:table-cell>
          <table:table-cell table:formula="of:=IF([Sheet1.G26]=&quot;Y&quot;;&quot;0&quot;;IF([Sheet1.G26]=&quot;C&quot;;&quot;1&quot;;&quot;2&quot;))" office:value-type="string" office:string-value="1">
            <text:p>1</text:p>
          </table:table-cell>
          <table:table-cell table:formula="of:=IF([Sheet1.H26]=&quot;Y&quot;;&quot;0&quot;;IF([Sheet1.H26]=&quot;C&quot;;&quot;1&quot;;&quot;2&quot;))" office:value-type="string" office:string-value="2">
            <text:p>2</text:p>
          </table:table-cell>
          <table:table-cell table:formula="of:=IF([Sheet1.I26]=&quot;Y&quot;;&quot;0&quot;;IF([Sheet1.I26]=&quot;C&quot;;&quot;1&quot;;&quot;2&quot;))" office:value-type="string" office:string-value="0">
            <text:p>0</text:p>
          </table:table-cell>
          <table:table-cell table:formula="of:=IF([Sheet1.J26]=&quot;Y&quot;;&quot;0&quot;;IF([Sheet1.J26]=&quot;C&quot;;&quot;1&quot;;&quot;2&quot;))" office:value-type="string" office:string-value="1">
            <text:p>1</text:p>
          </table:table-cell>
          <table:table-cell table:formula="of:=IF([Sheet1.K26]=&quot;Y&quot;;&quot;0&quot;;IF([Sheet1.K26]=&quot;C&quot;;&quot;1&quot;;&quot;2&quot;))" office:value-type="string" office:string-value="2">
            <text:p>2</text:p>
          </table:table-cell>
          <table:table-cell table:formula="of:=IF([Sheet1.L26]=&quot;Y&quot;;&quot;0&quot;;IF([Sheet1.L26]=&quot;C&quot;;&quot;1&quot;;&quot;2&quot;))" office:value-type="string" office:string-value="2">
            <text:p>2</text:p>
          </table:table-cell>
          <table:table-cell table:formula="of:=IF([Sheet1.M26]=&quot;Y&quot;;&quot;0&quot;;IF([Sheet1.M26]=&quot;C&quot;;&quot;1&quot;;&quot;2&quot;))" office:value-type="string" office:string-value="2">
            <text:p>2</text:p>
          </table:table-cell>
          <table:table-cell table:formula="of:=IF([Sheet1.N26]=&quot;Y&quot;;&quot;0&quot;;IF([Sheet1.N26]=&quot;C&quot;;&quot;1&quot;;&quot;2&quot;))" office:value-type="string" office:string-value="2">
            <text:p>2</text:p>
          </table:table-cell>
          <table:table-cell table:formula="of:=IF([Sheet1.O26]=&quot;Y&quot;;&quot;0&quot;;IF([Sheet1.O26]=&quot;C&quot;;&quot;1&quot;;&quot;2&quot;))" office:value-type="string" office:string-value="2">
            <text:p>2</text:p>
          </table:table-cell>
          <table:table-cell table:formula="of:=IF([Sheet1.P26]=&quot;Y&quot;;&quot;0&quot;;IF([Sheet1.P26]=&quot;C&quot;;&quot;1&quot;;&quot;2&quot;))" office:value-type="string" office:string-value="2">
            <text:p>2</text:p>
          </table:table-cell>
          <table:table-cell table:formula="of:=IF([Sheet1.Q26]=&quot;Y&quot;;&quot;0&quot;;IF([Sheet1.Q26]=&quot;C&quot;;&quot;1&quot;;&quot;2&quot;))" office:value-type="string" office:string-value="0">
            <text:p>0</text:p>
          </table:table-cell>
          <table:table-cell table:formula="of:=IF([Sheet1.R26]=&quot;Y&quot;;&quot;0&quot;;IF([Sheet1.R26]=&quot;C&quot;;&quot;1&quot;;&quot;2&quot;))" office:value-type="string" office:string-value="1">
            <text:p>1</text:p>
          </table:table-cell>
          <table:table-cell table:formula="of:=IF([Sheet1.S26]=&quot;Y&quot;;&quot;0&quot;;IF([Sheet1.S26]=&quot;C&quot;;&quot;1&quot;;&quot;2&quot;))" office:value-type="string" office:string-value="0">
            <text:p>0</text:p>
          </table:table-cell>
          <table:table-cell table:formula="of:=IF([Sheet1.T26]=&quot;Y&quot;;&quot;0&quot;;IF([Sheet1.T26]=&quot;C&quot;;&quot;1&quot;;&quot;2&quot;))" office:value-type="string" office:string-value="2">
            <text:p>2</text:p>
          </table:table-cell>
          <table:table-cell table:formula="of:=IF([Sheet1.U26]=&quot;Y&quot;;&quot;0&quot;;IF([Sheet1.U26]=&quot;C&quot;;&quot;1&quot;;&quot;2&quot;))" office:value-type="string" office:string-value="0">
            <text:p>0</text:p>
          </table:table-cell>
          <table:table-cell table:formula="of:=IF([Sheet1.V26]=&quot;Y&quot;;&quot;0&quot;;IF([Sheet1.V26]=&quot;C&quot;;&quot;1&quot;;&quot;2&quot;))" office:value-type="string" office:string-value="1">
            <text:p>1</text:p>
          </table:table-cell>
          <table:table-cell table:formula="of:=IF([Sheet1.W26]=&quot;Y&quot;;&quot;0&quot;;IF([Sheet1.W26]=&quot;C&quot;;&quot;1&quot;;&quot;2&quot;))" office:value-type="string" office:string-value="2">
            <text:p>2</text:p>
          </table:table-cell>
          <table:table-cell table:formula="of:=IF([Sheet1.X26]=&quot;Y&quot;;&quot;0&quot;;IF([Sheet1.X26]=&quot;C&quot;;&quot;1&quot;;&quot;2&quot;))" office:value-type="string" office:string-value="2">
            <text:p>2</text:p>
          </table:table-cell>
          <table:table-cell table:formula="of:=IF([Sheet1.Y26]=&quot;Y&quot;;&quot;0&quot;;IF([Sheet1.Y26]=&quot;C&quot;;&quot;1&quot;;&quot;2&quot;))" office:value-type="string" office:string-value="1">
            <text:p>1</text:p>
          </table:table-cell>
          <table:table-cell table:formula="of:=IF([Sheet1.Z26]=&quot;Y&quot;;&quot;0&quot;;IF([Sheet1.Z26]=&quot;C&quot;;&quot;1&quot;;&quot;2&quot;))" office:value-type="string" office:string-value="0">
            <text:p>0</text:p>
          </table:table-cell>
          <table:table-cell table:formula="of:=IF([Sheet1.AA26]=&quot;Y&quot;;&quot;0&quot;;IF([Sheet1.AA26]=&quot;C&quot;;&quot;1&quot;;&quot;2&quot;))" office:value-type="string" office:string-value="1">
            <text:p>1</text:p>
          </table:table-cell>
          <table:table-cell table:formula="of:=IF([Sheet1.AB26]=&quot;Y&quot;;&quot;0&quot;;IF([Sheet1.AB26]=&quot;C&quot;;&quot;1&quot;;&quot;2&quot;))" office:value-type="string" office:string-value="2">
            <text:p>2</text:p>
          </table:table-cell>
          <table:table-cell table:formula="of:=IF([Sheet1.AC26]=&quot;Y&quot;;&quot;0&quot;;IF([Sheet1.AC26]=&quot;C&quot;;&quot;1&quot;;&quot;2&quot;))" office:value-type="string" office:string-value="0">
            <text:p>0</text:p>
          </table:table-cell>
          <table:table-cell table:formula="of:=IF([Sheet1.AD26]=&quot;Y&quot;;&quot;0&quot;;IF([Sheet1.AD26]=&quot;C&quot;;&quot;1&quot;;&quot;2&quot;))" office:value-type="string" office:string-value="2">
            <text:p>2</text:p>
          </table:table-cell>
          <table:table-cell table:formula="of:=IF([Sheet1.AE26]=&quot;Y&quot;;&quot;0&quot;;IF([Sheet1.AE26]=&quot;C&quot;;&quot;1&quot;;&quot;2&quot;))" office:value-type="string" office:string-value="1">
            <text:p>1</text:p>
          </table:table-cell>
          <table:table-cell table:formula="of:=IF([Sheet1.AF26]=&quot;Y&quot;;&quot;0&quot;;IF([Sheet1.AF26]=&quot;C&quot;;&quot;1&quot;;&quot;2&quot;))" office:value-type="string" office:string-value="1">
            <text:p>1</text:p>
          </table:table-cell>
          <table:table-cell table:formula="of:=IF([Sheet1.AG26]=&quot;Y&quot;;&quot;0&quot;;IF([Sheet1.AG26]=&quot;C&quot;;&quot;1&quot;;&quot;2&quot;))" office:value-type="string" office:string-value="0">
            <text:p>0</text:p>
          </table:table-cell>
          <table:table-cell table:formula="of:=IF([Sheet1.AH26]=&quot;Y&quot;;&quot;0&quot;;IF([Sheet1.AH26]=&quot;C&quot;;&quot;1&quot;;&quot;2&quot;))" office:value-type="string" office:string-value="1">
            <text:p>1</text:p>
          </table:table-cell>
          <table:table-cell table:formula="of:=IF([Sheet1.AI26]=&quot;Y&quot;;&quot;0&quot;;IF([Sheet1.AI26]=&quot;C&quot;;&quot;1&quot;;&quot;2&quot;))" office:value-type="string" office:string-value="1">
            <text:p>1</text:p>
          </table:table-cell>
          <table:table-cell table:formula="of:=IF([Sheet1.AJ26]=&quot;Y&quot;;&quot;0&quot;;IF([Sheet1.AJ26]=&quot;C&quot;;&quot;1&quot;;&quot;2&quot;))" office:value-type="string" office:string-value="1">
            <text:p>1</text:p>
          </table:table-cell>
          <table:table-cell table:formula="of:=IF([Sheet1.AK26]=&quot;Y&quot;;&quot;0&quot;;IF([Sheet1.AK26]=&quot;C&quot;;&quot;1&quot;;&quot;2&quot;))" office:value-type="string" office:string-value="0">
            <text:p>0</text:p>
          </table:table-cell>
          <table:table-cell table:formula="of:=IF([Sheet1.AL26]=&quot;Y&quot;;&quot;0&quot;;IF([Sheet1.AL26]=&quot;C&quot;;&quot;1&quot;;&quot;2&quot;))" office:value-type="string" office:string-value="1">
            <text:p>1</text:p>
          </table:table-cell>
          <table:table-cell table:formula="of:=IF([Sheet1.AM26]=&quot;Y&quot;;&quot;0&quot;;IF([Sheet1.AM26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7]" office:value-type="string" office:string-value="Parrotfish">
            <text:p>Parrotfish</text:p>
          </table:table-cell>
          <table:table-cell table:formula="of:=IF([Sheet1.B27]=&quot;Y&quot;;&quot;0&quot;;IF([Sheet1.B27]=&quot;C&quot;;&quot;1&quot;;&quot;2&quot;))" office:value-type="string" office:string-value="0">
            <text:p>0</text:p>
          </table:table-cell>
          <table:table-cell table:formula="of:=IF([Sheet1.C27]=&quot;Y&quot;;&quot;0&quot;;IF([Sheet1.C27]=&quot;C&quot;;&quot;1&quot;;&quot;2&quot;))" office:value-type="string" office:string-value="0">
            <text:p>0</text:p>
          </table:table-cell>
          <table:table-cell table:formula="of:=IF([Sheet1.D27]=&quot;Y&quot;;&quot;0&quot;;IF([Sheet1.D27]=&quot;C&quot;;&quot;1&quot;;&quot;2&quot;))" office:value-type="string" office:string-value="1">
            <text:p>1</text:p>
          </table:table-cell>
          <table:table-cell table:formula="of:=IF([Sheet1.E27]=&quot;Y&quot;;&quot;0&quot;;IF([Sheet1.E27]=&quot;C&quot;;&quot;1&quot;;&quot;2&quot;))" office:value-type="string" office:string-value="0">
            <text:p>0</text:p>
          </table:table-cell>
          <table:table-cell table:formula="of:=IF([Sheet1.F27]=&quot;Y&quot;;&quot;0&quot;;IF([Sheet1.F27]=&quot;C&quot;;&quot;1&quot;;&quot;2&quot;))" office:value-type="string" office:string-value="1">
            <text:p>1</text:p>
          </table:table-cell>
          <table:table-cell table:formula="of:=IF([Sheet1.G27]=&quot;Y&quot;;&quot;0&quot;;IF([Sheet1.G27]=&quot;C&quot;;&quot;1&quot;;&quot;2&quot;))" office:value-type="string" office:string-value="0">
            <text:p>0</text:p>
          </table:table-cell>
          <table:table-cell table:formula="of:=IF([Sheet1.H27]=&quot;Y&quot;;&quot;0&quot;;IF([Sheet1.H27]=&quot;C&quot;;&quot;1&quot;;&quot;2&quot;))" office:value-type="string" office:string-value="1">
            <text:p>1</text:p>
          </table:table-cell>
          <table:table-cell table:formula="of:=IF([Sheet1.I27]=&quot;Y&quot;;&quot;0&quot;;IF([Sheet1.I27]=&quot;C&quot;;&quot;1&quot;;&quot;2&quot;))" office:value-type="string" office:string-value="0">
            <text:p>0</text:p>
          </table:table-cell>
          <table:table-cell table:formula="of:=IF([Sheet1.J27]=&quot;Y&quot;;&quot;0&quot;;IF([Sheet1.J27]=&quot;C&quot;;&quot;1&quot;;&quot;2&quot;))" office:value-type="string" office:string-value="0">
            <text:p>0</text:p>
          </table:table-cell>
          <table:table-cell table:formula="of:=IF([Sheet1.K27]=&quot;Y&quot;;&quot;0&quot;;IF([Sheet1.K27]=&quot;C&quot;;&quot;1&quot;;&quot;2&quot;))" office:value-type="string" office:string-value="1">
            <text:p>1</text:p>
          </table:table-cell>
          <table:table-cell table:formula="of:=IF([Sheet1.L27]=&quot;Y&quot;;&quot;0&quot;;IF([Sheet1.L27]=&quot;C&quot;;&quot;1&quot;;&quot;2&quot;))" office:value-type="string" office:string-value="0">
            <text:p>0</text:p>
          </table:table-cell>
          <table:table-cell table:formula="of:=IF([Sheet1.M27]=&quot;Y&quot;;&quot;0&quot;;IF([Sheet1.M27]=&quot;C&quot;;&quot;1&quot;;&quot;2&quot;))" office:value-type="string" office:string-value="0">
            <text:p>0</text:p>
          </table:table-cell>
          <table:table-cell table:formula="of:=IF([Sheet1.N27]=&quot;Y&quot;;&quot;0&quot;;IF([Sheet1.N27]=&quot;C&quot;;&quot;1&quot;;&quot;2&quot;))" office:value-type="string" office:string-value="0">
            <text:p>0</text:p>
          </table:table-cell>
          <table:table-cell table:formula="of:=IF([Sheet1.O27]=&quot;Y&quot;;&quot;0&quot;;IF([Sheet1.O27]=&quot;C&quot;;&quot;1&quot;;&quot;2&quot;))" office:value-type="string" office:string-value="1">
            <text:p>1</text:p>
          </table:table-cell>
          <table:table-cell table:formula="of:=IF([Sheet1.P27]=&quot;Y&quot;;&quot;0&quot;;IF([Sheet1.P27]=&quot;C&quot;;&quot;1&quot;;&quot;2&quot;))" office:value-type="string" office:string-value="1">
            <text:p>1</text:p>
          </table:table-cell>
          <table:table-cell table:formula="of:=IF([Sheet1.Q27]=&quot;Y&quot;;&quot;0&quot;;IF([Sheet1.Q27]=&quot;C&quot;;&quot;1&quot;;&quot;2&quot;))" office:value-type="string" office:string-value="1">
            <text:p>1</text:p>
          </table:table-cell>
          <table:table-cell table:formula="of:=IF([Sheet1.R27]=&quot;Y&quot;;&quot;0&quot;;IF([Sheet1.R27]=&quot;C&quot;;&quot;1&quot;;&quot;2&quot;))" office:value-type="string" office:string-value="0">
            <text:p>0</text:p>
          </table:table-cell>
          <table:table-cell table:formula="of:=IF([Sheet1.S27]=&quot;Y&quot;;&quot;0&quot;;IF([Sheet1.S27]=&quot;C&quot;;&quot;1&quot;;&quot;2&quot;))" office:value-type="string" office:string-value="0">
            <text:p>0</text:p>
          </table:table-cell>
          <table:table-cell table:formula="of:=IF([Sheet1.T27]=&quot;Y&quot;;&quot;0&quot;;IF([Sheet1.T27]=&quot;C&quot;;&quot;1&quot;;&quot;2&quot;))" office:value-type="string" office:string-value="1">
            <text:p>1</text:p>
          </table:table-cell>
          <table:table-cell table:formula="of:=IF([Sheet1.U27]=&quot;Y&quot;;&quot;0&quot;;IF([Sheet1.U27]=&quot;C&quot;;&quot;1&quot;;&quot;2&quot;))" office:value-type="string" office:string-value="1">
            <text:p>1</text:p>
          </table:table-cell>
          <table:table-cell table:formula="of:=IF([Sheet1.V27]=&quot;Y&quot;;&quot;0&quot;;IF([Sheet1.V27]=&quot;C&quot;;&quot;1&quot;;&quot;2&quot;))" office:value-type="string" office:string-value="0">
            <text:p>0</text:p>
          </table:table-cell>
          <table:table-cell table:formula="of:=IF([Sheet1.W27]=&quot;Y&quot;;&quot;0&quot;;IF([Sheet1.W27]=&quot;C&quot;;&quot;1&quot;;&quot;2&quot;))" office:value-type="string" office:string-value="1">
            <text:p>1</text:p>
          </table:table-cell>
          <table:table-cell table:formula="of:=IF([Sheet1.X27]=&quot;Y&quot;;&quot;0&quot;;IF([Sheet1.X27]=&quot;C&quot;;&quot;1&quot;;&quot;2&quot;))" office:value-type="string" office:string-value="0">
            <text:p>0</text:p>
          </table:table-cell>
          <table:table-cell table:formula="of:=IF([Sheet1.Y27]=&quot;Y&quot;;&quot;0&quot;;IF([Sheet1.Y27]=&quot;C&quot;;&quot;1&quot;;&quot;2&quot;))" office:value-type="string" office:string-value="0">
            <text:p>0</text:p>
          </table:table-cell>
          <table:table-cell table:formula="of:=IF([Sheet1.Z27]=&quot;Y&quot;;&quot;0&quot;;IF([Sheet1.Z27]=&quot;C&quot;;&quot;1&quot;;&quot;2&quot;))" office:value-type="string" office:string-value="1">
            <text:p>1</text:p>
          </table:table-cell>
          <table:table-cell table:formula="of:=IF([Sheet1.AA27]=&quot;Y&quot;;&quot;0&quot;;IF([Sheet1.AA27]=&quot;C&quot;;&quot;1&quot;;&quot;2&quot;))" office:value-type="string" office:string-value="0">
            <text:p>0</text:p>
          </table:table-cell>
          <table:table-cell table:formula="of:=IF([Sheet1.AB27]=&quot;Y&quot;;&quot;0&quot;;IF([Sheet1.AB27]=&quot;C&quot;;&quot;1&quot;;&quot;2&quot;))" office:value-type="string" office:string-value="1">
            <text:p>1</text:p>
          </table:table-cell>
          <table:table-cell table:formula="of:=IF([Sheet1.AC27]=&quot;Y&quot;;&quot;0&quot;;IF([Sheet1.AC27]=&quot;C&quot;;&quot;1&quot;;&quot;2&quot;))" office:value-type="string" office:string-value="0">
            <text:p>0</text:p>
          </table:table-cell>
          <table:table-cell table:formula="of:=IF([Sheet1.AD27]=&quot;Y&quot;;&quot;0&quot;;IF([Sheet1.AD27]=&quot;C&quot;;&quot;1&quot;;&quot;2&quot;))" office:value-type="string" office:string-value="2">
            <text:p>2</text:p>
          </table:table-cell>
          <table:table-cell table:formula="of:=IF([Sheet1.AE27]=&quot;Y&quot;;&quot;0&quot;;IF([Sheet1.AE27]=&quot;C&quot;;&quot;1&quot;;&quot;2&quot;))" office:value-type="string" office:string-value="1">
            <text:p>1</text:p>
          </table:table-cell>
          <table:table-cell table:formula="of:=IF([Sheet1.AF27]=&quot;Y&quot;;&quot;0&quot;;IF([Sheet1.AF27]=&quot;C&quot;;&quot;1&quot;;&quot;2&quot;))" office:value-type="string" office:string-value="0">
            <text:p>0</text:p>
          </table:table-cell>
          <table:table-cell table:formula="of:=IF([Sheet1.AG27]=&quot;Y&quot;;&quot;0&quot;;IF([Sheet1.AG27]=&quot;C&quot;;&quot;1&quot;;&quot;2&quot;))" office:value-type="string" office:string-value="0">
            <text:p>0</text:p>
          </table:table-cell>
          <table:table-cell table:formula="of:=IF([Sheet1.AH27]=&quot;Y&quot;;&quot;0&quot;;IF([Sheet1.AH27]=&quot;C&quot;;&quot;1&quot;;&quot;2&quot;))" office:value-type="string" office:string-value="1">
            <text:p>1</text:p>
          </table:table-cell>
          <table:table-cell table:formula="of:=IF([Sheet1.AI27]=&quot;Y&quot;;&quot;0&quot;;IF([Sheet1.AI27]=&quot;C&quot;;&quot;1&quot;;&quot;2&quot;))" office:value-type="string" office:string-value="1">
            <text:p>1</text:p>
          </table:table-cell>
          <table:table-cell table:formula="of:=IF([Sheet1.AJ27]=&quot;Y&quot;;&quot;0&quot;;IF([Sheet1.AJ27]=&quot;C&quot;;&quot;1&quot;;&quot;2&quot;))" office:value-type="string" office:string-value="1">
            <text:p>1</text:p>
          </table:table-cell>
          <table:table-cell table:formula="of:=IF([Sheet1.AK27]=&quot;Y&quot;;&quot;0&quot;;IF([Sheet1.AK27]=&quot;C&quot;;&quot;1&quot;;&quot;2&quot;))" office:value-type="string" office:string-value="2">
            <text:p>2</text:p>
          </table:table-cell>
          <table:table-cell table:formula="of:=IF([Sheet1.AL27]=&quot;Y&quot;;&quot;0&quot;;IF([Sheet1.AL27]=&quot;C&quot;;&quot;1&quot;;&quot;2&quot;))" office:value-type="string" office:string-value="2">
            <text:p>2</text:p>
          </table:table-cell>
          <table:table-cell table:formula="of:=IF([Sheet1.AM27]=&quot;Y&quot;;&quot;0&quot;;IF([Sheet1.AM27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8]" office:value-type="string" office:string-value="Pseudochromis">
            <text:p>Pseudochromis</text:p>
          </table:table-cell>
          <table:table-cell table:formula="of:=IF([Sheet1.B28]=&quot;Y&quot;;&quot;0&quot;;IF([Sheet1.B28]=&quot;C&quot;;&quot;1&quot;;&quot;2&quot;))" office:value-type="string" office:string-value="0">
            <text:p>0</text:p>
          </table:table-cell>
          <table:table-cell table:formula="of:=IF([Sheet1.C28]=&quot;Y&quot;;&quot;0&quot;;IF([Sheet1.C28]=&quot;C&quot;;&quot;1&quot;;&quot;2&quot;))" office:value-type="string" office:string-value="1">
            <text:p>1</text:p>
          </table:table-cell>
          <table:table-cell table:formula="of:=IF([Sheet1.D28]=&quot;Y&quot;;&quot;0&quot;;IF([Sheet1.D28]=&quot;C&quot;;&quot;1&quot;;&quot;2&quot;))" office:value-type="string" office:string-value="2">
            <text:p>2</text:p>
          </table:table-cell>
          <table:table-cell table:formula="of:=IF([Sheet1.E28]=&quot;Y&quot;;&quot;0&quot;;IF([Sheet1.E28]=&quot;C&quot;;&quot;1&quot;;&quot;2&quot;))" office:value-type="string" office:string-value="0">
            <text:p>0</text:p>
          </table:table-cell>
          <table:table-cell table:formula="of:=IF([Sheet1.F28]=&quot;Y&quot;;&quot;0&quot;;IF([Sheet1.F28]=&quot;C&quot;;&quot;1&quot;;&quot;2&quot;))" office:value-type="string" office:string-value="2">
            <text:p>2</text:p>
          </table:table-cell>
          <table:table-cell table:formula="of:=IF([Sheet1.G28]=&quot;Y&quot;;&quot;0&quot;;IF([Sheet1.G28]=&quot;C&quot;;&quot;1&quot;;&quot;2&quot;))" office:value-type="string" office:string-value="1">
            <text:p>1</text:p>
          </table:table-cell>
          <table:table-cell table:formula="of:=IF([Sheet1.H28]=&quot;Y&quot;;&quot;0&quot;;IF([Sheet1.H28]=&quot;C&quot;;&quot;1&quot;;&quot;2&quot;))" office:value-type="string" office:string-value="1">
            <text:p>1</text:p>
          </table:table-cell>
          <table:table-cell table:formula="of:=IF([Sheet1.I28]=&quot;Y&quot;;&quot;0&quot;;IF([Sheet1.I28]=&quot;C&quot;;&quot;1&quot;;&quot;2&quot;))" office:value-type="string" office:string-value="0">
            <text:p>0</text:p>
          </table:table-cell>
          <table:table-cell table:formula="of:=IF([Sheet1.J28]=&quot;Y&quot;;&quot;0&quot;;IF([Sheet1.J28]=&quot;C&quot;;&quot;1&quot;;&quot;2&quot;))" office:value-type="string" office:string-value="0">
            <text:p>0</text:p>
          </table:table-cell>
          <table:table-cell table:formula="of:=IF([Sheet1.K28]=&quot;Y&quot;;&quot;0&quot;;IF([Sheet1.K28]=&quot;C&quot;;&quot;1&quot;;&quot;2&quot;))" office:value-type="string" office:string-value="1">
            <text:p>1</text:p>
          </table:table-cell>
          <table:table-cell table:formula="of:=IF([Sheet1.L28]=&quot;Y&quot;;&quot;0&quot;;IF([Sheet1.L28]=&quot;C&quot;;&quot;1&quot;;&quot;2&quot;))" office:value-type="string" office:string-value="0">
            <text:p>0</text:p>
          </table:table-cell>
          <table:table-cell table:formula="of:=IF([Sheet1.M28]=&quot;Y&quot;;&quot;0&quot;;IF([Sheet1.M28]=&quot;C&quot;;&quot;1&quot;;&quot;2&quot;))" office:value-type="string" office:string-value="0">
            <text:p>0</text:p>
          </table:table-cell>
          <table:table-cell table:formula="of:=IF([Sheet1.N28]=&quot;Y&quot;;&quot;0&quot;;IF([Sheet1.N28]=&quot;C&quot;;&quot;1&quot;;&quot;2&quot;))" office:value-type="string" office:string-value="0">
            <text:p>0</text:p>
          </table:table-cell>
          <table:table-cell table:formula="of:=IF([Sheet1.O28]=&quot;Y&quot;;&quot;0&quot;;IF([Sheet1.O28]=&quot;C&quot;;&quot;1&quot;;&quot;2&quot;))" office:value-type="string" office:string-value="1">
            <text:p>1</text:p>
          </table:table-cell>
          <table:table-cell table:formula="of:=IF([Sheet1.P28]=&quot;Y&quot;;&quot;0&quot;;IF([Sheet1.P28]=&quot;C&quot;;&quot;1&quot;;&quot;2&quot;))" office:value-type="string" office:string-value="1">
            <text:p>1</text:p>
          </table:table-cell>
          <table:table-cell table:formula="of:=IF([Sheet1.Q28]=&quot;Y&quot;;&quot;0&quot;;IF([Sheet1.Q28]=&quot;C&quot;;&quot;1&quot;;&quot;2&quot;))" office:value-type="string" office:string-value="2">
            <text:p>2</text:p>
          </table:table-cell>
          <table:table-cell table:formula="of:=IF([Sheet1.R28]=&quot;Y&quot;;&quot;0&quot;;IF([Sheet1.R28]=&quot;C&quot;;&quot;1&quot;;&quot;2&quot;))" office:value-type="string" office:string-value="1">
            <text:p>1</text:p>
          </table:table-cell>
          <table:table-cell table:formula="of:=IF([Sheet1.S28]=&quot;Y&quot;;&quot;0&quot;;IF([Sheet1.S28]=&quot;C&quot;;&quot;1&quot;;&quot;2&quot;))" office:value-type="string" office:string-value="0">
            <text:p>0</text:p>
          </table:table-cell>
          <table:table-cell table:formula="of:=IF([Sheet1.T28]=&quot;Y&quot;;&quot;0&quot;;IF([Sheet1.T28]=&quot;C&quot;;&quot;1&quot;;&quot;2&quot;))" office:value-type="string" office:string-value="0">
            <text:p>0</text:p>
          </table:table-cell>
          <table:table-cell table:formula="of:=IF([Sheet1.U28]=&quot;Y&quot;;&quot;0&quot;;IF([Sheet1.U28]=&quot;C&quot;;&quot;1&quot;;&quot;2&quot;))" office:value-type="string" office:string-value="2">
            <text:p>2</text:p>
          </table:table-cell>
          <table:table-cell table:formula="of:=IF([Sheet1.V28]=&quot;Y&quot;;&quot;0&quot;;IF([Sheet1.V28]=&quot;C&quot;;&quot;1&quot;;&quot;2&quot;))" office:value-type="string" office:string-value="0">
            <text:p>0</text:p>
          </table:table-cell>
          <table:table-cell table:formula="of:=IF([Sheet1.W28]=&quot;Y&quot;;&quot;0&quot;;IF([Sheet1.W28]=&quot;C&quot;;&quot;1&quot;;&quot;2&quot;))" office:value-type="string" office:string-value="0">
            <text:p>0</text:p>
          </table:table-cell>
          <table:table-cell table:formula="of:=IF([Sheet1.X28]=&quot;Y&quot;;&quot;0&quot;;IF([Sheet1.X28]=&quot;C&quot;;&quot;1&quot;;&quot;2&quot;))" office:value-type="string" office:string-value="0">
            <text:p>0</text:p>
          </table:table-cell>
          <table:table-cell table:formula="of:=IF([Sheet1.Y28]=&quot;Y&quot;;&quot;0&quot;;IF([Sheet1.Y28]=&quot;C&quot;;&quot;1&quot;;&quot;2&quot;))" office:value-type="string" office:string-value="1">
            <text:p>1</text:p>
          </table:table-cell>
          <table:table-cell table:formula="of:=IF([Sheet1.Z28]=&quot;Y&quot;;&quot;0&quot;;IF([Sheet1.Z28]=&quot;C&quot;;&quot;1&quot;;&quot;2&quot;))" office:value-type="string" office:string-value="2">
            <text:p>2</text:p>
          </table:table-cell>
          <table:table-cell table:formula="of:=IF([Sheet1.AA28]=&quot;Y&quot;;&quot;0&quot;;IF([Sheet1.AA28]=&quot;C&quot;;&quot;1&quot;;&quot;2&quot;))" office:value-type="string" office:string-value="1">
            <text:p>1</text:p>
          </table:table-cell>
          <table:table-cell table:formula="of:=IF([Sheet1.AB28]=&quot;Y&quot;;&quot;0&quot;;IF([Sheet1.AB28]=&quot;C&quot;;&quot;1&quot;;&quot;2&quot;))" office:value-type="string" office:string-value="2">
            <text:p>2</text:p>
          </table:table-cell>
          <table:table-cell table:formula="of:=IF([Sheet1.AC28]=&quot;Y&quot;;&quot;0&quot;;IF([Sheet1.AC28]=&quot;C&quot;;&quot;1&quot;;&quot;2&quot;))" office:value-type="string" office:string-value="1">
            <text:p>1</text:p>
          </table:table-cell>
          <table:table-cell table:formula="of:=IF([Sheet1.AD28]=&quot;Y&quot;;&quot;0&quot;;IF([Sheet1.AD28]=&quot;C&quot;;&quot;1&quot;;&quot;2&quot;))" office:value-type="string" office:string-value="2">
            <text:p>2</text:p>
          </table:table-cell>
          <table:table-cell table:formula="of:=IF([Sheet1.AE28]=&quot;Y&quot;;&quot;0&quot;;IF([Sheet1.AE28]=&quot;C&quot;;&quot;1&quot;;&quot;2&quot;))" office:value-type="string" office:string-value="2">
            <text:p>2</text:p>
          </table:table-cell>
          <table:table-cell table:formula="of:=IF([Sheet1.AF28]=&quot;Y&quot;;&quot;0&quot;;IF([Sheet1.AF28]=&quot;C&quot;;&quot;1&quot;;&quot;2&quot;))" office:value-type="string" office:string-value="0">
            <text:p>0</text:p>
          </table:table-cell>
          <table:table-cell table:formula="of:=IF([Sheet1.AG28]=&quot;Y&quot;;&quot;0&quot;;IF([Sheet1.AG28]=&quot;C&quot;;&quot;1&quot;;&quot;2&quot;))" office:value-type="string" office:string-value="0">
            <text:p>0</text:p>
          </table:table-cell>
          <table:table-cell table:formula="of:=IF([Sheet1.AH28]=&quot;Y&quot;;&quot;0&quot;;IF([Sheet1.AH28]=&quot;C&quot;;&quot;1&quot;;&quot;2&quot;))" office:value-type="string" office:string-value="2">
            <text:p>2</text:p>
          </table:table-cell>
          <table:table-cell table:formula="of:=IF([Sheet1.AI28]=&quot;Y&quot;;&quot;0&quot;;IF([Sheet1.AI28]=&quot;C&quot;;&quot;1&quot;;&quot;2&quot;))" office:value-type="string" office:string-value="1">
            <text:p>1</text:p>
          </table:table-cell>
          <table:table-cell table:formula="of:=IF([Sheet1.AJ28]=&quot;Y&quot;;&quot;0&quot;;IF([Sheet1.AJ28]=&quot;C&quot;;&quot;1&quot;;&quot;2&quot;))" office:value-type="string" office:string-value="1">
            <text:p>1</text:p>
          </table:table-cell>
          <table:table-cell table:formula="of:=IF([Sheet1.AK28]=&quot;Y&quot;;&quot;0&quot;;IF([Sheet1.AK28]=&quot;C&quot;;&quot;1&quot;;&quot;2&quot;))" office:value-type="string" office:string-value="0">
            <text:p>0</text:p>
          </table:table-cell>
          <table:table-cell table:formula="of:=IF([Sheet1.AL28]=&quot;Y&quot;;&quot;0&quot;;IF([Sheet1.AL28]=&quot;C&quot;;&quot;1&quot;;&quot;2&quot;))" office:value-type="string" office:string-value="0">
            <text:p>0</text:p>
          </table:table-cell>
          <table:table-cell table:formula="of:=IF([Sheet1.AM28]=&quot;Y&quot;;&quot;0&quot;;IF([Sheet1.AM28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29]" office:value-type="string" office:string-value="Puffers">
            <text:p>Puffers</text:p>
          </table:table-cell>
          <table:table-cell table:formula="of:=IF([Sheet1.B29]=&quot;Y&quot;;&quot;0&quot;;IF([Sheet1.B29]=&quot;C&quot;;&quot;1&quot;;&quot;2&quot;))" office:value-type="string" office:string-value="0">
            <text:p>0</text:p>
          </table:table-cell>
          <table:table-cell table:formula="of:=IF([Sheet1.C29]=&quot;Y&quot;;&quot;0&quot;;IF([Sheet1.C29]=&quot;C&quot;;&quot;1&quot;;&quot;2&quot;))" office:value-type="string" office:string-value="0">
            <text:p>0</text:p>
          </table:table-cell>
          <table:table-cell table:formula="of:=IF([Sheet1.D29]=&quot;Y&quot;;&quot;0&quot;;IF([Sheet1.D29]=&quot;C&quot;;&quot;1&quot;;&quot;2&quot;))" office:value-type="string" office:string-value="1">
            <text:p>1</text:p>
          </table:table-cell>
          <table:table-cell table:formula="of:=IF([Sheet1.E29]=&quot;Y&quot;;&quot;0&quot;;IF([Sheet1.E29]=&quot;C&quot;;&quot;1&quot;;&quot;2&quot;))" office:value-type="string" office:string-value="0">
            <text:p>0</text:p>
          </table:table-cell>
          <table:table-cell table:formula="of:=IF([Sheet1.F29]=&quot;Y&quot;;&quot;0&quot;;IF([Sheet1.F29]=&quot;C&quot;;&quot;1&quot;;&quot;2&quot;))" office:value-type="string" office:string-value="1">
            <text:p>1</text:p>
          </table:table-cell>
          <table:table-cell table:formula="of:=IF([Sheet1.G29]=&quot;Y&quot;;&quot;0&quot;;IF([Sheet1.G29]=&quot;C&quot;;&quot;1&quot;;&quot;2&quot;))" office:value-type="string" office:string-value="0">
            <text:p>0</text:p>
          </table:table-cell>
          <table:table-cell table:formula="of:=IF([Sheet1.H29]=&quot;Y&quot;;&quot;0&quot;;IF([Sheet1.H29]=&quot;C&quot;;&quot;1&quot;;&quot;2&quot;))" office:value-type="string" office:string-value="0">
            <text:p>0</text:p>
          </table:table-cell>
          <table:table-cell table:formula="of:=IF([Sheet1.I29]=&quot;Y&quot;;&quot;0&quot;;IF([Sheet1.I29]=&quot;C&quot;;&quot;1&quot;;&quot;2&quot;))" office:value-type="string" office:string-value="1">
            <text:p>1</text:p>
          </table:table-cell>
          <table:table-cell table:formula="of:=IF([Sheet1.J29]=&quot;Y&quot;;&quot;0&quot;;IF([Sheet1.J29]=&quot;C&quot;;&quot;1&quot;;&quot;2&quot;))" office:value-type="string" office:string-value="0">
            <text:p>0</text:p>
          </table:table-cell>
          <table:table-cell table:formula="of:=IF([Sheet1.K29]=&quot;Y&quot;;&quot;0&quot;;IF([Sheet1.K29]=&quot;C&quot;;&quot;1&quot;;&quot;2&quot;))" office:value-type="string" office:string-value="0">
            <text:p>0</text:p>
          </table:table-cell>
          <table:table-cell table:formula="of:=IF([Sheet1.L29]=&quot;Y&quot;;&quot;0&quot;;IF([Sheet1.L29]=&quot;C&quot;;&quot;1&quot;;&quot;2&quot;))" office:value-type="string" office:string-value="0">
            <text:p>0</text:p>
          </table:table-cell>
          <table:table-cell table:formula="of:=IF([Sheet1.M29]=&quot;Y&quot;;&quot;0&quot;;IF([Sheet1.M29]=&quot;C&quot;;&quot;1&quot;;&quot;2&quot;))" office:value-type="string" office:string-value="0">
            <text:p>0</text:p>
          </table:table-cell>
          <table:table-cell table:formula="of:=IF([Sheet1.N29]=&quot;Y&quot;;&quot;0&quot;;IF([Sheet1.N29]=&quot;C&quot;;&quot;1&quot;;&quot;2&quot;))" office:value-type="string" office:string-value="0">
            <text:p>0</text:p>
          </table:table-cell>
          <table:table-cell table:formula="of:=IF([Sheet1.O29]=&quot;Y&quot;;&quot;0&quot;;IF([Sheet1.O29]=&quot;C&quot;;&quot;1&quot;;&quot;2&quot;))" office:value-type="string" office:string-value="1">
            <text:p>1</text:p>
          </table:table-cell>
          <table:table-cell table:formula="of:=IF([Sheet1.P29]=&quot;Y&quot;;&quot;0&quot;;IF([Sheet1.P29]=&quot;C&quot;;&quot;1&quot;;&quot;2&quot;))" office:value-type="string" office:string-value="0">
            <text:p>0</text:p>
          </table:table-cell>
          <table:table-cell table:formula="of:=IF([Sheet1.Q29]=&quot;Y&quot;;&quot;0&quot;;IF([Sheet1.Q29]=&quot;C&quot;;&quot;1&quot;;&quot;2&quot;))" office:value-type="string" office:string-value="0">
            <text:p>0</text:p>
          </table:table-cell>
          <table:table-cell table:formula="of:=IF([Sheet1.R29]=&quot;Y&quot;;&quot;0&quot;;IF([Sheet1.R29]=&quot;C&quot;;&quot;1&quot;;&quot;2&quot;))" office:value-type="string" office:string-value="0">
            <text:p>0</text:p>
          </table:table-cell>
          <table:table-cell table:formula="of:=IF([Sheet1.S29]=&quot;Y&quot;;&quot;0&quot;;IF([Sheet1.S29]=&quot;C&quot;;&quot;1&quot;;&quot;2&quot;))" office:value-type="string" office:string-value="0">
            <text:p>0</text:p>
          </table:table-cell>
          <table:table-cell table:formula="of:=IF([Sheet1.T29]=&quot;Y&quot;;&quot;0&quot;;IF([Sheet1.T29]=&quot;C&quot;;&quot;1&quot;;&quot;2&quot;))" office:value-type="string" office:string-value="0">
            <text:p>0</text:p>
          </table:table-cell>
          <table:table-cell table:formula="of:=IF([Sheet1.U29]=&quot;Y&quot;;&quot;0&quot;;IF([Sheet1.U29]=&quot;C&quot;;&quot;1&quot;;&quot;2&quot;))" office:value-type="string" office:string-value="1">
            <text:p>1</text:p>
          </table:table-cell>
          <table:table-cell table:formula="of:=IF([Sheet1.V29]=&quot;Y&quot;;&quot;0&quot;;IF([Sheet1.V29]=&quot;C&quot;;&quot;1&quot;;&quot;2&quot;))" office:value-type="string" office:string-value="0">
            <text:p>0</text:p>
          </table:table-cell>
          <table:table-cell table:formula="of:=IF([Sheet1.W29]=&quot;Y&quot;;&quot;0&quot;;IF([Sheet1.W29]=&quot;C&quot;;&quot;1&quot;;&quot;2&quot;))" office:value-type="string" office:string-value="0">
            <text:p>0</text:p>
          </table:table-cell>
          <table:table-cell table:formula="of:=IF([Sheet1.X29]=&quot;Y&quot;;&quot;0&quot;;IF([Sheet1.X29]=&quot;C&quot;;&quot;1&quot;;&quot;2&quot;))" office:value-type="string" office:string-value="0">
            <text:p>0</text:p>
          </table:table-cell>
          <table:table-cell table:formula="of:=IF([Sheet1.Y29]=&quot;Y&quot;;&quot;0&quot;;IF([Sheet1.Y29]=&quot;C&quot;;&quot;1&quot;;&quot;2&quot;))" office:value-type="string" office:string-value="0">
            <text:p>0</text:p>
          </table:table-cell>
          <table:table-cell table:formula="of:=IF([Sheet1.Z29]=&quot;Y&quot;;&quot;0&quot;;IF([Sheet1.Z29]=&quot;C&quot;;&quot;1&quot;;&quot;2&quot;))" office:value-type="string" office:string-value="0">
            <text:p>0</text:p>
          </table:table-cell>
          <table:table-cell table:formula="of:=IF([Sheet1.AA29]=&quot;Y&quot;;&quot;0&quot;;IF([Sheet1.AA29]=&quot;C&quot;;&quot;1&quot;;&quot;2&quot;))" office:value-type="string" office:string-value="0">
            <text:p>0</text:p>
          </table:table-cell>
          <table:table-cell table:formula="of:=IF([Sheet1.AB29]=&quot;Y&quot;;&quot;0&quot;;IF([Sheet1.AB29]=&quot;C&quot;;&quot;1&quot;;&quot;2&quot;))" office:value-type="string" office:string-value="1">
            <text:p>1</text:p>
          </table:table-cell>
          <table:table-cell table:formula="of:=IF([Sheet1.AC29]=&quot;Y&quot;;&quot;0&quot;;IF([Sheet1.AC29]=&quot;C&quot;;&quot;1&quot;;&quot;2&quot;))" office:value-type="string" office:string-value="2">
            <text:p>2</text:p>
          </table:table-cell>
          <table:table-cell table:formula="of:=IF([Sheet1.AD29]=&quot;Y&quot;;&quot;0&quot;;IF([Sheet1.AD29]=&quot;C&quot;;&quot;1&quot;;&quot;2&quot;))" office:value-type="string" office:string-value="2">
            <text:p>2</text:p>
          </table:table-cell>
          <table:table-cell table:formula="of:=IF([Sheet1.AE29]=&quot;Y&quot;;&quot;0&quot;;IF([Sheet1.AE29]=&quot;C&quot;;&quot;1&quot;;&quot;2&quot;))" office:value-type="string" office:string-value="2">
            <text:p>2</text:p>
          </table:table-cell>
          <table:table-cell table:formula="of:=IF([Sheet1.AF29]=&quot;Y&quot;;&quot;0&quot;;IF([Sheet1.AF29]=&quot;C&quot;;&quot;1&quot;;&quot;2&quot;))" office:value-type="string" office:string-value="0">
            <text:p>0</text:p>
          </table:table-cell>
          <table:table-cell table:formula="of:=IF([Sheet1.AG29]=&quot;Y&quot;;&quot;0&quot;;IF([Sheet1.AG29]=&quot;C&quot;;&quot;1&quot;;&quot;2&quot;))" office:value-type="string" office:string-value="0">
            <text:p>0</text:p>
          </table:table-cell>
          <table:table-cell table:formula="of:=IF([Sheet1.AH29]=&quot;Y&quot;;&quot;0&quot;;IF([Sheet1.AH29]=&quot;C&quot;;&quot;1&quot;;&quot;2&quot;))" office:value-type="string" office:string-value="1">
            <text:p>1</text:p>
          </table:table-cell>
          <table:table-cell table:formula="of:=IF([Sheet1.AI29]=&quot;Y&quot;;&quot;0&quot;;IF([Sheet1.AI29]=&quot;C&quot;;&quot;1&quot;;&quot;2&quot;))" office:value-type="string" office:string-value="0">
            <text:p>0</text:p>
          </table:table-cell>
          <table:table-cell table:formula="of:=IF([Sheet1.AJ29]=&quot;Y&quot;;&quot;0&quot;;IF([Sheet1.AJ29]=&quot;C&quot;;&quot;1&quot;;&quot;2&quot;))" office:value-type="string" office:string-value="1">
            <text:p>1</text:p>
          </table:table-cell>
          <table:table-cell table:formula="of:=IF([Sheet1.AK29]=&quot;Y&quot;;&quot;0&quot;;IF([Sheet1.AK29]=&quot;C&quot;;&quot;1&quot;;&quot;2&quot;))" office:value-type="string" office:string-value="1">
            <text:p>1</text:p>
          </table:table-cell>
          <table:table-cell table:formula="of:=IF([Sheet1.AL29]=&quot;Y&quot;;&quot;0&quot;;IF([Sheet1.AL29]=&quot;C&quot;;&quot;1&quot;;&quot;2&quot;))" office:value-type="string" office:string-value="2">
            <text:p>2</text:p>
          </table:table-cell>
          <table:table-cell table:formula="of:=IF([Sheet1.AM29]=&quot;Y&quot;;&quot;0&quot;;IF([Sheet1.AM29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0]" office:value-type="string" office:string-value="Seahorse/Pipefish">
            <text:p>Seahorse/Pipefish</text:p>
          </table:table-cell>
          <table:table-cell table:formula="of:=IF([Sheet1.B30]=&quot;Y&quot;;&quot;0&quot;;IF([Sheet1.B30]=&quot;C&quot;;&quot;1&quot;;&quot;2&quot;))" office:value-type="string" office:string-value="2">
            <text:p>2</text:p>
          </table:table-cell>
          <table:table-cell table:formula="of:=IF([Sheet1.C30]=&quot;Y&quot;;&quot;0&quot;;IF([Sheet1.C30]=&quot;C&quot;;&quot;1&quot;;&quot;2&quot;))" office:value-type="string" office:string-value="2">
            <text:p>2</text:p>
          </table:table-cell>
          <table:table-cell table:formula="of:=IF([Sheet1.D30]=&quot;Y&quot;;&quot;0&quot;;IF([Sheet1.D30]=&quot;C&quot;;&quot;1&quot;;&quot;2&quot;))" office:value-type="string" office:string-value="2">
            <text:p>2</text:p>
          </table:table-cell>
          <table:table-cell table:formula="of:=IF([Sheet1.E30]=&quot;Y&quot;;&quot;0&quot;;IF([Sheet1.E30]=&quot;C&quot;;&quot;1&quot;;&quot;2&quot;))" office:value-type="string" office:string-value="2">
            <text:p>2</text:p>
          </table:table-cell>
          <table:table-cell table:formula="of:=IF([Sheet1.F30]=&quot;Y&quot;;&quot;0&quot;;IF([Sheet1.F30]=&quot;C&quot;;&quot;1&quot;;&quot;2&quot;))" office:value-type="string" office:string-value="2">
            <text:p>2</text:p>
          </table:table-cell>
          <table:table-cell table:formula="of:=IF([Sheet1.G30]=&quot;Y&quot;;&quot;0&quot;;IF([Sheet1.G30]=&quot;C&quot;;&quot;1&quot;;&quot;2&quot;))" office:value-type="string" office:string-value="2">
            <text:p>2</text:p>
          </table:table-cell>
          <table:table-cell table:formula="of:=IF([Sheet1.H30]=&quot;Y&quot;;&quot;0&quot;;IF([Sheet1.H30]=&quot;C&quot;;&quot;1&quot;;&quot;2&quot;))" office:value-type="string" office:string-value="2">
            <text:p>2</text:p>
          </table:table-cell>
          <table:table-cell table:formula="of:=IF([Sheet1.I30]=&quot;Y&quot;;&quot;0&quot;;IF([Sheet1.I30]=&quot;C&quot;;&quot;1&quot;;&quot;2&quot;))" office:value-type="string" office:string-value="2">
            <text:p>2</text:p>
          </table:table-cell>
          <table:table-cell table:formula="of:=IF([Sheet1.J30]=&quot;Y&quot;;&quot;0&quot;;IF([Sheet1.J30]=&quot;C&quot;;&quot;1&quot;;&quot;2&quot;))" office:value-type="string" office:string-value="2">
            <text:p>2</text:p>
          </table:table-cell>
          <table:table-cell table:formula="of:=IF([Sheet1.K30]=&quot;Y&quot;;&quot;0&quot;;IF([Sheet1.K30]=&quot;C&quot;;&quot;1&quot;;&quot;2&quot;))" office:value-type="string" office:string-value="2">
            <text:p>2</text:p>
          </table:table-cell>
          <table:table-cell table:formula="of:=IF([Sheet1.L30]=&quot;Y&quot;;&quot;0&quot;;IF([Sheet1.L30]=&quot;C&quot;;&quot;1&quot;;&quot;2&quot;))" office:value-type="string" office:string-value="2">
            <text:p>2</text:p>
          </table:table-cell>
          <table:table-cell table:formula="of:=IF([Sheet1.M30]=&quot;Y&quot;;&quot;0&quot;;IF([Sheet1.M30]=&quot;C&quot;;&quot;1&quot;;&quot;2&quot;))" office:value-type="string" office:string-value="2">
            <text:p>2</text:p>
          </table:table-cell>
          <table:table-cell table:formula="of:=IF([Sheet1.N30]=&quot;Y&quot;;&quot;0&quot;;IF([Sheet1.N30]=&quot;C&quot;;&quot;1&quot;;&quot;2&quot;))" office:value-type="string" office:string-value="2">
            <text:p>2</text:p>
          </table:table-cell>
          <table:table-cell table:formula="of:=IF([Sheet1.O30]=&quot;Y&quot;;&quot;0&quot;;IF([Sheet1.O30]=&quot;C&quot;;&quot;1&quot;;&quot;2&quot;))" office:value-type="string" office:string-value="1">
            <text:p>1</text:p>
          </table:table-cell>
          <table:table-cell table:formula="of:=IF([Sheet1.P30]=&quot;Y&quot;;&quot;0&quot;;IF([Sheet1.P30]=&quot;C&quot;;&quot;1&quot;;&quot;2&quot;))" office:value-type="string" office:string-value="0">
            <text:p>0</text:p>
          </table:table-cell>
          <table:table-cell table:formula="of:=IF([Sheet1.Q30]=&quot;Y&quot;;&quot;0&quot;;IF([Sheet1.Q30]=&quot;C&quot;;&quot;1&quot;;&quot;2&quot;))" office:value-type="string" office:string-value="2">
            <text:p>2</text:p>
          </table:table-cell>
          <table:table-cell table:formula="of:=IF([Sheet1.R30]=&quot;Y&quot;;&quot;0&quot;;IF([Sheet1.R30]=&quot;C&quot;;&quot;1&quot;;&quot;2&quot;))" office:value-type="string" office:string-value="2">
            <text:p>2</text:p>
          </table:table-cell>
          <table:table-cell table:formula="of:=IF([Sheet1.S30]=&quot;Y&quot;;&quot;0&quot;;IF([Sheet1.S30]=&quot;C&quot;;&quot;1&quot;;&quot;2&quot;))" office:value-type="string" office:string-value="2">
            <text:p>2</text:p>
          </table:table-cell>
          <table:table-cell table:formula="of:=IF([Sheet1.T30]=&quot;Y&quot;;&quot;0&quot;;IF([Sheet1.T30]=&quot;C&quot;;&quot;1&quot;;&quot;2&quot;))" office:value-type="string" office:string-value="1">
            <text:p>1</text:p>
          </table:table-cell>
          <table:table-cell table:formula="of:=IF([Sheet1.U30]=&quot;Y&quot;;&quot;0&quot;;IF([Sheet1.U30]=&quot;C&quot;;&quot;1&quot;;&quot;2&quot;))" office:value-type="string" office:string-value="2">
            <text:p>2</text:p>
          </table:table-cell>
          <table:table-cell table:formula="of:=IF([Sheet1.V30]=&quot;Y&quot;;&quot;0&quot;;IF([Sheet1.V30]=&quot;C&quot;;&quot;1&quot;;&quot;2&quot;))" office:value-type="string" office:string-value="2">
            <text:p>2</text:p>
          </table:table-cell>
          <table:table-cell table:formula="of:=IF([Sheet1.W30]=&quot;Y&quot;;&quot;0&quot;;IF([Sheet1.W30]=&quot;C&quot;;&quot;1&quot;;&quot;2&quot;))" office:value-type="string" office:string-value="1">
            <text:p>1</text:p>
          </table:table-cell>
          <table:table-cell table:formula="of:=IF([Sheet1.X30]=&quot;Y&quot;;&quot;0&quot;;IF([Sheet1.X30]=&quot;C&quot;;&quot;1&quot;;&quot;2&quot;))" office:value-type="string" office:string-value="2">
            <text:p>2</text:p>
          </table:table-cell>
          <table:table-cell table:formula="of:=IF([Sheet1.Y30]=&quot;Y&quot;;&quot;0&quot;;IF([Sheet1.Y30]=&quot;C&quot;;&quot;1&quot;;&quot;2&quot;))" office:value-type="string" office:string-value="2">
            <text:p>2</text:p>
          </table:table-cell>
          <table:table-cell table:formula="of:=IF([Sheet1.Z30]=&quot;Y&quot;;&quot;0&quot;;IF([Sheet1.Z30]=&quot;C&quot;;&quot;1&quot;;&quot;2&quot;))" office:value-type="string" office:string-value="2">
            <text:p>2</text:p>
          </table:table-cell>
          <table:table-cell table:formula="of:=IF([Sheet1.AA30]=&quot;Y&quot;;&quot;0&quot;;IF([Sheet1.AA30]=&quot;C&quot;;&quot;1&quot;;&quot;2&quot;))" office:value-type="string" office:string-value="2">
            <text:p>2</text:p>
          </table:table-cell>
          <table:table-cell table:formula="of:=IF([Sheet1.AB30]=&quot;Y&quot;;&quot;0&quot;;IF([Sheet1.AB30]=&quot;C&quot;;&quot;1&quot;;&quot;2&quot;))" office:value-type="string" office:string-value="2">
            <text:p>2</text:p>
          </table:table-cell>
          <table:table-cell table:formula="of:=IF([Sheet1.AC30]=&quot;Y&quot;;&quot;0&quot;;IF([Sheet1.AC30]=&quot;C&quot;;&quot;1&quot;;&quot;2&quot;))" office:value-type="string" office:string-value="2">
            <text:p>2</text:p>
          </table:table-cell>
          <table:table-cell table:formula="of:=IF([Sheet1.AD30]=&quot;Y&quot;;&quot;0&quot;;IF([Sheet1.AD30]=&quot;C&quot;;&quot;1&quot;;&quot;2&quot;))" office:value-type="string" office:string-value="0">
            <text:p>0</text:p>
          </table:table-cell>
          <table:table-cell table:formula="of:=IF([Sheet1.AE30]=&quot;Y&quot;;&quot;0&quot;;IF([Sheet1.AE30]=&quot;C&quot;;&quot;1&quot;;&quot;2&quot;))" office:value-type="string" office:string-value="2">
            <text:p>2</text:p>
          </table:table-cell>
          <table:table-cell table:formula="of:=IF([Sheet1.AF30]=&quot;Y&quot;;&quot;0&quot;;IF([Sheet1.AF30]=&quot;C&quot;;&quot;1&quot;;&quot;2&quot;))" office:value-type="string" office:string-value="2">
            <text:p>2</text:p>
          </table:table-cell>
          <table:table-cell table:formula="of:=IF([Sheet1.AG30]=&quot;Y&quot;;&quot;0&quot;;IF([Sheet1.AG30]=&quot;C&quot;;&quot;1&quot;;&quot;2&quot;))" office:value-type="string" office:string-value="2">
            <text:p>2</text:p>
          </table:table-cell>
          <table:table-cell table:formula="of:=IF([Sheet1.AH30]=&quot;Y&quot;;&quot;0&quot;;IF([Sheet1.AH30]=&quot;C&quot;;&quot;1&quot;;&quot;2&quot;))" office:value-type="string" office:string-value="2">
            <text:p>2</text:p>
          </table:table-cell>
          <table:table-cell table:formula="of:=IF([Sheet1.AI30]=&quot;Y&quot;;&quot;0&quot;;IF([Sheet1.AI30]=&quot;C&quot;;&quot;1&quot;;&quot;2&quot;))" office:value-type="string" office:string-value="2">
            <text:p>2</text:p>
          </table:table-cell>
          <table:table-cell table:formula="of:=IF([Sheet1.AJ30]=&quot;Y&quot;;&quot;0&quot;;IF([Sheet1.AJ30]=&quot;C&quot;;&quot;1&quot;;&quot;2&quot;))" office:value-type="string" office:string-value="2">
            <text:p>2</text:p>
          </table:table-cell>
          <table:table-cell table:formula="of:=IF([Sheet1.AK30]=&quot;Y&quot;;&quot;0&quot;;IF([Sheet1.AK30]=&quot;C&quot;;&quot;1&quot;;&quot;2&quot;))" office:value-type="string" office:string-value="0">
            <text:p>0</text:p>
          </table:table-cell>
          <table:table-cell table:formula="of:=IF([Sheet1.AL30]=&quot;Y&quot;;&quot;0&quot;;IF([Sheet1.AL30]=&quot;C&quot;;&quot;1&quot;;&quot;2&quot;))" office:value-type="string" office:string-value="1">
            <text:p>1</text:p>
          </table:table-cell>
          <table:table-cell table:formula="of:=IF([Sheet1.AM30]=&quot;Y&quot;;&quot;0&quot;;IF([Sheet1.AM30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1]" office:value-type="string" office:string-value="Sharks/Rays">
            <text:p>Sharks/Rays</text:p>
          </table:table-cell>
          <table:table-cell table:formula="of:=IF([Sheet1.B31]=&quot;Y&quot;;&quot;0&quot;;IF([Sheet1.B31]=&quot;C&quot;;&quot;1&quot;;&quot;2&quot;))" office:value-type="string" office:string-value="2">
            <text:p>2</text:p>
          </table:table-cell>
          <table:table-cell table:formula="of:=IF([Sheet1.C31]=&quot;Y&quot;;&quot;0&quot;;IF([Sheet1.C31]=&quot;C&quot;;&quot;1&quot;;&quot;2&quot;))" office:value-type="string" office:string-value="1">
            <text:p>1</text:p>
          </table:table-cell>
          <table:table-cell table:formula="of:=IF([Sheet1.D31]=&quot;Y&quot;;&quot;0&quot;;IF([Sheet1.D31]=&quot;C&quot;;&quot;1&quot;;&quot;2&quot;))" office:value-type="string" office:string-value="2">
            <text:p>2</text:p>
          </table:table-cell>
          <table:table-cell table:formula="of:=IF([Sheet1.E31]=&quot;Y&quot;;&quot;0&quot;;IF([Sheet1.E31]=&quot;C&quot;;&quot;1&quot;;&quot;2&quot;))" office:value-type="string" office:string-value="2">
            <text:p>2</text:p>
          </table:table-cell>
          <table:table-cell table:formula="of:=IF([Sheet1.F31]=&quot;Y&quot;;&quot;0&quot;;IF([Sheet1.F31]=&quot;C&quot;;&quot;1&quot;;&quot;2&quot;))" office:value-type="string" office:string-value="2">
            <text:p>2</text:p>
          </table:table-cell>
          <table:table-cell table:formula="of:=IF([Sheet1.G31]=&quot;Y&quot;;&quot;0&quot;;IF([Sheet1.G31]=&quot;C&quot;;&quot;1&quot;;&quot;2&quot;))" office:value-type="string" office:string-value="2">
            <text:p>2</text:p>
          </table:table-cell>
          <table:table-cell table:formula="of:=IF([Sheet1.H31]=&quot;Y&quot;;&quot;0&quot;;IF([Sheet1.H31]=&quot;C&quot;;&quot;1&quot;;&quot;2&quot;))" office:value-type="string" office:string-value="2">
            <text:p>2</text:p>
          </table:table-cell>
          <table:table-cell table:formula="of:=IF([Sheet1.I31]=&quot;Y&quot;;&quot;0&quot;;IF([Sheet1.I31]=&quot;C&quot;;&quot;1&quot;;&quot;2&quot;))" office:value-type="string" office:string-value="2">
            <text:p>2</text:p>
          </table:table-cell>
          <table:table-cell table:formula="of:=IF([Sheet1.J31]=&quot;Y&quot;;&quot;0&quot;;IF([Sheet1.J31]=&quot;C&quot;;&quot;1&quot;;&quot;2&quot;))" office:value-type="string" office:string-value="2">
            <text:p>2</text:p>
          </table:table-cell>
          <table:table-cell table:formula="of:=IF([Sheet1.K31]=&quot;Y&quot;;&quot;0&quot;;IF([Sheet1.K31]=&quot;C&quot;;&quot;1&quot;;&quot;2&quot;))" office:value-type="string" office:string-value="2">
            <text:p>2</text:p>
          </table:table-cell>
          <table:table-cell table:formula="of:=IF([Sheet1.L31]=&quot;Y&quot;;&quot;0&quot;;IF([Sheet1.L31]=&quot;C&quot;;&quot;1&quot;;&quot;2&quot;))" office:value-type="string" office:string-value="2">
            <text:p>2</text:p>
          </table:table-cell>
          <table:table-cell table:formula="of:=IF([Sheet1.M31]=&quot;Y&quot;;&quot;0&quot;;IF([Sheet1.M31]=&quot;C&quot;;&quot;1&quot;;&quot;2&quot;))" office:value-type="string" office:string-value="2">
            <text:p>2</text:p>
          </table:table-cell>
          <table:table-cell table:formula="of:=IF([Sheet1.N31]=&quot;Y&quot;;&quot;0&quot;;IF([Sheet1.N31]=&quot;C&quot;;&quot;1&quot;;&quot;2&quot;))" office:value-type="string" office:string-value="2">
            <text:p>2</text:p>
          </table:table-cell>
          <table:table-cell table:formula="of:=IF([Sheet1.O31]=&quot;Y&quot;;&quot;0&quot;;IF([Sheet1.O31]=&quot;C&quot;;&quot;1&quot;;&quot;2&quot;))" office:value-type="string" office:string-value="2">
            <text:p>2</text:p>
          </table:table-cell>
          <table:table-cell table:formula="of:=IF([Sheet1.P31]=&quot;Y&quot;;&quot;0&quot;;IF([Sheet1.P31]=&quot;C&quot;;&quot;1&quot;;&quot;2&quot;))" office:value-type="string" office:string-value="2">
            <text:p>2</text:p>
          </table:table-cell>
          <table:table-cell table:formula="of:=IF([Sheet1.Q31]=&quot;Y&quot;;&quot;0&quot;;IF([Sheet1.Q31]=&quot;C&quot;;&quot;1&quot;;&quot;2&quot;))" office:value-type="string" office:string-value="1">
            <text:p>1</text:p>
          </table:table-cell>
          <table:table-cell table:formula="of:=IF([Sheet1.R31]=&quot;Y&quot;;&quot;0&quot;;IF([Sheet1.R31]=&quot;C&quot;;&quot;1&quot;;&quot;2&quot;))" office:value-type="string" office:string-value="2">
            <text:p>2</text:p>
          </table:table-cell>
          <table:table-cell table:formula="of:=IF([Sheet1.S31]=&quot;Y&quot;;&quot;0&quot;;IF([Sheet1.S31]=&quot;C&quot;;&quot;1&quot;;&quot;2&quot;))" office:value-type="string" office:string-value="1">
            <text:p>1</text:p>
          </table:table-cell>
          <table:table-cell table:formula="of:=IF([Sheet1.T31]=&quot;Y&quot;;&quot;0&quot;;IF([Sheet1.T31]=&quot;C&quot;;&quot;1&quot;;&quot;2&quot;))" office:value-type="string" office:string-value="2">
            <text:p>2</text:p>
          </table:table-cell>
          <table:table-cell table:formula="of:=IF([Sheet1.U31]=&quot;Y&quot;;&quot;0&quot;;IF([Sheet1.U31]=&quot;C&quot;;&quot;1&quot;;&quot;2&quot;))" office:value-type="string" office:string-value="1">
            <text:p>1</text:p>
          </table:table-cell>
          <table:table-cell table:formula="of:=IF([Sheet1.V31]=&quot;Y&quot;;&quot;0&quot;;IF([Sheet1.V31]=&quot;C&quot;;&quot;1&quot;;&quot;2&quot;))" office:value-type="string" office:string-value="1">
            <text:p>1</text:p>
          </table:table-cell>
          <table:table-cell table:formula="of:=IF([Sheet1.W31]=&quot;Y&quot;;&quot;0&quot;;IF([Sheet1.W31]=&quot;C&quot;;&quot;1&quot;;&quot;2&quot;))" office:value-type="string" office:string-value="2">
            <text:p>2</text:p>
          </table:table-cell>
          <table:table-cell table:formula="of:=IF([Sheet1.X31]=&quot;Y&quot;;&quot;0&quot;;IF([Sheet1.X31]=&quot;C&quot;;&quot;1&quot;;&quot;2&quot;))" office:value-type="string" office:string-value="2">
            <text:p>2</text:p>
          </table:table-cell>
          <table:table-cell table:formula="of:=IF([Sheet1.Y31]=&quot;Y&quot;;&quot;0&quot;;IF([Sheet1.Y31]=&quot;C&quot;;&quot;1&quot;;&quot;2&quot;))" office:value-type="string" office:string-value="1">
            <text:p>1</text:p>
          </table:table-cell>
          <table:table-cell table:formula="of:=IF([Sheet1.Z31]=&quot;Y&quot;;&quot;0&quot;;IF([Sheet1.Z31]=&quot;C&quot;;&quot;1&quot;;&quot;2&quot;))" office:value-type="string" office:string-value="1">
            <text:p>1</text:p>
          </table:table-cell>
          <table:table-cell table:formula="of:=IF([Sheet1.AA31]=&quot;Y&quot;;&quot;0&quot;;IF([Sheet1.AA31]=&quot;C&quot;;&quot;1&quot;;&quot;2&quot;))" office:value-type="string" office:string-value="1">
            <text:p>1</text:p>
          </table:table-cell>
          <table:table-cell table:formula="of:=IF([Sheet1.AB31]=&quot;Y&quot;;&quot;0&quot;;IF([Sheet1.AB31]=&quot;C&quot;;&quot;1&quot;;&quot;2&quot;))" office:value-type="string" office:string-value="2">
            <text:p>2</text:p>
          </table:table-cell>
          <table:table-cell table:formula="of:=IF([Sheet1.AC31]=&quot;Y&quot;;&quot;0&quot;;IF([Sheet1.AC31]=&quot;C&quot;;&quot;1&quot;;&quot;2&quot;))" office:value-type="string" office:string-value="2">
            <text:p>2</text:p>
          </table:table-cell>
          <table:table-cell table:formula="of:=IF([Sheet1.AD31]=&quot;Y&quot;;&quot;0&quot;;IF([Sheet1.AD31]=&quot;C&quot;;&quot;1&quot;;&quot;2&quot;))" office:value-type="string" office:string-value="2">
            <text:p>2</text:p>
          </table:table-cell>
          <table:table-cell table:formula="of:=IF([Sheet1.AE31]=&quot;Y&quot;;&quot;0&quot;;IF([Sheet1.AE31]=&quot;C&quot;;&quot;1&quot;;&quot;2&quot;))" office:value-type="string" office:string-value="1">
            <text:p>1</text:p>
          </table:table-cell>
          <table:table-cell table:formula="of:=IF([Sheet1.AF31]=&quot;Y&quot;;&quot;0&quot;;IF([Sheet1.AF31]=&quot;C&quot;;&quot;1&quot;;&quot;2&quot;))" office:value-type="string" office:string-value="1">
            <text:p>1</text:p>
          </table:table-cell>
          <table:table-cell table:formula="of:=IF([Sheet1.AG31]=&quot;Y&quot;;&quot;0&quot;;IF([Sheet1.AG31]=&quot;C&quot;;&quot;1&quot;;&quot;2&quot;))" office:value-type="string" office:string-value="1">
            <text:p>1</text:p>
          </table:table-cell>
          <table:table-cell table:formula="of:=IF([Sheet1.AH31]=&quot;Y&quot;;&quot;0&quot;;IF([Sheet1.AH31]=&quot;C&quot;;&quot;1&quot;;&quot;2&quot;))" office:value-type="string" office:string-value="2">
            <text:p>2</text:p>
          </table:table-cell>
          <table:table-cell table:formula="of:=IF([Sheet1.AI31]=&quot;Y&quot;;&quot;0&quot;;IF([Sheet1.AI31]=&quot;C&quot;;&quot;1&quot;;&quot;2&quot;))" office:value-type="string" office:string-value="2">
            <text:p>2</text:p>
          </table:table-cell>
          <table:table-cell table:formula="of:=IF([Sheet1.AJ31]=&quot;Y&quot;;&quot;0&quot;;IF([Sheet1.AJ31]=&quot;C&quot;;&quot;1&quot;;&quot;2&quot;))" office:value-type="string" office:string-value="1">
            <text:p>1</text:p>
          </table:table-cell>
          <table:table-cell table:formula="of:=IF([Sheet1.AK31]=&quot;Y&quot;;&quot;0&quot;;IF([Sheet1.AK31]=&quot;C&quot;;&quot;1&quot;;&quot;2&quot;))" office:value-type="string" office:string-value="1">
            <text:p>1</text:p>
          </table:table-cell>
          <table:table-cell table:formula="of:=IF([Sheet1.AL31]=&quot;Y&quot;;&quot;0&quot;;IF([Sheet1.AL31]=&quot;C&quot;;&quot;1&quot;;&quot;2&quot;))" office:value-type="string" office:string-value="2">
            <text:p>2</text:p>
          </table:table-cell>
          <table:table-cell table:formula="of:=IF([Sheet1.AM31]=&quot;Y&quot;;&quot;0&quot;;IF([Sheet1.AM31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2]" office:value-type="string" office:string-value="Squirrelfish">
            <text:p>Squirrelfish</text:p>
          </table:table-cell>
          <table:table-cell table:formula="of:=IF([Sheet1.B32]=&quot;Y&quot;;&quot;0&quot;;IF([Sheet1.B32]=&quot;C&quot;;&quot;1&quot;;&quot;2&quot;))" office:value-type="string" office:string-value="0">
            <text:p>0</text:p>
          </table:table-cell>
          <table:table-cell table:formula="of:=IF([Sheet1.C32]=&quot;Y&quot;;&quot;0&quot;;IF([Sheet1.C32]=&quot;C&quot;;&quot;1&quot;;&quot;2&quot;))" office:value-type="string" office:string-value="0">
            <text:p>0</text:p>
          </table:table-cell>
          <table:table-cell table:formula="of:=IF([Sheet1.D32]=&quot;Y&quot;;&quot;0&quot;;IF([Sheet1.D32]=&quot;C&quot;;&quot;1&quot;;&quot;2&quot;))" office:value-type="string" office:string-value="0">
            <text:p>0</text:p>
          </table:table-cell>
          <table:table-cell table:formula="of:=IF([Sheet1.E32]=&quot;Y&quot;;&quot;0&quot;;IF([Sheet1.E32]=&quot;C&quot;;&quot;1&quot;;&quot;2&quot;))" office:value-type="string" office:string-value="0">
            <text:p>0</text:p>
          </table:table-cell>
          <table:table-cell table:formula="of:=IF([Sheet1.F32]=&quot;Y&quot;;&quot;0&quot;;IF([Sheet1.F32]=&quot;C&quot;;&quot;1&quot;;&quot;2&quot;))" office:value-type="string" office:string-value="0">
            <text:p>0</text:p>
          </table:table-cell>
          <table:table-cell table:formula="of:=IF([Sheet1.G32]=&quot;Y&quot;;&quot;0&quot;;IF([Sheet1.G32]=&quot;C&quot;;&quot;1&quot;;&quot;2&quot;))" office:value-type="string" office:string-value="0">
            <text:p>0</text:p>
          </table:table-cell>
          <table:table-cell table:formula="of:=IF([Sheet1.H32]=&quot;Y&quot;;&quot;0&quot;;IF([Sheet1.H32]=&quot;C&quot;;&quot;1&quot;;&quot;2&quot;))" office:value-type="string" office:string-value="1">
            <text:p>1</text:p>
          </table:table-cell>
          <table:table-cell table:formula="of:=IF([Sheet1.I32]=&quot;Y&quot;;&quot;0&quot;;IF([Sheet1.I32]=&quot;C&quot;;&quot;1&quot;;&quot;2&quot;))" office:value-type="string" office:string-value="0">
            <text:p>0</text:p>
          </table:table-cell>
          <table:table-cell table:formula="of:=IF([Sheet1.J32]=&quot;Y&quot;;&quot;0&quot;;IF([Sheet1.J32]=&quot;C&quot;;&quot;1&quot;;&quot;2&quot;))" office:value-type="string" office:string-value="1">
            <text:p>1</text:p>
          </table:table-cell>
          <table:table-cell table:formula="of:=IF([Sheet1.K32]=&quot;Y&quot;;&quot;0&quot;;IF([Sheet1.K32]=&quot;C&quot;;&quot;1&quot;;&quot;2&quot;))" office:value-type="string" office:string-value="1">
            <text:p>1</text:p>
          </table:table-cell>
          <table:table-cell table:formula="of:=IF([Sheet1.L32]=&quot;Y&quot;;&quot;0&quot;;IF([Sheet1.L32]=&quot;C&quot;;&quot;1&quot;;&quot;2&quot;))" office:value-type="string" office:string-value="1">
            <text:p>1</text:p>
          </table:table-cell>
          <table:table-cell table:formula="of:=IF([Sheet1.M32]=&quot;Y&quot;;&quot;0&quot;;IF([Sheet1.M32]=&quot;C&quot;;&quot;1&quot;;&quot;2&quot;))" office:value-type="string" office:string-value="0">
            <text:p>0</text:p>
          </table:table-cell>
          <table:table-cell table:formula="of:=IF([Sheet1.N32]=&quot;Y&quot;;&quot;0&quot;;IF([Sheet1.N32]=&quot;C&quot;;&quot;1&quot;;&quot;2&quot;))" office:value-type="string" office:string-value="1">
            <text:p>1</text:p>
          </table:table-cell>
          <table:table-cell table:formula="of:=IF([Sheet1.O32]=&quot;Y&quot;;&quot;0&quot;;IF([Sheet1.O32]=&quot;C&quot;;&quot;1&quot;;&quot;2&quot;))" office:value-type="string" office:string-value="1">
            <text:p>1</text:p>
          </table:table-cell>
          <table:table-cell table:formula="of:=IF([Sheet1.P32]=&quot;Y&quot;;&quot;0&quot;;IF([Sheet1.P32]=&quot;C&quot;;&quot;1&quot;;&quot;2&quot;))" office:value-type="string" office:string-value="1">
            <text:p>1</text:p>
          </table:table-cell>
          <table:table-cell table:formula="of:=IF([Sheet1.Q32]=&quot;Y&quot;;&quot;0&quot;;IF([Sheet1.Q32]=&quot;C&quot;;&quot;1&quot;;&quot;2&quot;))" office:value-type="string" office:string-value="1">
            <text:p>1</text:p>
          </table:table-cell>
          <table:table-cell table:formula="of:=IF([Sheet1.R32]=&quot;Y&quot;;&quot;0&quot;;IF([Sheet1.R32]=&quot;C&quot;;&quot;1&quot;;&quot;2&quot;))" office:value-type="string" office:string-value="0">
            <text:p>0</text:p>
          </table:table-cell>
          <table:table-cell table:formula="of:=IF([Sheet1.S32]=&quot;Y&quot;;&quot;0&quot;;IF([Sheet1.S32]=&quot;C&quot;;&quot;1&quot;;&quot;2&quot;))" office:value-type="string" office:string-value="0">
            <text:p>0</text:p>
          </table:table-cell>
          <table:table-cell table:formula="of:=IF([Sheet1.T32]=&quot;Y&quot;;&quot;0&quot;;IF([Sheet1.T32]=&quot;C&quot;;&quot;1&quot;;&quot;2&quot;))" office:value-type="string" office:string-value="1">
            <text:p>1</text:p>
          </table:table-cell>
          <table:table-cell table:formula="of:=IF([Sheet1.U32]=&quot;Y&quot;;&quot;0&quot;;IF([Sheet1.U32]=&quot;C&quot;;&quot;1&quot;;&quot;2&quot;))" office:value-type="string" office:string-value="2">
            <text:p>2</text:p>
          </table:table-cell>
          <table:table-cell table:formula="of:=IF([Sheet1.V32]=&quot;Y&quot;;&quot;0&quot;;IF([Sheet1.V32]=&quot;C&quot;;&quot;1&quot;;&quot;2&quot;))" office:value-type="string" office:string-value="0">
            <text:p>0</text:p>
          </table:table-cell>
          <table:table-cell table:formula="of:=IF([Sheet1.W32]=&quot;Y&quot;;&quot;0&quot;;IF([Sheet1.W32]=&quot;C&quot;;&quot;1&quot;;&quot;2&quot;))" office:value-type="string" office:string-value="1">
            <text:p>1</text:p>
          </table:table-cell>
          <table:table-cell table:formula="of:=IF([Sheet1.X32]=&quot;Y&quot;;&quot;0&quot;;IF([Sheet1.X32]=&quot;C&quot;;&quot;1&quot;;&quot;2&quot;))" office:value-type="string" office:string-value="0">
            <text:p>0</text:p>
          </table:table-cell>
          <table:table-cell table:formula="of:=IF([Sheet1.Y32]=&quot;Y&quot;;&quot;0&quot;;IF([Sheet1.Y32]=&quot;C&quot;;&quot;1&quot;;&quot;2&quot;))" office:value-type="string" office:string-value="1">
            <text:p>1</text:p>
          </table:table-cell>
          <table:table-cell table:formula="of:=IF([Sheet1.Z32]=&quot;Y&quot;;&quot;0&quot;;IF([Sheet1.Z32]=&quot;C&quot;;&quot;1&quot;;&quot;2&quot;))" office:value-type="string" office:string-value="1">
            <text:p>1</text:p>
          </table:table-cell>
          <table:table-cell table:formula="of:=IF([Sheet1.AA32]=&quot;Y&quot;;&quot;0&quot;;IF([Sheet1.AA32]=&quot;C&quot;;&quot;1&quot;;&quot;2&quot;))" office:value-type="string" office:string-value="0">
            <text:p>0</text:p>
          </table:table-cell>
          <table:table-cell table:formula="of:=IF([Sheet1.AB32]=&quot;Y&quot;;&quot;0&quot;;IF([Sheet1.AB32]=&quot;C&quot;;&quot;1&quot;;&quot;2&quot;))" office:value-type="string" office:string-value="0">
            <text:p>0</text:p>
          </table:table-cell>
          <table:table-cell table:formula="of:=IF([Sheet1.AC32]=&quot;Y&quot;;&quot;0&quot;;IF([Sheet1.AC32]=&quot;C&quot;;&quot;1&quot;;&quot;2&quot;))" office:value-type="string" office:string-value="0">
            <text:p>0</text:p>
          </table:table-cell>
          <table:table-cell table:formula="of:=IF([Sheet1.AD32]=&quot;Y&quot;;&quot;0&quot;;IF([Sheet1.AD32]=&quot;C&quot;;&quot;1&quot;;&quot;2&quot;))" office:value-type="string" office:string-value="2">
            <text:p>2</text:p>
          </table:table-cell>
          <table:table-cell table:formula="of:=IF([Sheet1.AE32]=&quot;Y&quot;;&quot;0&quot;;IF([Sheet1.AE32]=&quot;C&quot;;&quot;1&quot;;&quot;2&quot;))" office:value-type="string" office:string-value="1">
            <text:p>1</text:p>
          </table:table-cell>
          <table:table-cell table:formula="of:=IF([Sheet1.AF32]=&quot;Y&quot;;&quot;0&quot;;IF([Sheet1.AF32]=&quot;C&quot;;&quot;1&quot;;&quot;2&quot;))" office:value-type="string" office:string-value="0">
            <text:p>0</text:p>
          </table:table-cell>
          <table:table-cell table:formula="of:=IF([Sheet1.AG32]=&quot;Y&quot;;&quot;0&quot;;IF([Sheet1.AG32]=&quot;C&quot;;&quot;1&quot;;&quot;2&quot;))" office:value-type="string" office:string-value="0">
            <text:p>0</text:p>
          </table:table-cell>
          <table:table-cell table:formula="of:=IF([Sheet1.AH32]=&quot;Y&quot;;&quot;0&quot;;IF([Sheet1.AH32]=&quot;C&quot;;&quot;1&quot;;&quot;2&quot;))" office:value-type="string" office:string-value="1">
            <text:p>1</text:p>
          </table:table-cell>
          <table:table-cell table:formula="of:=IF([Sheet1.AI32]=&quot;Y&quot;;&quot;0&quot;;IF([Sheet1.AI32]=&quot;C&quot;;&quot;1&quot;;&quot;2&quot;))" office:value-type="string" office:string-value="1">
            <text:p>1</text:p>
          </table:table-cell>
          <table:table-cell table:formula="of:=IF([Sheet1.AJ32]=&quot;Y&quot;;&quot;0&quot;;IF([Sheet1.AJ32]=&quot;C&quot;;&quot;1&quot;;&quot;2&quot;))" office:value-type="string" office:string-value="1">
            <text:p>1</text:p>
          </table:table-cell>
          <table:table-cell table:formula="of:=IF([Sheet1.AK32]=&quot;Y&quot;;&quot;0&quot;;IF([Sheet1.AK32]=&quot;C&quot;;&quot;1&quot;;&quot;2&quot;))" office:value-type="string" office:string-value="0">
            <text:p>0</text:p>
          </table:table-cell>
          <table:table-cell table:formula="of:=IF([Sheet1.AL32]=&quot;Y&quot;;&quot;0&quot;;IF([Sheet1.AL32]=&quot;C&quot;;&quot;1&quot;;&quot;2&quot;))" office:value-type="string" office:string-value="1">
            <text:p>1</text:p>
          </table:table-cell>
          <table:table-cell table:formula="of:=IF([Sheet1.AM32]=&quot;Y&quot;;&quot;0&quot;;IF([Sheet1.AM32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3]" office:value-type="string" office:string-value="Tangs/Surgeons">
            <text:p>Tangs/Surgeons</text:p>
          </table:table-cell>
          <table:table-cell table:formula="of:=IF([Sheet1.B33]=&quot;Y&quot;;&quot;0&quot;;IF([Sheet1.B33]=&quot;C&quot;;&quot;1&quot;;&quot;2&quot;))" office:value-type="string" office:string-value="0">
            <text:p>0</text:p>
          </table:table-cell>
          <table:table-cell table:formula="of:=IF([Sheet1.C33]=&quot;Y&quot;;&quot;0&quot;;IF([Sheet1.C33]=&quot;C&quot;;&quot;1&quot;;&quot;2&quot;))" office:value-type="string" office:string-value="0">
            <text:p>0</text:p>
          </table:table-cell>
          <table:table-cell table:formula="of:=IF([Sheet1.D33]=&quot;Y&quot;;&quot;0&quot;;IF([Sheet1.D33]=&quot;C&quot;;&quot;1&quot;;&quot;2&quot;))" office:value-type="string" office:string-value="0">
            <text:p>0</text:p>
          </table:table-cell>
          <table:table-cell table:formula="of:=IF([Sheet1.E33]=&quot;Y&quot;;&quot;0&quot;;IF([Sheet1.E33]=&quot;C&quot;;&quot;1&quot;;&quot;2&quot;))" office:value-type="string" office:string-value="0">
            <text:p>0</text:p>
          </table:table-cell>
          <table:table-cell table:formula="of:=IF([Sheet1.F33]=&quot;Y&quot;;&quot;0&quot;;IF([Sheet1.F33]=&quot;C&quot;;&quot;1&quot;;&quot;2&quot;))" office:value-type="string" office:string-value="0">
            <text:p>0</text:p>
          </table:table-cell>
          <table:table-cell table:formula="of:=IF([Sheet1.G33]=&quot;Y&quot;;&quot;0&quot;;IF([Sheet1.G33]=&quot;C&quot;;&quot;1&quot;;&quot;2&quot;))" office:value-type="string" office:string-value="1">
            <text:p>1</text:p>
          </table:table-cell>
          <table:table-cell table:formula="of:=IF([Sheet1.H33]=&quot;Y&quot;;&quot;0&quot;;IF([Sheet1.H33]=&quot;C&quot;;&quot;1&quot;;&quot;2&quot;))" office:value-type="string" office:string-value="0">
            <text:p>0</text:p>
          </table:table-cell>
          <table:table-cell table:formula="of:=IF([Sheet1.I33]=&quot;Y&quot;;&quot;0&quot;;IF([Sheet1.I33]=&quot;C&quot;;&quot;1&quot;;&quot;2&quot;))" office:value-type="string" office:string-value="0">
            <text:p>0</text:p>
          </table:table-cell>
          <table:table-cell table:formula="of:=IF([Sheet1.J33]=&quot;Y&quot;;&quot;0&quot;;IF([Sheet1.J33]=&quot;C&quot;;&quot;1&quot;;&quot;2&quot;))" office:value-type="string" office:string-value="0">
            <text:p>0</text:p>
          </table:table-cell>
          <table:table-cell table:formula="of:=IF([Sheet1.K33]=&quot;Y&quot;;&quot;0&quot;;IF([Sheet1.K33]=&quot;C&quot;;&quot;1&quot;;&quot;2&quot;))" office:value-type="string" office:string-value="0">
            <text:p>0</text:p>
          </table:table-cell>
          <table:table-cell table:formula="of:=IF([Sheet1.L33]=&quot;Y&quot;;&quot;0&quot;;IF([Sheet1.L33]=&quot;C&quot;;&quot;1&quot;;&quot;2&quot;))" office:value-type="string" office:string-value="0">
            <text:p>0</text:p>
          </table:table-cell>
          <table:table-cell table:formula="of:=IF([Sheet1.M33]=&quot;Y&quot;;&quot;0&quot;;IF([Sheet1.M33]=&quot;C&quot;;&quot;1&quot;;&quot;2&quot;))" office:value-type="string" office:string-value="0">
            <text:p>0</text:p>
          </table:table-cell>
          <table:table-cell table:formula="of:=IF([Sheet1.N33]=&quot;Y&quot;;&quot;0&quot;;IF([Sheet1.N33]=&quot;C&quot;;&quot;1&quot;;&quot;2&quot;))" office:value-type="string" office:string-value="0">
            <text:p>0</text:p>
          </table:table-cell>
          <table:table-cell table:formula="of:=IF([Sheet1.O33]=&quot;Y&quot;;&quot;0&quot;;IF([Sheet1.O33]=&quot;C&quot;;&quot;1&quot;;&quot;2&quot;))" office:value-type="string" office:string-value="0">
            <text:p>0</text:p>
          </table:table-cell>
          <table:table-cell table:formula="of:=IF([Sheet1.P33]=&quot;Y&quot;;&quot;0&quot;;IF([Sheet1.P33]=&quot;C&quot;;&quot;1&quot;;&quot;2&quot;))" office:value-type="string" office:string-value="0">
            <text:p>0</text:p>
          </table:table-cell>
          <table:table-cell table:formula="of:=IF([Sheet1.Q33]=&quot;Y&quot;;&quot;0&quot;;IF([Sheet1.Q33]=&quot;C&quot;;&quot;1&quot;;&quot;2&quot;))" office:value-type="string" office:string-value="0">
            <text:p>0</text:p>
          </table:table-cell>
          <table:table-cell table:formula="of:=IF([Sheet1.R33]=&quot;Y&quot;;&quot;0&quot;;IF([Sheet1.R33]=&quot;C&quot;;&quot;1&quot;;&quot;2&quot;))" office:value-type="string" office:string-value="0">
            <text:p>0</text:p>
          </table:table-cell>
          <table:table-cell table:formula="of:=IF([Sheet1.S33]=&quot;Y&quot;;&quot;0&quot;;IF([Sheet1.S33]=&quot;C&quot;;&quot;1&quot;;&quot;2&quot;))" office:value-type="string" office:string-value="1">
            <text:p>1</text:p>
          </table:table-cell>
          <table:table-cell table:formula="of:=IF([Sheet1.T33]=&quot;Y&quot;;&quot;0&quot;;IF([Sheet1.T33]=&quot;C&quot;;&quot;1&quot;;&quot;2&quot;))" office:value-type="string" office:string-value="0">
            <text:p>0</text:p>
          </table:table-cell>
          <table:table-cell table:formula="of:=IF([Sheet1.U33]=&quot;Y&quot;;&quot;0&quot;;IF([Sheet1.U33]=&quot;C&quot;;&quot;1&quot;;&quot;2&quot;))" office:value-type="string" office:string-value="0">
            <text:p>0</text:p>
          </table:table-cell>
          <table:table-cell table:formula="of:=IF([Sheet1.V33]=&quot;Y&quot;;&quot;0&quot;;IF([Sheet1.V33]=&quot;C&quot;;&quot;1&quot;;&quot;2&quot;))" office:value-type="string" office:string-value="0">
            <text:p>0</text:p>
          </table:table-cell>
          <table:table-cell table:formula="of:=IF([Sheet1.W33]=&quot;Y&quot;;&quot;0&quot;;IF([Sheet1.W33]=&quot;C&quot;;&quot;1&quot;;&quot;2&quot;))" office:value-type="string" office:string-value="0">
            <text:p>0</text:p>
          </table:table-cell>
          <table:table-cell table:formula="of:=IF([Sheet1.X33]=&quot;Y&quot;;&quot;0&quot;;IF([Sheet1.X33]=&quot;C&quot;;&quot;1&quot;;&quot;2&quot;))" office:value-type="string" office:string-value="0">
            <text:p>0</text:p>
          </table:table-cell>
          <table:table-cell table:formula="of:=IF([Sheet1.Y33]=&quot;Y&quot;;&quot;0&quot;;IF([Sheet1.Y33]=&quot;C&quot;;&quot;1&quot;;&quot;2&quot;))" office:value-type="string" office:string-value="0">
            <text:p>0</text:p>
          </table:table-cell>
          <table:table-cell table:formula="of:=IF([Sheet1.Z33]=&quot;Y&quot;;&quot;0&quot;;IF([Sheet1.Z33]=&quot;C&quot;;&quot;1&quot;;&quot;2&quot;))" office:value-type="string" office:string-value="0">
            <text:p>0</text:p>
          </table:table-cell>
          <table:table-cell table:formula="of:=IF([Sheet1.AA33]=&quot;Y&quot;;&quot;0&quot;;IF([Sheet1.AA33]=&quot;C&quot;;&quot;1&quot;;&quot;2&quot;))" office:value-type="string" office:string-value="0">
            <text:p>0</text:p>
          </table:table-cell>
          <table:table-cell table:formula="of:=IF([Sheet1.AB33]=&quot;Y&quot;;&quot;0&quot;;IF([Sheet1.AB33]=&quot;C&quot;;&quot;1&quot;;&quot;2&quot;))" office:value-type="string" office:string-value="0">
            <text:p>0</text:p>
          </table:table-cell>
          <table:table-cell table:formula="of:=IF([Sheet1.AC33]=&quot;Y&quot;;&quot;0&quot;;IF([Sheet1.AC33]=&quot;C&quot;;&quot;1&quot;;&quot;2&quot;))" office:value-type="string" office:string-value="0">
            <text:p>0</text:p>
          </table:table-cell>
          <table:table-cell table:formula="of:=IF([Sheet1.AD33]=&quot;Y&quot;;&quot;0&quot;;IF([Sheet1.AD33]=&quot;C&quot;;&quot;1&quot;;&quot;2&quot;))" office:value-type="string" office:string-value="2">
            <text:p>2</text:p>
          </table:table-cell>
          <table:table-cell table:formula="of:=IF([Sheet1.AE33]=&quot;Y&quot;;&quot;0&quot;;IF([Sheet1.AE33]=&quot;C&quot;;&quot;1&quot;;&quot;2&quot;))" office:value-type="string" office:string-value="1">
            <text:p>1</text:p>
          </table:table-cell>
          <table:table-cell table:formula="of:=IF([Sheet1.AF33]=&quot;Y&quot;;&quot;0&quot;;IF([Sheet1.AF33]=&quot;C&quot;;&quot;1&quot;;&quot;2&quot;))" office:value-type="string" office:string-value="0">
            <text:p>0</text:p>
          </table:table-cell>
          <table:table-cell table:formula="of:=IF([Sheet1.AG33]=&quot;Y&quot;;&quot;0&quot;;IF([Sheet1.AG33]=&quot;C&quot;;&quot;1&quot;;&quot;2&quot;))" office:value-type="string" office:string-value="1">
            <text:p>1</text:p>
          </table:table-cell>
          <table:table-cell table:formula="of:=IF([Sheet1.AH33]=&quot;Y&quot;;&quot;0&quot;;IF([Sheet1.AH33]=&quot;C&quot;;&quot;1&quot;;&quot;2&quot;))" office:value-type="string" office:string-value="1">
            <text:p>1</text:p>
          </table:table-cell>
          <table:table-cell table:formula="of:=IF([Sheet1.AI33]=&quot;Y&quot;;&quot;0&quot;;IF([Sheet1.AI33]=&quot;C&quot;;&quot;1&quot;;&quot;2&quot;))" office:value-type="string" office:string-value="0">
            <text:p>0</text:p>
          </table:table-cell>
          <table:table-cell table:formula="of:=IF([Sheet1.AJ33]=&quot;Y&quot;;&quot;0&quot;;IF([Sheet1.AJ33]=&quot;C&quot;;&quot;1&quot;;&quot;2&quot;))" office:value-type="string" office:string-value="0">
            <text:p>0</text:p>
          </table:table-cell>
          <table:table-cell table:formula="of:=IF([Sheet1.AK33]=&quot;Y&quot;;&quot;0&quot;;IF([Sheet1.AK33]=&quot;C&quot;;&quot;1&quot;;&quot;2&quot;))" office:value-type="string" office:string-value="0">
            <text:p>0</text:p>
          </table:table-cell>
          <table:table-cell table:formula="of:=IF([Sheet1.AL33]=&quot;Y&quot;;&quot;0&quot;;IF([Sheet1.AL33]=&quot;C&quot;;&quot;1&quot;;&quot;2&quot;))" office:value-type="string" office:string-value="0">
            <text:p>0</text:p>
          </table:table-cell>
          <table:table-cell table:formula="of:=IF([Sheet1.AM33]=&quot;Y&quot;;&quot;0&quot;;IF([Sheet1.AM33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4]" office:value-type="string" office:string-value="Triggerfish">
            <text:p>Triggerfish</text:p>
          </table:table-cell>
          <table:table-cell table:formula="of:=IF([Sheet1.B34]=&quot;Y&quot;;&quot;0&quot;;IF([Sheet1.B34]=&quot;C&quot;;&quot;1&quot;;&quot;2&quot;))" office:value-type="string" office:string-value="1">
            <text:p>1</text:p>
          </table:table-cell>
          <table:table-cell table:formula="of:=IF([Sheet1.C34]=&quot;Y&quot;;&quot;0&quot;;IF([Sheet1.C34]=&quot;C&quot;;&quot;1&quot;;&quot;2&quot;))" office:value-type="string" office:string-value="1">
            <text:p>1</text:p>
          </table:table-cell>
          <table:table-cell table:formula="of:=IF([Sheet1.D34]=&quot;Y&quot;;&quot;0&quot;;IF([Sheet1.D34]=&quot;C&quot;;&quot;1&quot;;&quot;2&quot;))" office:value-type="string" office:string-value="2">
            <text:p>2</text:p>
          </table:table-cell>
          <table:table-cell table:formula="of:=IF([Sheet1.E34]=&quot;Y&quot;;&quot;0&quot;;IF([Sheet1.E34]=&quot;C&quot;;&quot;1&quot;;&quot;2&quot;))" office:value-type="string" office:string-value="1">
            <text:p>1</text:p>
          </table:table-cell>
          <table:table-cell table:formula="of:=IF([Sheet1.F34]=&quot;Y&quot;;&quot;0&quot;;IF([Sheet1.F34]=&quot;C&quot;;&quot;1&quot;;&quot;2&quot;))" office:value-type="string" office:string-value="2">
            <text:p>2</text:p>
          </table:table-cell>
          <table:table-cell table:formula="of:=IF([Sheet1.G34]=&quot;Y&quot;;&quot;0&quot;;IF([Sheet1.G34]=&quot;C&quot;;&quot;1&quot;;&quot;2&quot;))" office:value-type="string" office:string-value="2">
            <text:p>2</text:p>
          </table:table-cell>
          <table:table-cell table:formula="of:=IF([Sheet1.H34]=&quot;Y&quot;;&quot;0&quot;;IF([Sheet1.H34]=&quot;C&quot;;&quot;1&quot;;&quot;2&quot;))" office:value-type="string" office:string-value="1">
            <text:p>1</text:p>
          </table:table-cell>
          <table:table-cell table:formula="of:=IF([Sheet1.I34]=&quot;Y&quot;;&quot;0&quot;;IF([Sheet1.I34]=&quot;C&quot;;&quot;1&quot;;&quot;2&quot;))" office:value-type="string" office:string-value="1">
            <text:p>1</text:p>
          </table:table-cell>
          <table:table-cell table:formula="of:=IF([Sheet1.J34]=&quot;Y&quot;;&quot;0&quot;;IF([Sheet1.J34]=&quot;C&quot;;&quot;1&quot;;&quot;2&quot;))" office:value-type="string" office:string-value="1">
            <text:p>1</text:p>
          </table:table-cell>
          <table:table-cell table:formula="of:=IF([Sheet1.K34]=&quot;Y&quot;;&quot;0&quot;;IF([Sheet1.K34]=&quot;C&quot;;&quot;1&quot;;&quot;2&quot;))" office:value-type="string" office:string-value="2">
            <text:p>2</text:p>
          </table:table-cell>
          <table:table-cell table:formula="of:=IF([Sheet1.L34]=&quot;Y&quot;;&quot;0&quot;;IF([Sheet1.L34]=&quot;C&quot;;&quot;1&quot;;&quot;2&quot;))" office:value-type="string" office:string-value="1">
            <text:p>1</text:p>
          </table:table-cell>
          <table:table-cell table:formula="of:=IF([Sheet1.M34]=&quot;Y&quot;;&quot;0&quot;;IF([Sheet1.M34]=&quot;C&quot;;&quot;1&quot;;&quot;2&quot;))" office:value-type="string" office:string-value="1">
            <text:p>1</text:p>
          </table:table-cell>
          <table:table-cell table:formula="of:=IF([Sheet1.N34]=&quot;Y&quot;;&quot;0&quot;;IF([Sheet1.N34]=&quot;C&quot;;&quot;1&quot;;&quot;2&quot;))" office:value-type="string" office:string-value="1">
            <text:p>1</text:p>
          </table:table-cell>
          <table:table-cell table:formula="of:=IF([Sheet1.O34]=&quot;Y&quot;;&quot;0&quot;;IF([Sheet1.O34]=&quot;C&quot;;&quot;1&quot;;&quot;2&quot;))" office:value-type="string" office:string-value="2">
            <text:p>2</text:p>
          </table:table-cell>
          <table:table-cell table:formula="of:=IF([Sheet1.P34]=&quot;Y&quot;;&quot;0&quot;;IF([Sheet1.P34]=&quot;C&quot;;&quot;1&quot;;&quot;2&quot;))" office:value-type="string" office:string-value="2">
            <text:p>2</text:p>
          </table:table-cell>
          <table:table-cell table:formula="of:=IF([Sheet1.Q34]=&quot;Y&quot;;&quot;0&quot;;IF([Sheet1.Q34]=&quot;C&quot;;&quot;1&quot;;&quot;2&quot;))" office:value-type="string" office:string-value="1">
            <text:p>1</text:p>
          </table:table-cell>
          <table:table-cell table:formula="of:=IF([Sheet1.R34]=&quot;Y&quot;;&quot;0&quot;;IF([Sheet1.R34]=&quot;C&quot;;&quot;1&quot;;&quot;2&quot;))" office:value-type="string" office:string-value="2">
            <text:p>2</text:p>
          </table:table-cell>
          <table:table-cell table:formula="of:=IF([Sheet1.S34]=&quot;Y&quot;;&quot;0&quot;;IF([Sheet1.S34]=&quot;C&quot;;&quot;1&quot;;&quot;2&quot;))" office:value-type="string" office:string-value="1">
            <text:p>1</text:p>
          </table:table-cell>
          <table:table-cell table:formula="of:=IF([Sheet1.T34]=&quot;Y&quot;;&quot;0&quot;;IF([Sheet1.T34]=&quot;C&quot;;&quot;1&quot;;&quot;2&quot;))" office:value-type="string" office:string-value="1">
            <text:p>1</text:p>
          </table:table-cell>
          <table:table-cell table:formula="of:=IF([Sheet1.U34]=&quot;Y&quot;;&quot;0&quot;;IF([Sheet1.U34]=&quot;C&quot;;&quot;1&quot;;&quot;2&quot;))" office:value-type="string" office:string-value="1">
            <text:p>1</text:p>
          </table:table-cell>
          <table:table-cell table:formula="of:=IF([Sheet1.V34]=&quot;Y&quot;;&quot;0&quot;;IF([Sheet1.V34]=&quot;C&quot;;&quot;1&quot;;&quot;2&quot;))" office:value-type="string" office:string-value="1">
            <text:p>1</text:p>
          </table:table-cell>
          <table:table-cell table:formula="of:=IF([Sheet1.W34]=&quot;Y&quot;;&quot;0&quot;;IF([Sheet1.W34]=&quot;C&quot;;&quot;1&quot;;&quot;2&quot;))" office:value-type="string" office:string-value="1">
            <text:p>1</text:p>
          </table:table-cell>
          <table:table-cell table:formula="of:=IF([Sheet1.X34]=&quot;Y&quot;;&quot;0&quot;;IF([Sheet1.X34]=&quot;C&quot;;&quot;1&quot;;&quot;2&quot;))" office:value-type="string" office:string-value="1">
            <text:p>1</text:p>
          </table:table-cell>
          <table:table-cell table:formula="of:=IF([Sheet1.Y34]=&quot;Y&quot;;&quot;0&quot;;IF([Sheet1.Y34]=&quot;C&quot;;&quot;1&quot;;&quot;2&quot;))" office:value-type="string" office:string-value="1">
            <text:p>1</text:p>
          </table:table-cell>
          <table:table-cell table:formula="of:=IF([Sheet1.Z34]=&quot;Y&quot;;&quot;0&quot;;IF([Sheet1.Z34]=&quot;C&quot;;&quot;1&quot;;&quot;2&quot;))" office:value-type="string" office:string-value="1">
            <text:p>1</text:p>
          </table:table-cell>
          <table:table-cell table:formula="of:=IF([Sheet1.AA34]=&quot;Y&quot;;&quot;0&quot;;IF([Sheet1.AA34]=&quot;C&quot;;&quot;1&quot;;&quot;2&quot;))" office:value-type="string" office:string-value="1">
            <text:p>1</text:p>
          </table:table-cell>
          <table:table-cell table:formula="of:=IF([Sheet1.AB34]=&quot;Y&quot;;&quot;0&quot;;IF([Sheet1.AB34]=&quot;C&quot;;&quot;1&quot;;&quot;2&quot;))" office:value-type="string" office:string-value="2">
            <text:p>2</text:p>
          </table:table-cell>
          <table:table-cell table:formula="of:=IF([Sheet1.AC34]=&quot;Y&quot;;&quot;0&quot;;IF([Sheet1.AC34]=&quot;C&quot;;&quot;1&quot;;&quot;2&quot;))" office:value-type="string" office:string-value="1">
            <text:p>1</text:p>
          </table:table-cell>
          <table:table-cell table:formula="of:=IF([Sheet1.AD34]=&quot;Y&quot;;&quot;0&quot;;IF([Sheet1.AD34]=&quot;C&quot;;&quot;1&quot;;&quot;2&quot;))" office:value-type="string" office:string-value="2">
            <text:p>2</text:p>
          </table:table-cell>
          <table:table-cell table:formula="of:=IF([Sheet1.AE34]=&quot;Y&quot;;&quot;0&quot;;IF([Sheet1.AE34]=&quot;C&quot;;&quot;1&quot;;&quot;2&quot;))" office:value-type="string" office:string-value="2">
            <text:p>2</text:p>
          </table:table-cell>
          <table:table-cell table:formula="of:=IF([Sheet1.AF34]=&quot;Y&quot;;&quot;0&quot;;IF([Sheet1.AF34]=&quot;C&quot;;&quot;1&quot;;&quot;2&quot;))" office:value-type="string" office:string-value="1">
            <text:p>1</text:p>
          </table:table-cell>
          <table:table-cell table:formula="of:=IF([Sheet1.AG34]=&quot;Y&quot;;&quot;0&quot;;IF([Sheet1.AG34]=&quot;C&quot;;&quot;1&quot;;&quot;2&quot;))" office:value-type="string" office:string-value="1">
            <text:p>1</text:p>
          </table:table-cell>
          <table:table-cell table:formula="of:=IF([Sheet1.AH34]=&quot;Y&quot;;&quot;0&quot;;IF([Sheet1.AH34]=&quot;C&quot;;&quot;1&quot;;&quot;2&quot;))" office:value-type="string" office:string-value="1">
            <text:p>1</text:p>
          </table:table-cell>
          <table:table-cell table:formula="of:=IF([Sheet1.AI34]=&quot;Y&quot;;&quot;0&quot;;IF([Sheet1.AI34]=&quot;C&quot;;&quot;1&quot;;&quot;2&quot;))" office:value-type="string" office:string-value="1">
            <text:p>1</text:p>
          </table:table-cell>
          <table:table-cell table:formula="of:=IF([Sheet1.AJ34]=&quot;Y&quot;;&quot;0&quot;;IF([Sheet1.AJ34]=&quot;C&quot;;&quot;1&quot;;&quot;2&quot;))" office:value-type="string" office:string-value="1">
            <text:p>1</text:p>
          </table:table-cell>
          <table:table-cell table:formula="of:=IF([Sheet1.AK34]=&quot;Y&quot;;&quot;0&quot;;IF([Sheet1.AK34]=&quot;C&quot;;&quot;1&quot;;&quot;2&quot;))" office:value-type="string" office:string-value="1">
            <text:p>1</text:p>
          </table:table-cell>
          <table:table-cell table:formula="of:=IF([Sheet1.AL34]=&quot;Y&quot;;&quot;0&quot;;IF([Sheet1.AL34]=&quot;C&quot;;&quot;1&quot;;&quot;2&quot;))" office:value-type="string" office:string-value="2">
            <text:p>2</text:p>
          </table:table-cell>
          <table:table-cell table:formula="of:=IF([Sheet1.AM34]=&quot;Y&quot;;&quot;0&quot;;IF([Sheet1.AM34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5]" office:value-type="string" office:string-value="Wrasse – Reef Safe">
            <text:p>Wrasse – Reef Safe</text:p>
          </table:table-cell>
          <table:table-cell table:formula="of:=IF([Sheet1.B35]=&quot;Y&quot;;&quot;0&quot;;IF([Sheet1.B35]=&quot;C&quot;;&quot;1&quot;;&quot;2&quot;))" office:value-type="string" office:string-value="0">
            <text:p>0</text:p>
          </table:table-cell>
          <table:table-cell table:formula="of:=IF([Sheet1.C35]=&quot;Y&quot;;&quot;0&quot;;IF([Sheet1.C35]=&quot;C&quot;;&quot;1&quot;;&quot;2&quot;))" office:value-type="string" office:string-value="0">
            <text:p>0</text:p>
          </table:table-cell>
          <table:table-cell table:formula="of:=IF([Sheet1.D35]=&quot;Y&quot;;&quot;0&quot;;IF([Sheet1.D35]=&quot;C&quot;;&quot;1&quot;;&quot;2&quot;))" office:value-type="string" office:string-value="1">
            <text:p>1</text:p>
          </table:table-cell>
          <table:table-cell table:formula="of:=IF([Sheet1.E35]=&quot;Y&quot;;&quot;0&quot;;IF([Sheet1.E35]=&quot;C&quot;;&quot;1&quot;;&quot;2&quot;))" office:value-type="string" office:string-value="0">
            <text:p>0</text:p>
          </table:table-cell>
          <table:table-cell table:formula="of:=IF([Sheet1.F35]=&quot;Y&quot;;&quot;0&quot;;IF([Sheet1.F35]=&quot;C&quot;;&quot;1&quot;;&quot;2&quot;))" office:value-type="string" office:string-value="0">
            <text:p>0</text:p>
          </table:table-cell>
          <table:table-cell table:formula="of:=IF([Sheet1.G35]=&quot;Y&quot;;&quot;0&quot;;IF([Sheet1.G35]=&quot;C&quot;;&quot;1&quot;;&quot;2&quot;))" office:value-type="string" office:string-value="0">
            <text:p>0</text:p>
          </table:table-cell>
          <table:table-cell table:formula="of:=IF([Sheet1.H35]=&quot;Y&quot;;&quot;0&quot;;IF([Sheet1.H35]=&quot;C&quot;;&quot;1&quot;;&quot;2&quot;))" office:value-type="string" office:string-value="0">
            <text:p>0</text:p>
          </table:table-cell>
          <table:table-cell table:formula="of:=IF([Sheet1.I35]=&quot;Y&quot;;&quot;0&quot;;IF([Sheet1.I35]=&quot;C&quot;;&quot;1&quot;;&quot;2&quot;))" office:value-type="string" office:string-value="0">
            <text:p>0</text:p>
          </table:table-cell>
          <table:table-cell table:formula="of:=IF([Sheet1.J35]=&quot;Y&quot;;&quot;0&quot;;IF([Sheet1.J35]=&quot;C&quot;;&quot;1&quot;;&quot;2&quot;))" office:value-type="string" office:string-value="0">
            <text:p>0</text:p>
          </table:table-cell>
          <table:table-cell table:formula="of:=IF([Sheet1.K35]=&quot;Y&quot;;&quot;0&quot;;IF([Sheet1.K35]=&quot;C&quot;;&quot;1&quot;;&quot;2&quot;))" office:value-type="string" office:string-value="0">
            <text:p>0</text:p>
          </table:table-cell>
          <table:table-cell table:formula="of:=IF([Sheet1.L35]=&quot;Y&quot;;&quot;0&quot;;IF([Sheet1.L35]=&quot;C&quot;;&quot;1&quot;;&quot;2&quot;))" office:value-type="string" office:string-value="0">
            <text:p>0</text:p>
          </table:table-cell>
          <table:table-cell table:formula="of:=IF([Sheet1.M35]=&quot;Y&quot;;&quot;0&quot;;IF([Sheet1.M35]=&quot;C&quot;;&quot;1&quot;;&quot;2&quot;))" office:value-type="string" office:string-value="0">
            <text:p>0</text:p>
          </table:table-cell>
          <table:table-cell table:formula="of:=IF([Sheet1.N35]=&quot;Y&quot;;&quot;0&quot;;IF([Sheet1.N35]=&quot;C&quot;;&quot;1&quot;;&quot;2&quot;))" office:value-type="string" office:string-value="0">
            <text:p>0</text:p>
          </table:table-cell>
          <table:table-cell table:formula="of:=IF([Sheet1.O35]=&quot;Y&quot;;&quot;0&quot;;IF([Sheet1.O35]=&quot;C&quot;;&quot;1&quot;;&quot;2&quot;))" office:value-type="string" office:string-value="0">
            <text:p>0</text:p>
          </table:table-cell>
          <table:table-cell table:formula="of:=IF([Sheet1.P35]=&quot;Y&quot;;&quot;0&quot;;IF([Sheet1.P35]=&quot;C&quot;;&quot;1&quot;;&quot;2&quot;))" office:value-type="string" office:string-value="0">
            <text:p>0</text:p>
          </table:table-cell>
          <table:table-cell table:formula="of:=IF([Sheet1.Q35]=&quot;Y&quot;;&quot;0&quot;;IF([Sheet1.Q35]=&quot;C&quot;;&quot;1&quot;;&quot;2&quot;))" office:value-type="string" office:string-value="1">
            <text:p>1</text:p>
          </table:table-cell>
          <table:table-cell table:formula="of:=IF([Sheet1.R35]=&quot;Y&quot;;&quot;0&quot;;IF([Sheet1.R35]=&quot;C&quot;;&quot;1&quot;;&quot;2&quot;))" office:value-type="string" office:string-value="0">
            <text:p>0</text:p>
          </table:table-cell>
          <table:table-cell table:formula="of:=IF([Sheet1.S35]=&quot;Y&quot;;&quot;0&quot;;IF([Sheet1.S35]=&quot;C&quot;;&quot;1&quot;;&quot;2&quot;))" office:value-type="string" office:string-value="0">
            <text:p>0</text:p>
          </table:table-cell>
          <table:table-cell table:formula="of:=IF([Sheet1.T35]=&quot;Y&quot;;&quot;0&quot;;IF([Sheet1.T35]=&quot;C&quot;;&quot;1&quot;;&quot;2&quot;))" office:value-type="string" office:string-value="0">
            <text:p>0</text:p>
          </table:table-cell>
          <table:table-cell table:formula="of:=IF([Sheet1.U35]=&quot;Y&quot;;&quot;0&quot;;IF([Sheet1.U35]=&quot;C&quot;;&quot;1&quot;;&quot;2&quot;))" office:value-type="string" office:string-value="1">
            <text:p>1</text:p>
          </table:table-cell>
          <table:table-cell table:formula="of:=IF([Sheet1.V35]=&quot;Y&quot;;&quot;0&quot;;IF([Sheet1.V35]=&quot;C&quot;;&quot;1&quot;;&quot;2&quot;))" office:value-type="string" office:string-value="1">
            <text:p>1</text:p>
          </table:table-cell>
          <table:table-cell table:formula="of:=IF([Sheet1.W35]=&quot;Y&quot;;&quot;0&quot;;IF([Sheet1.W35]=&quot;C&quot;;&quot;1&quot;;&quot;2&quot;))" office:value-type="string" office:string-value="0">
            <text:p>0</text:p>
          </table:table-cell>
          <table:table-cell table:formula="of:=IF([Sheet1.X35]=&quot;Y&quot;;&quot;0&quot;;IF([Sheet1.X35]=&quot;C&quot;;&quot;1&quot;;&quot;2&quot;))" office:value-type="string" office:string-value="0">
            <text:p>0</text:p>
          </table:table-cell>
          <table:table-cell table:formula="of:=IF([Sheet1.Y35]=&quot;Y&quot;;&quot;0&quot;;IF([Sheet1.Y35]=&quot;C&quot;;&quot;1&quot;;&quot;2&quot;))" office:value-type="string" office:string-value="0">
            <text:p>0</text:p>
          </table:table-cell>
          <table:table-cell table:formula="of:=IF([Sheet1.Z35]=&quot;Y&quot;;&quot;0&quot;;IF([Sheet1.Z35]=&quot;C&quot;;&quot;1&quot;;&quot;2&quot;))" office:value-type="string" office:string-value="1">
            <text:p>1</text:p>
          </table:table-cell>
          <table:table-cell table:formula="of:=IF([Sheet1.AA35]=&quot;Y&quot;;&quot;0&quot;;IF([Sheet1.AA35]=&quot;C&quot;;&quot;1&quot;;&quot;2&quot;))" office:value-type="string" office:string-value="1">
            <text:p>1</text:p>
          </table:table-cell>
          <table:table-cell table:formula="of:=IF([Sheet1.AB35]=&quot;Y&quot;;&quot;0&quot;;IF([Sheet1.AB35]=&quot;C&quot;;&quot;1&quot;;&quot;2&quot;))" office:value-type="string" office:string-value="1">
            <text:p>1</text:p>
          </table:table-cell>
          <table:table-cell table:formula="of:=IF([Sheet1.AC35]=&quot;Y&quot;;&quot;0&quot;;IF([Sheet1.AC35]=&quot;C&quot;;&quot;1&quot;;&quot;2&quot;))" office:value-type="string" office:string-value="0">
            <text:p>0</text:p>
          </table:table-cell>
          <table:table-cell table:formula="of:=IF([Sheet1.AD35]=&quot;Y&quot;;&quot;0&quot;;IF([Sheet1.AD35]=&quot;C&quot;;&quot;1&quot;;&quot;2&quot;))" office:value-type="string" office:string-value="2">
            <text:p>2</text:p>
          </table:table-cell>
          <table:table-cell table:formula="of:=IF([Sheet1.AE35]=&quot;Y&quot;;&quot;0&quot;;IF([Sheet1.AE35]=&quot;C&quot;;&quot;1&quot;;&quot;2&quot;))" office:value-type="string" office:string-value="2">
            <text:p>2</text:p>
          </table:table-cell>
          <table:table-cell table:formula="of:=IF([Sheet1.AF35]=&quot;Y&quot;;&quot;0&quot;;IF([Sheet1.AF35]=&quot;C&quot;;&quot;1&quot;;&quot;2&quot;))" office:value-type="string" office:string-value="1">
            <text:p>1</text:p>
          </table:table-cell>
          <table:table-cell table:formula="of:=IF([Sheet1.AG35]=&quot;Y&quot;;&quot;0&quot;;IF([Sheet1.AG35]=&quot;C&quot;;&quot;1&quot;;&quot;2&quot;))" office:value-type="string" office:string-value="0">
            <text:p>0</text:p>
          </table:table-cell>
          <table:table-cell table:formula="of:=IF([Sheet1.AH35]=&quot;Y&quot;;&quot;0&quot;;IF([Sheet1.AH35]=&quot;C&quot;;&quot;1&quot;;&quot;2&quot;))" office:value-type="string" office:string-value="1">
            <text:p>1</text:p>
          </table:table-cell>
          <table:table-cell table:formula="of:=IF([Sheet1.AI35]=&quot;Y&quot;;&quot;0&quot;;IF([Sheet1.AI35]=&quot;C&quot;;&quot;1&quot;;&quot;2&quot;))" office:value-type="string" office:string-value="1">
            <text:p>1</text:p>
          </table:table-cell>
          <table:table-cell table:formula="of:=IF([Sheet1.AJ35]=&quot;Y&quot;;&quot;0&quot;;IF([Sheet1.AJ35]=&quot;C&quot;;&quot;1&quot;;&quot;2&quot;))" office:value-type="string" office:string-value="1">
            <text:p>1</text:p>
          </table:table-cell>
          <table:table-cell table:formula="of:=IF([Sheet1.AK35]=&quot;Y&quot;;&quot;0&quot;;IF([Sheet1.AK35]=&quot;C&quot;;&quot;1&quot;;&quot;2&quot;))" office:value-type="string" office:string-value="0">
            <text:p>0</text:p>
          </table:table-cell>
          <table:table-cell table:formula="of:=IF([Sheet1.AL35]=&quot;Y&quot;;&quot;0&quot;;IF([Sheet1.AL35]=&quot;C&quot;;&quot;1&quot;;&quot;2&quot;))" office:value-type="string" office:string-value="1">
            <text:p>1</text:p>
          </table:table-cell>
          <table:table-cell table:formula="of:=IF([Sheet1.AM35]=&quot;Y&quot;;&quot;0&quot;;IF([Sheet1.AM35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6]" office:value-type="string" office:string-value="Wrasse – Fish Only">
            <text:p>Wrasse – Fish Only</text:p>
          </table:table-cell>
          <table:table-cell table:formula="of:=IF([Sheet1.B36]=&quot;Y&quot;;&quot;0&quot;;IF([Sheet1.B36]=&quot;C&quot;;&quot;1&quot;;&quot;2&quot;))" office:value-type="string" office:string-value="1">
            <text:p>1</text:p>
          </table:table-cell>
          <table:table-cell table:formula="of:=IF([Sheet1.C36]=&quot;Y&quot;;&quot;0&quot;;IF([Sheet1.C36]=&quot;C&quot;;&quot;1&quot;;&quot;2&quot;))" office:value-type="string" office:string-value="0">
            <text:p>0</text:p>
          </table:table-cell>
          <table:table-cell table:formula="of:=IF([Sheet1.D36]=&quot;Y&quot;;&quot;0&quot;;IF([Sheet1.D36]=&quot;C&quot;;&quot;1&quot;;&quot;2&quot;))" office:value-type="string" office:string-value="1">
            <text:p>1</text:p>
          </table:table-cell>
          <table:table-cell table:formula="of:=IF([Sheet1.E36]=&quot;Y&quot;;&quot;0&quot;;IF([Sheet1.E36]=&quot;C&quot;;&quot;1&quot;;&quot;2&quot;))" office:value-type="string" office:string-value="1">
            <text:p>1</text:p>
          </table:table-cell>
          <table:table-cell table:formula="of:=IF([Sheet1.F36]=&quot;Y&quot;;&quot;0&quot;;IF([Sheet1.F36]=&quot;C&quot;;&quot;1&quot;;&quot;2&quot;))" office:value-type="string" office:string-value="1">
            <text:p>1</text:p>
          </table:table-cell>
          <table:table-cell table:formula="of:=IF([Sheet1.G36]=&quot;Y&quot;;&quot;0&quot;;IF([Sheet1.G36]=&quot;C&quot;;&quot;1&quot;;&quot;2&quot;))" office:value-type="string" office:string-value="1">
            <text:p>1</text:p>
          </table:table-cell>
          <table:table-cell table:formula="of:=IF([Sheet1.H36]=&quot;Y&quot;;&quot;0&quot;;IF([Sheet1.H36]=&quot;C&quot;;&quot;1&quot;;&quot;2&quot;))" office:value-type="string" office:string-value="1">
            <text:p>1</text:p>
          </table:table-cell>
          <table:table-cell table:formula="of:=IF([Sheet1.I36]=&quot;Y&quot;;&quot;0&quot;;IF([Sheet1.I36]=&quot;C&quot;;&quot;1&quot;;&quot;2&quot;))" office:value-type="string" office:string-value="0">
            <text:p>0</text:p>
          </table:table-cell>
          <table:table-cell table:formula="of:=IF([Sheet1.J36]=&quot;Y&quot;;&quot;0&quot;;IF([Sheet1.J36]=&quot;C&quot;;&quot;1&quot;;&quot;2&quot;))" office:value-type="string" office:string-value="1">
            <text:p>1</text:p>
          </table:table-cell>
          <table:table-cell table:formula="of:=IF([Sheet1.K36]=&quot;Y&quot;;&quot;0&quot;;IF([Sheet1.K36]=&quot;C&quot;;&quot;1&quot;;&quot;2&quot;))" office:value-type="string" office:string-value="1">
            <text:p>1</text:p>
          </table:table-cell>
          <table:table-cell table:formula="of:=IF([Sheet1.L36]=&quot;Y&quot;;&quot;0&quot;;IF([Sheet1.L36]=&quot;C&quot;;&quot;1&quot;;&quot;2&quot;))" office:value-type="string" office:string-value="1">
            <text:p>1</text:p>
          </table:table-cell>
          <table:table-cell table:formula="of:=IF([Sheet1.M36]=&quot;Y&quot;;&quot;0&quot;;IF([Sheet1.M36]=&quot;C&quot;;&quot;1&quot;;&quot;2&quot;))" office:value-type="string" office:string-value="0">
            <text:p>0</text:p>
          </table:table-cell>
          <table:table-cell table:formula="of:=IF([Sheet1.N36]=&quot;Y&quot;;&quot;0&quot;;IF([Sheet1.N36]=&quot;C&quot;;&quot;1&quot;;&quot;2&quot;))" office:value-type="string" office:string-value="0">
            <text:p>0</text:p>
          </table:table-cell>
          <table:table-cell table:formula="of:=IF([Sheet1.O36]=&quot;Y&quot;;&quot;0&quot;;IF([Sheet1.O36]=&quot;C&quot;;&quot;1&quot;;&quot;2&quot;))" office:value-type="string" office:string-value="1">
            <text:p>1</text:p>
          </table:table-cell>
          <table:table-cell table:formula="of:=IF([Sheet1.P36]=&quot;Y&quot;;&quot;0&quot;;IF([Sheet1.P36]=&quot;C&quot;;&quot;1&quot;;&quot;2&quot;))" office:value-type="string" office:string-value="1">
            <text:p>1</text:p>
          </table:table-cell>
          <table:table-cell table:formula="of:=IF([Sheet1.Q36]=&quot;Y&quot;;&quot;0&quot;;IF([Sheet1.Q36]=&quot;C&quot;;&quot;1&quot;;&quot;2&quot;))" office:value-type="string" office:string-value="1">
            <text:p>1</text:p>
          </table:table-cell>
          <table:table-cell table:formula="of:=IF([Sheet1.R36]=&quot;Y&quot;;&quot;0&quot;;IF([Sheet1.R36]=&quot;C&quot;;&quot;1&quot;;&quot;2&quot;))" office:value-type="string" office:string-value="1">
            <text:p>1</text:p>
          </table:table-cell>
          <table:table-cell table:formula="of:=IF([Sheet1.S36]=&quot;Y&quot;;&quot;0&quot;;IF([Sheet1.S36]=&quot;C&quot;;&quot;1&quot;;&quot;2&quot;))" office:value-type="string" office:string-value="1">
            <text:p>1</text:p>
          </table:table-cell>
          <table:table-cell table:formula="of:=IF([Sheet1.T36]=&quot;Y&quot;;&quot;0&quot;;IF([Sheet1.T36]=&quot;C&quot;;&quot;1&quot;;&quot;2&quot;))" office:value-type="string" office:string-value="1">
            <text:p>1</text:p>
          </table:table-cell>
          <table:table-cell table:formula="of:=IF([Sheet1.U36]=&quot;Y&quot;;&quot;0&quot;;IF([Sheet1.U36]=&quot;C&quot;;&quot;1&quot;;&quot;2&quot;))" office:value-type="string" office:string-value="1">
            <text:p>1</text:p>
          </table:table-cell>
          <table:table-cell table:formula="of:=IF([Sheet1.V36]=&quot;Y&quot;;&quot;0&quot;;IF([Sheet1.V36]=&quot;C&quot;;&quot;1&quot;;&quot;2&quot;))" office:value-type="string" office:string-value="1">
            <text:p>1</text:p>
          </table:table-cell>
          <table:table-cell table:formula="of:=IF([Sheet1.W36]=&quot;Y&quot;;&quot;0&quot;;IF([Sheet1.W36]=&quot;C&quot;;&quot;1&quot;;&quot;2&quot;))" office:value-type="string" office:string-value="1">
            <text:p>1</text:p>
          </table:table-cell>
          <table:table-cell table:formula="of:=IF([Sheet1.X36]=&quot;Y&quot;;&quot;0&quot;;IF([Sheet1.X36]=&quot;C&quot;;&quot;1&quot;;&quot;2&quot;))" office:value-type="string" office:string-value="1">
            <text:p>1</text:p>
          </table:table-cell>
          <table:table-cell table:formula="of:=IF([Sheet1.Y36]=&quot;Y&quot;;&quot;0&quot;;IF([Sheet1.Y36]=&quot;C&quot;;&quot;1&quot;;&quot;2&quot;))" office:value-type="string" office:string-value="1">
            <text:p>1</text:p>
          </table:table-cell>
          <table:table-cell table:formula="of:=IF([Sheet1.Z36]=&quot;Y&quot;;&quot;0&quot;;IF([Sheet1.Z36]=&quot;C&quot;;&quot;1&quot;;&quot;2&quot;))" office:value-type="string" office:string-value="1">
            <text:p>1</text:p>
          </table:table-cell>
          <table:table-cell table:formula="of:=IF([Sheet1.AA36]=&quot;Y&quot;;&quot;0&quot;;IF([Sheet1.AA36]=&quot;C&quot;;&quot;1&quot;;&quot;2&quot;))" office:value-type="string" office:string-value="1">
            <text:p>1</text:p>
          </table:table-cell>
          <table:table-cell table:formula="of:=IF([Sheet1.AB36]=&quot;Y&quot;;&quot;0&quot;;IF([Sheet1.AB36]=&quot;C&quot;;&quot;1&quot;;&quot;2&quot;))" office:value-type="string" office:string-value="1">
            <text:p>1</text:p>
          </table:table-cell>
          <table:table-cell table:formula="of:=IF([Sheet1.AC36]=&quot;Y&quot;;&quot;0&quot;;IF([Sheet1.AC36]=&quot;C&quot;;&quot;1&quot;;&quot;2&quot;))" office:value-type="string" office:string-value="1">
            <text:p>1</text:p>
          </table:table-cell>
          <table:table-cell table:formula="of:=IF([Sheet1.AD36]=&quot;Y&quot;;&quot;0&quot;;IF([Sheet1.AD36]=&quot;C&quot;;&quot;1&quot;;&quot;2&quot;))" office:value-type="string" office:string-value="2">
            <text:p>2</text:p>
          </table:table-cell>
          <table:table-cell table:formula="of:=IF([Sheet1.AE36]=&quot;Y&quot;;&quot;0&quot;;IF([Sheet1.AE36]=&quot;C&quot;;&quot;1&quot;;&quot;2&quot;))" office:value-type="string" office:string-value="1">
            <text:p>1</text:p>
          </table:table-cell>
          <table:table-cell table:formula="of:=IF([Sheet1.AF36]=&quot;Y&quot;;&quot;0&quot;;IF([Sheet1.AF36]=&quot;C&quot;;&quot;1&quot;;&quot;2&quot;))" office:value-type="string" office:string-value="1">
            <text:p>1</text:p>
          </table:table-cell>
          <table:table-cell table:formula="of:=IF([Sheet1.AG36]=&quot;Y&quot;;&quot;0&quot;;IF([Sheet1.AG36]=&quot;C&quot;;&quot;1&quot;;&quot;2&quot;))" office:value-type="string" office:string-value="0">
            <text:p>0</text:p>
          </table:table-cell>
          <table:table-cell table:formula="of:=IF([Sheet1.AH36]=&quot;Y&quot;;&quot;0&quot;;IF([Sheet1.AH36]=&quot;C&quot;;&quot;1&quot;;&quot;2&quot;))" office:value-type="string" office:string-value="1">
            <text:p>1</text:p>
          </table:table-cell>
          <table:table-cell table:formula="of:=IF([Sheet1.AI36]=&quot;Y&quot;;&quot;0&quot;;IF([Sheet1.AI36]=&quot;C&quot;;&quot;1&quot;;&quot;2&quot;))" office:value-type="string" office:string-value="1">
            <text:p>1</text:p>
          </table:table-cell>
          <table:table-cell table:formula="of:=IF([Sheet1.AJ36]=&quot;Y&quot;;&quot;0&quot;;IF([Sheet1.AJ36]=&quot;C&quot;;&quot;1&quot;;&quot;2&quot;))" office:value-type="string" office:string-value="1">
            <text:p>1</text:p>
          </table:table-cell>
          <table:table-cell table:formula="of:=IF([Sheet1.AK36]=&quot;Y&quot;;&quot;0&quot;;IF([Sheet1.AK36]=&quot;C&quot;;&quot;1&quot;;&quot;2&quot;))" office:value-type="string" office:string-value="1">
            <text:p>1</text:p>
          </table:table-cell>
          <table:table-cell table:formula="of:=IF([Sheet1.AL36]=&quot;Y&quot;;&quot;0&quot;;IF([Sheet1.AL36]=&quot;C&quot;;&quot;1&quot;;&quot;2&quot;))" office:value-type="string" office:string-value="1">
            <text:p>1</text:p>
          </table:table-cell>
          <table:table-cell table:formula="of:=IF([Sheet1.AM36]=&quot;Y&quot;;&quot;0&quot;;IF([Sheet1.AM36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7]" office:value-type="string" office:string-value="Live Corals">
            <text:p>Live Corals</text:p>
          </table:table-cell>
          <table:table-cell table:formula="of:=IF([Sheet1.B37]=&quot;Y&quot;;&quot;0&quot;;IF([Sheet1.B37]=&quot;C&quot;;&quot;1&quot;;&quot;2&quot;))" office:value-type="string" office:string-value="1">
            <text:p>1</text:p>
          </table:table-cell>
          <table:table-cell table:formula="of:=IF([Sheet1.C37]=&quot;Y&quot;;&quot;0&quot;;IF([Sheet1.C37]=&quot;C&quot;;&quot;1&quot;;&quot;2&quot;))" office:value-type="string" office:string-value="1">
            <text:p>1</text:p>
          </table:table-cell>
          <table:table-cell table:formula="of:=IF([Sheet1.D37]=&quot;Y&quot;;&quot;0&quot;;IF([Sheet1.D37]=&quot;C&quot;;&quot;1&quot;;&quot;2&quot;))" office:value-type="string" office:string-value="0">
            <text:p>0</text:p>
          </table:table-cell>
          <table:table-cell table:formula="of:=IF([Sheet1.E37]=&quot;Y&quot;;&quot;0&quot;;IF([Sheet1.E37]=&quot;C&quot;;&quot;1&quot;;&quot;2&quot;))" office:value-type="string" office:string-value="0">
            <text:p>0</text:p>
          </table:table-cell>
          <table:table-cell table:formula="of:=IF([Sheet1.F37]=&quot;Y&quot;;&quot;0&quot;;IF([Sheet1.F37]=&quot;C&quot;;&quot;1&quot;;&quot;2&quot;))" office:value-type="string" office:string-value="0">
            <text:p>0</text:p>
          </table:table-cell>
          <table:table-cell table:formula="of:=IF([Sheet1.G37]=&quot;Y&quot;;&quot;0&quot;;IF([Sheet1.G37]=&quot;C&quot;;&quot;1&quot;;&quot;2&quot;))" office:value-type="string" office:string-value="0">
            <text:p>0</text:p>
          </table:table-cell>
          <table:table-cell table:formula="of:=IF([Sheet1.H37]=&quot;Y&quot;;&quot;0&quot;;IF([Sheet1.H37]=&quot;C&quot;;&quot;1&quot;;&quot;2&quot;))" office:value-type="string" office:string-value="0">
            <text:p>0</text:p>
          </table:table-cell>
          <table:table-cell table:formula="of:=IF([Sheet1.I37]=&quot;Y&quot;;&quot;0&quot;;IF([Sheet1.I37]=&quot;C&quot;;&quot;1&quot;;&quot;2&quot;))" office:value-type="string" office:string-value="0">
            <text:p>0</text:p>
          </table:table-cell>
          <table:table-cell table:formula="of:=IF([Sheet1.J37]=&quot;Y&quot;;&quot;0&quot;;IF([Sheet1.J37]=&quot;C&quot;;&quot;1&quot;;&quot;2&quot;))" office:value-type="string" office:string-value="1">
            <text:p>1</text:p>
          </table:table-cell>
          <table:table-cell table:formula="of:=IF([Sheet1.K37]=&quot;Y&quot;;&quot;0&quot;;IF([Sheet1.K37]=&quot;C&quot;;&quot;1&quot;;&quot;2&quot;))" office:value-type="string" office:string-value="0">
            <text:p>0</text:p>
          </table:table-cell>
          <table:table-cell table:formula="of:=IF([Sheet1.L37]=&quot;Y&quot;;&quot;0&quot;;IF([Sheet1.L37]=&quot;C&quot;;&quot;1&quot;;&quot;2&quot;))" office:value-type="string" office:string-value="0">
            <text:p>0</text:p>
          </table:table-cell>
          <table:table-cell table:formula="of:=IF([Sheet1.M37]=&quot;Y&quot;;&quot;0&quot;;IF([Sheet1.M37]=&quot;C&quot;;&quot;1&quot;;&quot;2&quot;))" office:value-type="string" office:string-value="0">
            <text:p>0</text:p>
          </table:table-cell>
          <table:table-cell table:formula="of:=IF([Sheet1.N37]=&quot;Y&quot;;&quot;0&quot;;IF([Sheet1.N37]=&quot;C&quot;;&quot;1&quot;;&quot;2&quot;))" office:value-type="string" office:string-value="0">
            <text:p>0</text:p>
          </table:table-cell>
          <table:table-cell table:formula="of:=IF([Sheet1.O37]=&quot;Y&quot;;&quot;0&quot;;IF([Sheet1.O37]=&quot;C&quot;;&quot;1&quot;;&quot;2&quot;))" office:value-type="string" office:string-value="0">
            <text:p>0</text:p>
          </table:table-cell>
          <table:table-cell table:formula="of:=IF([Sheet1.P37]=&quot;Y&quot;;&quot;0&quot;;IF([Sheet1.P37]=&quot;C&quot;;&quot;1&quot;;&quot;2&quot;))" office:value-type="string" office:string-value="0">
            <text:p>0</text:p>
          </table:table-cell>
          <table:table-cell table:formula="of:=IF([Sheet1.Q37]=&quot;Y&quot;;&quot;0&quot;;IF([Sheet1.Q37]=&quot;C&quot;;&quot;1&quot;;&quot;2&quot;))" office:value-type="string" office:string-value="0">
            <text:p>0</text:p>
          </table:table-cell>
          <table:table-cell table:formula="of:=IF([Sheet1.R37]=&quot;Y&quot;;&quot;0&quot;;IF([Sheet1.R37]=&quot;C&quot;;&quot;1&quot;;&quot;2&quot;))" office:value-type="string" office:string-value="1">
            <text:p>1</text:p>
          </table:table-cell>
          <table:table-cell table:formula="of:=IF([Sheet1.S37]=&quot;Y&quot;;&quot;0&quot;;IF([Sheet1.S37]=&quot;C&quot;;&quot;1&quot;;&quot;2&quot;))" office:value-type="string" office:string-value="1">
            <text:p>1</text:p>
          </table:table-cell>
          <table:table-cell table:formula="of:=IF([Sheet1.T37]=&quot;Y&quot;;&quot;0&quot;;IF([Sheet1.T37]=&quot;C&quot;;&quot;1&quot;;&quot;2&quot;))" office:value-type="string" office:string-value="0">
            <text:p>0</text:p>
          </table:table-cell>
          <table:table-cell table:formula="of:=IF([Sheet1.U37]=&quot;Y&quot;;&quot;0&quot;;IF([Sheet1.U37]=&quot;C&quot;;&quot;1&quot;;&quot;2&quot;))" office:value-type="string" office:string-value="0">
            <text:p>0</text:p>
          </table:table-cell>
          <table:table-cell table:formula="of:=IF([Sheet1.V37]=&quot;Y&quot;;&quot;0&quot;;IF([Sheet1.V37]=&quot;C&quot;;&quot;1&quot;;&quot;2&quot;))" office:value-type="string" office:string-value="0">
            <text:p>0</text:p>
          </table:table-cell>
          <table:table-cell table:formula="of:=IF([Sheet1.W37]=&quot;Y&quot;;&quot;0&quot;;IF([Sheet1.W37]=&quot;C&quot;;&quot;1&quot;;&quot;2&quot;))" office:value-type="string" office:string-value="0">
            <text:p>0</text:p>
          </table:table-cell>
          <table:table-cell table:formula="of:=IF([Sheet1.X37]=&quot;Y&quot;;&quot;0&quot;;IF([Sheet1.X37]=&quot;C&quot;;&quot;1&quot;;&quot;2&quot;))" office:value-type="string" office:string-value="0">
            <text:p>0</text:p>
          </table:table-cell>
          <table:table-cell table:formula="of:=IF([Sheet1.Y37]=&quot;Y&quot;;&quot;0&quot;;IF([Sheet1.Y37]=&quot;C&quot;;&quot;1&quot;;&quot;2&quot;))" office:value-type="string" office:string-value="0">
            <text:p>0</text:p>
          </table:table-cell>
          <table:table-cell table:formula="of:=IF([Sheet1.Z37]=&quot;Y&quot;;&quot;0&quot;;IF([Sheet1.Z37]=&quot;C&quot;;&quot;1&quot;;&quot;2&quot;))" office:value-type="string" office:string-value="0">
            <text:p>0</text:p>
          </table:table-cell>
          <table:table-cell table:formula="of:=IF([Sheet1.AA37]=&quot;Y&quot;;&quot;0&quot;;IF([Sheet1.AA37]=&quot;C&quot;;&quot;1&quot;;&quot;2&quot;))" office:value-type="string" office:string-value="2">
            <text:p>2</text:p>
          </table:table-cell>
          <table:table-cell table:formula="of:=IF([Sheet1.AB37]=&quot;Y&quot;;&quot;0&quot;;IF([Sheet1.AB37]=&quot;C&quot;;&quot;1&quot;;&quot;2&quot;))" office:value-type="string" office:string-value="0">
            <text:p>0</text:p>
          </table:table-cell>
          <table:table-cell table:formula="of:=IF([Sheet1.AC37]=&quot;Y&quot;;&quot;0&quot;;IF([Sheet1.AC37]=&quot;C&quot;;&quot;1&quot;;&quot;2&quot;))" office:value-type="string" office:string-value="1">
            <text:p>1</text:p>
          </table:table-cell>
          <table:table-cell table:formula="of:=IF([Sheet1.AD37]=&quot;Y&quot;;&quot;0&quot;;IF([Sheet1.AD37]=&quot;C&quot;;&quot;1&quot;;&quot;2&quot;))" office:value-type="string" office:string-value="0">
            <text:p>0</text:p>
          </table:table-cell>
          <table:table-cell table:formula="of:=IF([Sheet1.AE37]=&quot;Y&quot;;&quot;0&quot;;IF([Sheet1.AE37]=&quot;C&quot;;&quot;1&quot;;&quot;2&quot;))" office:value-type="string" office:string-value="1">
            <text:p>1</text:p>
          </table:table-cell>
          <table:table-cell table:formula="of:=IF([Sheet1.AF37]=&quot;Y&quot;;&quot;0&quot;;IF([Sheet1.AF37]=&quot;C&quot;;&quot;1&quot;;&quot;2&quot;))" office:value-type="string" office:string-value="0">
            <text:p>0</text:p>
          </table:table-cell>
          <table:table-cell table:formula="of:=IF([Sheet1.AG37]=&quot;Y&quot;;&quot;0&quot;;IF([Sheet1.AG37]=&quot;C&quot;;&quot;1&quot;;&quot;2&quot;))" office:value-type="string" office:string-value="0">
            <text:p>0</text:p>
          </table:table-cell>
          <table:table-cell table:formula="of:=IF([Sheet1.AH37]=&quot;Y&quot;;&quot;0&quot;;IF([Sheet1.AH37]=&quot;C&quot;;&quot;1&quot;;&quot;2&quot;))" office:value-type="string" office:string-value="1">
            <text:p>1</text:p>
          </table:table-cell>
          <table:table-cell table:formula="of:=IF([Sheet1.AI37]=&quot;Y&quot;;&quot;0&quot;;IF([Sheet1.AI37]=&quot;C&quot;;&quot;1&quot;;&quot;2&quot;))" office:value-type="string" office:string-value="0">
            <text:p>0</text:p>
          </table:table-cell>
          <table:table-cell table:formula="of:=IF([Sheet1.AJ37]=&quot;Y&quot;;&quot;0&quot;;IF([Sheet1.AJ37]=&quot;C&quot;;&quot;1&quot;;&quot;2&quot;))" office:value-type="string" office:string-value="1">
            <text:p>1</text:p>
          </table:table-cell>
          <table:table-cell table:formula="of:=IF([Sheet1.AK37]=&quot;Y&quot;;&quot;0&quot;;IF([Sheet1.AK37]=&quot;C&quot;;&quot;1&quot;;&quot;2&quot;))" office:value-type="string" office:string-value="0">
            <text:p>0</text:p>
          </table:table-cell>
          <table:table-cell table:formula="of:=IF([Sheet1.AL37]=&quot;Y&quot;;&quot;0&quot;;IF([Sheet1.AL37]=&quot;C&quot;;&quot;1&quot;;&quot;2&quot;))" office:value-type="string" office:string-value="0">
            <text:p>0</text:p>
          </table:table-cell>
          <table:table-cell table:formula="of:=IF([Sheet1.AM37]=&quot;Y&quot;;&quot;0&quot;;IF([Sheet1.AM37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8]" office:value-type="string" office:string-value="Invertebrates">
            <text:p>Invertebrates</text:p>
          </table:table-cell>
          <table:table-cell table:formula="of:=IF([Sheet1.B38]=&quot;Y&quot;;&quot;0&quot;;IF([Sheet1.B38]=&quot;C&quot;;&quot;1&quot;;&quot;2&quot;))" office:value-type="string" office:string-value="1">
            <text:p>1</text:p>
          </table:table-cell>
          <table:table-cell table:formula="of:=IF([Sheet1.C38]=&quot;Y&quot;;&quot;0&quot;;IF([Sheet1.C38]=&quot;C&quot;;&quot;1&quot;;&quot;2&quot;))" office:value-type="string" office:string-value="1">
            <text:p>1</text:p>
          </table:table-cell>
          <table:table-cell table:formula="of:=IF([Sheet1.D38]=&quot;Y&quot;;&quot;0&quot;;IF([Sheet1.D38]=&quot;C&quot;;&quot;1&quot;;&quot;2&quot;))" office:value-type="string" office:string-value="1">
            <text:p>1</text:p>
          </table:table-cell>
          <table:table-cell table:formula="of:=IF([Sheet1.E38]=&quot;Y&quot;;&quot;0&quot;;IF([Sheet1.E38]=&quot;C&quot;;&quot;1&quot;;&quot;2&quot;))" office:value-type="string" office:string-value="0">
            <text:p>0</text:p>
          </table:table-cell>
          <table:table-cell table:formula="of:=IF([Sheet1.F38]=&quot;Y&quot;;&quot;0&quot;;IF([Sheet1.F38]=&quot;C&quot;;&quot;1&quot;;&quot;2&quot;))" office:value-type="string" office:string-value="0">
            <text:p>0</text:p>
          </table:table-cell>
          <table:table-cell table:formula="of:=IF([Sheet1.G38]=&quot;Y&quot;;&quot;0&quot;;IF([Sheet1.G38]=&quot;C&quot;;&quot;1&quot;;&quot;2&quot;))" office:value-type="string" office:string-value="1">
            <text:p>1</text:p>
          </table:table-cell>
          <table:table-cell table:formula="of:=IF([Sheet1.H38]=&quot;Y&quot;;&quot;0&quot;;IF([Sheet1.H38]=&quot;C&quot;;&quot;1&quot;;&quot;2&quot;))" office:value-type="string" office:string-value="0">
            <text:p>0</text:p>
          </table:table-cell>
          <table:table-cell table:formula="of:=IF([Sheet1.I38]=&quot;Y&quot;;&quot;0&quot;;IF([Sheet1.I38]=&quot;C&quot;;&quot;1&quot;;&quot;2&quot;))" office:value-type="string" office:string-value="1">
            <text:p>1</text:p>
          </table:table-cell>
          <table:table-cell table:formula="of:=IF([Sheet1.J38]=&quot;Y&quot;;&quot;0&quot;;IF([Sheet1.J38]=&quot;C&quot;;&quot;1&quot;;&quot;2&quot;))" office:value-type="string" office:string-value="1">
            <text:p>1</text:p>
          </table:table-cell>
          <table:table-cell table:formula="of:=IF([Sheet1.K38]=&quot;Y&quot;;&quot;0&quot;;IF([Sheet1.K38]=&quot;C&quot;;&quot;1&quot;;&quot;2&quot;))" office:value-type="string" office:string-value="0">
            <text:p>0</text:p>
          </table:table-cell>
          <table:table-cell table:formula="of:=IF([Sheet1.L38]=&quot;Y&quot;;&quot;0&quot;;IF([Sheet1.L38]=&quot;C&quot;;&quot;1&quot;;&quot;2&quot;))" office:value-type="string" office:string-value="0">
            <text:p>0</text:p>
          </table:table-cell>
          <table:table-cell table:formula="of:=IF([Sheet1.M38]=&quot;Y&quot;;&quot;0&quot;;IF([Sheet1.M38]=&quot;C&quot;;&quot;1&quot;;&quot;2&quot;))" office:value-type="string" office:string-value="0">
            <text:p>0</text:p>
          </table:table-cell>
          <table:table-cell table:formula="of:=IF([Sheet1.N38]=&quot;Y&quot;;&quot;0&quot;;IF([Sheet1.N38]=&quot;C&quot;;&quot;1&quot;;&quot;2&quot;))" office:value-type="string" office:string-value="0">
            <text:p>0</text:p>
          </table:table-cell>
          <table:table-cell table:formula="of:=IF([Sheet1.O38]=&quot;Y&quot;;&quot;0&quot;;IF([Sheet1.O38]=&quot;C&quot;;&quot;1&quot;;&quot;2&quot;))" office:value-type="string" office:string-value="0">
            <text:p>0</text:p>
          </table:table-cell>
          <table:table-cell table:formula="of:=IF([Sheet1.P38]=&quot;Y&quot;;&quot;0&quot;;IF([Sheet1.P38]=&quot;C&quot;;&quot;1&quot;;&quot;2&quot;))" office:value-type="string" office:string-value="0">
            <text:p>0</text:p>
          </table:table-cell>
          <table:table-cell table:formula="of:=IF([Sheet1.Q38]=&quot;Y&quot;;&quot;0&quot;;IF([Sheet1.Q38]=&quot;C&quot;;&quot;1&quot;;&quot;2&quot;))" office:value-type="string" office:string-value="1">
            <text:p>1</text:p>
          </table:table-cell>
          <table:table-cell table:formula="of:=IF([Sheet1.R38]=&quot;Y&quot;;&quot;0&quot;;IF([Sheet1.R38]=&quot;C&quot;;&quot;1&quot;;&quot;2&quot;))" office:value-type="string" office:string-value="2">
            <text:p>2</text:p>
          </table:table-cell>
          <table:table-cell table:formula="of:=IF([Sheet1.S38]=&quot;Y&quot;;&quot;0&quot;;IF([Sheet1.S38]=&quot;C&quot;;&quot;1&quot;;&quot;2&quot;))" office:value-type="string" office:string-value="1">
            <text:p>1</text:p>
          </table:table-cell>
          <table:table-cell table:formula="of:=IF([Sheet1.T38]=&quot;Y&quot;;&quot;0&quot;;IF([Sheet1.T38]=&quot;C&quot;;&quot;1&quot;;&quot;2&quot;))" office:value-type="string" office:string-value="0">
            <text:p>0</text:p>
          </table:table-cell>
          <table:table-cell table:formula="of:=IF([Sheet1.U38]=&quot;Y&quot;;&quot;0&quot;;IF([Sheet1.U38]=&quot;C&quot;;&quot;1&quot;;&quot;2&quot;))" office:value-type="string" office:string-value="1">
            <text:p>1</text:p>
          </table:table-cell>
          <table:table-cell table:formula="of:=IF([Sheet1.V38]=&quot;Y&quot;;&quot;0&quot;;IF([Sheet1.V38]=&quot;C&quot;;&quot;1&quot;;&quot;2&quot;))" office:value-type="string" office:string-value="1">
            <text:p>1</text:p>
          </table:table-cell>
          <table:table-cell table:formula="of:=IF([Sheet1.W38]=&quot;Y&quot;;&quot;0&quot;;IF([Sheet1.W38]=&quot;C&quot;;&quot;1&quot;;&quot;2&quot;))" office:value-type="string" office:string-value="0">
            <text:p>0</text:p>
          </table:table-cell>
          <table:table-cell table:formula="of:=IF([Sheet1.X38]=&quot;Y&quot;;&quot;0&quot;;IF([Sheet1.X38]=&quot;C&quot;;&quot;1&quot;;&quot;2&quot;))" office:value-type="string" office:string-value="1">
            <text:p>1</text:p>
          </table:table-cell>
          <table:table-cell table:formula="of:=IF([Sheet1.Y38]=&quot;Y&quot;;&quot;0&quot;;IF([Sheet1.Y38]=&quot;C&quot;;&quot;1&quot;;&quot;2&quot;))" office:value-type="string" office:string-value="1">
            <text:p>1</text:p>
          </table:table-cell>
          <table:table-cell table:formula="of:=IF([Sheet1.Z38]=&quot;Y&quot;;&quot;0&quot;;IF([Sheet1.Z38]=&quot;C&quot;;&quot;1&quot;;&quot;2&quot;))" office:value-type="string" office:string-value="1">
            <text:p>1</text:p>
          </table:table-cell>
          <table:table-cell table:formula="of:=IF([Sheet1.AA38]=&quot;Y&quot;;&quot;0&quot;;IF([Sheet1.AA38]=&quot;C&quot;;&quot;1&quot;;&quot;2&quot;))" office:value-type="string" office:string-value="2">
            <text:p>2</text:p>
          </table:table-cell>
          <table:table-cell table:formula="of:=IF([Sheet1.AB38]=&quot;Y&quot;;&quot;0&quot;;IF([Sheet1.AB38]=&quot;C&quot;;&quot;1&quot;;&quot;2&quot;))" office:value-type="string" office:string-value="0">
            <text:p>0</text:p>
          </table:table-cell>
          <table:table-cell table:formula="of:=IF([Sheet1.AC38]=&quot;Y&quot;;&quot;0&quot;;IF([Sheet1.AC38]=&quot;C&quot;;&quot;1&quot;;&quot;2&quot;))" office:value-type="string" office:string-value="2">
            <text:p>2</text:p>
          </table:table-cell>
          <table:table-cell table:formula="of:=IF([Sheet1.AD38]=&quot;Y&quot;;&quot;0&quot;;IF([Sheet1.AD38]=&quot;C&quot;;&quot;1&quot;;&quot;2&quot;))" office:value-type="string" office:string-value="1">
            <text:p>1</text:p>
          </table:table-cell>
          <table:table-cell table:formula="of:=IF([Sheet1.AE38]=&quot;Y&quot;;&quot;0&quot;;IF([Sheet1.AE38]=&quot;C&quot;;&quot;1&quot;;&quot;2&quot;))" office:value-type="string" office:string-value="2">
            <text:p>2</text:p>
          </table:table-cell>
          <table:table-cell table:formula="of:=IF([Sheet1.AF38]=&quot;Y&quot;;&quot;0&quot;;IF([Sheet1.AF38]=&quot;C&quot;;&quot;1&quot;;&quot;2&quot;))" office:value-type="string" office:string-value="1">
            <text:p>1</text:p>
          </table:table-cell>
          <table:table-cell table:formula="of:=IF([Sheet1.AG38]=&quot;Y&quot;;&quot;0&quot;;IF([Sheet1.AG38]=&quot;C&quot;;&quot;1&quot;;&quot;2&quot;))" office:value-type="string" office:string-value="0">
            <text:p>0</text:p>
          </table:table-cell>
          <table:table-cell table:formula="of:=IF([Sheet1.AH38]=&quot;Y&quot;;&quot;0&quot;;IF([Sheet1.AH38]=&quot;C&quot;;&quot;1&quot;;&quot;2&quot;))" office:value-type="string" office:string-value="2">
            <text:p>2</text:p>
          </table:table-cell>
          <table:table-cell table:formula="of:=IF([Sheet1.AI38]=&quot;Y&quot;;&quot;0&quot;;IF([Sheet1.AI38]=&quot;C&quot;;&quot;1&quot;;&quot;2&quot;))" office:value-type="string" office:string-value="1">
            <text:p>1</text:p>
          </table:table-cell>
          <table:table-cell table:formula="of:=IF([Sheet1.AJ38]=&quot;Y&quot;;&quot;0&quot;;IF([Sheet1.AJ38]=&quot;C&quot;;&quot;1&quot;;&quot;2&quot;))" office:value-type="string" office:string-value="1">
            <text:p>1</text:p>
          </table:table-cell>
          <table:table-cell table:formula="of:=IF([Sheet1.AK38]=&quot;Y&quot;;&quot;0&quot;;IF([Sheet1.AK38]=&quot;C&quot;;&quot;1&quot;;&quot;2&quot;))" office:value-type="string" office:string-value="0">
            <text:p>0</text:p>
          </table:table-cell>
          <table:table-cell table:formula="of:=IF([Sheet1.AL38]=&quot;Y&quot;;&quot;0&quot;;IF([Sheet1.AL38]=&quot;C&quot;;&quot;1&quot;;&quot;2&quot;))" office:value-type="string" office:string-value="0">
            <text:p>0</text:p>
          </table:table-cell>
          <table:table-cell table:formula="of:=IF([Sheet1.AM38]=&quot;Y&quot;;&quot;0&quot;;IF([Sheet1.AM38]=&quot;C&quot;;&quot;1&quot;;&quot;2&quot;))" office:value-type="string" office:string-value="0">
            <text:p>0</text:p>
          </table:table-cell>
        </table:table-row>
        <table:table-row table:style-name="ro1">
          <table:table-cell table:formula="of:=[Sheet1.A39]" office:value-type="string" office:string-value="Live Rock/Sand">
            <text:p>Live Rock/Sand</text:p>
          </table:table-cell>
          <table:table-cell table:formula="of:=IF([Sheet1.B39]=&quot;Y&quot;;&quot;0&quot;;IF([Sheet1.B39]=&quot;C&quot;;&quot;1&quot;;&quot;2&quot;))" office:value-type="string" office:string-value="0">
            <text:p>0</text:p>
          </table:table-cell>
          <table:table-cell table:formula="of:=IF([Sheet1.C39]=&quot;Y&quot;;&quot;0&quot;;IF([Sheet1.C39]=&quot;C&quot;;&quot;1&quot;;&quot;2&quot;))" office:value-type="string" office:string-value="0">
            <text:p>0</text:p>
          </table:table-cell>
          <table:table-cell table:formula="of:=IF([Sheet1.D39]=&quot;Y&quot;;&quot;0&quot;;IF([Sheet1.D39]=&quot;C&quot;;&quot;1&quot;;&quot;2&quot;))" office:value-type="string" office:string-value="0">
            <text:p>0</text:p>
          </table:table-cell>
          <table:table-cell table:formula="of:=IF([Sheet1.E39]=&quot;Y&quot;;&quot;0&quot;;IF([Sheet1.E39]=&quot;C&quot;;&quot;1&quot;;&quot;2&quot;))" office:value-type="string" office:string-value="0">
            <text:p>0</text:p>
          </table:table-cell>
          <table:table-cell table:formula="of:=IF([Sheet1.F39]=&quot;Y&quot;;&quot;0&quot;;IF([Sheet1.F39]=&quot;C&quot;;&quot;1&quot;;&quot;2&quot;))" office:value-type="string" office:string-value="0">
            <text:p>0</text:p>
          </table:table-cell>
          <table:table-cell table:formula="of:=IF([Sheet1.G39]=&quot;Y&quot;;&quot;0&quot;;IF([Sheet1.G39]=&quot;C&quot;;&quot;1&quot;;&quot;2&quot;))" office:value-type="string" office:string-value="0">
            <text:p>0</text:p>
          </table:table-cell>
          <table:table-cell table:formula="of:=IF([Sheet1.H39]=&quot;Y&quot;;&quot;0&quot;;IF([Sheet1.H39]=&quot;C&quot;;&quot;1&quot;;&quot;2&quot;))" office:value-type="string" office:string-value="0">
            <text:p>0</text:p>
          </table:table-cell>
          <table:table-cell table:formula="of:=IF([Sheet1.I39]=&quot;Y&quot;;&quot;0&quot;;IF([Sheet1.I39]=&quot;C&quot;;&quot;1&quot;;&quot;2&quot;))" office:value-type="string" office:string-value="0">
            <text:p>0</text:p>
          </table:table-cell>
          <table:table-cell table:formula="of:=IF([Sheet1.J39]=&quot;Y&quot;;&quot;0&quot;;IF([Sheet1.J39]=&quot;C&quot;;&quot;1&quot;;&quot;2&quot;))" office:value-type="string" office:string-value="0">
            <text:p>0</text:p>
          </table:table-cell>
          <table:table-cell table:formula="of:=IF([Sheet1.K39]=&quot;Y&quot;;&quot;0&quot;;IF([Sheet1.K39]=&quot;C&quot;;&quot;1&quot;;&quot;2&quot;))" office:value-type="string" office:string-value="0">
            <text:p>0</text:p>
          </table:table-cell>
          <table:table-cell table:formula="of:=IF([Sheet1.L39]=&quot;Y&quot;;&quot;0&quot;;IF([Sheet1.L39]=&quot;C&quot;;&quot;1&quot;;&quot;2&quot;))" office:value-type="string" office:string-value="0">
            <text:p>0</text:p>
          </table:table-cell>
          <table:table-cell table:formula="of:=IF([Sheet1.M39]=&quot;Y&quot;;&quot;0&quot;;IF([Sheet1.M39]=&quot;C&quot;;&quot;1&quot;;&quot;2&quot;))" office:value-type="string" office:string-value="0">
            <text:p>0</text:p>
          </table:table-cell>
          <table:table-cell table:formula="of:=IF([Sheet1.N39]=&quot;Y&quot;;&quot;0&quot;;IF([Sheet1.N39]=&quot;C&quot;;&quot;1&quot;;&quot;2&quot;))" office:value-type="string" office:string-value="0">
            <text:p>0</text:p>
          </table:table-cell>
          <table:table-cell table:formula="of:=IF([Sheet1.O39]=&quot;Y&quot;;&quot;0&quot;;IF([Sheet1.O39]=&quot;C&quot;;&quot;1&quot;;&quot;2&quot;))" office:value-type="string" office:string-value="0">
            <text:p>0</text:p>
          </table:table-cell>
          <table:table-cell table:formula="of:=IF([Sheet1.P39]=&quot;Y&quot;;&quot;0&quot;;IF([Sheet1.P39]=&quot;C&quot;;&quot;1&quot;;&quot;2&quot;))" office:value-type="string" office:string-value="0">
            <text:p>0</text:p>
          </table:table-cell>
          <table:table-cell table:formula="of:=IF([Sheet1.Q39]=&quot;Y&quot;;&quot;0&quot;;IF([Sheet1.Q39]=&quot;C&quot;;&quot;1&quot;;&quot;2&quot;))" office:value-type="string" office:string-value="0">
            <text:p>0</text:p>
          </table:table-cell>
          <table:table-cell table:formula="of:=IF([Sheet1.R39]=&quot;Y&quot;;&quot;0&quot;;IF([Sheet1.R39]=&quot;C&quot;;&quot;1&quot;;&quot;2&quot;))" office:value-type="string" office:string-value="0">
            <text:p>0</text:p>
          </table:table-cell>
          <table:table-cell table:formula="of:=IF([Sheet1.S39]=&quot;Y&quot;;&quot;0&quot;;IF([Sheet1.S39]=&quot;C&quot;;&quot;1&quot;;&quot;2&quot;))" office:value-type="string" office:string-value="0">
            <text:p>0</text:p>
          </table:table-cell>
          <table:table-cell table:formula="of:=IF([Sheet1.T39]=&quot;Y&quot;;&quot;0&quot;;IF([Sheet1.T39]=&quot;C&quot;;&quot;1&quot;;&quot;2&quot;))" office:value-type="string" office:string-value="0">
            <text:p>0</text:p>
          </table:table-cell>
          <table:table-cell table:formula="of:=IF([Sheet1.U39]=&quot;Y&quot;;&quot;0&quot;;IF([Sheet1.U39]=&quot;C&quot;;&quot;1&quot;;&quot;2&quot;))" office:value-type="string" office:string-value="0">
            <text:p>0</text:p>
          </table:table-cell>
          <table:table-cell table:formula="of:=IF([Sheet1.V39]=&quot;Y&quot;;&quot;0&quot;;IF([Sheet1.V39]=&quot;C&quot;;&quot;1&quot;;&quot;2&quot;))" office:value-type="string" office:string-value="0">
            <text:p>0</text:p>
          </table:table-cell>
          <table:table-cell table:formula="of:=IF([Sheet1.W39]=&quot;Y&quot;;&quot;0&quot;;IF([Sheet1.W39]=&quot;C&quot;;&quot;1&quot;;&quot;2&quot;))" office:value-type="string" office:string-value="0">
            <text:p>0</text:p>
          </table:table-cell>
          <table:table-cell table:formula="of:=IF([Sheet1.X39]=&quot;Y&quot;;&quot;0&quot;;IF([Sheet1.X39]=&quot;C&quot;;&quot;1&quot;;&quot;2&quot;))" office:value-type="string" office:string-value="0">
            <text:p>0</text:p>
          </table:table-cell>
          <table:table-cell table:formula="of:=IF([Sheet1.Y39]=&quot;Y&quot;;&quot;0&quot;;IF([Sheet1.Y39]=&quot;C&quot;;&quot;1&quot;;&quot;2&quot;))" office:value-type="string" office:string-value="0">
            <text:p>0</text:p>
          </table:table-cell>
          <table:table-cell table:formula="of:=IF([Sheet1.Z39]=&quot;Y&quot;;&quot;0&quot;;IF([Sheet1.Z39]=&quot;C&quot;;&quot;1&quot;;&quot;2&quot;))" office:value-type="string" office:string-value="0">
            <text:p>0</text:p>
          </table:table-cell>
          <table:table-cell table:formula="of:=IF([Sheet1.AA39]=&quot;Y&quot;;&quot;0&quot;;IF([Sheet1.AA39]=&quot;C&quot;;&quot;1&quot;;&quot;2&quot;))" office:value-type="string" office:string-value="0">
            <text:p>0</text:p>
          </table:table-cell>
          <table:table-cell table:formula="of:=IF([Sheet1.AB39]=&quot;Y&quot;;&quot;0&quot;;IF([Sheet1.AB39]=&quot;C&quot;;&quot;1&quot;;&quot;2&quot;))" office:value-type="string" office:string-value="0">
            <text:p>0</text:p>
          </table:table-cell>
          <table:table-cell table:formula="of:=IF([Sheet1.AC39]=&quot;Y&quot;;&quot;0&quot;;IF([Sheet1.AC39]=&quot;C&quot;;&quot;1&quot;;&quot;2&quot;))" office:value-type="string" office:string-value="0">
            <text:p>0</text:p>
          </table:table-cell>
          <table:table-cell table:formula="of:=IF([Sheet1.AD39]=&quot;Y&quot;;&quot;0&quot;;IF([Sheet1.AD39]=&quot;C&quot;;&quot;1&quot;;&quot;2&quot;))" office:value-type="string" office:string-value="0">
            <text:p>0</text:p>
          </table:table-cell>
          <table:table-cell table:formula="of:=IF([Sheet1.AE39]=&quot;Y&quot;;&quot;0&quot;;IF([Sheet1.AE39]=&quot;C&quot;;&quot;1&quot;;&quot;2&quot;))" office:value-type="string" office:string-value="0">
            <text:p>0</text:p>
          </table:table-cell>
          <table:table-cell table:formula="of:=IF([Sheet1.AF39]=&quot;Y&quot;;&quot;0&quot;;IF([Sheet1.AF39]=&quot;C&quot;;&quot;1&quot;;&quot;2&quot;))" office:value-type="string" office:string-value="0">
            <text:p>0</text:p>
          </table:table-cell>
          <table:table-cell table:formula="of:=IF([Sheet1.AG39]=&quot;Y&quot;;&quot;0&quot;;IF([Sheet1.AG39]=&quot;C&quot;;&quot;1&quot;;&quot;2&quot;))" office:value-type="string" office:string-value="0">
            <text:p>0</text:p>
          </table:table-cell>
          <table:table-cell table:formula="of:=IF([Sheet1.AH39]=&quot;Y&quot;;&quot;0&quot;;IF([Sheet1.AH39]=&quot;C&quot;;&quot;1&quot;;&quot;2&quot;))" office:value-type="string" office:string-value="0">
            <text:p>0</text:p>
          </table:table-cell>
          <table:table-cell table:formula="of:=IF([Sheet1.AI39]=&quot;Y&quot;;&quot;0&quot;;IF([Sheet1.AI39]=&quot;C&quot;;&quot;1&quot;;&quot;2&quot;))" office:value-type="string" office:string-value="0">
            <text:p>0</text:p>
          </table:table-cell>
          <table:table-cell table:formula="of:=IF([Sheet1.AJ39]=&quot;Y&quot;;&quot;0&quot;;IF([Sheet1.AJ39]=&quot;C&quot;;&quot;1&quot;;&quot;2&quot;))" office:value-type="string" office:string-value="0">
            <text:p>0</text:p>
          </table:table-cell>
          <table:table-cell table:formula="of:=IF([Sheet1.AK39]=&quot;Y&quot;;&quot;0&quot;;IF([Sheet1.AK39]=&quot;C&quot;;&quot;1&quot;;&quot;2&quot;))" office:value-type="string" office:string-value="0">
            <text:p>0</text:p>
          </table:table-cell>
          <table:table-cell table:formula="of:=IF([Sheet1.AL39]=&quot;Y&quot;;&quot;0&quot;;IF([Sheet1.AL39]=&quot;C&quot;;&quot;1&quot;;&quot;2&quot;))" office:value-type="string" office:string-value="0">
            <text:p>0</text:p>
          </table:table-cell>
          <table:table-cell table:formula="of:=IF([Sheet1.AM39]=&quot;Y&quot;;&quot;0&quot;;IF([Sheet1.AM39]=&quot;C&quot;;&quot;1&quot;;&quot;2&quot;))" office:value-type="string" office:string-value="0">
            <text:p>0</text:p>
          </table:table-cell>
        </table:table-row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>
            <text:p>Compatible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Cautio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ot Compatib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35"/>
        </table:table-row>
        <table:table-row table:style-name="ro1" table:number-rows-repeated="104852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3:0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 Evans</meta:initial-creator>
    <meta:creation-date>2013-05-11T18:46:49</meta:creation-date>
    <dc:date>2013-10-30T14:19:51</dc:date>
    <dc:creator>Brad Evans</dc:creator>
    <meta:editing-duration>P5DT10H30M19S</meta:editing-duration>
    <meta:editing-cycles>7</meta:editing-cycles>
    <meta:generator>LibreOffice/4.0.2.2$MacOSX_x86 LibreOffice_project/4c82dcdd6efcd48b1d8bba66bfe1989deee49c3</meta:generator>
    <meta:document-statistic meta:table-count="2" meta:cell-count="3058" meta:object-count="0"/>
  </office:meta>
</office:document-meta>
</file>